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Dialogs/VBAProject/Arborescence.xml" manifest:media-type="text/xml"/>
  <manifest:file-entry manifest:full-path="Dialogs/VBAProject/dialog-lb.xml" manifest:media-type="text/xml"/>
  <manifest:file-entry manifest:full-path="Dialogs/Standard/dialog-lb.xml" manifest:media-type="text/xml"/>
  <manifest:file-entry manifest:full-path="Dialogs/dialog-lc.xml" manifest:media-type="text/xml"/>
  <manifest:file-entry manifest:full-path="settings.xml" manifest:media-type="text/xml"/>
  <manifest:file-entry manifest:full-path="Basic/Standard/script-lb.xml" manifest:media-type="text/xml"/>
  <manifest:file-entry manifest:full-path="Basic/VBAProject/Ecrans.xml" manifest:media-type="text/xml"/>
  <manifest:file-entry manifest:full-path="Basic/VBAProject/Treeviews.xml" manifest:media-type="text/xml"/>
  <manifest:file-entry manifest:full-path="Basic/VBAProject/References.xml" manifest:media-type="text/xml"/>
  <manifest:file-entry manifest:full-path="Basic/VBAProject/Feuil12.xml" manifest:media-type="text/xml"/>
  <manifest:file-entry manifest:full-path="Basic/VBAProject/LireEnquete.xml" manifest:media-type="text/xml"/>
  <manifest:file-entry manifest:full-path="Basic/VBAProject/script-lb.xml" manifest:media-type="text/xml"/>
  <manifest:file-entry manifest:full-path="Basic/VBAProject/SelectionDossierEtFichiers.xml" manifest:media-type="text/xml"/>
  <manifest:file-entry manifest:full-path="Basic/VBAProject/ThisWorkbook.xml" manifest:media-type="text/xml"/>
  <manifest:file-entry manifest:full-path="Basic/VBAProject/Arborescence.xml" manifest:media-type="text/xml"/>
  <manifest:file-entry manifest:full-path="Basic/VBAProject/Feuil4.xml" manifest:media-type="text/xml"/>
  <manifest:file-entry manifest:full-path="Basic/VBAProject/Feuil8.xml" manifest:media-type="text/xml"/>
  <manifest:file-entry manifest:full-path="Basic/VBAProject/Outils.xml" manifest:media-type="text/xml"/>
  <manifest:file-entry manifest:full-path="Basic/VBAProject/Modifier.xml" manifest:media-type="text/xml"/>
  <manifest:file-entry manifest:full-path="Basic/VBAProject/RefsCapi.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Albany AMT" svg:font-family="'Albany AMT'"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4cm"/>
    </style:style>
    <style:style style:name="co2" style:family="table-column">
      <style:table-column-properties fo:break-before="auto" style:column-width="2.545cm"/>
    </style:style>
    <style:style style:name="co3" style:family="table-column">
      <style:table-column-properties fo:break-before="auto" style:column-width="1.79cm"/>
    </style:style>
    <style:style style:name="co4" style:family="table-column">
      <style:table-column-properties fo:break-before="auto" style:column-width="2.406cm"/>
    </style:style>
    <style:style style:name="co5" style:family="table-column">
      <style:table-column-properties fo:break-before="auto" style:column-width="2.069cm"/>
    </style:style>
    <style:style style:name="co6" style:family="table-column">
      <style:table-column-properties fo:break-before="auto" style:column-width="2.432cm"/>
    </style:style>
    <style:style style:name="co7" style:family="table-column">
      <style:table-column-properties fo:break-before="auto" style:column-width="0.196cm"/>
    </style:style>
    <style:style style:name="co8" style:family="table-column">
      <style:table-column-properties fo:break-before="auto" style:column-width="2.35cm"/>
    </style:style>
    <style:style style:name="co9" style:family="table-column">
      <style:table-column-properties fo:break-before="auto" style:column-width="0.307cm"/>
    </style:style>
    <style:style style:name="co10" style:family="table-column">
      <style:table-column-properties fo:break-before="auto" style:column-width="3.272cm"/>
    </style:style>
    <style:style style:name="co11" style:family="table-column">
      <style:table-column-properties fo:break-before="auto" style:column-width="0.363cm"/>
    </style:style>
    <style:style style:name="co12" style:family="table-column">
      <style:table-column-properties fo:break-before="auto" style:column-width="2.014cm"/>
    </style:style>
    <style:style style:name="co13" style:family="table-column">
      <style:table-column-properties fo:break-before="auto" style:column-width="1.845cm"/>
    </style:style>
    <style:style style:name="co14" style:family="table-column">
      <style:table-column-properties fo:break-before="auto" style:column-width="0.279cm"/>
    </style:style>
    <style:style style:name="co15" style:family="table-column">
      <style:table-column-properties fo:break-before="auto" style:column-width="2.166cm"/>
    </style:style>
    <style:style style:name="co16" style:family="table-column">
      <style:table-column-properties fo:break-before="auto" style:column-width="2.182cm"/>
    </style:style>
    <style:style style:name="co17" style:family="table-column">
      <style:table-column-properties fo:break-before="auto" style:column-width="3.189cm"/>
    </style:style>
    <style:style style:name="co18" style:family="table-column">
      <style:table-column-properties fo:break-before="auto" style:column-width="2.628cm"/>
    </style:style>
    <style:style style:name="co19" style:family="table-column">
      <style:table-column-properties fo:break-before="auto" style:column-width="2.237cm"/>
    </style:style>
    <style:style style:name="co20" style:family="table-column">
      <style:table-column-properties fo:break-before="auto" style:column-width="3.124cm"/>
    </style:style>
    <style:style style:name="co21" style:family="table-column">
      <style:table-column-properties fo:break-before="auto" style:column-width="4.588cm"/>
    </style:style>
    <style:style style:name="co22" style:family="table-column">
      <style:table-column-properties fo:break-before="auto" style:column-width="4.616cm"/>
    </style:style>
    <style:style style:name="ro1" style:family="table-row">
      <style:table-row-properties style:row-height="0.45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0.453cm" fo:break-before="auto" style:use-optimal-row-height="false"/>
    </style:style>
    <style:style style:name="ta1" style:family="table" style:master-page-name="PageStyle_5f_Params">
      <style:table-properties table:display="false" style:writing-mode="lr-tb"/>
    </style:style>
    <style:style style:name="ta2" style:family="table" style:master-page-name="PageStyle_5f_Listes">
      <style:table-properties table:display="false" style:writing-mode="lr-tb"/>
    </style:style>
    <style:style style:name="ta3" style:family="table" style:master-page-name="PageStyle_5f_Data">
      <style:table-properties table:display="true" style:writing-mode="lr-tb"/>
    </style:style>
    <number:text-style style:name="N100">
      <number:text-content/>
    </number:text-style>
    <style:style style:name="ce1" style:family="table-cell" style:parent-style-name="Default">
      <style:table-cell-properties style:glyph-orientation-vertical="0" fo:background-color="#ffff99" style:diagonal-bl-tr="none" style:diagonal-tl-br="none" style:text-align-source="value-type" style:repeat-content="false" fo:wrap-option="wrap" fo:border="0.31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ackground-color="#ffff99" style:diagonal-bl-tr="none" style:diagonal-tl-br="none" fo:border="0.31pt solid #000000" fo:padding="0.071cm" style:rotation-align="none"/>
      <style:text-properties style:text-position=""/>
    </style:style>
    <style:style style:name="ce11" style:family="table-cell" style:parent-style-name="Default">
      <style:table-cell-properties fo:border-bottom="none" style:diagonal-bl-tr="none" style:diagonal-tl-br="none" fo:border-left="0.31pt solid #000000" fo:padding="0.071cm" fo:border-right="none" style:rotation-align="none" fo:border-top="0.31pt solid #000000"/>
      <style:text-properties style:text-position=""/>
    </style:style>
    <style:style style:name="ce12" style:family="table-cell" style:parent-style-name="Default">
      <style:table-cell-properties fo:border-bottom="none" style:diagonal-bl-tr="none" style:diagonal-tl-br="none" fo:border-left="0.31pt solid #000000" fo:padding="0.071cm" fo:border-right="none" style:rotation-align="none" fo:border-top="none"/>
      <style:text-properties style:text-position=""/>
    </style:style>
    <style:style style:name="ce13" style:family="table-cell" style:parent-style-name="Default">
      <style:table-cell-properties fo:background-color="#ffff99" style:diagonal-bl-tr="none" style:diagonal-tl-br="none" fo:border="0.31pt solid #000000" fo:padding="0.071cm" style:rotation-align="non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31pt solid #000000" style:diagonal-bl-tr="none" style:diagonal-tl-br="none" fo:background-color="transparent" fo:border-left="0.31pt solid #000000" fo:padding="0.071cm" fo:border-right="0.31pt solid #000000" style:rotation-align="none" fo:border-top="none"/>
      <style:text-properties style:text-position=""/>
    </style:style>
    <style:style style:name="ce1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text-position=""/>
    </style:style>
    <style:style style:name="ce16" style:family="table-cell" style:parent-style-name="Default">
      <style:table-cell-properties fo:border-bottom="none" style:diagonal-bl-tr="none" style:diagonal-tl-br="none" fo:background-color="transparent" fo:border-left="0.31pt solid #000000" fo:padding="0.071cm" fo:border-right="0.31pt solid #000000" style:rotation-align="none" fo:border-top="0.31pt solid #000000"/>
      <style:text-properties style:text-position=""/>
    </style:style>
    <style:style style:name="ce17" style:family="table-cell" style:parent-style-name="Default">
      <style:table-cell-properties fo:border-bottom="none" style:diagonal-bl-tr="none" style:diagonal-tl-br="none" fo:background-color="transparent" fo:border-left="0.31pt solid #000000" fo:padding="0.071cm" fo:border-right="0.31pt solid #000000" style:rotation-align="none" fo:border-top="none"/>
      <style:text-properties style:text-position=""/>
    </style:style>
    <style:style style:name="ce18"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text-properties style:text-position=""/>
    </style:style>
    <style:style style:name="ce19" style:family="table-cell" style:parent-style-name="Default" style:data-style-name="N100">
      <style:table-cell-properties style:glyph-orientation-vertical="0" fo:border-bottom="none" style:diagonal-bl-tr="none" style:diagonal-tl-br="none" style:text-align-source="value-type" style:repeat-content="false" fo:wrap-option="no-wrap" fo:border-left="0.31pt solid #000000"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text-properties style:text-position=""/>
    </style:style>
    <style:style style:name="ce2" style:family="table-cell" style:parent-style-name="Default">
      <style:table-cell-properties fo:border-bottom="none" style:diagonal-bl-tr="none" style:diagonal-tl-br="none" fo:border-left="0.31pt solid #000000" fo:padding="0.071cm" fo:border-right="0.31pt solid #000000" style:rotation-align="none" fo:border-top="0.31pt solid #000000"/>
      <style:text-properties style:text-position=""/>
    </style:style>
    <style:style style:name="ce20" style:family="table-cell" style:parent-style-name="Default" style:data-style-name="N100">
      <style:table-cell-properties style:glyph-orientation-vertical="0" fo:border-bottom="0.31pt solid #000000" style:diagonal-bl-tr="none" style:diagonal-tl-br="none" style:text-align-source="value-type" style:repeat-content="false" fo:background-color="transparent" fo:wrap-option="no-wrap" fo:border-left="0.31pt solid #000000"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text-properties style:text-position=""/>
    </style:style>
    <style:style style:name="ce2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text-position=""/>
    </style:style>
    <style:style style:name="ce22" style:family="table-cell" style:parent-style-name="Default">
      <style:table-cell-properties style:glyph-orientation-vertical="0" fo:background-color="#ffff99" style:diagonal-bl-tr="none" style:diagonal-tl-br="none" style:text-align-source="fix" style:repeat-content="false" fo:wrap-option="wrap" fo:border="0.31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31pt solid #000000"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text-properties style:text-position=""/>
    </style:style>
    <style:style style:name="ce24" style:family="table-cell" style:parent-style-name="Default">
      <style:table-cell-properties style:glyph-orientation-vertical="0" fo:border-bottom="0.31pt solid #000000" style:diagonal-bl-tr="none" style:diagonal-tl-br="none" style:text-align-source="value-type" style:repeat-content="false" fo:background-color="transparent" fo:wrap-option="no-wrap" fo:border-left="0.31pt solid #000000"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text-properties style:text-position=""/>
    </style:style>
    <style:style style:name="ce25"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71cm" fo:border-right="0.31pt solid #000000" style:rotation-angle="0" style:rotation-align="none" style:shrink-to-fit="false" fo:border-top="0.31pt solid #000000" style:vertical-align="automatic" style:vertical-justify="auto"/>
      <style:paragraph-properties css3t:text-justify="auto" fo:margin-left="0cm" style:writing-mode="page"/>
      <style:text-properties style:text-position=""/>
    </style:style>
    <style:style style:name="ce26" style:family="table-cell" style:parent-style-name="Default">
      <style:table-cell-properties style:glyph-orientation-vertical="0" fo:border-bottom="0.31pt solid #000000" style:diagonal-bl-tr="none" style:diagonal-tl-br="none" style:text-align-source="value-type" style:repeat-content="false" fo:wrap-option="no-wrap" fo:border-left="0.31pt solid #000000"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text-properties style:text-position=""/>
    </style:style>
    <style:style style:name="ce2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31pt solid #000000" style:direction="ltr" fo:padding="0.071cm" fo:border-right="0.31pt solid #000000" style:rotation-angle="0" style:rotation-align="none" style:shrink-to-fit="false" fo:border-top="0.31pt solid #000000" style:vertical-align="automatic" style:vertical-justify="auto"/>
      <style:paragraph-properties css3t:text-justify="auto" fo:margin-left="0cm" style:writing-mode="page"/>
      <style:text-properties style:text-position=""/>
    </style:style>
    <style:style style:name="ce28" style:family="table-cell" style:parent-style-name="Default">
      <style:table-cell-properties fo:border-bottom="0.31pt solid #000000" style:diagonal-bl-tr="none" style:diagonal-tl-br="none" fo:border-left="0.31pt solid #000000" fo:padding="0.071cm" fo:border-right="none" style:rotation-align="none" fo:border-top="none"/>
      <style:text-properties style:text-position=""/>
    </style:style>
    <style:style style:name="ce29" style:family="table-cell" style:parent-style-name="Default">
      <style:table-cell-properties fo:border-bottom="none" style:diagonal-bl-tr="none" style:diagonal-tl-br="none" fo:border-left="none" fo:padding="0.071cm" fo:border-right="0.31pt solid #000000" style:rotation-align="none" fo:border-top="0.31pt solid #000000"/>
      <style:text-properties style:text-position=""/>
    </style:style>
    <style:style style:name="ce3" style:family="table-cell" style:parent-style-name="Default">
      <style:table-cell-properties fo:border-bottom="none" style:diagonal-bl-tr="none" style:diagonal-tl-br="none" fo:border-left="0.31pt solid #000000" fo:padding="0.071cm" fo:border-right="0.31pt solid #000000" style:rotation-align="none" fo:border-top="none"/>
      <style:text-properties style:text-position=""/>
    </style:style>
    <style:style style:name="ce30" style:family="table-cell" style:parent-style-name="Default">
      <style:table-cell-properties fo:border-bottom="none" style:diagonal-bl-tr="none" style:diagonal-tl-br="none" fo:border-left="none" fo:padding="0.071cm" fo:border-right="0.31pt solid #000000" style:rotation-align="none" fo:border-top="none"/>
      <style:text-properties style:text-position=""/>
    </style:style>
    <style:style style:name="ce31" style:family="table-cell" style:parent-style-name="Default">
      <style:table-cell-properties fo:border-bottom="0.31pt solid #000000" style:diagonal-bl-tr="none" style:diagonal-tl-br="none" fo:border-left="none" fo:padding="0.071cm" fo:border-right="0.31pt solid #000000" style:rotation-align="none" fo:border-top="none"/>
      <style:text-properties style:text-position=""/>
    </style:style>
    <style:style style:name="ce4" style:family="table-cell" style:parent-style-name="Default">
      <style:table-cell-properties fo:border-bottom="0.31pt solid #000000" style:diagonal-bl-tr="none" style:diagonal-tl-br="none" fo:border-left="0.31pt solid #000000" fo:padding="0.071cm" fo:border-right="0.31pt solid #000000" style:rotation-align="none" fo:border-top="none"/>
      <style:text-properties style:text-position=""/>
    </style:style>
    <style:style style:name="ce5" style:family="table-cell" style:parent-style-name="Default">
      <style:table-cell-properties fo:padding="0.071cm"/>
      <style:text-properties style:text-position=""/>
    </style:style>
    <style:style style:name="ce6" style:family="table-cell" style:parent-style-name="Default">
      <style:table-cell-properties fo:background-color="#ffff99" style:diagonal-bl-tr="none" style:diagonal-tl-br="none" fo:border="0.31pt solid #000000" fo:padding="0.071cm" style:rotation-align="non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diagonal-bl-tr="none" style:diagonal-tl-br="none" fo:background-color="transparent" fo:border="none" fo:padding="0.071cm" style:rotation-align="none"/>
      <style:text-properties style:text-position=""/>
    </style:style>
    <style:style style:name="ce8"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style:text-position=""/>
    </style:style>
    <style:style style:name="ce9" style:family="table-cell" style:parent-style-name="Default">
      <style:table-cell-properties style:diagonal-bl-tr="none" style:diagonal-tl-br="none" fo:border="none" fo:padding="0.071cm" style:rotation-align="none"/>
      <style:text-properties style:text-position=""/>
    </style:style>
    <style:style style:name="ce4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fo:padding="0.071cm"/>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style>
    <style:style style:name="ce4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data-style-name="N100">
      <style:table-cell-properties style:glyph-orientation-vertical="0" fo:border-bottom="none" style:diagonal-bl-tr="none" style:diagonal-tl-br="none" style:text-align-source="fix" style:repeat-content="false" fo:wrap-option="no-wrap" fo:border-left="0.31pt solid #000000" style:direction="ltr" fo:padding="0.071cm" fo:border-right="0.31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data-style-name="N100">
      <style:table-cell-properties style:glyph-orientation-vertical="0" fo:border-bottom="none" style:diagonal-bl-tr="none" style:diagonal-tl-br="none" style:text-align-source="value-type" style:repeat-content="false" fo:wrap-option="no-wrap" fo:border-left="0.31pt solid #000000"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style>
    <style:style style:name="ce47" style:family="table-cell" style:parent-style-name="Default" style:data-style-name="N100">
      <style:table-cell-properties style:glyph-orientation-vertical="0" fo:border-bottom="0.31pt solid #000000" style:diagonal-bl-tr="none" style:diagonal-tl-br="none" style:text-align-source="value-type" style:repeat-content="false" fo:background-color="transparent" fo:wrap-option="no-wrap" fo:border-left="0.31pt solid #000000"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style>
    <style:style style:name="gr1" style:family="graphic">
      <style:graphic-properties draw:stroke="solid" svg:stroke-width="0.026cm" svg:stroke-color="#000000" draw:marker-start="Extrémités_20_de_20_flèche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page"/>
      <style:text-properties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start" style:text-autospace="none" style:line-break="normal" style:writing-mode="page"/>
      <style:text-properties fo:hyphenate="false"/>
    </style:style>
    <style:style style:name="T1" style:family="text">
      <style:text-properties fo:color="#000000" style:text-outline="false" style:text-line-through-style="none" style:text-position="0% 100%" fo:font-family="Tahoma" style:font-family-generic="swiss"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Arial1"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Params"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6" table:default-cell-style-name="ce5"/>
        <table:table-column table:style-name="co9" table:default-cell-style-name="ce5"/>
        <table:table-column table:style-name="co10" table:default-cell-style-name="ce5"/>
        <table:table-column table:style-name="co2" table:default-cell-style-name="ce5"/>
        <table:table-column table:style-name="co11" table:default-cell-style-name="ce5"/>
        <table:table-column table:style-name="co8" table:default-cell-style-name="ce5"/>
        <table:table-column table:style-name="co6" table:default-cell-style-name="ce5"/>
        <table:table-column table:style-name="co9"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Default"/>
        <table:table-column table:style-name="co16" table:default-cell-style-name="ce5"/>
        <table:table-column table:style-name="co14" table:default-cell-style-name="ce5"/>
        <table:table-column table:style-name="co17" table:default-cell-style-name="ce5"/>
        <table:table-column table:style-name="co18" table:default-cell-style-name="ce5"/>
        <table:table-column table:style-name="co15" table:number-columns-repeated="1000" table:default-cell-style-name="Default"/>
        <table:table-row table:style-name="ro1">
          <table:table-cell table:style-name="ce1" office:value-type="string">
            <text:p>types_mask</text:p>
          </table:table-cell>
          <table:table-cell table:style-name="ce8" table:number-columns-repeated="2"/>
          <table:table-cell table:style-name="ce15"/>
          <table:table-cell table:style-name="ce1" office:value-type="string">
            <text:p>cols_data</text:p>
          </table:table-cell>
          <table:table-cell table:style-name="ce22" office:value-type="string">
            <office:annotation draw:style-name="gr1" draw:text-style-name="P1" svg:width="8.027cm" svg:height="1.244cm" svg:x="11.635cm" svg:y="0.053cm" draw:caption-point-x="2.422cm" draw:caption-point-y="-0.043cm">
              <dc:date>2015-06-02T00:00:00</dc:date>
              <text:p text:style-name="P1"><text:span text:style-name="T1">Les données de cette plage ne sont pas paramétrables. Il faut intervenir directement dans le VBE, <text:s/>dans l'en-tête du module LireEnquete, et y modifier l'énumération dCol</text:span></text:p>
            </office:annotation>
            <text:p>dCol</text:p>
          </table:table-cell>
          <table:table-cell table:style-name="ce15"/>
          <table:table-cell table:style-name="ce1" office:value-type="string">
            <text:p>cols_struct</text:p>
          </table:table-cell>
          <table:table-cell table:style-name="ce22" office:value-type="string">
            <office:annotation draw:style-name="gr1" draw:text-style-name="P1" svg:width="7.944cm" svg:height="1.244cm" svg:x="17.983cm" svg:y="0.053cm" draw:caption-point-x="1.051cm" draw:caption-point-y="-0.043cm">
              <dc:date>2015-06-02T00:00:00</dc:date>
              <text:p text:style-name="P1"><text:span text:style-name="T1">Les données de cette plage ne sont pas paramétrables. Il faut intervenir directement dans le VBE, <text:s/>dans l'en-tête du module LireEnquete, et y modifier l'énumération sCol</text:span></text:p>
            </office:annotation>
            <text:p>sCol</text:p>
          </table:table-cell>
          <table:table-cell table:style-name="ce15"/>
          <table:table-cell table:style-name="ce1" office:value-type="string">
            <text:p>cols_control</text:p>
          </table:table-cell>
          <table:table-cell table:style-name="ce22" office:value-type="string">
            <office:annotation draw:style-name="gr1" draw:text-style-name="P1" svg:width="7.938cm" svg:height="1.244cm" svg:x="26.959cm" svg:y="0.053cm" draw:caption-point-x="-1.801cm" draw:caption-point-y="-0.043cm">
              <dc:date>2015-06-02T00:00:00</dc:date>
              <text:p text:style-name="P1"><text:span text:style-name="T1">Les données de cette plage ne sont pas paramétrables. Il faut intervenir directement dans le VBE, <text:s/>dans l'en-tête du module LireEnquete, et y modifier l'énumération cCol</text:span></text:p>
            </office:annotation>
            <text:p>cCol</text:p>
          </table:table-cell>
          <table:table-cell table:style-name="ce15"/>
          <table:table-cell table:style-name="ce1" office:value-type="string">
            <text:p>cols_ecran</text:p>
          </table:table-cell>
          <table:table-cell table:style-name="ce22" office:value-type="string">
            <office:annotation draw:style-name="gr1" draw:text-style-name="P1" svg:width="7.883cm" svg:height="1.217cm" svg:x="26.959cm" svg:y="0.053cm" draw:caption-point-x="3.345cm" draw:caption-point-y="-0.043cm">
              <dc:date>2015-06-02T00:00:00</dc:date>
              <text:p text:style-name="P1"><text:span text:style-name="T1">Les données de cette plage ne sont pas paramétrables. Il faut intervenir directement dans le VBE, <text:s/>dans l'en-tête du module LireEnquete, et y modifier l'énumération eCol</text:span></text:p>
            </office:annotation>
            <text:p>eCol</text:p>
          </table:table-cell>
          <table:table-cell table:style-name="ce15"/>
          <table:table-cell table:style-name="ce1" office:value-type="string">
            <text:p>cols_mask</text:p>
          </table:table-cell>
          <table:table-cell table:style-name="ce22" office:value-type="string">
            <office:annotation draw:style-name="gr1" draw:text-style-name="P1" svg:width="7.993cm" svg:height="1.244cm" svg:x="38.295cm" svg:y="0.053cm" draw:caption-point-x="-3.825cm" draw:caption-point-y="-0.043cm">
              <dc:date>2015-06-02T00:00:00</dc:date>
              <text:p text:style-name="P1"><text:span text:style-name="T1">Les données de cette plage ne sont pas paramétrables. Il faut intervenir directement dans le VBE, <text:s/>dans l'en-tête du module LireEnquete, et y modifier l'énumération mCol</text:span></text:p>
            </office:annotation>
            <text:p>mCol</text:p>
          </table:table-cell>
          <table:table-cell table:style-name="ce15"/>
          <table:table-cell table:style-name="ce1" office:value-type="string">
            <text:p>cols_refer</text:p>
          </table:table-cell>
          <table:table-cell table:style-name="ce22" office:value-type="string">
            <office:annotation draw:style-name="gr1" draw:text-style-name="P1" svg:width="7.732cm" svg:height="1.217cm" svg:x="42.267cm" svg:y="0.053cm" draw:caption-point-x="-3.17cm" draw:caption-point-y="-0.043cm">
              <dc:date>2015-06-02T00:00:00</dc:date>
              <text:p text:style-name="P1"><text:span text:style-name="T1">Les données de cette plage ne sont pas paramétrables. Il faut intervenir directement dans le VBE, <text:s/>dans l'en-tête du module LireEnquete, et y modifier l'énumération rCol</text:span></text:p>
            </office:annotation>
            <text:p>rCol</text:p>
          </table:table-cell>
          <table:table-cell table:style-name="ce15"/>
          <table:table-cell table:style-name="ce1" office:value-type="string">
            <text:p>cols_quest</text:p>
          </table:table-cell>
          <table:table-cell table:style-name="ce22" office:value-type="string">
            <office:annotation draw:style-name="gr1" draw:text-style-name="P1" svg:width="7.636cm" svg:height="1.217cm" svg:x="47.397cm" svg:y="0.053cm" draw:caption-point-x="-2.204cm" draw:caption-point-y="-0.043cm">
              <dc:date>2015-06-02T00:00:00</dc:date>
              <text:p text:style-name="P1"><text:span text:style-name="T1">Les données de cette plage ne sont pas paramétrables. Il faut intervenir directement dans le VBE, <text:s/>dans l'en-tête du module LireEnquete, et y modifier l'énumération rCol</text:span></text:p>
            </office:annotation>
            <text:p>qCol</text:p>
          </table:table-cell>
          <table:table-cell table:style-name="ce15" table:number-columns-repeated="1000"/>
        </table:table-row>
        <table:table-row table:style-name="ro1">
          <table:table-cell table:style-name="ce2" office:value-type="string">
            <text:p>cawi</text:p>
          </table:table-cell>
          <table:table-cell table:style-name="ce9" table:number-columns-repeated="2"/>
          <table:table-cell/>
          <table:table-cell table:style-name="ce18" office:value-type="string">
            <text:p>Structure</text:p>
          </table:table-cell>
          <table:table-cell table:style-name="ce23" office:value-type="string">
            <text:p>dc_Struc</text:p>
          </table:table-cell>
          <table:table-cell/>
          <table:table-cell table:style-name="ce3" office:value-type="string">
            <text:p>Nom</text:p>
          </table:table-cell>
          <table:table-cell table:style-name="ce3" office:value-type="string">
            <text:p>sc_Name</text:p>
          </table:table-cell>
          <table:table-cell/>
          <table:table-cell table:style-name="ce2" office:value-type="string">
            <text:p>Nom</text:p>
          </table:table-cell>
          <table:table-cell table:style-name="ce2" office:value-type="string">
            <text:p>cc_Name</text:p>
          </table:table-cell>
          <table:table-cell table:style-name="ce9"/>
          <table:table-cell table:style-name="ce25" office:value-type="string">
            <text:p>Type</text:p>
          </table:table-cell>
          <table:table-cell table:style-name="ce27" office:value-type="string">
            <text:p>ec_Type</text:p>
          </table:table-cell>
          <table:table-cell table:style-name="ce9"/>
          <table:table-cell table:style-name="ce3" office:value-type="string">
            <text:p>Nom</text:p>
          </table:table-cell>
          <table:table-cell table:style-name="ce17" office:value-type="string">
            <text:p>mc_Name</text:p>
          </table:table-cell>
          <table:table-cell/>
          <table:table-cell table:style-name="ce25" office:value-type="string">
            <text:p>Structures</text:p>
          </table:table-cell>
          <table:table-cell table:style-name="ce27" office:value-type="string">
            <text:p>rc_Struc</text:p>
          </table:table-cell>
          <table:table-cell/>
          <table:table-cell table:style-name="ce25" office:value-type="string">
            <text:p>Liste</text:p>
          </table:table-cell>
          <table:table-cell table:style-name="ce27" office:value-type="string">
            <text:p>qc_Liste</text:p>
          </table:table-cell>
          <table:table-cell table:number-columns-repeated="1000"/>
        </table:table-row>
        <table:table-row table:style-name="ro1">
          <table:table-cell table:style-name="ce3" office:value-type="string">
            <text:p>capi</text:p>
          </table:table-cell>
          <table:table-cell table:style-name="ce9" table:number-columns-repeated="2"/>
          <table:table-cell/>
          <table:table-cell table:style-name="ce3" office:value-type="string">
            <text:p>NouvStruc</text:p>
          </table:table-cell>
          <table:table-cell table:style-name="ce17" office:value-type="string">
            <text:p>dc_NewStru</text:p>
          </table:table-cell>
          <table:table-cell/>
          <table:table-cell table:style-name="ce3" office:value-type="string">
            <text:p>NouvNom</text:p>
          </table:table-cell>
          <table:table-cell table:style-name="ce3" office:value-type="string">
            <text:p>sc_NewName</text:p>
          </table:table-cell>
          <table:table-cell/>
          <table:table-cell table:style-name="ce3" office:value-type="string">
            <text:p>NouvNom</text:p>
          </table:table-cell>
          <table:table-cell table:style-name="ce17" office:value-type="string">
            <text:p>cc_NewName</text:p>
          </table:table-cell>
          <table:table-cell table:style-name="ce9"/>
          <table:table-cell table:style-name="ce3" office:value-type="string">
            <text:p>Nom</text:p>
          </table:table-cell>
          <table:table-cell table:style-name="ce3" office:value-type="string">
            <text:p>ec_Name</text:p>
          </table:table-cell>
          <table:table-cell table:style-name="ce9"/>
          <table:table-cell table:style-name="ce4" office:value-type="string">
            <text:p>Html</text:p>
          </table:table-cell>
          <table:table-cell table:style-name="ce14" office:value-type="string">
            <text:p>mc_Html</text:p>
          </table:table-cell>
          <table:table-cell/>
          <table:table-cell table:style-name="ce3" office:value-type="string">
            <text:p>Données</text:p>
          </table:table-cell>
          <table:table-cell table:style-name="ce3" office:value-type="string">
            <text:p>rc_Data</text:p>
          </table:table-cell>
          <table:table-cell/>
          <table:table-cell table:style-name="ce3" office:value-type="string">
            <text:p>Onglet</text:p>
          </table:table-cell>
          <table:table-cell table:style-name="ce3" office:value-type="string">
            <text:p>qc_Onglet</text:p>
          </table:table-cell>
          <table:table-cell table:number-columns-repeated="1000"/>
        </table:table-row>
        <table:table-row table:style-name="ro1">
          <table:table-cell table:style-name="ce3" office:value-type="string">
            <text:p>common</text:p>
          </table:table-cell>
          <table:table-cell table:style-name="ce9" table:number-columns-repeated="2"/>
          <table:table-cell/>
          <table:table-cell table:style-name="ce18" office:value-type="string">
            <text:p>Nom</text:p>
          </table:table-cell>
          <table:table-cell table:style-name="ce23" office:value-type="string">
            <text:p>dc_Name</text:p>
          </table:table-cell>
          <table:table-cell/>
          <table:table-cell table:style-name="ce3" office:value-type="string">
            <text:p>Type</text:p>
          </table:table-cell>
          <table:table-cell table:style-name="ce3" office:value-type="string">
            <text:p>sc_Type</text:p>
          </table:table-cell>
          <table:table-cell/>
          <table:table-cell table:style-name="ce3" office:value-type="string">
            <text:p>Type</text:p>
          </table:table-cell>
          <table:table-cell table:style-name="ce3" office:value-type="string">
            <text:p>cc_Type</text:p>
          </table:table-cell>
          <table:table-cell table:style-name="ce9"/>
          <table:table-cell table:style-name="ce3" office:value-type="string">
            <text:p>NouvNom</text:p>
          </table:table-cell>
          <table:table-cell table:style-name="ce3" office:value-type="string">
            <text:p>ec_NewName</text:p>
          </table:table-cell>
          <table:table-cell table:style-name="ce9"/>
          <table:table-cell table:number-columns-repeated="3"/>
          <table:table-cell table:style-name="ce3" office:value-type="string">
            <text:p>Utilisation</text:p>
          </table:table-cell>
          <table:table-cell table:style-name="ce3" office:value-type="string">
            <text:p>rc_Util</text:p>
          </table:table-cell>
          <table:table-cell/>
          <table:table-cell table:style-name="ce3" office:value-type="string">
            <text:p>Type</text:p>
          </table:table-cell>
          <table:table-cell table:style-name="ce3" office:value-type="string">
            <text:p>qc_Type</text:p>
          </table:table-cell>
          <table:table-cell table:number-columns-repeated="1000"/>
        </table:table-row>
        <table:table-row table:style-name="ro1">
          <table:table-cell table:style-name="ce4" office:value-type="string">
            <text:p>generic</text:p>
          </table:table-cell>
          <table:table-cell table:number-columns-repeated="3"/>
          <table:table-cell table:style-name="ce3" office:value-type="string">
            <text:p>NouvNom</text:p>
          </table:table-cell>
          <table:table-cell table:style-name="ce17" office:value-type="string">
            <text:p>dc_NewName</text:p>
          </table:table-cell>
          <table:table-cell/>
          <table:table-cell table:style-name="ce3" office:value-type="string">
            <text:p>NbData</text:p>
          </table:table-cell>
          <table:table-cell table:style-name="ce3" office:value-type="string">
            <text:p>sc_NbData</text:p>
          </table:table-cell>
          <table:table-cell/>
          <table:table-cell table:style-name="ce3" office:value-type="string">
            <text:p>NivErreur</text:p>
          </table:table-cell>
          <table:table-cell table:style-name="ce3" office:value-type="string">
            <text:p>cc_Errlvl</text:p>
          </table:table-cell>
          <table:table-cell table:style-name="ce9"/>
          <table:table-cell table:style-name="ce3" office:value-type="string">
            <text:p>Libellé</text:p>
          </table:table-cell>
          <table:table-cell table:style-name="ce3" office:value-type="string">
            <text:p>ec_Lib</text:p>
          </table:table-cell>
          <table:table-cell table:style-name="ce9"/>
          <table:table-cell table:number-columns-repeated="2" office:value-type="string">
            <text:p><text:s/></text:p>
          </table:table-cell>
          <table:table-cell/>
          <table:table-cell table:style-name="ce3" office:value-type="string">
            <text:p>Écrans référençants (Copilot)</text:p>
          </table:table-cell>
          <table:table-cell table:style-name="ce3" office:value-type="string">
            <text:p>rc_Masks</text:p>
          </table:table-cell>
          <table:table-cell/>
          <table:table-cell table:style-name="ce3" office:value-type="string">
            <text:p>Donnée</text:p>
          </table:table-cell>
          <table:table-cell table:style-name="ce3" office:value-type="string">
            <text:p>qc_Data</text:p>
          </table:table-cell>
          <table:table-cell table:number-columns-repeated="1000"/>
        </table:table-row>
        <table:table-row table:style-name="ro1">
          <table:table-cell table:number-columns-repeated="4"/>
          <table:table-cell table:style-name="ce18" office:value-type="string">
            <text:p>Categ</text:p>
          </table:table-cell>
          <table:table-cell table:style-name="ce23" office:value-type="string">
            <text:p>dc_Categ</text:p>
          </table:table-cell>
          <table:table-cell/>
          <table:table-cell table:style-name="ce4" office:value-type="string">
            <text:p>Commentaire</text:p>
          </table:table-cell>
          <table:table-cell table:style-name="ce4" office:value-type="string">
            <text:p>sc_Cmnt</text:p>
          </table:table-cell>
          <table:table-cell/>
          <table:table-cell table:style-name="ce3" office:value-type="string">
            <text:p>Commentaire</text:p>
          </table:table-cell>
          <table:table-cell table:style-name="ce3" office:value-type="string">
            <text:p>cc_Cmnt</text:p>
          </table:table-cell>
          <table:table-cell table:style-name="ce9"/>
          <table:table-cell table:style-name="ce18" office:value-type="string">
            <text:p>Commentaire</text:p>
          </table:table-cell>
          <table:table-cell table:style-name="ce23" office:value-type="string">
            <text:p>ec_Cmnt</text:p>
          </table:table-cell>
          <table:table-cell table:style-name="ce9"/>
          <table:table-cell table:number-columns-repeated="3"/>
          <table:table-cell table:style-name="ce3" office:value-type="string">
            <text:p>Contrôles calculants</text:p>
          </table:table-cell>
          <table:table-cell table:style-name="ce3" office:value-type="string">
            <text:p>rc_Valor</text:p>
          </table:table-cell>
          <table:table-cell/>
          <table:table-cell table:style-name="ce3" office:value-type="string">
            <text:p>Enquêteur</text:p>
          </table:table-cell>
          <table:table-cell table:style-name="ce3" office:value-type="string">
            <text:p>qc_R0</text:p>
          </table:table-cell>
          <table:table-cell table:number-columns-repeated="1000"/>
        </table:table-row>
        <table:table-row table:style-name="ro1">
          <table:table-cell table:style-name="ce6" office:value-type="string">
            <text:p>types_cont</text:p>
          </table:table-cell>
          <table:table-cell table:number-columns-repeated="3"/>
          <table:table-cell table:style-name="ce18" office:value-type="string">
            <text:p>Type</text:p>
          </table:table-cell>
          <table:table-cell table:style-name="ce23" office:value-type="string">
            <text:p>dc_Type</text:p>
          </table:table-cell>
          <table:table-cell table:number-columns-repeated="4"/>
          <table:table-cell table:style-name="ce3" office:value-type="string">
            <text:p>Lignes des références</text:p>
          </table:table-cell>
          <table:table-cell table:style-name="ce3" office:value-type="string">
            <text:p>cc_RowCall</text:p>
          </table:table-cell>
          <table:table-cell table:style-name="ce9"/>
          <table:table-cell table:style-name="ce18" office:value-type="string">
            <text:p>Données référencées</text:p>
          </table:table-cell>
          <table:table-cell table:style-name="ce23" office:value-type="string">
            <text:p>ec_DRef</text:p>
          </table:table-cell>
          <table:table-cell table:style-name="ce9"/>
          <table:table-cell table:number-columns-repeated="3"/>
          <table:table-cell table:style-name="ce18" office:value-type="string">
            <text:p>Contrôles référençants (Copilot)</text:p>
          </table:table-cell>
          <table:table-cell table:style-name="ce23" office:value-type="string">
            <text:p>rc_Conts</text:p>
          </table:table-cell>
          <table:table-cell/>
          <table:table-cell table:style-name="ce18" office:value-type="string">
            <text:p>Enquêté</text:p>
          </table:table-cell>
          <table:table-cell table:style-name="ce3" office:value-type="string">
            <text:p>qc_R1</text:p>
          </table:table-cell>
          <table:table-cell table:number-columns-repeated="1000"/>
        </table:table-row>
        <table:table-row table:style-name="ro1">
          <table:table-cell table:style-name="ce2" office:value-type="string">
            <text:p>affichage</text:p>
          </table:table-cell>
          <table:table-cell table:number-columns-repeated="3"/>
          <table:table-cell table:style-name="ce18" office:value-type="string">
            <text:p>Taille</text:p>
          </table:table-cell>
          <table:table-cell table:style-name="ce23" office:value-type="string">
            <text:p>dc_Size</text:p>
          </table:table-cell>
          <table:table-cell table:number-columns-repeated="4"/>
          <table:table-cell table:style-name="ce3" office:value-type="string">
            <text:p>Écrans référençants (Copilot)</text:p>
          </table:table-cell>
          <table:table-cell table:style-name="ce3" office:value-type="string">
            <text:p>cc_ScreenCall</text:p>
          </table:table-cell>
          <table:table-cell table:style-name="ce9"/>
          <table:table-cell table:style-name="ce26" office:value-type="string">
            <text:p>Contrôles référencés</text:p>
          </table:table-cell>
          <table:table-cell table:style-name="ce24" office:value-type="string">
            <text:p>ec_CRef</text:p>
          </table:table-cell>
          <table:table-cell table:style-name="ce9"/>
          <table:table-cell table:number-columns-repeated="3"/>
          <table:table-cell table:style-name="ce23" office:value-type="string">
            <text:p>Écrans référençants (Capi)</text:p>
          </table:table-cell>
          <table:table-cell table:style-name="ce23" office:value-type="string">
            <text:p>rc_refMasks</text:p>
          </table:table-cell>
          <table:table-cell/>
          <table:table-cell table:style-name="ce23" office:value-type="string">
            <text:p>GestSrise</text:p>
          </table:table-cell>
          <table:table-cell table:style-name="ce3" office:value-type="string">
            <text:p>qc_R2</text:p>
          </table:table-cell>
          <table:table-cell table:number-columns-repeated="1000"/>
        </table:table-row>
        <table:table-row table:style-name="ro1">
          <table:table-cell table:style-name="ce3" office:value-type="string">
            <text:p>coherence</text:p>
          </table:table-cell>
          <table:table-cell table:number-columns-repeated="3"/>
          <table:table-cell table:style-name="ce18" office:value-type="string">
            <text:p>IsNomenc</text:p>
          </table:table-cell>
          <table:table-cell table:style-name="ce23" office:value-type="string">
            <text:p>dc_IsNomenc</text:p>
          </table:table-cell>
          <table:table-cell table:number-columns-repeated="4"/>
          <table:table-cell table:style-name="ce3" office:value-type="string">
            <text:p>Écrans référençants (Capi)</text:p>
          </table:table-cell>
          <table:table-cell table:style-name="ce3" office:value-type="string">
            <text:p>cc_refScreenCall</text:p>
          </table:table-cell>
          <table:table-cell table:number-columns-repeated="7"/>
          <table:table-cell table:style-name="ce23" office:value-type="string">
            <text:p>Contrôles référençants (Capi)</text:p>
          </table:table-cell>
          <table:table-cell table:style-name="ce23" office:value-type="string">
            <text:p>rc_refConts</text:p>
          </table:table-cell>
          <table:table-cell/>
          <table:table-cell table:style-name="ce23" office:value-type="string">
            <text:p>GestCentral</text:p>
          </table:table-cell>
          <table:table-cell table:style-name="ce3" office:value-type="string">
            <text:p>qc_R3</text:p>
          </table:table-cell>
          <table:table-cell table:number-columns-repeated="1000"/>
        </table:table-row>
        <table:table-row table:style-name="ro1">
          <table:table-cell table:style-name="ce3" office:value-type="string">
            <text:p>initialisation</text:p>
          </table:table-cell>
          <table:table-cell table:number-columns-repeated="3"/>
          <table:table-cell table:style-name="ce18" office:value-type="string">
            <text:p>IsOblig</text:p>
          </table:table-cell>
          <table:table-cell table:style-name="ce23" office:value-type="string">
            <text:p>dc_IsOblig</text:p>
          </table:table-cell>
          <table:table-cell table:number-columns-repeated="4"/>
          <table:table-cell table:style-name="ce4" office:value-type="string">
            <text:p>Contenu</text:p>
          </table:table-cell>
          <table:table-cell table:style-name="ce4" office:value-type="string">
            <text:p>cc_Content</text:p>
          </table:table-cell>
          <table:table-cell table:number-columns-repeated="7"/>
          <table:table-cell table:style-name="ce23" office:value-type="string">
            <text:p>Pages référençantes (Capi)</text:p>
          </table:table-cell>
          <table:table-cell table:style-name="ce23" office:value-type="string">
            <text:p>rc_refPages</text:p>
          </table:table-cell>
          <table:table-cell/>
          <table:table-cell table:style-name="ce23" office:value-type="string">
            <text:p>OpSaisie</text:p>
          </table:table-cell>
          <table:table-cell table:style-name="ce3" office:value-type="string">
            <text:p>qc_R4</text:p>
          </table:table-cell>
          <table:table-cell table:number-columns-repeated="1000"/>
        </table:table-row>
        <table:table-row table:style-name="ro1">
          <table:table-cell table:style-name="ce4" office:value-type="string">
            <text:p>valorisation</text:p>
          </table:table-cell>
          <table:table-cell table:number-columns-repeated="3"/>
          <table:table-cell table:style-name="ce18" office:value-type="string">
            <text:p>Masque</text:p>
          </table:table-cell>
          <table:table-cell table:style-name="ce23" office:value-type="string">
            <text:p>dc_Mask</text:p>
          </table:table-cell>
          <table:table-cell table:number-columns-repeated="13"/>
          <table:table-cell table:style-name="ce24" office:value-type="string">
            <text:p>ListQuest référençantes (Capi)</text:p>
          </table:table-cell>
          <table:table-cell table:style-name="ce24" office:value-type="string">
            <text:p>rc_refQuests</text:p>
          </table:table-cell>
          <table:table-cell/>
          <table:table-cell table:style-name="ce23" office:value-type="string">
            <text:p>RespEnq</text:p>
          </table:table-cell>
          <table:table-cell table:style-name="ce3" office:value-type="string">
            <text:p>qc_R5</text:p>
          </table:table-cell>
          <table:table-cell table:number-columns-repeated="1000"/>
        </table:table-row>
        <table:table-row table:style-name="ro1">
          <table:table-cell table:number-columns-repeated="4"/>
          <table:table-cell table:style-name="ce18" office:value-type="string">
            <text:p>Label</text:p>
          </table:table-cell>
          <table:table-cell table:style-name="ce23" office:value-type="string">
            <text:p>dc_Label</text:p>
          </table:table-cell>
          <table:table-cell table:number-columns-repeated="16"/>
          <table:table-cell table:style-name="ce24" office:value-type="string">
            <text:p>Admin</text:p>
          </table:table-cell>
          <table:table-cell table:style-name="ce4" office:value-type="string">
            <text:p>qc_R6</text:p>
          </table:table-cell>
          <table:table-cell table:number-columns-repeated="1000"/>
        </table:table-row>
        <table:table-row table:style-name="ro1">
          <table:table-cell table:number-columns-repeated="4"/>
          <table:table-cell table:style-name="ce19" office:value-type="string">
            <text:p>Règles</text:p>
          </table:table-cell>
          <table:table-cell table:style-name="ce23" office:value-type="string">
            <text:p>dc_Rules</text:p>
          </table:table-cell>
          <table:table-cell table:number-columns-repeated="7"/>
          <table:table-cell table:style-name="ce9" table:number-columns-repeated="2"/>
          <table:table-cell table:number-columns-repeated="1009"/>
        </table:table-row>
        <table:table-row table:style-name="ro1">
          <table:table-cell table:number-columns-repeated="4"/>
          <table:table-cell table:style-name="ce19" office:value-type="string">
            <text:p>Nomenc</text:p>
          </table:table-cell>
          <table:table-cell table:style-name="ce23" office:value-type="string">
            <text:p>dc_Nomenc</text:p>
          </table:table-cell>
          <table:table-cell table:number-columns-repeated="7"/>
          <table:table-cell table:style-name="ce9"/>
          <table:table-cell table:number-columns-repeated="1010"/>
        </table:table-row>
        <table:table-row table:style-name="ro1">
          <table:table-cell table:number-columns-repeated="4"/>
          <table:table-cell table:style-name="ce19" office:value-type="string">
            <text:p>Filtre</text:p>
          </table:table-cell>
          <table:table-cell table:style-name="ce23" office:value-type="string">
            <text:p>dc_Filter</text:p>
          </table:table-cell>
          <table:table-cell table:number-columns-repeated="7"/>
          <table:table-cell table:style-name="ce9"/>
          <table:table-cell table:number-columns-repeated="8"/>
          <table:table-cell table:style-name="ce11" office:value-type="string">
            <text:p>contents</text:p>
          </table:table-cell>
          <table:table-cell table:style-name="ce2" office:value-type="string">
            <text:p>Contenu</text:p>
          </table:table-cell>
          <table:table-cell table:number-columns-repeated="1000"/>
        </table:table-row>
        <table:table-row table:style-name="ro1">
          <table:table-cell table:number-columns-repeated="4"/>
          <table:table-cell table:style-name="ce20" office:value-type="string">
            <text:p>Commentaire</text:p>
          </table:table-cell>
          <table:table-cell table:style-name="ce24" office:value-type="string">
            <text:p>dc_Cmnt</text:p>
          </table:table-cell>
          <table:table-cell table:number-columns-repeated="16"/>
          <table:table-cell table:style-name="ce12" office:value-type="string">
            <text:p>filters</text:p>
          </table:table-cell>
          <table:table-cell table:style-name="ce3" office:value-type="string">
            <text:p>Filtres</text:p>
          </table:table-cell>
          <table:table-cell table:number-columns-repeated="1000"/>
        </table:table-row>
        <table:table-row table:style-name="ro1">
          <table:table-cell table:number-columns-repeated="4"/>
          <table:table-cell table:style-name="ce21"/>
          <table:table-cell table:number-columns-repeated="17"/>
          <table:table-cell table:style-name="ce28" office:value-type="string">
            <text:p>orders</text:p>
          </table:table-cell>
          <table:table-cell table:style-name="ce4" office:value-type="string">
            <text:p>Ordres</text:p>
          </table:table-cell>
          <table:table-cell table:number-columns-repeated="1000"/>
        </table:table-row>
        <table:table-row table:style-name="ro1">
          <table:table-cell table:number-columns-repeated="6" office:value-type="string">
            <text:p><text:s/></text:p>
          </table:table-cell>
          <table:table-cell/>
          <table:table-cell table:number-columns-repeated="3" office:value-type="string">
            <text:p><text:s/></text:p>
          </table:table-cell>
          <table:table-cell table:number-columns-repeated="2"/>
          <table:table-cell office:value-type="string">
            <text:p><text:s/></text:p>
          </table:table-cell>
          <table:table-cell table:number-columns-repeated="1011"/>
        </table:table-row>
        <table:table-row table:style-name="ro1">
          <table:table-cell table:number-columns-repeated="10"/>
          <table:table-cell table:number-columns-repeated="2" office:value-type="string">
            <text:p><text:s/></text:p>
          </table:table-cell>
          <table:table-cell table:number-columns-repeated="1012"/>
        </table:table-row>
        <table:table-row table:style-name="ro1">
          <table:table-cell table:style-name="ce6" office:value-type="string">
            <office:annotation office:display="true" draw:style-name="gr1" draw:text-style-name="P1" svg:width="3.889cm" svg:height="0.847cm" svg:x="0.141cm" svg:y="6.271cm" draw:caption-point-x="2.672cm" draw:caption-point-y="2.285cm">
              <dc:date>2015-06-02T00:00:00</dc:date>
              <text:p text:style-name="P1"><text:span text:style-name="T1">répertoire contenant les données data et referentiel</text:span></text:p>
            </office:annotation>
            <text:p>path</text:p>
          </table:table-cell>
          <table:table-cell table:style-name="ce6" office:value-type="string">
            <office:annotation office:display="true" draw:style-name="gr1" draw:text-style-name="P1" svg:width="3.19cm" svg:height="0.766cm" svg:x="2.545cm" svg:y="7.462cm" draw:caption-point-x="2.814cm" draw:caption-point-y="1.094cm">
              <dc:date>2015-06-02T00:00:00</dc:date>
              <text:p text:style-name="P1"><text:span text:style-name="T1">nom des sous-dossiers contenant les données</text:span></text:p>
            </office:annotation>
            <text:p>categs_data</text:p>
          </table:table-cell>
          <table:table-cell table:style-name="ce13" office:value-type="string">
            <office:annotation office:display="true" draw:style-name="gr1" draw:text-style-name="P1" svg:width="3.61cm" svg:height="1.217cm" svg:x="4.783cm" svg:y="5.953cm" draw:caption-point-x="2.366cm" draw:caption-point-y="2.603cm">
              <dc:date>2015-06-02T00:00:00</dc:date>
              <text:p text:style-name="P1"><text:span text:style-name="T1">qualificatif de la catégorie de la donnée affiché dans la feuille Data</text:span></text:p>
            </office:annotation>
            <text:p>catégorie</text:p>
          </table:table-cell>
          <table:table-cell table:style-name="ce13" office:value-type="string">
            <office:annotation office:display="true" draw:style-name="gr1" draw:text-style-name="P1" svg:width="4.336cm" svg:height="0.792cm" svg:x="8.168cm" svg:y="7.436cm" draw:caption-point-x="1.387cm" draw:caption-point-y="1.12cm">
              <dc:date>2015-06-02T00:00:00</dc:date>
              <text:p text:style-name="P1"><text:span text:style-name="T1">extension du fichier contenant les paramètres de la donnée</text:span></text:p>
            </office:annotation>
            <text:p>extension</text:p>
          </table:table-cell>
          <table:table-cell table:style-name="ce13">
            <office:annotation office:display="true" draw:style-name="gr1" draw:text-style-name="P1" svg:width="4.087cm" svg:height="1.562cm" svg:x="13.312cm" svg:y="11.8cm" draw:caption-point-x="-1.688cm" draw:caption-point-y="-3.244cm">
              <dc:date>2015-06-02T00:00:00</dc:date>
              <text:p text:style-name="P1"><text:span text:style-name="T1">modèle de donnée. Premier élément du fichier xml</text:span></text:p>
              <text:p text:style-name="P1"><text:span text:style-name="T1">class_name="fgac.capibara.core.model.ExtraData"</text:span></text:p>
            </office:annotation>
          </table:table-cell>
          <table:table-cell table:style-name="ce13">
            <office:annotation office:display="true" draw:style-name="gr1" draw:text-style-name="P1" svg:width="3.584cm" svg:height="0.845cm" svg:x="14.905cm" svg:y="8.785cm" draw:caption-point-x="-0.848cm" draw:caption-point-y="-0.229cm">
              <dc:date>2015-06-02T00:00:00</dc:date>
              <text:p text:style-name="P1"><text:span text:style-name="T1">extension du fichier texte (pour cakcul ou écran)</text:span></text:p>
            </office:annotation>
          </table:table-cell>
          <table:table-cell table:number-columns-repeated="8"/>
          <table:table-cell office:value-type="string">
            <text:p><text:s/></text:p>
          </table:table-cell>
          <table:table-cell table:number-columns-repeated="1009"/>
        </table:table-row>
        <table:table-row table:style-name="ro1">
          <table:table-cell table:style-name="ce2" office:value-type="string">
            <text:p>data</text:p>
          </table:table-cell>
          <table:table-cell table:style-name="ce2" office:value-type="string">
            <text:p>formData</text:p>
          </table:table-cell>
          <table:table-cell table:style-name="ce2" office:value-type="string">
            <text:p>brute</text:p>
          </table:table-cell>
          <table:table-cell table:style-name="ce16" office:value-type="string">
            <text:p>.field</text:p>
          </table:table-cell>
          <table:table-cell table:style-name="ce2" office:value-type="string">
            <text:p>Field</text:p>
          </table:table-cell>
          <table:table-cell table:style-name="ce2"/>
          <table:table-cell table:number-columns-repeated="16"/>
          <table:table-cell table:style-name="ce2" office:value-type="string">
            <text:p>CodeLabelContent</text:p>
          </table:table-cell>
          <table:table-cell table:style-name="ce29" office:value-type="string">
            <text:p>Libellé donnée</text:p>
          </table:table-cell>
          <table:table-cell table:number-columns-repeated="1000"/>
        </table:table-row>
        <table:table-row table:style-name="ro1">
          <table:table-cell table:style-name="ce3" office:value-type="string">
            <text:p>data</text:p>
          </table:table-cell>
          <table:table-cell table:style-name="ce3" office:value-type="string">
            <text:p>commonDatas</text:p>
          </table:table-cell>
          <table:table-cell table:style-name="ce3" office:value-type="string">
            <text:p>commune</text:p>
          </table:table-cell>
          <table:table-cell table:style-name="ce17" office:value-type="string">
            <text:p>.cfield</text:p>
          </table:table-cell>
          <table:table-cell table:style-name="ce3" office:value-type="string">
            <text:p>CommonData</text:p>
          </table:table-cell>
          <table:table-cell table:style-name="ce3"/>
          <table:table-cell table:number-columns-repeated="16"/>
          <table:table-cell table:style-name="ce3" office:value-type="string">
            <text:p>ComboFilter</text:p>
          </table:table-cell>
          <table:table-cell table:style-name="ce30" office:value-type="string">
            <text:p>Donnée (liste)</text:p>
          </table:table-cell>
          <table:table-cell table:number-columns-repeated="1000"/>
        </table:table-row>
        <table:table-row table:style-name="ro1">
          <table:table-cell table:style-name="ce3" office:value-type="string">
            <text:p>data</text:p>
          </table:table-cell>
          <table:table-cell table:style-name="ce3" office:value-type="string">
            <text:p>extraData</text:p>
          </table:table-cell>
          <table:table-cell table:style-name="ce3" office:value-type="string">
            <text:p>enrichie</text:p>
          </table:table-cell>
          <table:table-cell table:style-name="ce17" office:value-type="string">
            <text:p>.metainfo.xml</text:p>
          </table:table-cell>
          <table:table-cell table:style-name="ce3" office:value-type="string">
            <text:p>ExtraData</text:p>
          </table:table-cell>
          <table:table-cell table:style-name="ce3" office:value-type="string">
            <text:p>.xfield</text:p>
          </table:table-cell>
          <table:table-cell table:number-columns-repeated="16"/>
          <table:table-cell table:style-name="ce3" office:value-type="string">
            <text:p>ContentCommon</text:p>
          </table:table-cell>
          <table:table-cell table:style-name="ce30" office:value-type="string">
            <text:p>Lien vers écran</text:p>
          </table:table-cell>
          <table:table-cell table:number-columns-repeated="1000"/>
        </table:table-row>
        <table:table-row table:style-name="ro1">
          <table:table-cell table:style-name="ce3" office:value-type="string">
            <text:p>data</text:p>
          </table:table-cell>
          <table:table-cell table:style-name="ce3" office:value-type="string">
            <text:p>variables</text:p>
          </table:table-cell>
          <table:table-cell table:style-name="ce3" office:value-type="string">
            <text:p>variable</text:p>
          </table:table-cell>
          <table:table-cell table:style-name="ce17" office:value-type="string">
            <text:p>.variable</text:p>
          </table:table-cell>
          <table:table-cell table:style-name="ce3" office:value-type="string">
            <text:p>Variable</text:p>
          </table:table-cell>
          <table:table-cell table:style-name="ce3"/>
          <table:table-cell table:number-columns-repeated="16"/>
          <table:table-cell table:style-name="ce3" office:value-type="string">
            <text:p>ContentField</text:p>
          </table:table-cell>
          <table:table-cell table:style-name="ce30" office:value-type="string">
            <text:p>Donnée</text:p>
          </table:table-cell>
          <table:table-cell table:number-columns-repeated="1000"/>
        </table:table-row>
        <table:table-row table:style-name="ro1">
          <table:table-cell table:style-name="ce4" office:value-type="string">
            <text:p>referentiel</text:p>
          </table:table-cell>
          <table:table-cell table:style-name="ce4" office:value-type="string">
            <text:p>referentielDatas</text:p>
          </table:table-cell>
          <table:table-cell table:style-name="ce14" office:value-type="string">
            <text:p>referentiel</text:p>
          </table:table-cell>
          <table:table-cell table:style-name="ce14" office:value-type="string">
            <text:p>.field</text:p>
          </table:table-cell>
          <table:table-cell table:style-name="ce14" office:value-type="string">
            <text:p>ReferentielData</text:p>
          </table:table-cell>
          <table:table-cell table:style-name="ce14"/>
          <table:table-cell table:number-columns-repeated="16"/>
          <table:table-cell table:style-name="ce3" office:value-type="string">
            <text:p>ContentStandard</text:p>
          </table:table-cell>
          <table:table-cell table:style-name="ce30"/>
          <table:table-cell table:number-columns-repeated="1000"/>
        </table:table-row>
        <table:table-row table:style-name="ro1">
          <table:table-cell table:number-columns-repeated="22"/>
          <table:table-cell table:style-name="ce3" office:value-type="string">
            <text:p>InputFilter</text:p>
          </table:table-cell>
          <table:table-cell table:style-name="ce30" office:value-type="string">
            <text:p>Donnée</text:p>
          </table:table-cell>
          <table:table-cell table:number-columns-repeated="1000"/>
        </table:table-row>
        <table:table-row table:style-name="ro1">
          <table:table-cell table:style-name="ce6" office:value-type="string">
            <text:p>struDataXML</text:p>
          </table:table-cell>
          <table:table-cell table:number-columns-repeated="21"/>
          <table:table-cell table:style-name="ce4" office:value-type="string">
            <text:p>MetaInfoFilter</text:p>
          </table:table-cell>
          <table:table-cell table:style-name="ce31"/>
          <table:table-cell table:number-columns-repeated="1000"/>
        </table:table-row>
        <table:table-row table:style-name="ro1">
          <table:table-cell office:value-type="string">
            <text:p>&lt;?xml version="1.0" encoding="UTF-8"?&gt;</text:p>
          </table:table-cell>
          <table:table-cell table:number-columns-repeated="1023"/>
        </table:table-row>
        <table:table-row table:style-name="ro1">
          <table:table-cell office:value-type="string">
            <text:p>&lt;root node_type="root"&gt;</text:p>
          </table:table-cell>
          <table:table-cell table:number-columns-repeated="1023"/>
        </table:table-row>
        <table:table-row table:style-name="ro1">
          <table:table-cell office:value-type="string">
            <text:p>&lt;element field_name="anonymous" node_type="collection"/&gt;</text:p>
          </table:table-cell>
          <table:table-cell table:number-columns-repeated="1023"/>
        </table:table-row>
        <table:table-row table:style-name="ro1">
          <table:table-cell office:value-type="string">
            <text:p>&lt;/root&gt;</text:p>
          </table:table-cell>
          <table:table-cell table:number-columns-repeated="1023"/>
        </table:table-row>
        <table:table-row table:style-name="ro1">
          <table:table-cell table:number-columns-repeated="1024"/>
        </table:table-row>
        <table:table-row table:style-name="ro1">
          <table:table-cell table:style-name="ce6" office:value-type="string">
            <text:p>struXML</text:p>
          </table:table-cell>
          <table:table-cell table:number-columns-repeated="1023"/>
        </table:table-row>
        <table:table-row table:style-name="ro1">
          <table:table-cell office:value-type="string">
            <text:p>&lt;?xml version="1.0" encoding="UTF-8"?&gt;</text:p>
          </table:table-cell>
          <table:table-cell table:number-columns-repeated="1023"/>
        </table:table-row>
        <table:table-row table:style-name="ro1">
          <table:table-cell office:value-type="string">
            <text:p>&lt;root node_type="root"&gt;</text:p>
          </table:table-cell>
          <table:table-cell table:number-columns-repeated="1023"/>
        </table:table-row>
        <table:table-row table:style-name="ro1">
          <table:table-cell office:value-type="string">
            <text:p>&lt;element class_name="fr.gouv.agriculture.capibara.core.model.Structure" comment="" field_name="anonymous" name="" node_type="object"&gt;</text:p>
          </table:table-cell>
          <table:table-cell table:number-columns-repeated="1023"/>
        </table:table-row>
        <table:table-row table:style-name="ro1">
          <table:table-cell office:value-type="string">
            <text:p>&lt;element class_name="fr.gouv.agriculture.capibara.language.structure.type.SimpleStructureType" field_name="type" node_type="object"/&gt;</text:p>
          </table:table-cell>
          <table:table-cell table:number-columns-repeated="1023"/>
        </table:table-row>
        <table:table-row table:style-name="ro1">
          <table:table-cell office:value-type="string">
            <text:p>&lt;/element&gt;</text:p>
          </table:table-cell>
          <table:table-cell table:number-columns-repeated="1023"/>
        </table:table-row>
        <table:table-row table:style-name="ro1">
          <table:table-cell office:value-type="string">
            <text:p>&lt;/root&gt;</text:p>
          </table:table-cell>
          <table:table-cell table:number-columns-repeated="1023"/>
        </table:table-row>
        <table:table-row table:style-name="ro1">
          <table:table-cell table:number-columns-repeated="1024"/>
        </table:table-row>
        <table:table-row table:style-name="ro1">
          <table:table-cell table:style-name="ce6" office:value-type="string">
            <text:p>fieldXML</text:p>
          </table:table-cell>
          <table:table-cell table:number-columns-repeated="1023"/>
        </table:table-row>
        <table:table-row table:style-name="ro1">
          <table:table-cell office:value-type="string">
            <text:p>&lt;?xml version="1.0" encoding="UTF-8"?&gt;</text:p>
          </table:table-cell>
          <table:table-cell table:number-columns-repeated="1023"/>
        </table:table-row>
        <table:table-row table:style-name="ro1">
          <table:table-cell office:value-type="string">
            <text:p>&lt;root node_type="root"&gt;</text:p>
          </table:table-cell>
          <table:table-cell table:number-columns-repeated="1023"/>
        </table:table-row>
        <table:table-row table:style-name="ro1">
          <table:table-cell office:value-type="string">
            <text:p>&lt;element class_name="fr.gouv.agriculture.capibara.core.model.Field" comment="" decimalNumber="0" field_name="anonymous" label="DATANAME" length="1" name="DATANAME" node_type="object"&gt;</text:p>
          </table:table-cell>
          <table:table-cell table:number-columns-repeated="1023"/>
        </table:table-row>
        <table:table-row table:style-name="ro1">
          <table:table-cell office:value-type="string">
            <text:p>&lt;element class_name="fr.gouv.agriculture.capibara.language.type.code.IntegerType" field_name="type" node_type="object"/&gt;</text:p>
          </table:table-cell>
          <table:table-cell table:number-columns-repeated="1023"/>
        </table:table-row>
        <table:table-row table:style-name="ro1">
          <table:table-cell office:value-type="string">
            <text:p>&lt;element class_name="fr.gouv.agriculture.capibara.language.rule.description.RuleList" field_name="localRuleList" node_type="object"&gt;</text:p>
          </table:table-cell>
          <table:table-cell table:number-columns-repeated="1023"/>
        </table:table-row>
        <table:table-row table:style-name="ro1">
          <table:table-cell office:value-type="string">
            <text:p>&lt;element field_name="rules" node_type="collection"/&gt;</text:p>
          </table:table-cell>
          <table:table-cell table:number-columns-repeated="1023"/>
        </table:table-row>
        <table:table-row table:style-name="ro1">
          <table:table-cell office:value-type="string">
            <text:p>&lt;/element&gt;</text:p>
          </table:table-cell>
          <table:table-cell table:number-columns-repeated="1023"/>
        </table:table-row>
        <table:table-row table:style-name="ro1">
          <table:table-cell office:value-type="string">
            <text:p>&lt;/element&gt;</text:p>
          </table:table-cell>
          <table:table-cell table:number-columns-repeated="1023"/>
        </table:table-row>
        <table:table-row table:style-name="ro1">
          <table:table-cell office:value-type="string">
            <text:p>&lt;/root&gt;</text:p>
          </table:table-cell>
          <table:table-cell table:number-columns-repeated="1023"/>
        </table:table-row>
        <table:table-row table:style-name="ro1">
          <table:table-cell table:number-columns-repeated="1024"/>
        </table:table-row>
        <table:table-row table:style-name="ro1">
          <table:table-cell table:style-name="ce6" office:value-type="string">
            <text:p>controlXML</text:p>
          </table:table-cell>
          <table:table-cell table:number-columns-repeated="1023"/>
        </table:table-row>
        <table:table-row table:style-name="ro1">
          <table:table-cell office:value-type="string">
            <text:p>&lt;?xml version="1.0" encoding="UTF-8"?&gt;</text:p>
          </table:table-cell>
          <table:table-cell table:number-columns-repeated="1023"/>
        </table:table-row>
        <table:table-row table:style-name="ro1">
          <table:table-cell office:value-type="string">
            <text:p>&lt;root node_type="root"&gt;</text:p>
          </table:table-cell>
          <table:table-cell table:number-columns-repeated="1023"/>
        </table:table-row>
        <table:table-row table:style-name="ro1">
          <table:table-cell office:value-type="string">
            <text:p>&lt;element class_name="fr.gouv.agriculture.capibara.core.model.ValorisationControl" comment="" field_name="anonymous" name="cvXXXXX" node_type="object"/&gt;</text:p>
          </table:table-cell>
          <table:table-cell table:number-columns-repeated="1023"/>
        </table:table-row>
        <table:table-row table:style-name="ro1">
          <table:table-cell office:value-type="string">
            <text:p>&lt;/root&gt;</text:p>
          </table:table-cell>
          <table:table-cell table:number-columns-repeated="1023"/>
        </table:table-row>
        <table:table-row table:style-name="ro1">
          <table:table-cell table:number-columns-repeated="1024"/>
        </table:table-row>
        <table:table-row table:style-name="ro1">
          <table:table-cell table:number-columns-repeated="1024"/>
        </table:table-row>
        <table:table-row table:style-name="ro1">
          <table:table-cell table:style-name="ce6" office:value-type="string">
            <text:p>types_data</text:p>
          </table:table-cell>
          <table:table-cell table:style-name="ce10" office:value-type="string">
            <text:p>class</text:p>
          </table:table-cell>
          <table:table-cell table:number-columns-repeated="1022"/>
        </table:table-row>
        <table:table-row table:style-name="ro1">
          <table:table-cell table:style-name="ce7" office:value-type="string">
            <text:p>Code</text:p>
          </table:table-cell>
          <table:table-cell table:style-name="ce11" office:value-type="string">
            <text:p>code</text:p>
          </table:table-cell>
          <table:table-cell table:number-columns-repeated="1022"/>
        </table:table-row>
        <table:table-row table:style-name="ro1">
          <table:table-cell office:value-type="string">
            <text:p>CodeCommune</text:p>
          </table:table-cell>
          <table:table-cell table:style-name="ce12" office:value-type="string">
            <text:p>code</text:p>
          </table:table-cell>
          <table:table-cell table:number-columns-repeated="1022"/>
        </table:table-row>
        <table:table-row table:style-name="ro1">
          <table:table-cell office:value-type="string">
            <text:p>DepartementMetroDomComCode</text:p>
          </table:table-cell>
          <table:table-cell table:style-name="ce12" office:value-type="string">
            <text:p>code</text:p>
          </table:table-cell>
          <table:table-cell table:number-columns-repeated="1022"/>
        </table:table-row>
        <table:table-row table:style-name="ro1">
          <table:table-cell office:value-type="string">
            <text:p>FrenchZipCode</text:p>
          </table:table-cell>
          <table:table-cell table:style-name="ce12" office:value-type="string">
            <text:p>code</text:p>
          </table:table-cell>
          <table:table-cell table:number-columns-repeated="1022"/>
        </table:table-row>
        <table:table-row table:style-name="ro1">
          <table:table-cell office:value-type="string">
            <text:p>IndiceRepetition</text:p>
          </table:table-cell>
          <table:table-cell table:style-name="ce12" office:value-type="string">
            <text:p>code</text:p>
          </table:table-cell>
          <table:table-cell table:number-columns-repeated="1022"/>
        </table:table-row>
        <table:table-row table:style-name="ro1">
          <table:table-cell office:value-type="string">
            <text:p>L2DepartementCode</text:p>
          </table:table-cell>
          <table:table-cell table:style-name="ce12" office:value-type="string">
            <text:p>code</text:p>
          </table:table-cell>
          <table:table-cell table:number-columns-repeated="1022"/>
        </table:table-row>
        <table:table-row table:style-name="ro1">
          <table:table-cell office:value-type="string">
            <text:p>L3DepartementCode</text:p>
          </table:table-cell>
          <table:table-cell table:style-name="ce12" office:value-type="string">
            <text:p>code</text:p>
          </table:table-cell>
          <table:table-cell table:number-columns-repeated="1022"/>
        </table:table-row>
        <table:table-row table:style-name="ro1">
          <table:table-cell office:value-type="string">
            <text:p>NumericalCode</text:p>
          </table:table-cell>
          <table:table-cell table:style-name="ce12" office:value-type="string">
            <text:p>code</text:p>
          </table:table-cell>
          <table:table-cell table:number-columns-repeated="1022"/>
        </table:table-row>
        <table:table-row table:style-name="ro1">
          <table:table-cell office:value-type="string">
            <text:p>Sexe</text:p>
          </table:table-cell>
          <table:table-cell table:style-name="ce12" office:value-type="string">
            <text:p>code</text:p>
          </table:table-cell>
          <table:table-cell table:number-columns-repeated="1022"/>
        </table:table-row>
        <table:table-row table:style-name="ro1">
          <table:table-cell office:value-type="string">
            <text:p>Siret</text:p>
          </table:table-cell>
          <table:table-cell table:style-name="ce12" office:value-type="string">
            <text:p>code</text:p>
          </table:table-cell>
          <table:table-cell table:number-columns-repeated="1022"/>
        </table:table-row>
        <table:table-row table:style-name="ro1">
          <table:table-cell office:value-type="string">
            <text:p>TypeVoie</text:p>
          </table:table-cell>
          <table:table-cell table:style-name="ce12" office:value-type="string">
            <text:p>code</text:p>
          </table:table-cell>
          <table:table-cell table:number-columns-repeated="1022"/>
        </table:table-row>
        <table:table-row table:style-name="ro1">
          <table:table-cell office:value-type="string">
            <text:p>Comment</text:p>
          </table:table-cell>
          <table:table-cell table:style-name="ce12" office:value-type="string">
            <text:p>information</text:p>
          </table:table-cell>
          <table:table-cell table:number-columns-repeated="1022"/>
        </table:table-row>
        <table:table-row table:style-name="ro1">
          <table:table-cell office:value-type="string">
            <text:p>ComplementAdresse</text:p>
          </table:table-cell>
          <table:table-cell table:style-name="ce12" office:value-type="string">
            <text:p>information</text:p>
          </table:table-cell>
          <table:table-cell table:number-columns-repeated="1022"/>
        </table:table-row>
        <table:table-row table:style-name="ro1">
          <table:table-cell office:value-type="string">
            <text:p>Email</text:p>
          </table:table-cell>
          <table:table-cell table:style-name="ce12" office:value-type="string">
            <text:p>information</text:p>
          </table:table-cell>
          <table:table-cell table:number-columns-repeated="1022"/>
        </table:table-row>
        <table:table-row table:style-name="ro1">
          <table:table-cell office:value-type="string">
            <text:p>Hour</text:p>
          </table:table-cell>
          <table:table-cell table:style-name="ce12" office:value-type="string">
            <text:p>information</text:p>
          </table:table-cell>
          <table:table-cell table:number-columns-repeated="1022"/>
        </table:table-row>
        <table:table-row table:style-name="ro1">
          <table:table-cell office:value-type="string">
            <text:p>Minute</text:p>
          </table:table-cell>
          <table:table-cell table:style-name="ce12" office:value-type="string">
            <text:p>information</text:p>
          </table:table-cell>
          <table:table-cell table:number-columns-repeated="1022"/>
        </table:table-row>
        <table:table-row table:style-name="ro1">
          <table:table-cell office:value-type="string">
            <text:p>NomDeVoie</text:p>
          </table:table-cell>
          <table:table-cell table:style-name="ce12" office:value-type="string">
            <text:p>information</text:p>
          </table:table-cell>
          <table:table-cell table:number-columns-repeated="1022"/>
        </table:table-row>
        <table:table-row table:style-name="ro1">
          <table:table-cell office:value-type="string">
            <text:p>NomRaisonSociale</text:p>
          </table:table-cell>
          <table:table-cell table:style-name="ce12" office:value-type="string">
            <text:p>information</text:p>
          </table:table-cell>
          <table:table-cell table:number-columns-repeated="1022"/>
        </table:table-row>
        <table:table-row table:style-name="ro1">
          <table:table-cell office:value-type="string">
            <text:p>NumeroVoie</text:p>
          </table:table-cell>
          <table:table-cell table:style-name="ce12" office:value-type="string">
            <text:p>information</text:p>
          </table:table-cell>
          <table:table-cell table:number-columns-repeated="1022"/>
        </table:table-row>
        <table:table-row table:style-name="ro1">
          <table:table-cell office:value-type="string">
            <text:p>OuiNon</text:p>
          </table:table-cell>
          <table:table-cell table:style-name="ce12" office:value-type="string">
            <text:p>information</text:p>
          </table:table-cell>
          <table:table-cell table:number-columns-repeated="1022"/>
        </table:table-row>
        <table:table-row table:style-name="ro1">
          <table:table-cell office:value-type="string">
            <text:p>OuiNonSansObjet</text:p>
          </table:table-cell>
          <table:table-cell table:style-name="ce12" office:value-type="string">
            <text:p>information</text:p>
          </table:table-cell>
          <table:table-cell table:number-columns-repeated="1022"/>
        </table:table-row>
        <table:table-row table:style-name="ro1">
          <table:table-cell office:value-type="string">
            <text:p>PrenomSigle</text:p>
          </table:table-cell>
          <table:table-cell table:style-name="ce12" office:value-type="string">
            <text:p>information</text:p>
          </table:table-cell>
          <table:table-cell table:number-columns-repeated="1022"/>
        </table:table-row>
        <table:table-row table:style-name="ro1">
          <table:table-cell office:value-type="string">
            <text:p>TelephoneFR</text:p>
          </table:table-cell>
          <table:table-cell table:style-name="ce12" office:value-type="string">
            <text:p>information</text:p>
          </table:table-cell>
          <table:table-cell table:number-columns-repeated="1022"/>
        </table:table-row>
        <table:table-row table:style-name="ro1">
          <table:table-cell office:value-type="string">
            <text:p>TownName</text:p>
          </table:table-cell>
          <table:table-cell table:style-name="ce12" office:value-type="string">
            <text:p>information</text:p>
          </table:table-cell>
          <table:table-cell table:number-columns-repeated="1022"/>
        </table:table-row>
        <table:table-row table:style-name="ro1">
          <table:table-cell office:value-type="string">
            <text:p>Boolean</text:p>
          </table:table-cell>
          <table:table-cell table:style-name="ce12" office:value-type="string">
            <text:p>primitive</text:p>
          </table:table-cell>
          <table:table-cell table:number-columns-repeated="1022"/>
        </table:table-row>
        <table:table-row table:style-name="ro1">
          <table:table-cell office:value-type="string">
            <text:p>Decimal</text:p>
          </table:table-cell>
          <table:table-cell table:style-name="ce12" office:value-type="string">
            <text:p>primitive</text:p>
          </table:table-cell>
          <table:table-cell table:number-columns-repeated="1022"/>
        </table:table-row>
        <table:table-row table:style-name="ro1">
          <table:table-cell office:value-type="string">
            <text:p>Integer</text:p>
          </table:table-cell>
          <table:table-cell table:style-name="ce12" office:value-type="string">
            <text:p>primitive</text:p>
          </table:table-cell>
          <table:table-cell table:number-columns-repeated="1022"/>
        </table:table-row>
        <table:table-row table:style-name="ro1">
          <table:table-cell office:value-type="string">
            <text:p>Percent</text:p>
          </table:table-cell>
          <table:table-cell table:style-name="ce12" office:value-type="string">
            <text:p>primitive</text:p>
          </table:table-cell>
          <table:table-cell table:number-columns-repeated="1022"/>
        </table:table-row>
        <table:table-row table:style-name="ro1">
          <table:table-cell office:value-type="string">
            <text:p>PositiveInteger</text:p>
          </table:table-cell>
          <table:table-cell table:style-name="ce12" office:value-type="string">
            <text:p>primitive</text:p>
          </table:table-cell>
          <table:table-cell table:number-columns-repeated="1022"/>
        </table:table-row>
        <table:table-row table:style-name="ro1">
          <table:table-cell office:value-type="string">
            <text:p>String</text:p>
          </table:table-cell>
          <table:table-cell table:style-name="ce12" office:value-type="string">
            <text:p>primitive</text:p>
          </table:table-cell>
          <table:table-cell table:number-columns-repeated="1022"/>
        </table:table-row>
        <table:table-row table:style-name="ro1">
          <table:table-cell office:value-type="string">
            <text:p>Annee</text:p>
          </table:table-cell>
          <table:table-cell table:style-name="ce12" office:value-type="string">
            <text:p>statistique</text:p>
          </table:table-cell>
          <table:table-cell table:number-columns-repeated="1022"/>
        </table:table-row>
        <table:table-row table:style-name="ro1">
          <table:table-cell office:value-type="string">
            <text:p>CodeRegion</text:p>
          </table:table-cell>
          <table:table-cell table:style-name="ce12" office:value-type="string">
            <text:p>statistique</text:p>
          </table:table-cell>
          <table:table-cell table:number-columns-repeated="1022"/>
        </table:table-row>
        <table:table-row table:style-name="ro1">
          <table:table-cell office:value-type="string">
            <text:p>Coefficient</text:p>
          </table:table-cell>
          <table:table-cell table:style-name="ce12" office:value-type="string">
            <text:p>statistique</text:p>
          </table:table-cell>
          <table:table-cell table:number-columns-repeated="1022"/>
        </table:table-row>
        <table:table-row table:style-name="ro1">
          <table:table-cell office:value-type="string">
            <text:p>Date</text:p>
          </table:table-cell>
          <table:table-cell table:style-name="ce12" office:value-type="string">
            <text:p>statistique</text:p>
          </table:table-cell>
          <table:table-cell table:number-columns-repeated="1022"/>
        </table:table-row>
        <table:table-row table:style-name="ro1">
          <table:table-cell office:value-type="string">
            <text:p>Mois</text:p>
          </table:table-cell>
          <table:table-cell table:style-name="ce12" office:value-type="string">
            <text:p>statistique</text:p>
          </table:table-cell>
          <table:table-cell table:number-columns-repeated="1022"/>
        </table:table-row>
        <table:table-row table:style-name="ro1">
          <table:table-cell office:value-type="string">
            <text:p>Strate</text:p>
          </table:table-cell>
          <table:table-cell table:style-name="ce12" office:value-type="string">
            <text:p>statistique</text:p>
          </table:table-cell>
          <table:table-cell table:number-columns-repeated="1022"/>
        </table:table-row>
        <table:table-row table:style-name="ro1" table:number-rows-repeated="1048480">
          <table:table-cell table:number-columns-repeated="1024"/>
        </table:table-row>
        <table:table-row table:style-name="ro1">
          <table:table-cell table:number-columns-repeated="1024"/>
        </table:table-row>
      </table:table>
      <table:table table:name="Listes" table:style-name="ta2">
        <table:table-column table:style-name="co19" table:default-cell-style-name="ce40"/>
        <table:table-column table:style-name="co19" table:number-columns-repeated="256" table:default-cell-style-name="ce41"/>
        <table:table-column table:style-name="co19" table:number-columns-repeated="767" table:default-cell-style-name="Default"/>
        <table:table-row table:style-name="ro2">
          <table:table-cell table:formula="of:=IF(AND(LEN(filtD)&gt;0;ISERROR(SEARCH(filtD;[$Data.$B2])));CHAR(142);[$Data.$B2])"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CHAR(142);[$Data.$B3])"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CHAR(142);[$Data.$B4])"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formula="of:=IF(AND(LEN(filtM)&gt;0;ISERROR(SEARCH(filtM;#REF!)));CHAR(142);#REF!)" office:value-type="boolean" office:boolean-value="false">
            <text:p>Err :504</text:p>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REF!])));CHAR(142);[#REF!])"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5])));CHAR(142);[$Data.$B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6])));CHAR(142);[$Data.$B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7])));CHAR(142);[$Data.$B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8])));CHAR(142);[$Data.$B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9])));CHAR(142);[$Data.$B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0])));CHAR(142);[$Data.$B1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1])));CHAR(142);[$Data.$B1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2])));CHAR(142);[$Data.$B1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3])));CHAR(142);[$Data.$B1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4])));CHAR(142);[$Data.$B1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5])));CHAR(142);[$Data.$B1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6])));CHAR(142);[$Data.$B1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7])));CHAR(142);[$Data.$B1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8])));CHAR(142);[$Data.$B1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9])));CHAR(142);[$Data.$B1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0])));CHAR(142);[$Data.$B2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1])));CHAR(142);[$Data.$B2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2])));CHAR(142);[$Data.$B2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3])));CHAR(142);[$Data.$B2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4])));CHAR(142);[$Data.$B2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5])));CHAR(142);[$Data.$B2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6])));CHAR(142);[$Data.$B2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7])));CHAR(142);[$Data.$B2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8])));CHAR(142);[$Data.$B2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9])));CHAR(142);[$Data.$B2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0])));CHAR(142);[$Data.$B3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1])));CHAR(142);[$Data.$B3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2])));CHAR(142);[$Data.$B3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3])));CHAR(142);[$Data.$B3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4])));CHAR(142);[$Data.$B3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5])));CHAR(142);[$Data.$B3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6])));CHAR(142);[$Data.$B3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7])));CHAR(142);[$Data.$B3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8])));CHAR(142);[$Data.$B3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9])));CHAR(142);[$Data.$B3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0])));CHAR(142);[$Data.$B4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1])));CHAR(142);[$Data.$B4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2])));CHAR(142);[$Data.$B4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3])));CHAR(142);[$Data.$B4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4])));CHAR(142);[$Data.$B4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5])));CHAR(142);[$Data.$B4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6])));CHAR(142);[$Data.$B4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7])));CHAR(142);[$Data.$B4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8])));CHAR(142);[$Data.$B4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9])));CHAR(142);[$Data.$B4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50])));CHAR(142);[$Data.$B5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51])));CHAR(142);[$Data.$B5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52])));CHAR(142);[$Data.$B5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53])));CHAR(142);[$Data.$B5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54])));CHAR(142);[$Data.$B5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55])));CHAR(142);[$Data.$B5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56])));CHAR(142);[$Data.$B5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57])));CHAR(142);[$Data.$B5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58])));CHAR(142);[$Data.$B5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59])));CHAR(142);[$Data.$B5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60])));CHAR(142);[$Data.$B6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61])));CHAR(142);[$Data.$B6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62])));CHAR(142);[$Data.$B6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63])));CHAR(142);[$Data.$B6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64])));CHAR(142);[$Data.$B6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65])));CHAR(142);[$Data.$B6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66])));CHAR(142);[$Data.$B6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67])));CHAR(142);[$Data.$B6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68])));CHAR(142);[$Data.$B6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69])));CHAR(142);[$Data.$B6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70])));CHAR(142);[$Data.$B7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71])));CHAR(142);[$Data.$B7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72])));CHAR(142);[$Data.$B7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73])));CHAR(142);[$Data.$B7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74])));CHAR(142);[$Data.$B7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75])));CHAR(142);[$Data.$B7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76])));CHAR(142);[$Data.$B7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77])));CHAR(142);[$Data.$B7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78])));CHAR(142);[$Data.$B7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79])));CHAR(142);[$Data.$B7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80])));CHAR(142);[$Data.$B8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81])));CHAR(142);[$Data.$B8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82])));CHAR(142);[$Data.$B8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83])));CHAR(142);[$Data.$B8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84])));CHAR(142);[$Data.$B8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85])));CHAR(142);[$Data.$B8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86])));CHAR(142);[$Data.$B8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87])));CHAR(142);[$Data.$B8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88])));CHAR(142);[$Data.$B8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89])));CHAR(142);[$Data.$B8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90])));CHAR(142);[$Data.$B9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91])));CHAR(142);[$Data.$B9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92])));CHAR(142);[$Data.$B9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93])));CHAR(142);[$Data.$B9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94])));CHAR(142);[$Data.$B9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95])));CHAR(142);[$Data.$B9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96])));CHAR(142);[$Data.$B9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97])));CHAR(142);[$Data.$B9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98])));CHAR(142);[$Data.$B9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99])));CHAR(142);[$Data.$B9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00])));CHAR(142);[$Data.$B10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01])));CHAR(142);[$Data.$B10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02])));CHAR(142);[$Data.$B10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03])));CHAR(142);[$Data.$B10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04])));CHAR(142);[$Data.$B10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05])));CHAR(142);[$Data.$B10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06])));CHAR(142);[$Data.$B10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07])));CHAR(142);[$Data.$B10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08])));CHAR(142);[$Data.$B10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09])));CHAR(142);[$Data.$B10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10])));CHAR(142);[$Data.$B11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11])));CHAR(142);[$Data.$B11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12])));CHAR(142);[$Data.$B11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13])));CHAR(142);[$Data.$B11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14])));CHAR(142);[$Data.$B11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15])));CHAR(142);[$Data.$B11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16])));CHAR(142);[$Data.$B11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17])));CHAR(142);[$Data.$B11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18])));CHAR(142);[$Data.$B11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19])));CHAR(142);[$Data.$B11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20])));CHAR(142);[$Data.$B12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21])));CHAR(142);[$Data.$B12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22])));CHAR(142);[$Data.$B12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23])));CHAR(142);[$Data.$B12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24])));CHAR(142);[$Data.$B12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25])));CHAR(142);[$Data.$B12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26])));CHAR(142);[$Data.$B12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27])));CHAR(142);[$Data.$B12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28])));CHAR(142);[$Data.$B12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29])));CHAR(142);[$Data.$B12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30])));CHAR(142);[$Data.$B13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31])));CHAR(142);[$Data.$B13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32])));CHAR(142);[$Data.$B13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33])));CHAR(142);[$Data.$B13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34])));CHAR(142);[$Data.$B13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35])));CHAR(142);[$Data.$B13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36])));CHAR(142);[$Data.$B13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37])));CHAR(142);[$Data.$B13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38])));CHAR(142);[$Data.$B13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39])));CHAR(142);[$Data.$B13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40])));CHAR(142);[$Data.$B14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41])));CHAR(142);[$Data.$B14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42])));CHAR(142);[$Data.$B14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43])));CHAR(142);[$Data.$B14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44])));CHAR(142);[$Data.$B14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45])));CHAR(142);[$Data.$B14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46])));CHAR(142);[$Data.$B14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47])));CHAR(142);[$Data.$B14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48])));CHAR(142);[$Data.$B14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49])));CHAR(142);[$Data.$B14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50])));CHAR(142);[$Data.$B15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51])));CHAR(142);[$Data.$B15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52])));CHAR(142);[$Data.$B15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53])));CHAR(142);[$Data.$B15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54])));CHAR(142);[$Data.$B15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55])));CHAR(142);[$Data.$B15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56])));CHAR(142);[$Data.$B15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57])));CHAR(142);[$Data.$B15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58])));CHAR(142);[$Data.$B15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59])));CHAR(142);[$Data.$B15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60])));CHAR(142);[$Data.$B16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61])));CHAR(142);[$Data.$B16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62])));CHAR(142);[$Data.$B16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63])));CHAR(142);[$Data.$B16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64])));CHAR(142);[$Data.$B16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65])));CHAR(142);[$Data.$B16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66])));CHAR(142);[$Data.$B16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67])));CHAR(142);[$Data.$B16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68])));CHAR(142);[$Data.$B16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69])));CHAR(142);[$Data.$B16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70])));CHAR(142);[$Data.$B17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71])));CHAR(142);[$Data.$B17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72])));CHAR(142);[$Data.$B17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73])));CHAR(142);[$Data.$B17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74])));CHAR(142);[$Data.$B17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75])));CHAR(142);[$Data.$B17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76])));CHAR(142);[$Data.$B17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77])));CHAR(142);[$Data.$B17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78])));CHAR(142);[$Data.$B17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79])));CHAR(142);[$Data.$B17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80])));CHAR(142);[$Data.$B18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81])));CHAR(142);[$Data.$B18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82])));CHAR(142);[$Data.$B18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83])));CHAR(142);[$Data.$B18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84])));CHAR(142);[$Data.$B18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85])));CHAR(142);[$Data.$B18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86])));CHAR(142);[$Data.$B18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87])));CHAR(142);[$Data.$B18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88])));CHAR(142);[$Data.$B18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89])));CHAR(142);[$Data.$B18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90])));CHAR(142);[$Data.$B19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91])));CHAR(142);[$Data.$B19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92])));CHAR(142);[$Data.$B19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93])));CHAR(142);[$Data.$B19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94])));CHAR(142);[$Data.$B19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95])));CHAR(142);[$Data.$B19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96])));CHAR(142);[$Data.$B19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97])));CHAR(142);[$Data.$B19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98])));CHAR(142);[$Data.$B19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199])));CHAR(142);[$Data.$B19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00])));CHAR(142);[$Data.$B20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01])));CHAR(142);[$Data.$B20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02])));CHAR(142);[$Data.$B20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03])));CHAR(142);[$Data.$B20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04])));CHAR(142);[$Data.$B20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05])));CHAR(142);[$Data.$B20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06])));CHAR(142);[$Data.$B20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07])));CHAR(142);[$Data.$B20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08])));CHAR(142);[$Data.$B20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09])));CHAR(142);[$Data.$B20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10])));CHAR(142);[$Data.$B21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11])));CHAR(142);[$Data.$B21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12])));CHAR(142);[$Data.$B21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13])));CHAR(142);[$Data.$B21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14])));CHAR(142);[$Data.$B21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15])));CHAR(142);[$Data.$B21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16])));CHAR(142);[$Data.$B21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17])));CHAR(142);[$Data.$B21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18])));CHAR(142);[$Data.$B21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19])));CHAR(142);[$Data.$B21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20])));CHAR(142);[$Data.$B22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21])));CHAR(142);[$Data.$B22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22])));CHAR(142);[$Data.$B22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23])));CHAR(142);[$Data.$B22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24])));CHAR(142);[$Data.$B22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25])));CHAR(142);[$Data.$B22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26])));CHAR(142);[$Data.$B22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27])));CHAR(142);[$Data.$B22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28])));CHAR(142);[$Data.$B22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29])));CHAR(142);[$Data.$B22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30])));CHAR(142);[$Data.$B23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31])));CHAR(142);[$Data.$B23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32])));CHAR(142);[$Data.$B23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33])));CHAR(142);[$Data.$B23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34])));CHAR(142);[$Data.$B23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35])));CHAR(142);[$Data.$B23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36])));CHAR(142);[$Data.$B23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37])));CHAR(142);[$Data.$B23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38])));CHAR(142);[$Data.$B23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39])));CHAR(142);[$Data.$B23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40])));CHAR(142);[$Data.$B24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41])));CHAR(142);[$Data.$B24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42])));CHAR(142);[$Data.$B24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43])));CHAR(142);[$Data.$B24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44])));CHAR(142);[$Data.$B24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45])));CHAR(142);[$Data.$B24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46])));CHAR(142);[$Data.$B24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47])));CHAR(142);[$Data.$B24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48])));CHAR(142);[$Data.$B24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49])));CHAR(142);[$Data.$B24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50])));CHAR(142);[$Data.$B25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51])));CHAR(142);[$Data.$B25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52])));CHAR(142);[$Data.$B25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53])));CHAR(142);[$Data.$B25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54])));CHAR(142);[$Data.$B25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55])));CHAR(142);[$Data.$B25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56])));CHAR(142);[$Data.$B25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57])));CHAR(142);[$Data.$B25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58])));CHAR(142);[$Data.$B25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59])));CHAR(142);[$Data.$B25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60])));CHAR(142);[$Data.$B26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61])));CHAR(142);[$Data.$B26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62])));CHAR(142);[$Data.$B26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63])));CHAR(142);[$Data.$B26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64])));CHAR(142);[$Data.$B26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65])));CHAR(142);[$Data.$B26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66])));CHAR(142);[$Data.$B26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67])));CHAR(142);[$Data.$B26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68])));CHAR(142);[$Data.$B26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69])));CHAR(142);[$Data.$B26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70])));CHAR(142);[$Data.$B27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71])));CHAR(142);[$Data.$B27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72])));CHAR(142);[$Data.$B27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73])));CHAR(142);[$Data.$B27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74])));CHAR(142);[$Data.$B27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75])));CHAR(142);[$Data.$B27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76])));CHAR(142);[$Data.$B27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77])));CHAR(142);[$Data.$B27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78])));CHAR(142);[$Data.$B27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79])));CHAR(142);[$Data.$B27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80])));CHAR(142);[$Data.$B28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81])));CHAR(142);[$Data.$B28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82])));CHAR(142);[$Data.$B28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83])));CHAR(142);[$Data.$B28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84])));CHAR(142);[$Data.$B28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85])));CHAR(142);[$Data.$B28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86])));CHAR(142);[$Data.$B28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87])));CHAR(142);[$Data.$B28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88])));CHAR(142);[$Data.$B28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89])));CHAR(142);[$Data.$B28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90])));CHAR(142);[$Data.$B29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91])));CHAR(142);[$Data.$B29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92])));CHAR(142);[$Data.$B29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93])));CHAR(142);[$Data.$B29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94])));CHAR(142);[$Data.$B29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95])));CHAR(142);[$Data.$B29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96])));CHAR(142);[$Data.$B29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97])));CHAR(142);[$Data.$B29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98])));CHAR(142);[$Data.$B29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299])));CHAR(142);[$Data.$B29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00])));CHAR(142);[$Data.$B30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01])));CHAR(142);[$Data.$B30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02])));CHAR(142);[$Data.$B30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03])));CHAR(142);[$Data.$B30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04])));CHAR(142);[$Data.$B30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05])));CHAR(142);[$Data.$B30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06])));CHAR(142);[$Data.$B30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07])));CHAR(142);[$Data.$B30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08])));CHAR(142);[$Data.$B30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09])));CHAR(142);[$Data.$B30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10])));CHAR(142);[$Data.$B31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11])));CHAR(142);[$Data.$B31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12])));CHAR(142);[$Data.$B31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13])));CHAR(142);[$Data.$B31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14])));CHAR(142);[$Data.$B31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15])));CHAR(142);[$Data.$B31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16])));CHAR(142);[$Data.$B31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17])));CHAR(142);[$Data.$B31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18])));CHAR(142);[$Data.$B31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19])));CHAR(142);[$Data.$B31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20])));CHAR(142);[$Data.$B32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21])));CHAR(142);[$Data.$B32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22])));CHAR(142);[$Data.$B32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23])));CHAR(142);[$Data.$B32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24])));CHAR(142);[$Data.$B32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25])));CHAR(142);[$Data.$B32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26])));CHAR(142);[$Data.$B32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27])));CHAR(142);[$Data.$B32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28])));CHAR(142);[$Data.$B32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29])));CHAR(142);[$Data.$B32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30])));CHAR(142);[$Data.$B33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31])));CHAR(142);[$Data.$B33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32])));CHAR(142);[$Data.$B33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33])));CHAR(142);[$Data.$B33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34])));CHAR(142);[$Data.$B33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35])));CHAR(142);[$Data.$B33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36])));CHAR(142);[$Data.$B33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37])));CHAR(142);[$Data.$B33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38])));CHAR(142);[$Data.$B33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39])));CHAR(142);[$Data.$B33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40])));CHAR(142);[$Data.$B34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41])));CHAR(142);[$Data.$B34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42])));CHAR(142);[$Data.$B34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43])));CHAR(142);[$Data.$B34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44])));CHAR(142);[$Data.$B34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45])));CHAR(142);[$Data.$B34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46])));CHAR(142);[$Data.$B34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47])));CHAR(142);[$Data.$B34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48])));CHAR(142);[$Data.$B34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49])));CHAR(142);[$Data.$B34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50])));CHAR(142);[$Data.$B35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51])));CHAR(142);[$Data.$B35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52])));CHAR(142);[$Data.$B35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53])));CHAR(142);[$Data.$B35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54])));CHAR(142);[$Data.$B35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55])));CHAR(142);[$Data.$B35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56])));CHAR(142);[$Data.$B35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57])));CHAR(142);[$Data.$B35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58])));CHAR(142);[$Data.$B35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59])));CHAR(142);[$Data.$B35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60])));CHAR(142);[$Data.$B36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61])));CHAR(142);[$Data.$B36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62])));CHAR(142);[$Data.$B36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63])));CHAR(142);[$Data.$B36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64])));CHAR(142);[$Data.$B36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65])));CHAR(142);[$Data.$B36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66])));CHAR(142);[$Data.$B36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67])));CHAR(142);[$Data.$B36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68])));CHAR(142);[$Data.$B36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69])));CHAR(142);[$Data.$B36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70])));CHAR(142);[$Data.$B37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71])));CHAR(142);[$Data.$B37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72])));CHAR(142);[$Data.$B37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73])));CHAR(142);[$Data.$B37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74])));CHAR(142);[$Data.$B37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75])));CHAR(142);[$Data.$B37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76])));CHAR(142);[$Data.$B37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77])));CHAR(142);[$Data.$B37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78])));CHAR(142);[$Data.$B37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79])));CHAR(142);[$Data.$B37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80])));CHAR(142);[$Data.$B38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81])));CHAR(142);[$Data.$B38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82])));CHAR(142);[$Data.$B38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83])));CHAR(142);[$Data.$B38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84])));CHAR(142);[$Data.$B38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85])));CHAR(142);[$Data.$B38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86])));CHAR(142);[$Data.$B38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87])));CHAR(142);[$Data.$B38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88])));CHAR(142);[$Data.$B38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89])));CHAR(142);[$Data.$B38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90])));CHAR(142);[$Data.$B39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91])));CHAR(142);[$Data.$B39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92])));CHAR(142);[$Data.$B39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93])));CHAR(142);[$Data.$B39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94])));CHAR(142);[$Data.$B39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95])));CHAR(142);[$Data.$B39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96])));CHAR(142);[$Data.$B39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97])));CHAR(142);[$Data.$B39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98])));CHAR(142);[$Data.$B39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399])));CHAR(142);[$Data.$B39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00])));CHAR(142);[$Data.$B40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01])));CHAR(142);[$Data.$B40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02])));CHAR(142);[$Data.$B40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03])));CHAR(142);[$Data.$B40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04])));CHAR(142);[$Data.$B40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05])));CHAR(142);[$Data.$B40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06])));CHAR(142);[$Data.$B40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07])));CHAR(142);[$Data.$B40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08])));CHAR(142);[$Data.$B40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09])));CHAR(142);[$Data.$B40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10])));CHAR(142);[$Data.$B41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11])));CHAR(142);[$Data.$B41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12])));CHAR(142);[$Data.$B41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13])));CHAR(142);[$Data.$B41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14])));CHAR(142);[$Data.$B41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15])));CHAR(142);[$Data.$B41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16])));CHAR(142);[$Data.$B41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17])));CHAR(142);[$Data.$B41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18])));CHAR(142);[$Data.$B41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19])));CHAR(142);[$Data.$B41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20])));CHAR(142);[$Data.$B42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21])));CHAR(142);[$Data.$B42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22])));CHAR(142);[$Data.$B42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23])));CHAR(142);[$Data.$B42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24])));CHAR(142);[$Data.$B42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25])));CHAR(142);[$Data.$B42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26])));CHAR(142);[$Data.$B42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27])));CHAR(142);[$Data.$B42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28])));CHAR(142);[$Data.$B42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29])));CHAR(142);[$Data.$B42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30])));CHAR(142);[$Data.$B43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31])));CHAR(142);[$Data.$B43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32])));CHAR(142);[$Data.$B43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33])));CHAR(142);[$Data.$B43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34])));CHAR(142);[$Data.$B43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35])));CHAR(142);[$Data.$B43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36])));CHAR(142);[$Data.$B43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37])));CHAR(142);[$Data.$B43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38])));CHAR(142);[$Data.$B43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39])));CHAR(142);[$Data.$B43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40])));CHAR(142);[$Data.$B44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41])));CHAR(142);[$Data.$B44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42])));CHAR(142);[$Data.$B44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43])));CHAR(142);[$Data.$B44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44])));CHAR(142);[$Data.$B44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45])));CHAR(142);[$Data.$B44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46])));CHAR(142);[$Data.$B44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47])));CHAR(142);[$Data.$B44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48])));CHAR(142);[$Data.$B44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49])));CHAR(142);[$Data.$B44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50])));CHAR(142);[$Data.$B45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51])));CHAR(142);[$Data.$B45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52])));CHAR(142);[$Data.$B45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53])));CHAR(142);[$Data.$B45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54])));CHAR(142);[$Data.$B45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55])));CHAR(142);[$Data.$B45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56])));CHAR(142);[$Data.$B45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57])));CHAR(142);[$Data.$B45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58])));CHAR(142);[$Data.$B45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59])));CHAR(142);[$Data.$B45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60])));CHAR(142);[$Data.$B46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61])));CHAR(142);[$Data.$B461])"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62])));CHAR(142);[$Data.$B462])"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63])));CHAR(142);[$Data.$B463])"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64])));CHAR(142);[$Data.$B464])"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65])));CHAR(142);[$Data.$B465])"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66])));CHAR(142);[$Data.$B466])"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67])));CHAR(142);[$Data.$B467])"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68])));CHAR(142);[$Data.$B468])"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69])));CHAR(142);[$Data.$B469])"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70])));CHAR(142);[$Data.$B470])" office:value-type="boolean" office:boolean-value="false">
            <text:p>Err :504</text:p>
          </table:table-cell>
          <table:table-cell/>
          <table:table-cell table:formula="of:=IF(AND(LEN(filtC)&gt;0;ISERROR(SEARCH(filtC;#REF!)));CHAR(142);#REF!)" office:value-type="boolean" office:boolean-value="false">
            <text:p>Err :504</text:p>
          </table:table-cell>
          <table:table-cell table:number-columns-repeated="1021"/>
        </table:table-row>
        <table:table-row table:style-name="ro2">
          <table:table-cell table:formula="of:=IF(AND(LEN(filtD)&gt;0;ISERROR(SEARCH(filtD;[$Data.$B471])));CHAR(142);[$Data.$B471])" office:value-type="boolean" office:boolean-value="false">
            <text:p>Err :504</text:p>
          </table:table-cell>
          <table:table-cell table:number-columns-repeated="1023"/>
        </table:table-row>
        <table:table-row table:style-name="ro2">
          <table:table-cell table:formula="of:=IF(AND(LEN(filtD)&gt;0;ISERROR(SEARCH(filtD;[$Data.$B472])));CHAR(142);[$Data.$B472])" office:value-type="boolean" office:boolean-value="false">
            <text:p>Err :504</text:p>
          </table:table-cell>
          <table:table-cell table:number-columns-repeated="1023"/>
        </table:table-row>
        <table:table-row table:style-name="ro2">
          <table:table-cell table:formula="of:=IF(AND(LEN(filtD)&gt;0;ISERROR(SEARCH(filtD;[$Data.$B473])));CHAR(142);[$Data.$B473])" office:value-type="boolean" office:boolean-value="false">
            <text:p>Err :504</text:p>
          </table:table-cell>
          <table:table-cell table:number-columns-repeated="1023"/>
        </table:table-row>
        <table:table-row table:style-name="ro2">
          <table:table-cell table:formula="of:=IF(AND(LEN(filtD)&gt;0;ISERROR(SEARCH(filtD;[$Data.$B474])));CHAR(142);[$Data.$B474])" office:value-type="boolean" office:boolean-value="false">
            <text:p>Err :504</text:p>
          </table:table-cell>
          <table:table-cell table:number-columns-repeated="1023"/>
        </table:table-row>
        <table:table-row table:style-name="ro2">
          <table:table-cell table:formula="of:=IF(AND(LEN(filtD)&gt;0;ISERROR(SEARCH(filtD;[$Data.$B475])));CHAR(142);[$Data.$B475])" office:value-type="boolean" office:boolean-value="false">
            <text:p>Err :504</text:p>
          </table:table-cell>
          <table:table-cell table:number-columns-repeated="1023"/>
        </table:table-row>
        <table:table-row table:style-name="ro2">
          <table:table-cell table:formula="of:=IF(AND(LEN(filtD)&gt;0;ISERROR(SEARCH(filtD;[$Data.$B476])));CHAR(142);[$Data.$B476])" office:value-type="boolean" office:boolean-value="false">
            <text:p>Err :504</text:p>
          </table:table-cell>
          <table:table-cell table:number-columns-repeated="1023"/>
        </table:table-row>
        <table:table-row table:style-name="ro2">
          <table:table-cell table:formula="of:=IF(AND(LEN(filtD)&gt;0;ISERROR(SEARCH(filtD;[$Data.$B477])));CHAR(142);[$Data.$B477])" office:value-type="boolean" office:boolean-value="false">
            <text:p>Err :504</text:p>
          </table:table-cell>
          <table:table-cell table:number-columns-repeated="1023"/>
        </table:table-row>
        <table:table-row table:style-name="ro2">
          <table:table-cell table:formula="of:=IF(AND(LEN(filtD)&gt;0;ISERROR(SEARCH(filtD;[$Data.$B478])));CHAR(142);[$Data.$B478])" office:value-type="boolean" office:boolean-value="false">
            <text:p>Err :504</text:p>
          </table:table-cell>
          <table:table-cell table:number-columns-repeated="1023"/>
        </table:table-row>
        <table:table-row table:style-name="ro2">
          <table:table-cell table:formula="of:=IF(AND(LEN(filtD)&gt;0;ISERROR(SEARCH(filtD;[$Data.$B479])));CHAR(142);[$Data.$B479])" office:value-type="boolean" office:boolean-value="false">
            <text:p>Err :504</text:p>
          </table:table-cell>
          <table:table-cell table:number-columns-repeated="1023"/>
        </table:table-row>
        <table:table-row table:style-name="ro2">
          <table:table-cell table:formula="of:=IF(AND(LEN(filtD)&gt;0;ISERROR(SEARCH(filtD;[$Data.$B480])));CHAR(142);[$Data.$B480])" office:value-type="boolean" office:boolean-value="false">
            <text:p>Err :504</text:p>
          </table:table-cell>
          <table:table-cell table:number-columns-repeated="1023"/>
        </table:table-row>
        <table:table-row table:style-name="ro2">
          <table:table-cell table:formula="of:=IF(AND(LEN(filtD)&gt;0;ISERROR(SEARCH(filtD;[$Data.$B481])));CHAR(142);[$Data.$B481])" office:value-type="boolean" office:boolean-value="false">
            <text:p>Err :504</text:p>
          </table:table-cell>
          <table:table-cell table:number-columns-repeated="1023"/>
        </table:table-row>
        <table:table-row table:style-name="ro2">
          <table:table-cell table:formula="of:=IF(AND(LEN(filtD)&gt;0;ISERROR(SEARCH(filtD;[$Data.$B482])));CHAR(142);[$Data.$B482])" office:value-type="boolean" office:boolean-value="false">
            <text:p>Err :504</text:p>
          </table:table-cell>
          <table:table-cell table:number-columns-repeated="1023"/>
        </table:table-row>
        <table:table-row table:style-name="ro2">
          <table:table-cell table:formula="of:=IF(AND(LEN(filtD)&gt;0;ISERROR(SEARCH(filtD;[$Data.$B483])));CHAR(142);[$Data.$B483])" office:value-type="boolean" office:boolean-value="false">
            <text:p>Err :504</text:p>
          </table:table-cell>
          <table:table-cell table:number-columns-repeated="1023"/>
        </table:table-row>
        <table:table-row table:style-name="ro2">
          <table:table-cell table:formula="of:=IF(AND(LEN(filtD)&gt;0;ISERROR(SEARCH(filtD;[$Data.$B484])));CHAR(142);[$Data.$B484])" office:value-type="boolean" office:boolean-value="false">
            <text:p>Err :504</text:p>
          </table:table-cell>
          <table:table-cell table:number-columns-repeated="1023"/>
        </table:table-row>
        <table:table-row table:style-name="ro2">
          <table:table-cell table:formula="of:=IF(AND(LEN(filtD)&gt;0;ISERROR(SEARCH(filtD;[$Data.$B485])));CHAR(142);[$Data.$B485])" office:value-type="boolean" office:boolean-value="false">
            <text:p>Err :504</text:p>
          </table:table-cell>
          <table:table-cell table:number-columns-repeated="1023"/>
        </table:table-row>
        <table:table-row table:style-name="ro2">
          <table:table-cell table:formula="of:=IF(AND(LEN(filtD)&gt;0;ISERROR(SEARCH(filtD;[$Data.$B486])));CHAR(142);[$Data.$B486])" office:value-type="boolean" office:boolean-value="false">
            <text:p>Err :504</text:p>
          </table:table-cell>
          <table:table-cell table:number-columns-repeated="1023"/>
        </table:table-row>
        <table:table-row table:style-name="ro2">
          <table:table-cell table:formula="of:=IF(AND(LEN(filtD)&gt;0;ISERROR(SEARCH(filtD;[$Data.$B487])));CHAR(142);[$Data.$B487])" office:value-type="boolean" office:boolean-value="false">
            <text:p>Err :504</text:p>
          </table:table-cell>
          <table:table-cell table:number-columns-repeated="1023"/>
        </table:table-row>
        <table:table-row table:style-name="ro2">
          <table:table-cell table:formula="of:=IF(AND(LEN(filtD)&gt;0;ISERROR(SEARCH(filtD;[$Data.$B488])));CHAR(142);[$Data.$B488])" office:value-type="boolean" office:boolean-value="false">
            <text:p>Err :504</text:p>
          </table:table-cell>
          <table:table-cell table:number-columns-repeated="1023"/>
        </table:table-row>
        <table:table-row table:style-name="ro2">
          <table:table-cell table:formula="of:=IF(AND(LEN(filtD)&gt;0;ISERROR(SEARCH(filtD;[$Data.$B489])));CHAR(142);[$Data.$B489])" office:value-type="boolean" office:boolean-value="false">
            <text:p>Err :504</text:p>
          </table:table-cell>
          <table:table-cell table:number-columns-repeated="1023"/>
        </table:table-row>
        <table:table-row table:style-name="ro2">
          <table:table-cell table:formula="of:=IF(AND(LEN(filtD)&gt;0;ISERROR(SEARCH(filtD;[$Data.$B490])));CHAR(142);[$Data.$B490])" office:value-type="boolean" office:boolean-value="false">
            <text:p>Err :504</text:p>
          </table:table-cell>
          <table:table-cell table:number-columns-repeated="1023"/>
        </table:table-row>
        <table:table-row table:style-name="ro2">
          <table:table-cell table:formula="of:=IF(AND(LEN(filtD)&gt;0;ISERROR(SEARCH(filtD;[$Data.$B491])));CHAR(142);[$Data.$B491])" office:value-type="boolean" office:boolean-value="false">
            <text:p>Err :504</text:p>
          </table:table-cell>
          <table:table-cell table:number-columns-repeated="1023"/>
        </table:table-row>
        <table:table-row table:style-name="ro2">
          <table:table-cell table:formula="of:=IF(AND(LEN(filtD)&gt;0;ISERROR(SEARCH(filtD;[$Data.$B492])));CHAR(142);[$Data.$B492])" office:value-type="boolean" office:boolean-value="false">
            <text:p>Err :504</text:p>
          </table:table-cell>
          <table:table-cell table:number-columns-repeated="1023"/>
        </table:table-row>
        <table:table-row table:style-name="ro2">
          <table:table-cell table:formula="of:=IF(AND(LEN(filtD)&gt;0;ISERROR(SEARCH(filtD;[$Data.$B493])));CHAR(142);[$Data.$B493])" office:value-type="boolean" office:boolean-value="false">
            <text:p>Err :504</text:p>
          </table:table-cell>
          <table:table-cell table:number-columns-repeated="1023"/>
        </table:table-row>
        <table:table-row table:style-name="ro2">
          <table:table-cell table:formula="of:=IF(AND(LEN(filtD)&gt;0;ISERROR(SEARCH(filtD;[$Data.$B494])));CHAR(142);[$Data.$B494])" office:value-type="boolean" office:boolean-value="false">
            <text:p>Err :504</text:p>
          </table:table-cell>
          <table:table-cell table:number-columns-repeated="1023"/>
        </table:table-row>
        <table:table-row table:style-name="ro2">
          <table:table-cell table:formula="of:=IF(AND(LEN(filtD)&gt;0;ISERROR(SEARCH(filtD;[$Data.$B495])));CHAR(142);[$Data.$B495])" office:value-type="boolean" office:boolean-value="false">
            <text:p>Err :504</text:p>
          </table:table-cell>
          <table:table-cell table:number-columns-repeated="1023"/>
        </table:table-row>
        <table:table-row table:style-name="ro2">
          <table:table-cell table:formula="of:=IF(AND(LEN(filtD)&gt;0;ISERROR(SEARCH(filtD;[$Data.$B496])));CHAR(142);[$Data.$B496])" office:value-type="boolean" office:boolean-value="false">
            <text:p>Err :504</text:p>
          </table:table-cell>
          <table:table-cell table:number-columns-repeated="1023"/>
        </table:table-row>
        <table:table-row table:style-name="ro2">
          <table:table-cell table:formula="of:=IF(AND(LEN(filtD)&gt;0;ISERROR(SEARCH(filtD;[$Data.$B497])));CHAR(142);[$Data.$B497])" office:value-type="boolean" office:boolean-value="false">
            <text:p>Err :504</text:p>
          </table:table-cell>
          <table:table-cell table:number-columns-repeated="1023"/>
        </table:table-row>
        <table:table-row table:style-name="ro2">
          <table:table-cell table:formula="of:=IF(AND(LEN(filtD)&gt;0;ISERROR(SEARCH(filtD;[$Data.$B498])));CHAR(142);[$Data.$B498])" office:value-type="boolean" office:boolean-value="false">
            <text:p>Err :504</text:p>
          </table:table-cell>
          <table:table-cell table:number-columns-repeated="1023"/>
        </table:table-row>
        <table:table-row table:style-name="ro2">
          <table:table-cell table:formula="of:=IF(AND(LEN(filtD)&gt;0;ISERROR(SEARCH(filtD;[$Data.$B499])));CHAR(142);[$Data.$B499])" office:value-type="boolean" office:boolean-value="false">
            <text:p>Err :504</text:p>
          </table:table-cell>
          <table:table-cell table:number-columns-repeated="1023"/>
        </table:table-row>
        <table:table-row table:style-name="ro2">
          <table:table-cell table:formula="of:=IF(AND(LEN(filtD)&gt;0;ISERROR(SEARCH(filtD;[$Data.$B500])));CHAR(142);[$Data.$B500])" office:value-type="boolean" office:boolean-value="false">
            <text:p>Err :504</text:p>
          </table:table-cell>
          <table:table-cell table:number-columns-repeated="1023"/>
        </table:table-row>
        <table:table-row table:style-name="ro2">
          <table:table-cell table:formula="of:=IF(AND(LEN(filtD)&gt;0;ISERROR(SEARCH(filtD;[$Data.$B501])));CHAR(142);[$Data.$B501])" office:value-type="boolean" office:boolean-value="false">
            <text:p>Err :504</text:p>
          </table:table-cell>
          <table:table-cell table:number-columns-repeated="1023"/>
        </table:table-row>
        <table:table-row table:style-name="ro2">
          <table:table-cell table:formula="of:=IF(AND(LEN(filtD)&gt;0;ISERROR(SEARCH(filtD;[$Data.$B502])));CHAR(142);[$Data.$B502])" office:value-type="boolean" office:boolean-value="false">
            <text:p>Err :504</text:p>
          </table:table-cell>
          <table:table-cell table:number-columns-repeated="1023"/>
        </table:table-row>
        <table:table-row table:style-name="ro2">
          <table:table-cell table:formula="of:=IF(AND(LEN(filtD)&gt;0;ISERROR(SEARCH(filtD;[$Data.$B503])));CHAR(142);[$Data.$B503])" office:value-type="boolean" office:boolean-value="false">
            <text:p>Err :504</text:p>
          </table:table-cell>
          <table:table-cell table:number-columns-repeated="1023"/>
        </table:table-row>
        <table:table-row table:style-name="ro2">
          <table:table-cell table:formula="of:=IF(AND(LEN(filtD)&gt;0;ISERROR(SEARCH(filtD;[$Data.$B504])));CHAR(142);[$Data.$B504])" office:value-type="boolean" office:boolean-value="false">
            <text:p>Err :504</text:p>
          </table:table-cell>
          <table:table-cell table:number-columns-repeated="1023"/>
        </table:table-row>
        <table:table-row table:style-name="ro2">
          <table:table-cell table:formula="of:=IF(AND(LEN(filtD)&gt;0;ISERROR(SEARCH(filtD;[$Data.$B505])));CHAR(142);[$Data.$B505])" office:value-type="boolean" office:boolean-value="false">
            <text:p>Err :504</text:p>
          </table:table-cell>
          <table:table-cell table:number-columns-repeated="1023"/>
        </table:table-row>
        <table:table-row table:style-name="ro2">
          <table:table-cell table:formula="of:=IF(AND(LEN(filtD)&gt;0;ISERROR(SEARCH(filtD;[$Data.$B506])));CHAR(142);[$Data.$B506])" office:value-type="boolean" office:boolean-value="false">
            <text:p>Err :504</text:p>
          </table:table-cell>
          <table:table-cell table:number-columns-repeated="1023"/>
        </table:table-row>
        <table:table-row table:style-name="ro2">
          <table:table-cell table:formula="of:=IF(AND(LEN(filtD)&gt;0;ISERROR(SEARCH(filtD;[$Data.$B507])));CHAR(142);[$Data.$B507])" office:value-type="boolean" office:boolean-value="false">
            <text:p>Err :504</text:p>
          </table:table-cell>
          <table:table-cell table:number-columns-repeated="1023"/>
        </table:table-row>
        <table:table-row table:style-name="ro2">
          <table:table-cell table:formula="of:=IF(AND(LEN(filtD)&gt;0;ISERROR(SEARCH(filtD;[$Data.$B508])));CHAR(142);[$Data.$B508])" office:value-type="boolean" office:boolean-value="false">
            <text:p>Err :504</text:p>
          </table:table-cell>
          <table:table-cell table:number-columns-repeated="1023"/>
        </table:table-row>
        <table:table-row table:style-name="ro2">
          <table:table-cell table:formula="of:=IF(AND(LEN(filtD)&gt;0;ISERROR(SEARCH(filtD;[$Data.$B509])));CHAR(142);[$Data.$B509])" office:value-type="boolean" office:boolean-value="false">
            <text:p>Err :504</text:p>
          </table:table-cell>
          <table:table-cell table:number-columns-repeated="1023"/>
        </table:table-row>
        <table:table-row table:style-name="ro2">
          <table:table-cell table:formula="of:=IF(AND(LEN(filtD)&gt;0;ISERROR(SEARCH(filtD;[$Data.$B510])));CHAR(142);[$Data.$B510])" office:value-type="boolean" office:boolean-value="false">
            <text:p>Err :504</text:p>
          </table:table-cell>
          <table:table-cell table:number-columns-repeated="1023"/>
        </table:table-row>
        <table:table-row table:style-name="ro2">
          <table:table-cell table:formula="of:=IF(AND(LEN(filtD)&gt;0;ISERROR(SEARCH(filtD;[$Data.$B511])));CHAR(142);[$Data.$B511])" office:value-type="boolean" office:boolean-value="false">
            <text:p>Err :504</text:p>
          </table:table-cell>
          <table:table-cell table:number-columns-repeated="1023"/>
        </table:table-row>
        <table:table-row table:style-name="ro2">
          <table:table-cell table:formula="of:=IF(AND(LEN(filtD)&gt;0;ISERROR(SEARCH(filtD;[$Data.$B512])));CHAR(142);[$Data.$B512])" office:value-type="boolean" office:boolean-value="false">
            <text:p>Err :504</text:p>
          </table:table-cell>
          <table:table-cell table:number-columns-repeated="1023"/>
        </table:table-row>
        <table:table-row table:style-name="ro2">
          <table:table-cell table:formula="of:=IF(AND(LEN(filtD)&gt;0;ISERROR(SEARCH(filtD;[$Data.$B513])));CHAR(142);[$Data.$B513])" office:value-type="boolean" office:boolean-value="false">
            <text:p>Err :504</text:p>
          </table:table-cell>
          <table:table-cell table:number-columns-repeated="1023"/>
        </table:table-row>
        <table:table-row table:style-name="ro2">
          <table:table-cell table:formula="of:=IF(AND(LEN(filtD)&gt;0;ISERROR(SEARCH(filtD;[$Data.$B514])));CHAR(142);[$Data.$B514])" office:value-type="boolean" office:boolean-value="false">
            <text:p>Err :504</text:p>
          </table:table-cell>
          <table:table-cell table:number-columns-repeated="1023"/>
        </table:table-row>
        <table:table-row table:style-name="ro2">
          <table:table-cell table:formula="of:=IF(AND(LEN(filtD)&gt;0;ISERROR(SEARCH(filtD;[$Data.$B515])));CHAR(142);[$Data.$B515])" office:value-type="boolean" office:boolean-value="false">
            <text:p>Err :504</text:p>
          </table:table-cell>
          <table:table-cell table:number-columns-repeated="1023"/>
        </table:table-row>
        <table:table-row table:style-name="ro2">
          <table:table-cell table:formula="of:=IF(AND(LEN(filtD)&gt;0;ISERROR(SEARCH(filtD;[$Data.$B516])));CHAR(142);[$Data.$B516])" office:value-type="boolean" office:boolean-value="false">
            <text:p>Err :504</text:p>
          </table:table-cell>
          <table:table-cell table:number-columns-repeated="1023"/>
        </table:table-row>
        <table:table-row table:style-name="ro2">
          <table:table-cell table:formula="of:=IF(AND(LEN(filtD)&gt;0;ISERROR(SEARCH(filtD;[$Data.$B517])));CHAR(142);[$Data.$B517])" office:value-type="boolean" office:boolean-value="false">
            <text:p>Err :504</text:p>
          </table:table-cell>
          <table:table-cell table:number-columns-repeated="1023"/>
        </table:table-row>
        <table:table-row table:style-name="ro2">
          <table:table-cell table:formula="of:=IF(AND(LEN(filtD)&gt;0;ISERROR(SEARCH(filtD;[$Data.$B518])));CHAR(142);[$Data.$B518])" office:value-type="boolean" office:boolean-value="false">
            <text:p>Err :504</text:p>
          </table:table-cell>
          <table:table-cell table:number-columns-repeated="1023"/>
        </table:table-row>
        <table:table-row table:style-name="ro2">
          <table:table-cell table:formula="of:=IF(AND(LEN(filtD)&gt;0;ISERROR(SEARCH(filtD;[$Data.$B519])));CHAR(142);[$Data.$B519])" office:value-type="boolean" office:boolean-value="false">
            <text:p>Err :504</text:p>
          </table:table-cell>
          <table:table-cell table:number-columns-repeated="1023"/>
        </table:table-row>
        <table:table-row table:style-name="ro2">
          <table:table-cell table:formula="of:=IF(AND(LEN(filtD)&gt;0;ISERROR(SEARCH(filtD;[$Data.$B520])));CHAR(142);[$Data.$B520])" office:value-type="boolean" office:boolean-value="false">
            <text:p>Err :504</text:p>
          </table:table-cell>
          <table:table-cell table:number-columns-repeated="1023"/>
        </table:table-row>
        <table:table-row table:style-name="ro2">
          <table:table-cell table:formula="of:=IF(AND(LEN(filtD)&gt;0;ISERROR(SEARCH(filtD;[$Data.$B521])));CHAR(142);[$Data.$B521])" office:value-type="boolean" office:boolean-value="false">
            <text:p>Err :504</text:p>
          </table:table-cell>
          <table:table-cell table:number-columns-repeated="1023"/>
        </table:table-row>
        <table:table-row table:style-name="ro2">
          <table:table-cell table:formula="of:=IF(AND(LEN(filtD)&gt;0;ISERROR(SEARCH(filtD;[$Data.$B522])));CHAR(142);[$Data.$B522])" office:value-type="boolean" office:boolean-value="false">
            <text:p>Err :504</text:p>
          </table:table-cell>
          <table:table-cell table:number-columns-repeated="1023"/>
        </table:table-row>
        <table:table-row table:style-name="ro2">
          <table:table-cell table:formula="of:=IF(AND(LEN(filtD)&gt;0;ISERROR(SEARCH(filtD;[$Data.$B523])));CHAR(142);[$Data.$B523])" office:value-type="boolean" office:boolean-value="false">
            <text:p>Err :504</text:p>
          </table:table-cell>
          <table:table-cell table:number-columns-repeated="1023"/>
        </table:table-row>
        <table:table-row table:style-name="ro2">
          <table:table-cell table:formula="of:=IF(AND(LEN(filtD)&gt;0;ISERROR(SEARCH(filtD;[$Data.$B524])));CHAR(142);[$Data.$B524])" office:value-type="boolean" office:boolean-value="false">
            <text:p>Err :504</text:p>
          </table:table-cell>
          <table:table-cell table:number-columns-repeated="1023"/>
        </table:table-row>
        <table:table-row table:style-name="ro2">
          <table:table-cell table:formula="of:=IF(AND(LEN(filtD)&gt;0;ISERROR(SEARCH(filtD;[$Data.$B525])));CHAR(142);[$Data.$B525])" office:value-type="boolean" office:boolean-value="false">
            <text:p>Err :504</text:p>
          </table:table-cell>
          <table:table-cell table:number-columns-repeated="1023"/>
        </table:table-row>
        <table:table-row table:style-name="ro2">
          <table:table-cell table:formula="of:=IF(AND(LEN(filtD)&gt;0;ISERROR(SEARCH(filtD;[$Data.$B526])));CHAR(142);[$Data.$B526])" office:value-type="boolean" office:boolean-value="false">
            <text:p>Err :504</text:p>
          </table:table-cell>
          <table:table-cell table:number-columns-repeated="1023"/>
        </table:table-row>
        <table:table-row table:style-name="ro2">
          <table:table-cell table:formula="of:=IF(AND(LEN(filtD)&gt;0;ISERROR(SEARCH(filtD;[$Data.$B527])));CHAR(142);[$Data.$B527])" office:value-type="boolean" office:boolean-value="false">
            <text:p>Err :504</text:p>
          </table:table-cell>
          <table:table-cell table:number-columns-repeated="1023"/>
        </table:table-row>
        <table:table-row table:style-name="ro2">
          <table:table-cell table:formula="of:=IF(AND(LEN(filtD)&gt;0;ISERROR(SEARCH(filtD;[$Data.$B528])));CHAR(142);[$Data.$B528])" office:value-type="boolean" office:boolean-value="false">
            <text:p>Err :504</text:p>
          </table:table-cell>
          <table:table-cell table:number-columns-repeated="1023"/>
        </table:table-row>
        <table:table-row table:style-name="ro2">
          <table:table-cell table:formula="of:=IF(AND(LEN(filtD)&gt;0;ISERROR(SEARCH(filtD;[$Data.$B529])));CHAR(142);[$Data.$B529])" office:value-type="boolean" office:boolean-value="false">
            <text:p>Err :504</text:p>
          </table:table-cell>
          <table:table-cell table:number-columns-repeated="1023"/>
        </table:table-row>
        <table:table-row table:style-name="ro2">
          <table:table-cell table:formula="of:=IF(AND(LEN(filtD)&gt;0;ISERROR(SEARCH(filtD;[$Data.$B530])));CHAR(142);[$Data.$B530])" office:value-type="boolean" office:boolean-value="false">
            <text:p>Err :504</text:p>
          </table:table-cell>
          <table:table-cell table:number-columns-repeated="1023"/>
        </table:table-row>
        <table:table-row table:style-name="ro2">
          <table:table-cell table:formula="of:=IF(AND(LEN(filtD)&gt;0;ISERROR(SEARCH(filtD;[$Data.$B531])));CHAR(142);[$Data.$B531])" office:value-type="boolean" office:boolean-value="false">
            <text:p>Err :504</text:p>
          </table:table-cell>
          <table:table-cell table:number-columns-repeated="1023"/>
        </table:table-row>
        <table:table-row table:style-name="ro2">
          <table:table-cell table:formula="of:=IF(AND(LEN(filtD)&gt;0;ISERROR(SEARCH(filtD;[$Data.$B532])));CHAR(142);[$Data.$B532])" office:value-type="boolean" office:boolean-value="false">
            <text:p>Err :504</text:p>
          </table:table-cell>
          <table:table-cell table:number-columns-repeated="1023"/>
        </table:table-row>
        <table:table-row table:style-name="ro2">
          <table:table-cell table:formula="of:=IF(AND(LEN(filtD)&gt;0;ISERROR(SEARCH(filtD;[$Data.$B533])));CHAR(142);[$Data.$B533])" office:value-type="boolean" office:boolean-value="false">
            <text:p>Err :504</text:p>
          </table:table-cell>
          <table:table-cell table:number-columns-repeated="1023"/>
        </table:table-row>
        <table:table-row table:style-name="ro2">
          <table:table-cell table:formula="of:=IF(AND(LEN(filtD)&gt;0;ISERROR(SEARCH(filtD;[$Data.$B534])));CHAR(142);[$Data.$B534])" office:value-type="boolean" office:boolean-value="false">
            <text:p>Err :504</text:p>
          </table:table-cell>
          <table:table-cell table:number-columns-repeated="1023"/>
        </table:table-row>
        <table:table-row table:style-name="ro2">
          <table:table-cell table:formula="of:=IF(AND(LEN(filtD)&gt;0;ISERROR(SEARCH(filtD;[$Data.$B535])));CHAR(142);[$Data.$B535])" office:value-type="boolean" office:boolean-value="false">
            <text:p>Err :504</text:p>
          </table:table-cell>
          <table:table-cell table:number-columns-repeated="1023"/>
        </table:table-row>
        <table:table-row table:style-name="ro2">
          <table:table-cell table:formula="of:=IF(AND(LEN(filtD)&gt;0;ISERROR(SEARCH(filtD;[$Data.$B536])));CHAR(142);[$Data.$B536])" office:value-type="boolean" office:boolean-value="false">
            <text:p>Err :504</text:p>
          </table:table-cell>
          <table:table-cell table:number-columns-repeated="1023"/>
        </table:table-row>
        <table:table-row table:style-name="ro2">
          <table:table-cell table:formula="of:=IF(AND(LEN(filtD)&gt;0;ISERROR(SEARCH(filtD;[$Data.$B537])));CHAR(142);[$Data.$B537])" office:value-type="boolean" office:boolean-value="false">
            <text:p>Err :504</text:p>
          </table:table-cell>
          <table:table-cell table:number-columns-repeated="1023"/>
        </table:table-row>
        <table:table-row table:style-name="ro2">
          <table:table-cell table:formula="of:=IF(AND(LEN(filtD)&gt;0;ISERROR(SEARCH(filtD;[$Data.$B538])));CHAR(142);[$Data.$B538])" office:value-type="boolean" office:boolean-value="false">
            <text:p>Err :504</text:p>
          </table:table-cell>
          <table:table-cell table:number-columns-repeated="1023"/>
        </table:table-row>
        <table:table-row table:style-name="ro2">
          <table:table-cell table:formula="of:=IF(AND(LEN(filtD)&gt;0;ISERROR(SEARCH(filtD;[$Data.$B539])));CHAR(142);[$Data.$B539])" office:value-type="boolean" office:boolean-value="false">
            <text:p>Err :504</text:p>
          </table:table-cell>
          <table:table-cell table:number-columns-repeated="1023"/>
        </table:table-row>
        <table:table-row table:style-name="ro2">
          <table:table-cell table:formula="of:=IF(AND(LEN(filtD)&gt;0;ISERROR(SEARCH(filtD;[$Data.$B540])));CHAR(142);[$Data.$B540])" office:value-type="boolean" office:boolean-value="false">
            <text:p>Err :504</text:p>
          </table:table-cell>
          <table:table-cell table:number-columns-repeated="1023"/>
        </table:table-row>
        <table:table-row table:style-name="ro2">
          <table:table-cell table:formula="of:=IF(AND(LEN(filtD)&gt;0;ISERROR(SEARCH(filtD;[$Data.$B541])));CHAR(142);[$Data.$B541])" office:value-type="boolean" office:boolean-value="false">
            <text:p>Err :504</text:p>
          </table:table-cell>
          <table:table-cell table:number-columns-repeated="1023"/>
        </table:table-row>
        <table:table-row table:style-name="ro2">
          <table:table-cell table:formula="of:=IF(AND(LEN(filtD)&gt;0;ISERROR(SEARCH(filtD;[$Data.$B542])));CHAR(142);[$Data.$B542])" office:value-type="boolean" office:boolean-value="false">
            <text:p>Err :504</text:p>
          </table:table-cell>
          <table:table-cell table:number-columns-repeated="1023"/>
        </table:table-row>
        <table:table-row table:style-name="ro2">
          <table:table-cell table:formula="of:=IF(AND(LEN(filtD)&gt;0;ISERROR(SEARCH(filtD;[$Data.$B543])));CHAR(142);[$Data.$B543])" office:value-type="boolean" office:boolean-value="false">
            <text:p>Err :504</text:p>
          </table:table-cell>
          <table:table-cell table:number-columns-repeated="1023"/>
        </table:table-row>
        <table:table-row table:style-name="ro2">
          <table:table-cell table:formula="of:=IF(AND(LEN(filtD)&gt;0;ISERROR(SEARCH(filtD;[$Data.$B544])));CHAR(142);[$Data.$B544])" office:value-type="boolean" office:boolean-value="false">
            <text:p>Err :504</text:p>
          </table:table-cell>
          <table:table-cell table:number-columns-repeated="1023"/>
        </table:table-row>
        <table:table-row table:style-name="ro2">
          <table:table-cell table:formula="of:=IF(AND(LEN(filtD)&gt;0;ISERROR(SEARCH(filtD;[$Data.$B545])));CHAR(142);[$Data.$B545])" office:value-type="boolean" office:boolean-value="false">
            <text:p>Err :504</text:p>
          </table:table-cell>
          <table:table-cell table:number-columns-repeated="1023"/>
        </table:table-row>
        <table:table-row table:style-name="ro2">
          <table:table-cell table:formula="of:=IF(AND(LEN(filtD)&gt;0;ISERROR(SEARCH(filtD;[$Data.$B546])));CHAR(142);[$Data.$B546])" office:value-type="boolean" office:boolean-value="false">
            <text:p>Err :504</text:p>
          </table:table-cell>
          <table:table-cell table:number-columns-repeated="1023"/>
        </table:table-row>
        <table:table-row table:style-name="ro2">
          <table:table-cell table:formula="of:=IF(AND(LEN(filtD)&gt;0;ISERROR(SEARCH(filtD;[$Data.$B547])));CHAR(142);[$Data.$B547])" office:value-type="boolean" office:boolean-value="false">
            <text:p>Err :504</text:p>
          </table:table-cell>
          <table:table-cell table:number-columns-repeated="1023"/>
        </table:table-row>
        <table:table-row table:style-name="ro2">
          <table:table-cell table:formula="of:=IF(AND(LEN(filtD)&gt;0;ISERROR(SEARCH(filtD;[$Data.$B548])));CHAR(142);[$Data.$B548])" office:value-type="boolean" office:boolean-value="false">
            <text:p>Err :504</text:p>
          </table:table-cell>
          <table:table-cell table:number-columns-repeated="1023"/>
        </table:table-row>
        <table:table-row table:style-name="ro2">
          <table:table-cell table:formula="of:=IF(AND(LEN(filtD)&gt;0;ISERROR(SEARCH(filtD;[$Data.$B549])));CHAR(142);[$Data.$B549])" office:value-type="boolean" office:boolean-value="false">
            <text:p>Err :504</text:p>
          </table:table-cell>
          <table:table-cell table:number-columns-repeated="1023"/>
        </table:table-row>
        <table:table-row table:style-name="ro2">
          <table:table-cell table:formula="of:=IF(AND(LEN(filtD)&gt;0;ISERROR(SEARCH(filtD;[$Data.$B550])));CHAR(142);[$Data.$B550])" office:value-type="boolean" office:boolean-value="false">
            <text:p>Err :504</text:p>
          </table:table-cell>
          <table:table-cell table:number-columns-repeated="1023"/>
        </table:table-row>
        <table:table-row table:style-name="ro2">
          <table:table-cell table:formula="of:=IF(AND(LEN(filtD)&gt;0;ISERROR(SEARCH(filtD;[$Data.$B551])));CHAR(142);[$Data.$B551])" office:value-type="boolean" office:boolean-value="false">
            <text:p>Err :504</text:p>
          </table:table-cell>
          <table:table-cell table:number-columns-repeated="1023"/>
        </table:table-row>
        <table:table-row table:style-name="ro2">
          <table:table-cell table:formula="of:=IF(AND(LEN(filtD)&gt;0;ISERROR(SEARCH(filtD;[$Data.$B552])));CHAR(142);[$Data.$B552])" office:value-type="boolean" office:boolean-value="false">
            <text:p>Err :504</text:p>
          </table:table-cell>
          <table:table-cell table:number-columns-repeated="1023"/>
        </table:table-row>
        <table:table-row table:style-name="ro2">
          <table:table-cell table:formula="of:=IF(AND(LEN(filtD)&gt;0;ISERROR(SEARCH(filtD;[$Data.$B553])));CHAR(142);[$Data.$B553])" office:value-type="boolean" office:boolean-value="false">
            <text:p>Err :504</text:p>
          </table:table-cell>
          <table:table-cell table:number-columns-repeated="1023"/>
        </table:table-row>
        <table:table-row table:style-name="ro2">
          <table:table-cell table:formula="of:=IF(AND(LEN(filtD)&gt;0;ISERROR(SEARCH(filtD;[$Data.$B554])));CHAR(142);[$Data.$B554])" office:value-type="boolean" office:boolean-value="false">
            <text:p>Err :504</text:p>
          </table:table-cell>
          <table:table-cell table:number-columns-repeated="1023"/>
        </table:table-row>
        <table:table-row table:style-name="ro2">
          <table:table-cell table:formula="of:=IF(AND(LEN(filtD)&gt;0;ISERROR(SEARCH(filtD;[$Data.$B555])));CHAR(142);[$Data.$B555])" office:value-type="boolean" office:boolean-value="false">
            <text:p>Err :504</text:p>
          </table:table-cell>
          <table:table-cell table:number-columns-repeated="1023"/>
        </table:table-row>
        <table:table-row table:style-name="ro2">
          <table:table-cell table:formula="of:=IF(AND(LEN(filtD)&gt;0;ISERROR(SEARCH(filtD;[$Data.$B556])));CHAR(142);[$Data.$B556])" office:value-type="boolean" office:boolean-value="false">
            <text:p>Err :504</text:p>
          </table:table-cell>
          <table:table-cell table:number-columns-repeated="1023"/>
        </table:table-row>
        <table:table-row table:style-name="ro2">
          <table:table-cell table:formula="of:=IF(AND(LEN(filtD)&gt;0;ISERROR(SEARCH(filtD;[$Data.$B557])));CHAR(142);[$Data.$B557])" office:value-type="boolean" office:boolean-value="false">
            <text:p>Err :504</text:p>
          </table:table-cell>
          <table:table-cell table:number-columns-repeated="1023"/>
        </table:table-row>
        <table:table-row table:style-name="ro2">
          <table:table-cell table:formula="of:=IF(AND(LEN(filtD)&gt;0;ISERROR(SEARCH(filtD;[$Data.$B558])));CHAR(142);[$Data.$B558])" office:value-type="boolean" office:boolean-value="false">
            <text:p>Err :504</text:p>
          </table:table-cell>
          <table:table-cell table:number-columns-repeated="1023"/>
        </table:table-row>
        <table:table-row table:style-name="ro2">
          <table:table-cell table:formula="of:=IF(AND(LEN(filtD)&gt;0;ISERROR(SEARCH(filtD;[$Data.$B559])));CHAR(142);[$Data.$B559])" office:value-type="boolean" office:boolean-value="false">
            <text:p>Err :504</text:p>
          </table:table-cell>
          <table:table-cell table:number-columns-repeated="1023"/>
        </table:table-row>
        <table:table-row table:style-name="ro2">
          <table:table-cell table:formula="of:=IF(AND(LEN(filtD)&gt;0;ISERROR(SEARCH(filtD;[$Data.$B560])));CHAR(142);[$Data.$B560])" office:value-type="boolean" office:boolean-value="false">
            <text:p>Err :504</text:p>
          </table:table-cell>
          <table:table-cell table:number-columns-repeated="1023"/>
        </table:table-row>
        <table:table-row table:style-name="ro2">
          <table:table-cell table:formula="of:=IF(AND(LEN(filtD)&gt;0;ISERROR(SEARCH(filtD;[$Data.$B561])));CHAR(142);[$Data.$B561])" office:value-type="boolean" office:boolean-value="false">
            <text:p>Err :504</text:p>
          </table:table-cell>
          <table:table-cell table:number-columns-repeated="1023"/>
        </table:table-row>
        <table:table-row table:style-name="ro2">
          <table:table-cell table:formula="of:=IF(AND(LEN(filtD)&gt;0;ISERROR(SEARCH(filtD;[$Data.$B562])));CHAR(142);[$Data.$B562])" office:value-type="boolean" office:boolean-value="false">
            <text:p>Err :504</text:p>
          </table:table-cell>
          <table:table-cell table:number-columns-repeated="1023"/>
        </table:table-row>
        <table:table-row table:style-name="ro2">
          <table:table-cell table:formula="of:=IF(AND(LEN(filtD)&gt;0;ISERROR(SEARCH(filtD;[$Data.$B563])));CHAR(142);[$Data.$B563])" office:value-type="boolean" office:boolean-value="false">
            <text:p>Err :504</text:p>
          </table:table-cell>
          <table:table-cell table:number-columns-repeated="1023"/>
        </table:table-row>
        <table:table-row table:style-name="ro2">
          <table:table-cell table:formula="of:=IF(AND(LEN(filtD)&gt;0;ISERROR(SEARCH(filtD;[$Data.$B564])));CHAR(142);[$Data.$B564])" office:value-type="boolean" office:boolean-value="false">
            <text:p>Err :504</text:p>
          </table:table-cell>
          <table:table-cell table:number-columns-repeated="1023"/>
        </table:table-row>
        <table:table-row table:style-name="ro2">
          <table:table-cell table:formula="of:=IF(AND(LEN(filtD)&gt;0;ISERROR(SEARCH(filtD;[$Data.$B565])));CHAR(142);[$Data.$B565])" office:value-type="boolean" office:boolean-value="false">
            <text:p>Err :504</text:p>
          </table:table-cell>
          <table:table-cell table:number-columns-repeated="1023"/>
        </table:table-row>
        <table:table-row table:style-name="ro2">
          <table:table-cell table:formula="of:=IF(AND(LEN(filtD)&gt;0;ISERROR(SEARCH(filtD;[$Data.$B566])));CHAR(142);[$Data.$B566])" office:value-type="boolean" office:boolean-value="false">
            <text:p>Err :504</text:p>
          </table:table-cell>
          <table:table-cell table:number-columns-repeated="1023"/>
        </table:table-row>
        <table:table-row table:style-name="ro2">
          <table:table-cell table:formula="of:=IF(AND(LEN(filtD)&gt;0;ISERROR(SEARCH(filtD;[$Data.$B567])));CHAR(142);[$Data.$B567])" office:value-type="boolean" office:boolean-value="false">
            <text:p>Err :504</text:p>
          </table:table-cell>
          <table:table-cell table:number-columns-repeated="1023"/>
        </table:table-row>
        <table:table-row table:style-name="ro2">
          <table:table-cell table:formula="of:=IF(AND(LEN(filtD)&gt;0;ISERROR(SEARCH(filtD;[$Data.$B568])));CHAR(142);[$Data.$B568])" office:value-type="boolean" office:boolean-value="false">
            <text:p>Err :504</text:p>
          </table:table-cell>
          <table:table-cell table:number-columns-repeated="1023"/>
        </table:table-row>
        <table:table-row table:style-name="ro2">
          <table:table-cell table:formula="of:=IF(AND(LEN(filtD)&gt;0;ISERROR(SEARCH(filtD;[$Data.$B569])));CHAR(142);[$Data.$B569])" office:value-type="boolean" office:boolean-value="false">
            <text:p>Err :504</text:p>
          </table:table-cell>
          <table:table-cell table:number-columns-repeated="1023"/>
        </table:table-row>
        <table:table-row table:style-name="ro2">
          <table:table-cell table:formula="of:=IF(AND(LEN(filtD)&gt;0;ISERROR(SEARCH(filtD;[$Data.$B570])));CHAR(142);[$Data.$B570])" office:value-type="boolean" office:boolean-value="false">
            <text:p>Err :504</text:p>
          </table:table-cell>
          <table:table-cell table:number-columns-repeated="1023"/>
        </table:table-row>
        <table:table-row table:style-name="ro2">
          <table:table-cell table:formula="of:=IF(AND(LEN(filtD)&gt;0;ISERROR(SEARCH(filtD;[$Data.$B571])));CHAR(142);[$Data.$B571])" office:value-type="boolean" office:boolean-value="false">
            <text:p>Err :504</text:p>
          </table:table-cell>
          <table:table-cell table:number-columns-repeated="1023"/>
        </table:table-row>
        <table:table-row table:style-name="ro2">
          <table:table-cell table:formula="of:=IF(AND(LEN(filtD)&gt;0;ISERROR(SEARCH(filtD;[$Data.$B572])));CHAR(142);[$Data.$B572])" office:value-type="boolean" office:boolean-value="false">
            <text:p>Err :504</text:p>
          </table:table-cell>
          <table:table-cell table:number-columns-repeated="1023"/>
        </table:table-row>
        <table:table-row table:style-name="ro2">
          <table:table-cell table:formula="of:=IF(AND(LEN(filtD)&gt;0;ISERROR(SEARCH(filtD;[$Data.$B573])));CHAR(142);[$Data.$B573])" office:value-type="boolean" office:boolean-value="false">
            <text:p>Err :504</text:p>
          </table:table-cell>
          <table:table-cell table:number-columns-repeated="1023"/>
        </table:table-row>
        <table:table-row table:style-name="ro2">
          <table:table-cell table:formula="of:=IF(AND(LEN(filtD)&gt;0;ISERROR(SEARCH(filtD;[$Data.$B574])));CHAR(142);[$Data.$B574])" office:value-type="boolean" office:boolean-value="false">
            <text:p>Err :504</text:p>
          </table:table-cell>
          <table:table-cell table:number-columns-repeated="1023"/>
        </table:table-row>
        <table:table-row table:style-name="ro2">
          <table:table-cell table:formula="of:=IF(AND(LEN(filtD)&gt;0;ISERROR(SEARCH(filtD;[$Data.$B575])));CHAR(142);[$Data.$B575])" office:value-type="boolean" office:boolean-value="false">
            <text:p>Err :504</text:p>
          </table:table-cell>
          <table:table-cell table:number-columns-repeated="1023"/>
        </table:table-row>
        <table:table-row table:style-name="ro2">
          <table:table-cell table:formula="of:=IF(AND(LEN(filtD)&gt;0;ISERROR(SEARCH(filtD;[$Data.$B576])));CHAR(142);[$Data.$B576])" office:value-type="boolean" office:boolean-value="false">
            <text:p>Err :504</text:p>
          </table:table-cell>
          <table:table-cell table:number-columns-repeated="1023"/>
        </table:table-row>
        <table:table-row table:style-name="ro2">
          <table:table-cell table:formula="of:=IF(AND(LEN(filtD)&gt;0;ISERROR(SEARCH(filtD;[$Data.$B577])));CHAR(142);[$Data.$B577])" office:value-type="boolean" office:boolean-value="false">
            <text:p>Err :504</text:p>
          </table:table-cell>
          <table:table-cell table:number-columns-repeated="1023"/>
        </table:table-row>
        <table:table-row table:style-name="ro2">
          <table:table-cell table:formula="of:=IF(AND(LEN(filtD)&gt;0;ISERROR(SEARCH(filtD;[$Data.$B578])));CHAR(142);[$Data.$B578])" office:value-type="boolean" office:boolean-value="false">
            <text:p>Err :504</text:p>
          </table:table-cell>
          <table:table-cell table:number-columns-repeated="1023"/>
        </table:table-row>
        <table:table-row table:style-name="ro2">
          <table:table-cell table:formula="of:=IF(AND(LEN(filtD)&gt;0;ISERROR(SEARCH(filtD;[$Data.$B579])));CHAR(142);[$Data.$B579])" office:value-type="boolean" office:boolean-value="false">
            <text:p>Err :504</text:p>
          </table:table-cell>
          <table:table-cell table:number-columns-repeated="1023"/>
        </table:table-row>
        <table:table-row table:style-name="ro2">
          <table:table-cell table:formula="of:=IF(AND(LEN(filtD)&gt;0;ISERROR(SEARCH(filtD;[$Data.$B580])));CHAR(142);[$Data.$B580])" office:value-type="boolean" office:boolean-value="false">
            <text:p>Err :504</text:p>
          </table:table-cell>
          <table:table-cell table:number-columns-repeated="1023"/>
        </table:table-row>
        <table:table-row table:style-name="ro2">
          <table:table-cell table:formula="of:=IF(AND(LEN(filtD)&gt;0;ISERROR(SEARCH(filtD;[$Data.$B581])));CHAR(142);[$Data.$B581])" office:value-type="boolean" office:boolean-value="false">
            <text:p>Err :504</text:p>
          </table:table-cell>
          <table:table-cell table:number-columns-repeated="1023"/>
        </table:table-row>
        <table:table-row table:style-name="ro2">
          <table:table-cell table:formula="of:=IF(AND(LEN(filtD)&gt;0;ISERROR(SEARCH(filtD;[$Data.$B582])));CHAR(142);[$Data.$B582])" office:value-type="boolean" office:boolean-value="false">
            <text:p>Err :504</text:p>
          </table:table-cell>
          <table:table-cell table:number-columns-repeated="1023"/>
        </table:table-row>
        <table:table-row table:style-name="ro2">
          <table:table-cell table:formula="of:=IF(AND(LEN(filtD)&gt;0;ISERROR(SEARCH(filtD;[$Data.$B583])));CHAR(142);[$Data.$B583])" office:value-type="boolean" office:boolean-value="false">
            <text:p>Err :504</text:p>
          </table:table-cell>
          <table:table-cell table:number-columns-repeated="1023"/>
        </table:table-row>
        <table:table-row table:style-name="ro2">
          <table:table-cell table:formula="of:=IF(AND(LEN(filtD)&gt;0;ISERROR(SEARCH(filtD;[$Data.$B584])));CHAR(142);[$Data.$B584])" office:value-type="boolean" office:boolean-value="false">
            <text:p>Err :504</text:p>
          </table:table-cell>
          <table:table-cell table:number-columns-repeated="1023"/>
        </table:table-row>
        <table:table-row table:style-name="ro2">
          <table:table-cell table:formula="of:=IF(AND(LEN(filtD)&gt;0;ISERROR(SEARCH(filtD;[$Data.$B585])));CHAR(142);[$Data.$B585])" office:value-type="boolean" office:boolean-value="false">
            <text:p>Err :504</text:p>
          </table:table-cell>
          <table:table-cell table:number-columns-repeated="1023"/>
        </table:table-row>
        <table:table-row table:style-name="ro2">
          <table:table-cell table:formula="of:=IF(AND(LEN(filtD)&gt;0;ISERROR(SEARCH(filtD;[$Data.$B586])));CHAR(142);[$Data.$B586])" office:value-type="boolean" office:boolean-value="false">
            <text:p>Err :504</text:p>
          </table:table-cell>
          <table:table-cell table:number-columns-repeated="1023"/>
        </table:table-row>
        <table:table-row table:style-name="ro2">
          <table:table-cell table:formula="of:=IF(AND(LEN(filtD)&gt;0;ISERROR(SEARCH(filtD;[$Data.$B587])));CHAR(142);[$Data.$B587])" office:value-type="boolean" office:boolean-value="false">
            <text:p>Err :504</text:p>
          </table:table-cell>
          <table:table-cell table:number-columns-repeated="1023"/>
        </table:table-row>
        <table:table-row table:style-name="ro2">
          <table:table-cell table:formula="of:=IF(AND(LEN(filtD)&gt;0;ISERROR(SEARCH(filtD;[$Data.$B588])));CHAR(142);[$Data.$B588])" office:value-type="boolean" office:boolean-value="false">
            <text:p>Err :504</text:p>
          </table:table-cell>
          <table:table-cell table:number-columns-repeated="1023"/>
        </table:table-row>
        <table:table-row table:style-name="ro2">
          <table:table-cell table:formula="of:=IF(AND(LEN(filtD)&gt;0;ISERROR(SEARCH(filtD;[$Data.$B589])));CHAR(142);[$Data.$B589])" office:value-type="boolean" office:boolean-value="false">
            <text:p>Err :504</text:p>
          </table:table-cell>
          <table:table-cell table:number-columns-repeated="1023"/>
        </table:table-row>
        <table:table-row table:style-name="ro2">
          <table:table-cell table:formula="of:=IF(AND(LEN(filtD)&gt;0;ISERROR(SEARCH(filtD;[$Data.$B590])));CHAR(142);[$Data.$B590])" office:value-type="boolean" office:boolean-value="false">
            <text:p>Err :504</text:p>
          </table:table-cell>
          <table:table-cell table:number-columns-repeated="1023"/>
        </table:table-row>
        <table:table-row table:style-name="ro2">
          <table:table-cell table:formula="of:=IF(AND(LEN(filtD)&gt;0;ISERROR(SEARCH(filtD;[$Data.$B591])));CHAR(142);[$Data.$B591])" office:value-type="boolean" office:boolean-value="false">
            <text:p>Err :504</text:p>
          </table:table-cell>
          <table:table-cell table:number-columns-repeated="1023"/>
        </table:table-row>
        <table:table-row table:style-name="ro2">
          <table:table-cell table:formula="of:=IF(AND(LEN(filtD)&gt;0;ISERROR(SEARCH(filtD;[$Data.$B592])));CHAR(142);[$Data.$B592])" office:value-type="boolean" office:boolean-value="false">
            <text:p>Err :504</text:p>
          </table:table-cell>
          <table:table-cell table:number-columns-repeated="1023"/>
        </table:table-row>
        <table:table-row table:style-name="ro2">
          <table:table-cell table:formula="of:=IF(AND(LEN(filtD)&gt;0;ISERROR(SEARCH(filtD;[$Data.$B593])));CHAR(142);[$Data.$B593])" office:value-type="boolean" office:boolean-value="false">
            <text:p>Err :504</text:p>
          </table:table-cell>
          <table:table-cell table:number-columns-repeated="1023"/>
        </table:table-row>
        <table:table-row table:style-name="ro2">
          <table:table-cell table:formula="of:=IF(AND(LEN(filtD)&gt;0;ISERROR(SEARCH(filtD;[$Data.$B594])));CHAR(142);[$Data.$B594])" office:value-type="boolean" office:boolean-value="false">
            <text:p>Err :504</text:p>
          </table:table-cell>
          <table:table-cell table:number-columns-repeated="1023"/>
        </table:table-row>
        <table:table-row table:style-name="ro2">
          <table:table-cell table:formula="of:=IF(AND(LEN(filtD)&gt;0;ISERROR(SEARCH(filtD;[$Data.$B595])));CHAR(142);[$Data.$B595])" office:value-type="boolean" office:boolean-value="false">
            <text:p>Err :504</text:p>
          </table:table-cell>
          <table:table-cell table:number-columns-repeated="1023"/>
        </table:table-row>
        <table:table-row table:style-name="ro2">
          <table:table-cell table:formula="of:=IF(AND(LEN(filtD)&gt;0;ISERROR(SEARCH(filtD;[$Data.$B596])));CHAR(142);[$Data.$B596])" office:value-type="boolean" office:boolean-value="false">
            <text:p>Err :504</text:p>
          </table:table-cell>
          <table:table-cell table:number-columns-repeated="1023"/>
        </table:table-row>
        <table:table-row table:style-name="ro2">
          <table:table-cell table:formula="of:=IF(AND(LEN(filtD)&gt;0;ISERROR(SEARCH(filtD;[$Data.$B597])));CHAR(142);[$Data.$B597])" office:value-type="boolean" office:boolean-value="false">
            <text:p>Err :504</text:p>
          </table:table-cell>
          <table:table-cell table:number-columns-repeated="1023"/>
        </table:table-row>
        <table:table-row table:style-name="ro2">
          <table:table-cell table:formula="of:=IF(AND(LEN(filtD)&gt;0;ISERROR(SEARCH(filtD;[$Data.$B598])));CHAR(142);[$Data.$B598])" office:value-type="boolean" office:boolean-value="false">
            <text:p>Err :504</text:p>
          </table:table-cell>
          <table:table-cell table:number-columns-repeated="1023"/>
        </table:table-row>
        <table:table-row table:style-name="ro2">
          <table:table-cell table:formula="of:=IF(AND(LEN(filtD)&gt;0;ISERROR(SEARCH(filtD;[$Data.$B599])));CHAR(142);[$Data.$B599])" office:value-type="boolean" office:boolean-value="false">
            <text:p>Err :504</text:p>
          </table:table-cell>
          <table:table-cell table:number-columns-repeated="1023"/>
        </table:table-row>
        <table:table-row table:style-name="ro2">
          <table:table-cell table:formula="of:=IF(AND(LEN(filtD)&gt;0;ISERROR(SEARCH(filtD;[$Data.$B600])));CHAR(142);[$Data.$B600])" office:value-type="boolean" office:boolean-value="false">
            <text:p>Err :504</text:p>
          </table:table-cell>
          <table:table-cell table:number-columns-repeated="1023"/>
        </table:table-row>
        <table:table-row table:style-name="ro2">
          <table:table-cell table:formula="of:=IF(AND(LEN(filtD)&gt;0;ISERROR(SEARCH(filtD;[$Data.$B601])));CHAR(142);[$Data.$B601])" office:value-type="boolean" office:boolean-value="false">
            <text:p>Err :504</text:p>
          </table:table-cell>
          <table:table-cell table:number-columns-repeated="1023"/>
        </table:table-row>
        <table:table-row table:style-name="ro2">
          <table:table-cell table:formula="of:=IF(AND(LEN(filtD)&gt;0;ISERROR(SEARCH(filtD;[$Data.$B602])));CHAR(142);[$Data.$B602])" office:value-type="boolean" office:boolean-value="false">
            <text:p>Err :504</text:p>
          </table:table-cell>
          <table:table-cell table:number-columns-repeated="1023"/>
        </table:table-row>
        <table:table-row table:style-name="ro2">
          <table:table-cell table:formula="of:=IF(AND(LEN(filtD)&gt;0;ISERROR(SEARCH(filtD;[$Data.$B603])));CHAR(142);[$Data.$B603])" office:value-type="boolean" office:boolean-value="false">
            <text:p>Err :504</text:p>
          </table:table-cell>
          <table:table-cell table:number-columns-repeated="1023"/>
        </table:table-row>
        <table:table-row table:style-name="ro2">
          <table:table-cell table:formula="of:=IF(AND(LEN(filtD)&gt;0;ISERROR(SEARCH(filtD;[$Data.$B604])));CHAR(142);[$Data.$B604])" office:value-type="boolean" office:boolean-value="false">
            <text:p>Err :504</text:p>
          </table:table-cell>
          <table:table-cell table:number-columns-repeated="1023"/>
        </table:table-row>
        <table:table-row table:style-name="ro2">
          <table:table-cell table:formula="of:=IF(AND(LEN(filtD)&gt;0;ISERROR(SEARCH(filtD;[$Data.$B605])));CHAR(142);[$Data.$B605])" office:value-type="boolean" office:boolean-value="false">
            <text:p>Err :504</text:p>
          </table:table-cell>
          <table:table-cell table:number-columns-repeated="1023"/>
        </table:table-row>
        <table:table-row table:style-name="ro2">
          <table:table-cell table:formula="of:=IF(AND(LEN(filtD)&gt;0;ISERROR(SEARCH(filtD;[$Data.$B606])));CHAR(142);[$Data.$B606])" office:value-type="boolean" office:boolean-value="false">
            <text:p>Err :504</text:p>
          </table:table-cell>
          <table:table-cell table:number-columns-repeated="1023"/>
        </table:table-row>
        <table:table-row table:style-name="ro2">
          <table:table-cell table:formula="of:=IF(AND(LEN(filtD)&gt;0;ISERROR(SEARCH(filtD;[$Data.$B607])));CHAR(142);[$Data.$B607])" office:value-type="boolean" office:boolean-value="false">
            <text:p>Err :504</text:p>
          </table:table-cell>
          <table:table-cell table:number-columns-repeated="1023"/>
        </table:table-row>
        <table:table-row table:style-name="ro2">
          <table:table-cell table:formula="of:=IF(AND(LEN(filtD)&gt;0;ISERROR(SEARCH(filtD;[$Data.$B608])));CHAR(142);[$Data.$B608])" office:value-type="boolean" office:boolean-value="false">
            <text:p>Err :504</text:p>
          </table:table-cell>
          <table:table-cell table:number-columns-repeated="1023"/>
        </table:table-row>
        <table:table-row table:style-name="ro2">
          <table:table-cell table:formula="of:=IF(AND(LEN(filtD)&gt;0;ISERROR(SEARCH(filtD;[$Data.$B609])));CHAR(142);[$Data.$B609])" office:value-type="boolean" office:boolean-value="false">
            <text:p>Err :504</text:p>
          </table:table-cell>
          <table:table-cell table:number-columns-repeated="1023"/>
        </table:table-row>
        <table:table-row table:style-name="ro2">
          <table:table-cell table:formula="of:=IF(AND(LEN(filtD)&gt;0;ISERROR(SEARCH(filtD;[$Data.$B610])));CHAR(142);[$Data.$B610])" office:value-type="boolean" office:boolean-value="false">
            <text:p>Err :504</text:p>
          </table:table-cell>
          <table:table-cell table:number-columns-repeated="1023"/>
        </table:table-row>
        <table:table-row table:style-name="ro2">
          <table:table-cell table:formula="of:=IF(AND(LEN(filtD)&gt;0;ISERROR(SEARCH(filtD;[$Data.$B611])));CHAR(142);[$Data.$B611])" office:value-type="boolean" office:boolean-value="false">
            <text:p>Err :504</text:p>
          </table:table-cell>
          <table:table-cell table:number-columns-repeated="1023"/>
        </table:table-row>
        <table:table-row table:style-name="ro2">
          <table:table-cell table:formula="of:=IF(AND(LEN(filtD)&gt;0;ISERROR(SEARCH(filtD;[$Data.$B612])));CHAR(142);[$Data.$B612])" office:value-type="boolean" office:boolean-value="false">
            <text:p>Err :504</text:p>
          </table:table-cell>
          <table:table-cell table:number-columns-repeated="1023"/>
        </table:table-row>
        <table:table-row table:style-name="ro2">
          <table:table-cell table:formula="of:=IF(AND(LEN(filtD)&gt;0;ISERROR(SEARCH(filtD;[$Data.$B613])));CHAR(142);[$Data.$B613])" office:value-type="boolean" office:boolean-value="false">
            <text:p>Err :504</text:p>
          </table:table-cell>
          <table:table-cell table:number-columns-repeated="1023"/>
        </table:table-row>
        <table:table-row table:style-name="ro2">
          <table:table-cell table:formula="of:=IF(AND(LEN(filtD)&gt;0;ISERROR(SEARCH(filtD;[$Data.$B614])));CHAR(142);[$Data.$B614])" office:value-type="boolean" office:boolean-value="false">
            <text:p>Err :504</text:p>
          </table:table-cell>
          <table:table-cell table:number-columns-repeated="1023"/>
        </table:table-row>
        <table:table-row table:style-name="ro2">
          <table:table-cell table:formula="of:=IF(AND(LEN(filtD)&gt;0;ISERROR(SEARCH(filtD;[$Data.$B615])));CHAR(142);[$Data.$B615])" office:value-type="boolean" office:boolean-value="false">
            <text:p>Err :504</text:p>
          </table:table-cell>
          <table:table-cell table:number-columns-repeated="1023"/>
        </table:table-row>
        <table:table-row table:style-name="ro2">
          <table:table-cell table:formula="of:=IF(AND(LEN(filtD)&gt;0;ISERROR(SEARCH(filtD;[$Data.$B616])));CHAR(142);[$Data.$B616])" office:value-type="boolean" office:boolean-value="false">
            <text:p>Err :504</text:p>
          </table:table-cell>
          <table:table-cell table:number-columns-repeated="1023"/>
        </table:table-row>
        <table:table-row table:style-name="ro2">
          <table:table-cell table:formula="of:=IF(AND(LEN(filtD)&gt;0;ISERROR(SEARCH(filtD;[$Data.$B617])));CHAR(142);[$Data.$B617])" office:value-type="boolean" office:boolean-value="false">
            <text:p>Err :504</text:p>
          </table:table-cell>
          <table:table-cell table:number-columns-repeated="1023"/>
        </table:table-row>
        <table:table-row table:style-name="ro2">
          <table:table-cell table:formula="of:=IF(AND(LEN(filtD)&gt;0;ISERROR(SEARCH(filtD;[$Data.$B618])));CHAR(142);[$Data.$B618])" office:value-type="boolean" office:boolean-value="false">
            <text:p>Err :504</text:p>
          </table:table-cell>
          <table:table-cell table:number-columns-repeated="1023"/>
        </table:table-row>
        <table:table-row table:style-name="ro2">
          <table:table-cell table:formula="of:=IF(AND(LEN(filtD)&gt;0;ISERROR(SEARCH(filtD;[$Data.$B619])));CHAR(142);[$Data.$B619])" office:value-type="boolean" office:boolean-value="false">
            <text:p>Err :504</text:p>
          </table:table-cell>
          <table:table-cell table:number-columns-repeated="1023"/>
        </table:table-row>
        <table:table-row table:style-name="ro2">
          <table:table-cell table:formula="of:=IF(AND(LEN(filtD)&gt;0;ISERROR(SEARCH(filtD;[$Data.$B620])));CHAR(142);[$Data.$B620])" office:value-type="boolean" office:boolean-value="false">
            <text:p>Err :504</text:p>
          </table:table-cell>
          <table:table-cell table:number-columns-repeated="1023"/>
        </table:table-row>
        <table:table-row table:style-name="ro2">
          <table:table-cell table:formula="of:=IF(AND(LEN(filtD)&gt;0;ISERROR(SEARCH(filtD;[$Data.$B621])));CHAR(142);[$Data.$B621])" office:value-type="boolean" office:boolean-value="false">
            <text:p>Err :504</text:p>
          </table:table-cell>
          <table:table-cell table:number-columns-repeated="1023"/>
        </table:table-row>
        <table:table-row table:style-name="ro2">
          <table:table-cell table:formula="of:=IF(AND(LEN(filtD)&gt;0;ISERROR(SEARCH(filtD;[$Data.$B622])));CHAR(142);[$Data.$B622])" office:value-type="boolean" office:boolean-value="false">
            <text:p>Err :504</text:p>
          </table:table-cell>
          <table:table-cell table:number-columns-repeated="1023"/>
        </table:table-row>
        <table:table-row table:style-name="ro2">
          <table:table-cell table:formula="of:=IF(AND(LEN(filtD)&gt;0;ISERROR(SEARCH(filtD;[$Data.$B623])));CHAR(142);[$Data.$B623])" office:value-type="boolean" office:boolean-value="false">
            <text:p>Err :504</text:p>
          </table:table-cell>
          <table:table-cell table:number-columns-repeated="1023"/>
        </table:table-row>
        <table:table-row table:style-name="ro2">
          <table:table-cell table:formula="of:=IF(AND(LEN(filtD)&gt;0;ISERROR(SEARCH(filtD;[$Data.$B624])));CHAR(142);[$Data.$B624])" office:value-type="boolean" office:boolean-value="false">
            <text:p>Err :504</text:p>
          </table:table-cell>
          <table:table-cell table:number-columns-repeated="1023"/>
        </table:table-row>
        <table:table-row table:style-name="ro2">
          <table:table-cell table:formula="of:=IF(AND(LEN(filtD)&gt;0;ISERROR(SEARCH(filtD;[$Data.$B625])));CHAR(142);[$Data.$B625])" office:value-type="boolean" office:boolean-value="false">
            <text:p>Err :504</text:p>
          </table:table-cell>
          <table:table-cell table:number-columns-repeated="1023"/>
        </table:table-row>
        <table:table-row table:style-name="ro2">
          <table:table-cell table:formula="of:=IF(AND(LEN(filtD)&gt;0;ISERROR(SEARCH(filtD;[$Data.$B626])));CHAR(142);[$Data.$B626])" office:value-type="boolean" office:boolean-value="false">
            <text:p>Err :504</text:p>
          </table:table-cell>
          <table:table-cell table:number-columns-repeated="1023"/>
        </table:table-row>
        <table:table-row table:style-name="ro2">
          <table:table-cell table:formula="of:=IF(AND(LEN(filtD)&gt;0;ISERROR(SEARCH(filtD;[$Data.$B627])));CHAR(142);[$Data.$B627])" office:value-type="boolean" office:boolean-value="false">
            <text:p>Err :504</text:p>
          </table:table-cell>
          <table:table-cell table:number-columns-repeated="1023"/>
        </table:table-row>
        <table:table-row table:style-name="ro2">
          <table:table-cell table:formula="of:=IF(AND(LEN(filtD)&gt;0;ISERROR(SEARCH(filtD;[$Data.$B628])));CHAR(142);[$Data.$B628])" office:value-type="boolean" office:boolean-value="false">
            <text:p>Err :504</text:p>
          </table:table-cell>
          <table:table-cell table:number-columns-repeated="1023"/>
        </table:table-row>
        <table:table-row table:style-name="ro2">
          <table:table-cell table:formula="of:=IF(AND(LEN(filtD)&gt;0;ISERROR(SEARCH(filtD;[$Data.$B629])));CHAR(142);[$Data.$B629])" office:value-type="boolean" office:boolean-value="false">
            <text:p>Err :504</text:p>
          </table:table-cell>
          <table:table-cell table:number-columns-repeated="1023"/>
        </table:table-row>
        <table:table-row table:style-name="ro2">
          <table:table-cell table:formula="of:=IF(AND(LEN(filtD)&gt;0;ISERROR(SEARCH(filtD;[$Data.$B630])));CHAR(142);[$Data.$B630])" office:value-type="boolean" office:boolean-value="false">
            <text:p>Err :504</text:p>
          </table:table-cell>
          <table:table-cell table:number-columns-repeated="1023"/>
        </table:table-row>
        <table:table-row table:style-name="ro2">
          <table:table-cell table:formula="of:=IF(AND(LEN(filtD)&gt;0;ISERROR(SEARCH(filtD;[$Data.$B631])));CHAR(142);[$Data.$B631])" office:value-type="boolean" office:boolean-value="false">
            <text:p>Err :504</text:p>
          </table:table-cell>
          <table:table-cell table:number-columns-repeated="1023"/>
        </table:table-row>
        <table:table-row table:style-name="ro2">
          <table:table-cell table:formula="of:=IF(AND(LEN(filtD)&gt;0;ISERROR(SEARCH(filtD;[$Data.$B632])));CHAR(142);[$Data.$B632])" office:value-type="boolean" office:boolean-value="false">
            <text:p>Err :504</text:p>
          </table:table-cell>
          <table:table-cell table:number-columns-repeated="1023"/>
        </table:table-row>
        <table:table-row table:style-name="ro2">
          <table:table-cell table:formula="of:=IF(AND(LEN(filtD)&gt;0;ISERROR(SEARCH(filtD;[$Data.$B633])));CHAR(142);[$Data.$B633])" office:value-type="boolean" office:boolean-value="false">
            <text:p>Err :504</text:p>
          </table:table-cell>
          <table:table-cell table:number-columns-repeated="1023"/>
        </table:table-row>
        <table:table-row table:style-name="ro2">
          <table:table-cell table:formula="of:=IF(AND(LEN(filtD)&gt;0;ISERROR(SEARCH(filtD;[$Data.$B634])));CHAR(142);[$Data.$B634])" office:value-type="boolean" office:boolean-value="false">
            <text:p>Err :504</text:p>
          </table:table-cell>
          <table:table-cell table:number-columns-repeated="1023"/>
        </table:table-row>
        <table:table-row table:style-name="ro2">
          <table:table-cell table:formula="of:=IF(AND(LEN(filtD)&gt;0;ISERROR(SEARCH(filtD;[$Data.$B635])));CHAR(142);[$Data.$B635])" office:value-type="boolean" office:boolean-value="false">
            <text:p>Err :504</text:p>
          </table:table-cell>
          <table:table-cell table:number-columns-repeated="1023"/>
        </table:table-row>
        <table:table-row table:style-name="ro2">
          <table:table-cell table:formula="of:=IF(AND(LEN(filtD)&gt;0;ISERROR(SEARCH(filtD;[$Data.$B636])));CHAR(142);[$Data.$B636])" office:value-type="boolean" office:boolean-value="false">
            <text:p>Err :504</text:p>
          </table:table-cell>
          <table:table-cell table:number-columns-repeated="1023"/>
        </table:table-row>
        <table:table-row table:style-name="ro2">
          <table:table-cell table:formula="of:=IF(AND(LEN(filtD)&gt;0;ISERROR(SEARCH(filtD;[$Data.$B637])));CHAR(142);[$Data.$B637])" office:value-type="boolean" office:boolean-value="false">
            <text:p>Err :504</text:p>
          </table:table-cell>
          <table:table-cell table:number-columns-repeated="1023"/>
        </table:table-row>
        <table:table-row table:style-name="ro2">
          <table:table-cell table:formula="of:=IF(AND(LEN(filtD)&gt;0;ISERROR(SEARCH(filtD;[$Data.$B638])));CHAR(142);[$Data.$B638])" office:value-type="boolean" office:boolean-value="false">
            <text:p>Err :504</text:p>
          </table:table-cell>
          <table:table-cell table:number-columns-repeated="1023"/>
        </table:table-row>
        <table:table-row table:style-name="ro2">
          <table:table-cell table:formula="of:=IF(AND(LEN(filtD)&gt;0;ISERROR(SEARCH(filtD;[$Data.$B639])));CHAR(142);[$Data.$B639])" office:value-type="boolean" office:boolean-value="false">
            <text:p>Err :504</text:p>
          </table:table-cell>
          <table:table-cell table:number-columns-repeated="1023"/>
        </table:table-row>
        <table:table-row table:style-name="ro2">
          <table:table-cell table:formula="of:=IF(AND(LEN(filtD)&gt;0;ISERROR(SEARCH(filtD;[$Data.$B640])));CHAR(142);[$Data.$B640])" office:value-type="boolean" office:boolean-value="false">
            <text:p>Err :504</text:p>
          </table:table-cell>
          <table:table-cell table:number-columns-repeated="1023"/>
        </table:table-row>
        <table:table-row table:style-name="ro2">
          <table:table-cell table:formula="of:=IF(AND(LEN(filtD)&gt;0;ISERROR(SEARCH(filtD;[$Data.$B641])));CHAR(142);[$Data.$B641])" office:value-type="boolean" office:boolean-value="false">
            <text:p>Err :504</text:p>
          </table:table-cell>
          <table:table-cell table:number-columns-repeated="1023"/>
        </table:table-row>
        <table:table-row table:style-name="ro2">
          <table:table-cell table:formula="of:=IF(AND(LEN(filtD)&gt;0;ISERROR(SEARCH(filtD;[$Data.$B642])));CHAR(142);[$Data.$B642])" office:value-type="boolean" office:boolean-value="false">
            <text:p>Err :504</text:p>
          </table:table-cell>
          <table:table-cell table:number-columns-repeated="1023"/>
        </table:table-row>
        <table:table-row table:style-name="ro2">
          <table:table-cell table:formula="of:=IF(AND(LEN(filtD)&gt;0;ISERROR(SEARCH(filtD;[$Data.$B643])));CHAR(142);[$Data.$B643])" office:value-type="boolean" office:boolean-value="false">
            <text:p>Err :504</text:p>
          </table:table-cell>
          <table:table-cell table:number-columns-repeated="1023"/>
        </table:table-row>
        <table:table-row table:style-name="ro2">
          <table:table-cell table:formula="of:=IF(AND(LEN(filtD)&gt;0;ISERROR(SEARCH(filtD;[$Data.$B644])));CHAR(142);[$Data.$B644])" office:value-type="boolean" office:boolean-value="false">
            <text:p>Err :504</text:p>
          </table:table-cell>
          <table:table-cell table:number-columns-repeated="1023"/>
        </table:table-row>
        <table:table-row table:style-name="ro2">
          <table:table-cell table:formula="of:=IF(AND(LEN(filtD)&gt;0;ISERROR(SEARCH(filtD;[$Data.$B645])));CHAR(142);[$Data.$B645])" office:value-type="boolean" office:boolean-value="false">
            <text:p>Err :504</text:p>
          </table:table-cell>
          <table:table-cell table:number-columns-repeated="1023"/>
        </table:table-row>
        <table:table-row table:style-name="ro2">
          <table:table-cell table:formula="of:=IF(AND(LEN(filtD)&gt;0;ISERROR(SEARCH(filtD;[$Data.$B646])));CHAR(142);[$Data.$B646])" office:value-type="boolean" office:boolean-value="false">
            <text:p>Err :504</text:p>
          </table:table-cell>
          <table:table-cell table:number-columns-repeated="1023"/>
        </table:table-row>
        <table:table-row table:style-name="ro2">
          <table:table-cell table:formula="of:=IF(AND(LEN(filtD)&gt;0;ISERROR(SEARCH(filtD;[$Data.$B647])));CHAR(142);[$Data.$B647])" office:value-type="boolean" office:boolean-value="false">
            <text:p>Err :504</text:p>
          </table:table-cell>
          <table:table-cell table:number-columns-repeated="1023"/>
        </table:table-row>
        <table:table-row table:style-name="ro2">
          <table:table-cell table:formula="of:=IF(AND(LEN(filtD)&gt;0;ISERROR(SEARCH(filtD;[$Data.$B648])));CHAR(142);[$Data.$B648])" office:value-type="boolean" office:boolean-value="false">
            <text:p>Err :504</text:p>
          </table:table-cell>
          <table:table-cell table:number-columns-repeated="1023"/>
        </table:table-row>
        <table:table-row table:style-name="ro2">
          <table:table-cell table:formula="of:=IF(AND(LEN(filtD)&gt;0;ISERROR(SEARCH(filtD;[$Data.$B649])));CHAR(142);[$Data.$B649])" office:value-type="boolean" office:boolean-value="false">
            <text:p>Err :504</text:p>
          </table:table-cell>
          <table:table-cell table:number-columns-repeated="1023"/>
        </table:table-row>
        <table:table-row table:style-name="ro2">
          <table:table-cell table:formula="of:=IF(AND(LEN(filtD)&gt;0;ISERROR(SEARCH(filtD;[$Data.$B650])));CHAR(142);[$Data.$B650])" office:value-type="boolean" office:boolean-value="false">
            <text:p>Err :504</text:p>
          </table:table-cell>
          <table:table-cell table:number-columns-repeated="1023"/>
        </table:table-row>
        <table:table-row table:style-name="ro2">
          <table:table-cell table:formula="of:=IF(AND(LEN(filtD)&gt;0;ISERROR(SEARCH(filtD;[$Data.$B651])));CHAR(142);[$Data.$B651])" office:value-type="boolean" office:boolean-value="false">
            <text:p>Err :504</text:p>
          </table:table-cell>
          <table:table-cell table:number-columns-repeated="1023"/>
        </table:table-row>
        <table:table-row table:style-name="ro2">
          <table:table-cell table:formula="of:=IF(AND(LEN(filtD)&gt;0;ISERROR(SEARCH(filtD;[$Data.$B652])));CHAR(142);[$Data.$B652])" office:value-type="boolean" office:boolean-value="false">
            <text:p>Err :504</text:p>
          </table:table-cell>
          <table:table-cell table:number-columns-repeated="1023"/>
        </table:table-row>
        <table:table-row table:style-name="ro2">
          <table:table-cell table:formula="of:=IF(AND(LEN(filtD)&gt;0;ISERROR(SEARCH(filtD;[$Data.$B653])));CHAR(142);[$Data.$B653])" office:value-type="boolean" office:boolean-value="false">
            <text:p>Err :504</text:p>
          </table:table-cell>
          <table:table-cell table:number-columns-repeated="1023"/>
        </table:table-row>
        <table:table-row table:style-name="ro2">
          <table:table-cell table:formula="of:=IF(AND(LEN(filtD)&gt;0;ISERROR(SEARCH(filtD;[$Data.$B654])));CHAR(142);[$Data.$B654])" office:value-type="boolean" office:boolean-value="false">
            <text:p>Err :504</text:p>
          </table:table-cell>
          <table:table-cell table:number-columns-repeated="1023"/>
        </table:table-row>
        <table:table-row table:style-name="ro2">
          <table:table-cell table:formula="of:=IF(AND(LEN(filtD)&gt;0;ISERROR(SEARCH(filtD;[$Data.$B655])));CHAR(142);[$Data.$B655])" office:value-type="boolean" office:boolean-value="false">
            <text:p>Err :504</text:p>
          </table:table-cell>
          <table:table-cell table:number-columns-repeated="1023"/>
        </table:table-row>
        <table:table-row table:style-name="ro2">
          <table:table-cell table:formula="of:=IF(AND(LEN(filtD)&gt;0;ISERROR(SEARCH(filtD;[$Data.$B656])));CHAR(142);[$Data.$B656])" office:value-type="boolean" office:boolean-value="false">
            <text:p>Err :504</text:p>
          </table:table-cell>
          <table:table-cell table:number-columns-repeated="1023"/>
        </table:table-row>
        <table:table-row table:style-name="ro2">
          <table:table-cell table:formula="of:=IF(AND(LEN(filtD)&gt;0;ISERROR(SEARCH(filtD;[$Data.$B657])));CHAR(142);[$Data.$B657])" office:value-type="boolean" office:boolean-value="false">
            <text:p>Err :504</text:p>
          </table:table-cell>
          <table:table-cell table:number-columns-repeated="1023"/>
        </table:table-row>
        <table:table-row table:style-name="ro2">
          <table:table-cell table:formula="of:=IF(AND(LEN(filtD)&gt;0;ISERROR(SEARCH(filtD;[$Data.$B658])));CHAR(142);[$Data.$B658])" office:value-type="boolean" office:boolean-value="false">
            <text:p>Err :504</text:p>
          </table:table-cell>
          <table:table-cell table:number-columns-repeated="1023"/>
        </table:table-row>
        <table:table-row table:style-name="ro2">
          <table:table-cell table:formula="of:=IF(AND(LEN(filtD)&gt;0;ISERROR(SEARCH(filtD;[$Data.$B659])));CHAR(142);[$Data.$B659])" office:value-type="boolean" office:boolean-value="false">
            <text:p>Err :504</text:p>
          </table:table-cell>
          <table:table-cell table:number-columns-repeated="1023"/>
        </table:table-row>
        <table:table-row table:style-name="ro2">
          <table:table-cell table:formula="of:=IF(AND(LEN(filtD)&gt;0;ISERROR(SEARCH(filtD;[$Data.$B660])));CHAR(142);[$Data.$B660])" office:value-type="boolean" office:boolean-value="false">
            <text:p>Err :504</text:p>
          </table:table-cell>
          <table:table-cell table:number-columns-repeated="1023"/>
        </table:table-row>
        <table:table-row table:style-name="ro2">
          <table:table-cell table:formula="of:=IF(AND(LEN(filtD)&gt;0;ISERROR(SEARCH(filtD;[$Data.$B661])));CHAR(142);[$Data.$B661])" office:value-type="boolean" office:boolean-value="false">
            <text:p>Err :504</text:p>
          </table:table-cell>
          <table:table-cell table:number-columns-repeated="1023"/>
        </table:table-row>
        <table:table-row table:style-name="ro2">
          <table:table-cell table:formula="of:=IF(AND(LEN(filtD)&gt;0;ISERROR(SEARCH(filtD;[$Data.$B662])));CHAR(142);[$Data.$B662])" office:value-type="boolean" office:boolean-value="false">
            <text:p>Err :504</text:p>
          </table:table-cell>
          <table:table-cell table:number-columns-repeated="1023"/>
        </table:table-row>
        <table:table-row table:style-name="ro2">
          <table:table-cell table:formula="of:=IF(AND(LEN(filtD)&gt;0;ISERROR(SEARCH(filtD;[$Data.$B663])));CHAR(142);[$Data.$B663])" office:value-type="boolean" office:boolean-value="false">
            <text:p>Err :504</text:p>
          </table:table-cell>
          <table:table-cell table:number-columns-repeated="1023"/>
        </table:table-row>
        <table:table-row table:style-name="ro2">
          <table:table-cell table:formula="of:=IF(AND(LEN(filtD)&gt;0;ISERROR(SEARCH(filtD;[$Data.$B664])));CHAR(142);[$Data.$B664])" office:value-type="boolean" office:boolean-value="false">
            <text:p>Err :504</text:p>
          </table:table-cell>
          <table:table-cell table:number-columns-repeated="1023"/>
        </table:table-row>
        <table:table-row table:style-name="ro2">
          <table:table-cell table:formula="of:=IF(AND(LEN(filtD)&gt;0;ISERROR(SEARCH(filtD;[$Data.$B665])));CHAR(142);[$Data.$B665])" office:value-type="boolean" office:boolean-value="false">
            <text:p>Err :504</text:p>
          </table:table-cell>
          <table:table-cell table:number-columns-repeated="1023"/>
        </table:table-row>
        <table:table-row table:style-name="ro2">
          <table:table-cell table:formula="of:=IF(AND(LEN(filtD)&gt;0;ISERROR(SEARCH(filtD;[$Data.$B666])));CHAR(142);[$Data.$B666])" office:value-type="boolean" office:boolean-value="false">
            <text:p>Err :504</text:p>
          </table:table-cell>
          <table:table-cell table:number-columns-repeated="1023"/>
        </table:table-row>
        <table:table-row table:style-name="ro2">
          <table:table-cell table:formula="of:=IF(AND(LEN(filtD)&gt;0;ISERROR(SEARCH(filtD;[$Data.$B667])));CHAR(142);[$Data.$B667])" office:value-type="boolean" office:boolean-value="false">
            <text:p>Err :504</text:p>
          </table:table-cell>
          <table:table-cell table:number-columns-repeated="1023"/>
        </table:table-row>
        <table:table-row table:style-name="ro2">
          <table:table-cell table:formula="of:=IF(AND(LEN(filtD)&gt;0;ISERROR(SEARCH(filtD;[$Data.$B668])));CHAR(142);[$Data.$B668])" office:value-type="boolean" office:boolean-value="false">
            <text:p>Err :504</text:p>
          </table:table-cell>
          <table:table-cell table:number-columns-repeated="1023"/>
        </table:table-row>
        <table:table-row table:style-name="ro2">
          <table:table-cell table:formula="of:=IF(AND(LEN(filtD)&gt;0;ISERROR(SEARCH(filtD;[$Data.$B669])));CHAR(142);[$Data.$B669])" office:value-type="boolean" office:boolean-value="false">
            <text:p>Err :504</text:p>
          </table:table-cell>
          <table:table-cell table:number-columns-repeated="1023"/>
        </table:table-row>
        <table:table-row table:style-name="ro2">
          <table:table-cell table:formula="of:=IF(AND(LEN(filtD)&gt;0;ISERROR(SEARCH(filtD;[$Data.$B670])));CHAR(142);[$Data.$B670])" office:value-type="boolean" office:boolean-value="false">
            <text:p>Err :504</text:p>
          </table:table-cell>
          <table:table-cell table:number-columns-repeated="1023"/>
        </table:table-row>
        <table:table-row table:style-name="ro2">
          <table:table-cell table:formula="of:=IF(AND(LEN(filtD)&gt;0;ISERROR(SEARCH(filtD;[$Data.$B671])));CHAR(142);[$Data.$B671])" office:value-type="boolean" office:boolean-value="false">
            <text:p>Err :504</text:p>
          </table:table-cell>
          <table:table-cell table:number-columns-repeated="1023"/>
        </table:table-row>
        <table:table-row table:style-name="ro2">
          <table:table-cell table:formula="of:=IF(AND(LEN(filtD)&gt;0;ISERROR(SEARCH(filtD;[$Data.$B672])));CHAR(142);[$Data.$B672])" office:value-type="boolean" office:boolean-value="false">
            <text:p>Err :504</text:p>
          </table:table-cell>
          <table:table-cell table:number-columns-repeated="1023"/>
        </table:table-row>
        <table:table-row table:style-name="ro2">
          <table:table-cell table:formula="of:=IF(AND(LEN(filtD)&gt;0;ISERROR(SEARCH(filtD;[$Data.$B673])));CHAR(142);[$Data.$B673])" office:value-type="boolean" office:boolean-value="false">
            <text:p>Err :504</text:p>
          </table:table-cell>
          <table:table-cell table:number-columns-repeated="1023"/>
        </table:table-row>
        <table:table-row table:style-name="ro2">
          <table:table-cell table:formula="of:=IF(AND(LEN(filtD)&gt;0;ISERROR(SEARCH(filtD;[$Data.$B674])));CHAR(142);[$Data.$B674])" office:value-type="boolean" office:boolean-value="false">
            <text:p>Err :504</text:p>
          </table:table-cell>
          <table:table-cell table:number-columns-repeated="1023"/>
        </table:table-row>
        <table:table-row table:style-name="ro2">
          <table:table-cell table:formula="of:=IF(AND(LEN(filtD)&gt;0;ISERROR(SEARCH(filtD;[$Data.$B675])));CHAR(142);[$Data.$B675])" office:value-type="boolean" office:boolean-value="false">
            <text:p>Err :504</text:p>
          </table:table-cell>
          <table:table-cell table:number-columns-repeated="1023"/>
        </table:table-row>
        <table:table-row table:style-name="ro2">
          <table:table-cell table:formula="of:=IF(AND(LEN(filtD)&gt;0;ISERROR(SEARCH(filtD;[$Data.$B676])));CHAR(142);[$Data.$B676])" office:value-type="boolean" office:boolean-value="false">
            <text:p>Err :504</text:p>
          </table:table-cell>
          <table:table-cell table:number-columns-repeated="1023"/>
        </table:table-row>
        <table:table-row table:style-name="ro2">
          <table:table-cell table:formula="of:=IF(AND(LEN(filtD)&gt;0;ISERROR(SEARCH(filtD;[$Data.$B677])));CHAR(142);[$Data.$B677])" office:value-type="boolean" office:boolean-value="false">
            <text:p>Err :504</text:p>
          </table:table-cell>
          <table:table-cell table:number-columns-repeated="1023"/>
        </table:table-row>
        <table:table-row table:style-name="ro2">
          <table:table-cell table:formula="of:=IF(AND(LEN(filtD)&gt;0;ISERROR(SEARCH(filtD;[$Data.$B678])));CHAR(142);[$Data.$B678])" office:value-type="boolean" office:boolean-value="false">
            <text:p>Err :504</text:p>
          </table:table-cell>
          <table:table-cell table:number-columns-repeated="1023"/>
        </table:table-row>
        <table:table-row table:style-name="ro2">
          <table:table-cell table:formula="of:=IF(AND(LEN(filtD)&gt;0;ISERROR(SEARCH(filtD;[$Data.$B679])));CHAR(142);[$Data.$B679])" office:value-type="boolean" office:boolean-value="false">
            <text:p>Err :504</text:p>
          </table:table-cell>
          <table:table-cell table:number-columns-repeated="1023"/>
        </table:table-row>
        <table:table-row table:style-name="ro2">
          <table:table-cell table:formula="of:=IF(AND(LEN(filtD)&gt;0;ISERROR(SEARCH(filtD;[$Data.$B680])));CHAR(142);[$Data.$B680])" office:value-type="boolean" office:boolean-value="false">
            <text:p>Err :504</text:p>
          </table:table-cell>
          <table:table-cell table:number-columns-repeated="1023"/>
        </table:table-row>
        <table:table-row table:style-name="ro2">
          <table:table-cell table:formula="of:=IF(AND(LEN(filtD)&gt;0;ISERROR(SEARCH(filtD;[$Data.$B681])));CHAR(142);[$Data.$B681])" office:value-type="boolean" office:boolean-value="false">
            <text:p>Err :504</text:p>
          </table:table-cell>
          <table:table-cell table:number-columns-repeated="1023"/>
        </table:table-row>
        <table:table-row table:style-name="ro2">
          <table:table-cell table:formula="of:=IF(AND(LEN(filtD)&gt;0;ISERROR(SEARCH(filtD;[$Data.$B682])));CHAR(142);[$Data.$B682])" office:value-type="boolean" office:boolean-value="false">
            <text:p>Err :504</text:p>
          </table:table-cell>
          <table:table-cell table:number-columns-repeated="1023"/>
        </table:table-row>
        <table:table-row table:style-name="ro2">
          <table:table-cell table:formula="of:=IF(AND(LEN(filtD)&gt;0;ISERROR(SEARCH(filtD;[$Data.$B683])));CHAR(142);[$Data.$B683])" office:value-type="boolean" office:boolean-value="false">
            <text:p>Err :504</text:p>
          </table:table-cell>
          <table:table-cell table:number-columns-repeated="1023"/>
        </table:table-row>
        <table:table-row table:style-name="ro2">
          <table:table-cell table:formula="of:=IF(AND(LEN(filtD)&gt;0;ISERROR(SEARCH(filtD;[$Data.$B684])));CHAR(142);[$Data.$B684])" office:value-type="boolean" office:boolean-value="false">
            <text:p>Err :504</text:p>
          </table:table-cell>
          <table:table-cell table:number-columns-repeated="1023"/>
        </table:table-row>
        <table:table-row table:style-name="ro2">
          <table:table-cell table:formula="of:=IF(AND(LEN(filtD)&gt;0;ISERROR(SEARCH(filtD;[$Data.$B685])));CHAR(142);[$Data.$B685])" office:value-type="boolean" office:boolean-value="false">
            <text:p>Err :504</text:p>
          </table:table-cell>
          <table:table-cell table:number-columns-repeated="1023"/>
        </table:table-row>
        <table:table-row table:style-name="ro2">
          <table:table-cell table:formula="of:=IF(AND(LEN(filtD)&gt;0;ISERROR(SEARCH(filtD;[$Data.$B686])));CHAR(142);[$Data.$B686])" office:value-type="boolean" office:boolean-value="false">
            <text:p>Err :504</text:p>
          </table:table-cell>
          <table:table-cell table:number-columns-repeated="1023"/>
        </table:table-row>
        <table:table-row table:style-name="ro2">
          <table:table-cell table:formula="of:=IF(AND(LEN(filtD)&gt;0;ISERROR(SEARCH(filtD;[$Data.$B687])));CHAR(142);[$Data.$B687])" office:value-type="boolean" office:boolean-value="false">
            <text:p>Err :504</text:p>
          </table:table-cell>
          <table:table-cell table:number-columns-repeated="1023"/>
        </table:table-row>
        <table:table-row table:style-name="ro2">
          <table:table-cell table:formula="of:=IF(AND(LEN(filtD)&gt;0;ISERROR(SEARCH(filtD;[$Data.$B688])));CHAR(142);[$Data.$B688])" office:value-type="boolean" office:boolean-value="false">
            <text:p>Err :504</text:p>
          </table:table-cell>
          <table:table-cell table:number-columns-repeated="1023"/>
        </table:table-row>
        <table:table-row table:style-name="ro2">
          <table:table-cell table:formula="of:=IF(AND(LEN(filtD)&gt;0;ISERROR(SEARCH(filtD;[$Data.$B689])));CHAR(142);[$Data.$B689])" office:value-type="boolean" office:boolean-value="false">
            <text:p>Err :504</text:p>
          </table:table-cell>
          <table:table-cell table:number-columns-repeated="1023"/>
        </table:table-row>
        <table:table-row table:style-name="ro2">
          <table:table-cell table:formula="of:=IF(AND(LEN(filtD)&gt;0;ISERROR(SEARCH(filtD;[$Data.$B690])));CHAR(142);[$Data.$B690])" office:value-type="boolean" office:boolean-value="false">
            <text:p>Err :504</text:p>
          </table:table-cell>
          <table:table-cell table:number-columns-repeated="1023"/>
        </table:table-row>
        <table:table-row table:style-name="ro2">
          <table:table-cell table:formula="of:=IF(AND(LEN(filtD)&gt;0;ISERROR(SEARCH(filtD;[$Data.$B691])));CHAR(142);[$Data.$B691])"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table-cell table:formula="of:=IF(AND(LEN(filtD)&gt;0;ISERROR(SEARCH(filtD;#REF!)));CHAR(142);#REF!)" office:value-type="boolean" office:boolean-value="false">
            <text:p>Err :504</text:p>
          </table:table-cell>
          <table:table-cell table:number-columns-repeated="1023"/>
        </table:table-row>
        <table:table-row table:style-name="ro2" table:number-rows-repeated="1047583">
          <table:table-cell table:number-columns-repeated="1024"/>
        </table:table-row>
        <table:table-row table:style-name="ro2">
          <table:table-cell table:number-columns-repeated="1024"/>
        </table:table-row>
      </table:table>
      <table:table table:name="Data" table:style-name="ta3">
        <office:forms form:automatic-focus="false" form:apply-design-mode="false"/>
        <table:table-column table:style-name="co20" table:default-cell-style-name="ce41"/>
        <table:table-column table:style-name="co21" table:default-cell-style-name="ce40"/>
        <table:table-column table:style-name="co19" table:default-cell-style-name="ce41"/>
        <table:table-column table:style-name="co22" table:default-cell-style-name="ce41"/>
        <table:table-column table:style-name="co19" table:number-columns-repeated="2" table:default-cell-style-name="ce41"/>
        <table:table-column table:style-name="co19" table:default-cell-style-name="ce43"/>
        <table:table-column table:style-name="co19" table:number-columns-repeated="3" table:default-cell-style-name="ce45"/>
        <table:table-column table:style-name="co19" table:number-columns-repeated="245" table:default-cell-style-name="ce41"/>
        <table:table-column table:style-name="co19" table:number-columns-repeated="769" table:default-cell-style-name="Default"/>
        <table:table-row table:style-name="ro1">
          <table:table-cell table:style-name="ce42" office:value-type="string">
            <text:p>Fichier</text:p>
          </table:table-cell>
          <table:table-cell table:style-name="ce42" office:value-type="string">
            <text:p>Nom</text:p>
          </table:table-cell>
          <table:table-cell table:style-name="ce42" office:value-type="string">
            <text:p>Categ</text:p>
          </table:table-cell>
          <table:table-cell table:style-name="ce42" office:value-type="string">
            <text:p>Type</text:p>
          </table:table-cell>
          <table:table-cell table:style-name="ce42" office:value-type="string">
            <text:p>Taille</text:p>
          </table:table-cell>
          <table:table-cell table:style-name="ce42" office:value-type="string">
            <text:p>IsNomenc</text:p>
          </table:table-cell>
          <table:table-cell table:style-name="ce42" office:value-type="string">
            <text:p>IsOblig</text:p>
          </table:table-cell>
          <table:table-cell table:style-name="ce44" office:value-type="string">
            <text:p>Masque</text:p>
          </table:table-cell>
          <table:table-cell table:style-name="ce42" office:value-type="string">
            <text:p>Label</text:p>
          </table:table-cell>
          <table:table-cell table:style-name="ce46" office:value-type="string">
            <text:p>Règles</text:p>
          </table:table-cell>
          <table:table-cell table:style-name="ce46" office:value-type="string">
            <text:p>Nomenc</text:p>
          </table:table-cell>
          <table:table-cell table:style-name="ce46" office:value-type="string">
            <text:p>Filtre</text:p>
          </table:table-cell>
          <table:table-cell table:style-name="ce47" office:value-type="string">
            <text:p>Commentaire</text:p>
          </table:table-cell>
          <table:table-cell table:number-columns-repeated="1011"/>
        </table:table-row>
        <table:table-row table:style-name="ro2">
          <table:table-cell office:value-type="string">
            <text:p>PKLEG13_EXPL</text:p>
          </table:table-cell>
          <table:table-cell office:value-type="string">
            <text:p>NOM_DOSSIER</text:p>
          </table:table-cell>
          <table:table-cell office:value-type="string">
            <text:p>brute</text:p>
          </table:table-cell>
          <table:table-cell office:value-type="string">
            <text:p>code.Code</text:p>
          </table:table-cell>
          <table:table-cell office:value-type="float" office:value="15">
            <text:p>15</text:p>
          </table:table-cell>
          <table:table-cell table:number-columns-repeated="3"/>
          <table:table-cell office:value-type="string">
            <text:p>Identifiant</text:p>
          </table:table-cell>
          <table:table-cell table:number-columns-repeated="1015"/>
        </table:table-row>
        <table:table-row table:style-name="ro2">
          <table:table-cell office:value-type="string">
            <text:p>PKLEG13_EXPL</text:p>
          </table:table-cell>
          <table:table-cell office:value-type="string">
            <text:p>ESPECEINI</text:p>
          </table:table-cell>
          <table:table-cell office:value-type="string">
            <text:p>brute</text:p>
          </table:table-cell>
          <table:table-cell office:value-type="string">
            <text:p>code.NumericalCode</text:p>
          </table:table-cell>
          <table:table-cell office:value-type="float" office:value="2">
            <text:p>2</text:p>
          </table:table-cell>
          <table:table-cell office:value-type="float" office:value="1">
            <text:p>1</text:p>
          </table:table-cell>
          <table:table-cell table:number-columns-repeated="2"/>
          <table:table-cell office:value-type="string">
            <text:p>Espèce de l'enquête</text:p>
          </table:table-cell>
          <table:table-cell office:value-type="string">
            <text:p>FreeNomenclature</text:p>
          </table:table-cell>
          <table:table-cell office:value-type="string">
            <text:p>01 - Artichaut | 02 - Carotte | 03 - Choux fleur, Brocoli à jets et Romanesco | 04 - Autres choux (hors chou à choucroute) | 05 - Concombre | 06 - Fraise | 07 - Melon | 08 - Oignon - échalote | 09 - Poireau | 10 - Salade y compris mâche (hors endive) | 11 - Tomate</text:p>
          </table:table-cell>
          <table:table-cell table:number-columns-repeated="1013"/>
        </table:table-row>
        <table:table-row table:style-name="ro2">
          <table:table-cell office:value-type="string">
            <text:p>PKLEG13_EXPL</text:p>
          </table:table-cell>
          <table:table-cell office:value-type="string">
            <text:p>DEP</text:p>
          </table:table-cell>
          <table:table-cell office:value-type="string">
            <text:p>brute</text:p>
          </table:table-cell>
          <table:table-cell office:value-type="string">
            <text:p>code.DepartementMetroDomComCode</text:p>
          </table:table-cell>
          <table:table-cell office:value-type="float" office:value="3">
            <text:p>3</text:p>
          </table:table-cell>
          <table:table-cell table:number-columns-repeated="3"/>
          <table:table-cell office:value-type="string">
            <text:p>Département</text:p>
          </table:table-cell>
          <table:table-cell table:number-columns-repeated="1015"/>
        </table:table-row>
        <table:table-row table:style-name="ro2">
          <table:table-cell office:value-type="string">
            <text:p>PKLEG13_EXPL</text:p>
          </table:table-cell>
          <table:table-cell office:value-type="string">
            <text:p>REF_OTEX</text:p>
          </table:table-cell>
          <table:table-cell office:value-type="string">
            <text:p>brute</text:p>
          </table:table-cell>
          <table:table-cell office:value-type="string">
            <text:p>code.NumericalCode</text:p>
          </table:table-cell>
          <table:table-cell office:value-type="float" office:value="2">
            <text:p>2</text:p>
          </table:table-cell>
          <table:table-cell office:value-type="float" office:value="1">
            <text:p>1</text:p>
          </table:table-cell>
          <table:table-cell table:number-columns-repeated="2"/>
          <table:table-cell office:value-type="string">
            <text:p>Profession principale du chef de l’exploitation</text:p>
          </table:table-cell>
          <table:table-cell office:value-type="string">
            <text:p>FreeNomenclature</text:p>
          </table:table-cell>
          <table:table-cell office:value-type="string">
            <text:p>02 - Aide familial | 12 - Ancien agriculteur exploitant | 07 - Artisan, commerçant et assimilé , chef d’entreprise de 10 salariés ou plus | 13 - Autre retraité | 03 - Cadre, contremaître, agent de maîtrise (chef de culture, gérant, …) | 14 - Chômeur n’ayant jamais travaillé | 16 - Élu (maire, député, conseil er général, chambre d’agriculture, copérative, MSA…) | 10 - Employé | 06 - ETA, exploitant forestier, patron pêcheur | 01 - Exploitant agricole | 15 - Inactif divers (fem e au foyer, élève, stagiaire) | 08 - Médecin, pharmacien, avocat, professeur, ingénieur, … | 18 - Non salarié agricole | 05 - Ouvrier agricole (éleveur, conducteur d’engins, apprenti agricole, …) | 11 - Ouvrier non agricole (y compris apprenti non agricole) | 09 - Profession intermédiaire (instituteur, infirmier, technicien, contremaître,…) | 19 - Profession libérale , autre cadre , profession intellectuelle et artistique | 17 - Salarié agricole | 20 - Sans activité professionnelle | 04 - Technicien (responsable d’un atelier d’élevage, …)</text:p>
          </table:table-cell>
          <table:table-cell table:number-columns-repeated="1013"/>
        </table:table-row>
        <table:table-row table:style-name="ro2">
          <table:table-cell office:value-type="string">
            <text:p>PKLEG13_EXPL</text:p>
          </table:table-cell>
          <table:table-cell office:value-type="string">
            <text:p>CEX_ANNAIS</text:p>
          </table:table-cell>
          <table:table-cell office:value-type="string">
            <text:p>brute</text:p>
          </table:table-cell>
          <table:table-cell office:value-type="string">
            <text:p>statistique.Annee</text:p>
          </table:table-cell>
          <table:table-cell office:value-type="float" office:value="4">
            <text:p>4</text:p>
          </table:table-cell>
          <table:table-cell table:number-columns-repeated="2"/>
          <table:table-cell office:value-type="string">
            <text:p>9999</text:p>
          </table:table-cell>
          <table:table-cell office:value-type="string">
            <text:p>Année de naissance du chef d'exploitation</text:p>
          </table:table-cell>
          <table:table-cell table:number-columns-repeated="1015"/>
        </table:table-row>
        <table:table-row table:style-name="ro2">
          <table:table-cell office:value-type="string">
            <text:p>PKLEG13_EXPL</text:p>
          </table:table-cell>
          <table:table-cell office:value-type="string">
            <text:p>ANACOMPO</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GEN - 13.11 - analyses de terre pour la nature et composition du sol</text:p>
          </table:table-cell>
          <table:table-cell office:value-type="string">
            <text:p>FreeFilteredNomenclature</text:p>
          </table:table-cell>
          <table:table-cell/>
          <table:table-cell office:value-type="string">
            <text:p>0 - Non - 0 | 1 - Oui - 0 | 8 - Ne sait pas - 0 | 9 - Sans objet 'Exploitation hors sol' - 0</text:p>
          </table:table-cell>
          <table:table-cell table:number-columns-repeated="1012"/>
        </table:table-row>
        <table:table-row table:style-name="ro2">
          <table:table-cell office:value-type="string">
            <text:p>PKLEG13_EXPL</text:p>
          </table:table-cell>
          <table:table-cell office:value-type="string">
            <text:p>ANARELIQN</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GEN - 13.12 - analyses de terre pour les reliquats azotés</text:p>
          </table:table-cell>
          <table:table-cell office:value-type="string">
            <text:p>FreeFilteredNomenclature</text:p>
          </table:table-cell>
          <table:table-cell/>
          <table:table-cell office:value-type="string">
            <text:p>0 - Non - 0 | 1 - Oui - 0 | 8 - Ne sait pas - 0 | 9 - Sans objet 'Exploitation hors sol' - 0</text:p>
          </table:table-cell>
          <table:table-cell table:number-columns-repeated="1012"/>
        </table:table-row>
        <table:table-row table:style-name="ro2">
          <table:table-cell office:value-type="string">
            <text:p>PKLEG13_EXPL</text:p>
          </table:table-cell>
          <table:table-cell office:value-type="string">
            <text:p>ANACHLOR</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GEN - 13.13 - analyses de terre pour le chlordécone</text:p>
          </table:table-cell>
          <table:table-cell office:value-type="string">
            <text:p>FreeFilteredNomenclature</text:p>
          </table:table-cell>
          <table:table-cell/>
          <table:table-cell office:value-type="string">
            <text:p>0 - Non - 0 | 1 - Oui - 0 | 8 - Ne sait pas - 0 | 9 - Sans objet 'Exploitation hors sol' - 0</text:p>
          </table:table-cell>
          <table:table-cell table:number-columns-repeated="1012"/>
        </table:table-row>
        <table:table-row table:style-name="ro2">
          <table:table-cell office:value-type="string">
            <text:p>PKLEG13_EXPL</text:p>
          </table:table-cell>
          <table:table-cell office:value-type="string">
            <text:p>SUPTPAR</text:p>
          </table:table-cell>
          <table:table-cell office:value-type="string">
            <text:p>brute</text:p>
          </table:table-cell>
          <table:table-cell office:value-type="string">
            <text:p>primitive.Integer</text:p>
          </table:table-cell>
          <table:table-cell office:value-type="float" office:value="7">
            <text:p>7</text:p>
          </table:table-cell>
          <table:table-cell table:number-columns-repeated="2"/>
          <table:table-cell office:value-type="string">
            <text:p>9 999 999</text:p>
          </table:table-cell>
          <table:table-cell office:value-type="string">
            <text:p>GEN - 15 - Superficie de la parcelle (en m2)</text:p>
          </table:table-cell>
          <table:table-cell table:number-columns-repeated="1015"/>
        </table:table-row>
        <table:table-row table:style-name="ro2">
          <table:table-cell office:value-type="string">
            <text:p>PKLEG13_EXPL</text:p>
          </table:table-cell>
          <table:table-cell office:value-type="string">
            <text:p>EAU</text:p>
          </table:table-cell>
          <table:table-cell office:value-type="string">
            <text:p>brute</text:p>
          </table:table-cell>
          <table:table-cell office:value-type="string">
            <text:p>information.OuiNonSansObjet</text:p>
          </table:table-cell>
          <table:table-cell table:number-columns-repeated="2" office:value-type="float" office:value="1">
            <text:p>1</text:p>
          </table:table-cell>
          <table:table-cell table:number-columns-repeated="2"/>
          <table:table-cell office:value-type="string">
            <text:p>GEN - 16.1 - cours d’eau sur la parcelle ou adjacent à la parcell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DRAINP</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GEN - 16.2 - parcelle a-t-elle été drainée</text:p>
          </table:table-cell>
          <table:table-cell office:value-type="string">
            <text:p>FreeNomenclature</text:p>
          </table:table-cell>
          <table:table-cell office:value-type="string">
            <text:p>0 - Non | 1 - Oui | 8 - Ne sait pas</text:p>
          </table:table-cell>
          <table:table-cell table:number-columns-repeated="1013"/>
        </table:table-row>
        <table:table-row table:style-name="ro2">
          <table:table-cell office:value-type="string">
            <text:p>PKLEG13_EXPL</text:p>
          </table:table-cell>
          <table:table-cell office:value-type="string">
            <text:p>BANDEHERB</text:p>
          </table:table-cell>
          <table:table-cell office:value-type="string">
            <text:p>brute</text:p>
          </table:table-cell>
          <table:table-cell office:value-type="string">
            <text:p>information.OuiNonSansObjet</text:p>
          </table:table-cell>
          <table:table-cell table:number-columns-repeated="2" office:value-type="float" office:value="1">
            <text:p>1</text:p>
          </table:table-cell>
          <table:table-cell table:number-columns-repeated="2"/>
          <table:table-cell office:value-type="string">
            <text:p>GEN - 16.3 - bande enherbée sur la parcell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TYPESOL</text:p>
          </table:table-cell>
          <table:table-cell office:value-type="string">
            <text:p>brute</text:p>
          </table:table-cell>
          <table:table-cell office:value-type="string">
            <text:p>code.NumericalCode</text:p>
          </table:table-cell>
          <table:table-cell office:value-type="float" office:value="3">
            <text:p>3</text:p>
          </table:table-cell>
          <table:table-cell office:value-type="float" office:value="1">
            <text:p>1</text:p>
          </table:table-cell>
          <table:table-cell table:number-columns-repeated="2"/>
          <table:table-cell office:value-type="string">
            <text:p>GEN - 16.4 - type de sol de la parcelle</text:p>
          </table:table-cell>
          <table:table-cell office:value-type="string">
            <text:p>FreeNomenclature</text:p>
          </table:table-cell>
          <table:table-cell office:value-type="string">
            <text:p>001 - Sol à tendance argileuse à tendance 'lourde' | 002 - Sol à tendance argileuse à tendance 'légère' | 003 - Sol à tendance limoneuse à tendance 'lourde' | 004 - Sol à tendance limoneuse à tendance 'légère' | 005 - Sol à tendance sableuse à tendance 'lourde' | 006 - Sol à tendance sableuse à tendance 'légère' | 007 - Sol limoneux-argileux à tendance 'lourde' | 008 - Sol limoneux-argileux à tendance 'légère' | 009 - Sol limoneux-sableux à tendance 'lourde' | 010 - Sol limoneux sableux à tendance 'légère'</text:p>
          </table:table-cell>
          <table:table-cell table:number-columns-repeated="1013"/>
        </table:table-row>
        <table:table-row table:style-name="ro2">
          <table:table-cell office:value-type="string">
            <text:p>PKLEG13_EXPL</text:p>
          </table:table-cell>
          <table:table-cell office:value-type="string">
            <text:p>CAHIERBIO</text:p>
          </table:table-cell>
          <table:table-cell office:value-type="string">
            <text:p>brute</text:p>
          </table:table-cell>
          <table:table-cell office:value-type="string">
            <text:p>information.OuiNonSansObjet</text:p>
          </table:table-cell>
          <table:table-cell table:number-columns-repeated="2" office:value-type="float" office:value="1">
            <text:p>1</text:p>
          </table:table-cell>
          <table:table-cell table:number-columns-repeated="2"/>
          <table:table-cell office:value-type="string">
            <text:p>GEN - 17.1 - parcelle est-elle conduite en agriculture biologiqu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TYPPROBIO</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GEN - 17.11 - quel type d'agriculture biologique sur la parcelle</text:p>
          </table:table-cell>
          <table:table-cell office:value-type="string">
            <text:p>FreeNomenclature</text:p>
          </table:table-cell>
          <table:table-cell office:value-type="string">
            <text:p>1 - AB | 2 - Biod-dynamie | 3 - Nature et Progrès | 4 - Autre</text:p>
          </table:table-cell>
          <table:table-cell table:number-columns-repeated="1013"/>
        </table:table-row>
        <table:table-row table:style-name="ro2">
          <table:table-cell office:value-type="string">
            <text:p>PKLEG13_EXPL</text:p>
          </table:table-cell>
          <table:table-cell office:value-type="string">
            <text:p>REALREC</text:p>
          </table:table-cell>
          <table:table-cell office:value-type="string">
            <text:p>brute</text:p>
          </table:table-cell>
          <table:table-cell office:value-type="string">
            <text:p>information.OuiNonSansObjet</text:p>
          </table:table-cell>
          <table:table-cell table:number-columns-repeated="2" office:value-type="float" office:value="1">
            <text:p>1</text:p>
          </table:table-cell>
          <table:table-cell table:number-columns-repeated="2"/>
          <table:table-cell office:value-type="string">
            <text:p>GEN - 18.1 - récolte (même partielle) réalisé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RENBPASS</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GEN - 18.11 - <text:s/>combien de passages pour la récolte</text:p>
          </table:table-cell>
          <table:table-cell table:number-columns-repeated="1015"/>
        </table:table-row>
        <table:table-row table:style-name="ro2">
          <table:table-cell office:value-type="string">
            <text:p>PKLEG13_EXPL</text:p>
          </table:table-cell>
          <table:table-cell office:value-type="string">
            <text:p>DATEREC</text:p>
          </table:table-cell>
          <table:table-cell office:value-type="string">
            <text:p>brute</text:p>
          </table:table-cell>
          <table:table-cell office:value-type="string">
            <text:p>statistique.Date</text:p>
          </table:table-cell>
          <table:table-cell office:value-type="float" office:value="10">
            <text:p>10</text:p>
          </table:table-cell>
          <table:table-cell table:number-columns-repeated="3"/>
          <table:table-cell office:value-type="string">
            <text:p>GEN - 18.12 - récolte en une fois, quelle est la date de récolte</text:p>
          </table:table-cell>
          <table:table-cell table:number-columns-repeated="1015"/>
        </table:table-row>
        <table:table-row table:style-name="ro2">
          <table:table-cell office:value-type="string">
            <text:p>PKLEG13_EXPL</text:p>
          </table:table-cell>
          <table:table-cell office:value-type="string">
            <text:p>DATDEREC</text:p>
          </table:table-cell>
          <table:table-cell office:value-type="string">
            <text:p>brute</text:p>
          </table:table-cell>
          <table:table-cell office:value-type="string">
            <text:p>statistique.Date</text:p>
          </table:table-cell>
          <table:table-cell office:value-type="float" office:value="10">
            <text:p>10</text:p>
          </table:table-cell>
          <table:table-cell table:number-columns-repeated="3"/>
          <table:table-cell office:value-type="string">
            <text:p>GEN - 18.12.1 - récolte étalée, quelle a été la date de début de récolte</text:p>
          </table:table-cell>
          <table:table-cell table:number-columns-repeated="1015"/>
        </table:table-row>
        <table:table-row table:style-name="ro2">
          <table:table-cell office:value-type="string">
            <text:p>PKLEG13_EXPL</text:p>
          </table:table-cell>
          <table:table-cell office:value-type="string">
            <text:p>DATFINREC</text:p>
          </table:table-cell>
          <table:table-cell office:value-type="string">
            <text:p>brute</text:p>
          </table:table-cell>
          <table:table-cell office:value-type="string">
            <text:p>statistique.Date</text:p>
          </table:table-cell>
          <table:table-cell office:value-type="float" office:value="10">
            <text:p>10</text:p>
          </table:table-cell>
          <table:table-cell table:number-columns-repeated="3"/>
          <table:table-cell office:value-type="string">
            <text:p>GEN - 18.12.2 - récolte étalée, quelle a été la date de fin de récolte</text:p>
          </table:table-cell>
          <table:table-cell table:number-columns-repeated="1015"/>
        </table:table-row>
        <table:table-row table:style-name="ro2">
          <table:table-cell office:value-type="string">
            <text:p>PKLEG13_EXPL</text:p>
          </table:table-cell>
          <table:table-cell office:value-type="string">
            <text:p>RECLAVE</text:p>
          </table:table-cell>
          <table:table-cell office:value-type="string">
            <text:p>brute</text:p>
          </table:table-cell>
          <table:table-cell office:value-type="string">
            <text:p>information.OuiNonSansObjet</text:p>
          </table:table-cell>
          <table:table-cell table:number-columns-repeated="2" office:value-type="float" office:value="1">
            <text:p>1</text:p>
          </table:table-cell>
          <table:table-cell table:number-columns-repeated="2"/>
          <table:table-cell office:value-type="string">
            <text:p>GEN - 18.14 - récolte sur l'exploitation, lavé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RECCOND</text:p>
          </table:table-cell>
          <table:table-cell office:value-type="string">
            <text:p>brute</text:p>
          </table:table-cell>
          <table:table-cell office:value-type="string">
            <text:p>information.OuiNonSansObjet</text:p>
          </table:table-cell>
          <table:table-cell table:number-columns-repeated="2" office:value-type="float" office:value="1">
            <text:p>1</text:p>
          </table:table-cell>
          <table:table-cell table:number-columns-repeated="2"/>
          <table:table-cell office:value-type="string">
            <text:p>GEN - 18.14 - récolte sur l'exploitation, conditionné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CONNREND</text:p>
          </table:table-cell>
          <table:table-cell office:value-type="string">
            <text:p>brute</text:p>
          </table:table-cell>
          <table:table-cell office:value-type="string">
            <text:p>information.OuiNonSansObjet</text:p>
          </table:table-cell>
          <table:table-cell table:number-columns-repeated="2" office:value-type="float" office:value="1">
            <text:p>1</text:p>
          </table:table-cell>
          <table:table-cell table:number-columns-repeated="2"/>
          <table:table-cell office:value-type="string">
            <text:p>GEN - 18.15.1 - Connaissance rendement pour la culture ?</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UNIREND</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GEN - 18.15.11 - Unité de rendement</text:p>
          </table:table-cell>
          <table:table-cell office:value-type="string">
            <text:p>FreeNomenclature</text:p>
          </table:table-cell>
          <table:table-cell office:value-type="string">
            <text:p>1 - kg/ha | 2 - t/ha | 3 - kg/m² | 4 - Autre</text:p>
          </table:table-cell>
          <table:table-cell table:number-columns-repeated="1013"/>
        </table:table-row>
        <table:table-row table:style-name="ro2">
          <table:table-cell office:value-type="string">
            <text:p>PKLEG13_EXPL</text:p>
          </table:table-cell>
          <table:table-cell office:value-type="string">
            <text:p>RDMESUR</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GEN - 18.15.12 - méthode de mesure du rendement</text:p>
          </table:table-cell>
          <table:table-cell office:value-type="string">
            <text:p>FreeNomenclature</text:p>
          </table:table-cell>
          <table:table-cell office:value-type="string">
            <text:p>1 - Estimé | 2 - Mesuré sur l'exploitation | 3 - Mesuré à la parcelle</text:p>
          </table:table-cell>
          <table:table-cell table:number-columns-repeated="1013"/>
        </table:table-row>
        <table:table-row table:style-name="ro2">
          <table:table-cell office:value-type="string">
            <text:p>PKLEG13_EXPL</text:p>
          </table:table-cell>
          <table:table-cell office:value-type="string">
            <text:p>MPCOMVAL</text:p>
          </table:table-cell>
          <table:table-cell office:value-type="string">
            <text:p>brute</text:p>
          </table:table-cell>
          <table:table-cell office:value-type="string">
            <text:p>code.NumericalCode</text:p>
          </table:table-cell>
          <table:table-cell office:value-type="float" office:value="2">
            <text:p>2</text:p>
          </table:table-cell>
          <table:table-cell office:value-type="float" office:value="1">
            <text:p>1</text:p>
          </table:table-cell>
          <table:table-cell table:number-columns-repeated="2"/>
          <table:table-cell office:value-type="string">
            <text:p>GEN - 19.1 - Principal mode commerc° et de valor°</text:p>
          </table:table-cell>
          <table:table-cell office:value-type="string">
            <text:p>FreeNomenclature</text:p>
          </table:table-cell>
          <table:table-cell office:value-type="string">
            <text:p>01 - AMAP | 02 - Carreau des producteurs au MIN | 03 - Cueillette libre à la ferme | 04 - Centrale d'achat | 05 - Coopérative, SICA | 06 - Export | 07 - Grossiste hors MIN | 08 - Grossiste du MIN | 09 - Industrie (Contrat, ...) | 10 - Marché au cadran | 11 - Metteur en marché | 12 - Mise au retrait | 13 - Non commercialisée | 14 - Production transformée sur l'exploitation | 15 - Vente à terme | 16 - Vente directe par internet | 17 - Vente directe à la ferme | 18 - Vente directe à un petit commerce ou GMS | 19 - Vente directe marchés 'de plein vent' | 20 - Autres</text:p>
          </table:table-cell>
          <table:table-cell table:number-columns-repeated="1013"/>
        </table:table-row>
        <table:table-row table:style-name="ro2">
          <table:table-cell office:value-type="string">
            <text:p>PKLEG13_EXPL</text:p>
          </table:table-cell>
          <table:table-cell office:value-type="string">
            <text:p>ADHEROP</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GEN - 19.11 - adhérent pour la culture enquêtée : Org° producteurs, Syndicat producteurs</text:p>
          </table:table-cell>
          <table:table-cell office:value-type="string">
            <text:p>FreeNomenclature</text:p>
          </table:table-cell>
          <table:table-cell office:value-type="string">
            <text:p>1 - d'une Organisation de producteurs (OP) | 2 - d'un Syndicat de producteurs | 3 - des deux | 4 - aucun</text:p>
          </table:table-cell>
          <table:table-cell table:number-columns-repeated="1013"/>
        </table:table-row>
        <table:table-row table:style-name="ro2">
          <table:table-cell office:value-type="string">
            <text:p>PKLEG13_EXPL</text:p>
          </table:table-cell>
          <table:table-cell office:value-type="string">
            <text:p>ACTIVDOM</text:p>
          </table:table-cell>
          <table:table-cell office:value-type="string">
            <text:p>brute</text:p>
          </table:table-cell>
          <table:table-cell office:value-type="string">
            <text:p>code.NumericalCode</text:p>
          </table:table-cell>
          <table:table-cell office:value-type="float" office:value="2">
            <text:p>2</text:p>
          </table:table-cell>
          <table:table-cell office:value-type="float" office:value="1">
            <text:p>1</text:p>
          </table:table-cell>
          <table:table-cell table:number-columns-repeated="2"/>
          <table:table-cell office:value-type="string">
            <text:p>GEN - 11 - Activité dominante de l'exploitation</text:p>
          </table:table-cell>
          <table:table-cell office:value-type="string">
            <text:p>FreeNomenclature</text:p>
          </table:table-cell>
          <table:table-cell office:value-type="string">
            <text:p>15 - Céréales, oléagineux et protéagineux | 16 - Autres grandes cultures annuelles (légumes de plein champ, cultures industrielles...) | 21 - Horticulture d'intérieur (légumes et plantes ornementales d'intérieur) | 22 - Horticulture de plein air (légumes et plantes ornementales de plein air) | 23 - Autres types d'horticulture (champignons, pépinières...) | 35 - Viticulture | 36 - Fruits et agrumes | 37 - Oléiculture | 38 - Combinaisons de cultures permanentes | 45 - Bovins en orientation lait | 46 - Bovins en orientation élevage et viande | 47 - Bovins lait et élevage à viande combinés | 48 - Ovins, caprins et autres herbivores | 51 - Porcins | 52 - Aviculture | 53 - Diverses combinaisons de granivores | 61 - Polyculture | 73 - Poly élevage à orientation herbivores | 74 - Poly élevage à orientation granivores | 83 - Exploitations mixtes grandes cultures et herbivores | 84 - Exploitations mixtes avec diverses combinaisons cultures et élevage | 90 - Exploitations non classées</text:p>
          </table:table-cell>
          <table:table-cell table:number-columns-repeated="1013"/>
        </table:table-row>
        <table:table-row table:style-name="ro2">
          <table:table-cell office:value-type="string">
            <text:p>PKLEG13_EXPL</text:p>
          </table:table-cell>
          <table:table-cell office:value-type="string">
            <text:p>NACTIVDOM</text:p>
          </table:table-cell>
          <table:table-cell office:value-type="string">
            <text:p>brute</text:p>
          </table:table-cell>
          <table:table-cell office:value-type="string">
            <text:p>code.NumericalCode</text:p>
          </table:table-cell>
          <table:table-cell office:value-type="float" office:value="2">
            <text:p>2</text:p>
          </table:table-cell>
          <table:table-cell office:value-type="float" office:value="1">
            <text:p>1</text:p>
          </table:table-cell>
          <table:table-cell table:number-columns-repeated="2"/>
          <table:table-cell office:value-type="string">
            <text:p>GEN - 11 - Nouvelle activité dominante de l'exploitation</text:p>
          </table:table-cell>
          <table:table-cell office:value-type="string">
            <text:p>FreeNomenclature</text:p>
          </table:table-cell>
          <table:table-cell office:value-type="string">
            <text:p>52 - Aviculture | 45 - Bovins en orientation lait | 46 - Bovins en orientation élevage et viande | 47 - Bovins lait et élevage à viande combinés | 38 - Combinaisons de cultures permanentes | 15 - Céréales, oléagineux et protéagineux | 53 - Diverses combinaisons de granivores | 84 - Exploitations mixtes avec diverses combinaisons cultures et élevage | 83 - Exploitations mixtes grandes cultures et herbivores | 90 - Exploitations non classées | 36 - Fruits et agrumes | 21 - Horticulture d'intérieur (légumes et plantes ornementales d'intérieur) | 22 - Horticulture de plein air (légumes et plantes ornementales de plein air) | 37 - Oléiculture | 48 - Ovins, caprins et autres herbivores | 74 - Poly élevage à orientation granivores | 73 - Poly élevage à orientation herbivores | 61 - Polyculture | 51 - Porcins | 35 - Viticulture | 16 - Autres grandes cultures annuelles (légumes de plein champ, cultures industrielles...) | 23 - Autres types d'horticulture (champignons, pépinières...)</text:p>
          </table:table-cell>
          <table:table-cell table:number-columns-repeated="1013"/>
        </table:table-row>
        <table:table-row table:style-name="ro2">
          <table:table-cell office:value-type="string">
            <text:p>PKLEG13_EXPL</text:p>
          </table:table-cell>
          <table:table-cell office:value-type="string">
            <text:p>MOD_SAU</text:p>
          </table:table-cell>
          <table:table-cell office:value-type="string">
            <text:p>brute</text:p>
          </table:table-cell>
          <table:table-cell office:value-type="string">
            <text:p>information.OuiNonSansObjet</text:p>
          </table:table-cell>
          <table:table-cell office:value-type="float" office:value="1">
            <text:p>1</text:p>
          </table:table-cell>
          <table:table-cell table:number-columns-repeated="3"/>
          <table:table-cell office:value-type="string">
            <text:p>GEN - 12 - Modification de la SAU</text:p>
          </table:table-cell>
          <table:table-cell table:number-columns-repeated="1015"/>
        </table:table-row>
        <table:table-row table:style-name="ro2">
          <table:table-cell office:value-type="string">
            <text:p>PKLEG13_EXPL</text:p>
          </table:table-cell>
          <table:table-cell office:value-type="string">
            <text:p>NREF_OTEX</text:p>
          </table:table-cell>
          <table:table-cell office:value-type="string">
            <text:p>brute</text:p>
          </table:table-cell>
          <table:table-cell office:value-type="string">
            <text:p>code.NumericalCode</text:p>
          </table:table-cell>
          <table:table-cell office:value-type="float" office:value="2">
            <text:p>2</text:p>
          </table:table-cell>
          <table:table-cell office:value-type="float" office:value="1">
            <text:p>1</text:p>
          </table:table-cell>
          <table:table-cell table:number-columns-repeated="2"/>
          <table:table-cell office:value-type="string">
            <text:p>GEN - 11 - Nouvelle profession principale du chef de l’exploitation</text:p>
          </table:table-cell>
          <table:table-cell office:value-type="string">
            <text:p>FreeNomenclature</text:p>
          </table:table-cell>
          <table:table-cell office:value-type="string">
            <text:p>02 - Aide familial | 12 - Ancien agriculteur exploitant | 07 - Artisan, commerçant et assimilé , chef d’entreprise de 10 salariés ou plus | 13 - Autre retraité | 03 - Cadre, contremaître, agent de maîtrise (chef de culture, gérant, …) | 14 - Chômeur n’ayant jamais travaillé | 10 - Employé | 06 - ETA, exploitant forestier, patron pêcheur | 01 - Exploitant agricole | 15 - Inactif divers (fem e au foyer, élève, stagiaire) | 08 - Médecin, pharmacien, avocat, professeur, ingénieur, … | 18 - Non salarié agricole | 05 - Ouvrier agricole (éleveur, conducteur d’engins, apprenti agricole, …) | 11 - Ouvrier non agricole (y compris apprenti non agricole) | 09 - Profession intermédiaire (instituteur, infirmier, technicien, contremaître,…) | 19 - Profession libérale , autre cadre , profession intellectuelle et artistique | 17 - Salarié agricole | 20 - Sans activité professionnelle | 04 - Technicien (responsable d’un atelier d’élevage, …) | 16 - Élu (maire, député, conseil er général, chambre d’agriculture, copérative, MSA…)</text:p>
          </table:table-cell>
          <table:table-cell table:number-columns-repeated="1013"/>
        </table:table-row>
        <table:table-row table:style-name="ro2">
          <table:table-cell office:value-type="string">
            <text:p>PKLEG13_EXPL</text:p>
          </table:table-cell>
          <table:table-cell office:value-type="string">
            <text:p>MOD_OTEX</text:p>
          </table:table-cell>
          <table:table-cell office:value-type="string">
            <text:p>brute</text:p>
          </table:table-cell>
          <table:table-cell office:value-type="string">
            <text:p>information.OuiNonSansObjet</text:p>
          </table:table-cell>
          <table:table-cell table:number-columns-repeated="2" office:value-type="float" office:value="1">
            <text:p>1</text:p>
          </table:table-cell>
          <table:table-cell table:number-columns-repeated="2"/>
          <table:table-cell office:value-type="string">
            <text:p>Modification de la profession principale du REF</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NBML</text:p>
          </table:table-cell>
          <table:table-cell office:value-type="string">
            <text:p>brute</text:p>
          </table:table-cell>
          <table:table-cell office:value-type="string">
            <text:p>primitive.Integer</text:p>
          </table:table-cell>
          <table:table-cell office:value-type="float" office:value="8">
            <text:p>8</text:p>
          </table:table-cell>
          <table:table-cell table:number-columns-repeated="2"/>
          <table:table-cell office:value-type="string">
            <text:p>99 999 999</text:p>
          </table:table-cell>
          <table:table-cell office:value-type="string">
            <text:p>GEN - 15 - Nombre de mètres linéaires</text:p>
          </table:table-cell>
          <table:table-cell table:number-columns-repeated="1015"/>
        </table:table-row>
        <table:table-row table:style-name="ro2">
          <table:table-cell office:value-type="string">
            <text:p>PKLEG13_EXPL</text:p>
          </table:table-cell>
          <table:table-cell office:value-type="string">
            <text:p>LARG</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2"/>
          <table:table-cell office:value-type="string">
            <text:p>999 999</text:p>
          </table:table-cell>
          <table:table-cell office:value-type="string">
            <text:p>GEN - 15 - largeur couverte par le rang et la largeur de l'inter-rangs</text:p>
          </table:table-cell>
          <table:table-cell table:number-columns-repeated="1015"/>
        </table:table-row>
        <table:table-row table:style-name="ro2">
          <table:table-cell office:value-type="string">
            <text:p>PKLEG13_EXPL</text:p>
          </table:table-cell>
          <table:table-cell office:value-type="string">
            <text:p>NBRANG</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GEN - 18.15.11 - Nombre de rangs</text:p>
          </table:table-cell>
          <table:table-cell table:number-columns-repeated="1015"/>
        </table:table-row>
        <table:table-row table:style-name="ro2">
          <table:table-cell office:value-type="string">
            <text:p>PKLEG13_EXPL</text:p>
          </table:table-cell>
          <table:table-cell office:value-type="string">
            <text:p>NBBOTTE</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2"/>
          <table:table-cell office:value-type="string">
            <text:p>999 999</text:p>
          </table:table-cell>
          <table:table-cell office:value-type="string">
            <text:p>GEN - 15 - Nombre de bottes récoltées</text:p>
          </table:table-cell>
          <table:table-cell table:number-columns-repeated="1015"/>
        </table:table-row>
        <table:table-row table:style-name="ro2">
          <table:table-cell office:value-type="string">
            <text:p>PKLEG13_EXPL</text:p>
          </table:table-cell>
          <table:table-cell office:value-type="string">
            <text:p>PMBOTTE</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GEN - 18.15.11 - <text:s/>Poids moyen par botte </text:p>
          </table:table-cell>
          <table:table-cell table:number-columns-repeated="1015"/>
        </table:table-row>
        <table:table-row table:style-name="ro2">
          <table:table-cell office:value-type="string">
            <text:p>PKLEG13_EXPL</text:p>
          </table:table-cell>
          <table:table-cell office:value-type="string">
            <text:p>ARTICH</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2.1 - Cult d'artichauts sur l'exploit° ?</text:p>
          </table:table-cell>
          <table:table-cell table:number-columns-repeated="1015"/>
        </table:table-row>
        <table:table-row table:style-name="ro2">
          <table:table-cell office:value-type="string">
            <text:p>PKLEG13_EXPL</text:p>
          </table:table-cell>
          <table:table-cell office:value-type="string">
            <text:p>CARO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2.1 - Cult carottes sur l'exploit° ?</text:p>
          </table:table-cell>
          <table:table-cell table:number-columns-repeated="1015"/>
        </table:table-row>
        <table:table-row table:style-name="ro2">
          <table:table-cell office:value-type="string">
            <text:p>PKLEG13_EXPL</text:p>
          </table:table-cell>
          <table:table-cell office:value-type="string">
            <text:p>CHFBRO</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2.1 - Cult choux fleurs, broc et rom <text:s/>sur l'exploit° ?</text:p>
          </table:table-cell>
          <table:table-cell table:number-columns-repeated="1015"/>
        </table:table-row>
        <table:table-row table:style-name="ro2">
          <table:table-cell office:value-type="string">
            <text:p>PKLEG13_EXPL</text:p>
          </table:table-cell>
          <table:table-cell office:value-type="string">
            <text:p>CHOUXF</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2.1 - Cult autres choux hors chou à choucroute sur l'exploit° ?</text:p>
          </table:table-cell>
          <table:table-cell table:number-columns-repeated="1015"/>
        </table:table-row>
        <table:table-row table:style-name="ro2">
          <table:table-cell office:value-type="string">
            <text:p>PKLEG13_EXPL</text:p>
          </table:table-cell>
          <table:table-cell office:value-type="string">
            <text:p>CONCOM</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2.1 - Cult concombres sur l'exploit° ?</text:p>
          </table:table-cell>
          <table:table-cell table:number-columns-repeated="1015"/>
        </table:table-row>
        <table:table-row table:style-name="ro2">
          <table:table-cell office:value-type="string">
            <text:p>PKLEG13_EXPL</text:p>
          </table:table-cell>
          <table:table-cell office:value-type="string">
            <text:p>MELONS</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2.1 - Cult melons sur l'exploit° ?</text:p>
          </table:table-cell>
          <table:table-cell table:number-columns-repeated="1015"/>
        </table:table-row>
        <table:table-row table:style-name="ro2">
          <table:table-cell office:value-type="string">
            <text:p>PKLEG13_EXPL</text:p>
          </table:table-cell>
          <table:table-cell office:value-type="string">
            <text:p>OIGECH</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2.1 - Cult oignons et échalotes sur l'exploit° ?</text:p>
          </table:table-cell>
          <table:table-cell table:number-columns-repeated="1015"/>
        </table:table-row>
        <table:table-row table:style-name="ro2">
          <table:table-cell office:value-type="string">
            <text:p>PKLEG13_EXPL</text:p>
          </table:table-cell>
          <table:table-cell office:value-type="string">
            <text:p>SALAD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2.1 - Cult salades sur l'exploit° ?</text:p>
          </table:table-cell>
          <table:table-cell table:number-columns-repeated="1015"/>
        </table:table-row>
        <table:table-row table:style-name="ro2">
          <table:table-cell office:value-type="string">
            <text:p>PKLEG13_EXPL</text:p>
          </table:table-cell>
          <table:table-cell office:value-type="string">
            <text:p>POIRE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2.1 - Cul poireaux sur l'exploit° ?</text:p>
          </table:table-cell>
          <table:table-cell table:number-columns-repeated="1015"/>
        </table:table-row>
        <table:table-row table:style-name="ro2">
          <table:table-cell office:value-type="string">
            <text:p>PKLEG13_EXPL</text:p>
          </table:table-cell>
          <table:table-cell office:value-type="string">
            <text:p>TOMAT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2.1 - Cult tomates sur l'exploit° ?</text:p>
          </table:table-cell>
          <table:table-cell table:number-columns-repeated="1015"/>
        </table:table-row>
        <table:table-row table:style-name="ro2">
          <table:table-cell office:value-type="string">
            <text:p>PKLEG13_EXPL</text:p>
          </table:table-cell>
          <table:table-cell office:value-type="string">
            <text:p>TUBLEG</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2.1 - Cult <text:s/>légumes tubercules sur l'exploit° ?</text:p>
          </table:table-cell>
          <table:table-cell table:number-columns-repeated="1015"/>
        </table:table-row>
        <table:table-row table:style-name="ro2">
          <table:table-cell office:value-type="string">
            <text:p>PKLEG13_EXPL</text:p>
          </table:table-cell>
          <table:table-cell office:value-type="string">
            <text:p>AUTLEG</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2.1 - Cult autres légumes sur l'exploit° ?</text:p>
          </table:table-cell>
          <table:table-cell table:number-columns-repeated="1015"/>
        </table:table-row>
        <table:table-row table:style-name="ro2">
          <table:table-cell office:value-type="string">
            <text:p>PKLEG13_EXPL</text:p>
          </table:table-cell>
          <table:table-cell office:value-type="string">
            <text:p>AUCLEG</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2.1 - Cult aucun sur l'exploit° ?</text:p>
          </table:table-cell>
          <table:table-cell table:number-columns-repeated="1015"/>
        </table:table-row>
        <table:table-row table:style-name="ro2">
          <table:table-cell office:value-type="string">
            <text:p>PKLEG13_EXPL</text:p>
          </table:table-cell>
          <table:table-cell office:value-type="string">
            <text:p>PLEINTER</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3.2 - La culture de la parc : Pleine terre</text:p>
          </table:table-cell>
          <table:table-cell table:number-columns-repeated="1015"/>
        </table:table-row>
        <table:table-row table:style-name="ro2">
          <table:table-cell office:value-type="string">
            <text:p>PKLEG13_EXPL</text:p>
          </table:table-cell>
          <table:table-cell office:value-type="string">
            <text:p>HORSSOL</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3.2 - La culture de la parc : Hors-sol</text:p>
          </table:table-cell>
          <table:table-cell table:number-columns-repeated="1015"/>
        </table:table-row>
        <table:table-row table:style-name="ro2">
          <table:table-cell office:value-type="string">
            <text:p>PKLEG13_EXPL</text:p>
          </table:table-cell>
          <table:table-cell office:value-type="string">
            <text:p>REF_SAU</text:p>
          </table:table-cell>
          <table:table-cell office:value-type="string">
            <text:p>brute</text:p>
          </table:table-cell>
          <table:table-cell office:value-type="string">
            <text:p>primitive.Decimal</text:p>
          </table:table-cell>
          <table:table-cell office:value-type="float" office:value="7">
            <text:p>7</text:p>
          </table:table-cell>
          <table:table-cell table:number-columns-repeated="2"/>
          <table:table-cell office:value-type="string">
            <text:p>9 999.99</text:p>
          </table:table-cell>
          <table:table-cell office:value-type="string">
            <text:p>SAU</text:p>
          </table:table-cell>
          <table:table-cell table:number-columns-repeated="1015"/>
        </table:table-row>
        <table:table-row table:style-name="ro2">
          <table:table-cell office:value-type="string">
            <text:p>PKLEG13_EXPL</text:p>
          </table:table-cell>
          <table:table-cell office:value-type="string">
            <text:p>REF_SAU_ENT</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3"/>
          <table:table-cell office:value-type="string">
            <text:p>Superficie agricole utilisée de l’exploitation (S.A.U) - Initialisé (entier)</text:p>
          </table:table-cell>
          <table:table-cell table:number-columns-repeated="1015"/>
        </table:table-row>
        <table:table-row table:style-name="ro2">
          <table:table-cell office:value-type="string">
            <text:p>PKLEG13_EXPL</text:p>
          </table:table-cell>
          <table:table-cell office:value-type="string">
            <text:p>NREF_SAU</text:p>
          </table:table-cell>
          <table:table-cell office:value-type="string">
            <text:p>brute</text:p>
          </table:table-cell>
          <table:table-cell office:value-type="string">
            <text:p>primitive.Decimal</text:p>
          </table:table-cell>
          <table:table-cell office:value-type="float" office:value="7">
            <text:p>7</text:p>
          </table:table-cell>
          <table:table-cell table:number-columns-repeated="2"/>
          <table:table-cell office:value-type="string">
            <text:p>9 999.99</text:p>
          </table:table-cell>
          <table:table-cell office:value-type="string">
            <text:p>GEN - 12 - Superficie agricole utilisée de l’exploitation (S.A.U)</text:p>
          </table:table-cell>
          <table:table-cell table:number-columns-repeated="1015"/>
        </table:table-row>
        <table:table-row table:style-name="ro2">
          <table:table-cell office:value-type="string">
            <text:p>PKLEG13_EXPL</text:p>
          </table:table-cell>
          <table:table-cell office:value-type="string">
            <text:p>NREF_SAU_ENT</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2"/>
          <table:table-cell office:value-type="string">
            <text:p>999 999</text:p>
          </table:table-cell>
          <table:table-cell office:value-type="string">
            <text:p>Superficie agricole utilisée de l’exploitation (S.A.U) (entier)</text:p>
          </table:table-cell>
          <table:table-cell table:number-columns-repeated="1015"/>
        </table:table-row>
        <table:table-row table:style-name="ro2">
          <table:table-cell office:value-type="string">
            <text:p>PKLEG13_EXPL</text:p>
          </table:table-cell>
          <table:table-cell office:value-type="string">
            <text:p>SUPCP</text:p>
          </table:table-cell>
          <table:table-cell office:value-type="string">
            <text:p>brute</text:p>
          </table:table-cell>
          <table:table-cell office:value-type="string">
            <text:p>primitive.Decimal</text:p>
          </table:table-cell>
          <table:table-cell office:value-type="float" office:value="7">
            <text:p>7</text:p>
          </table:table-cell>
          <table:table-cell table:number-columns-repeated="2"/>
          <table:table-cell office:value-type="string">
            <text:p>9 999.99</text:p>
          </table:table-cell>
          <table:table-cell office:value-type="string">
            <text:p>GEN - 12 - Sup en cultures pérennes de l'exploitation</text:p>
          </table:table-cell>
          <table:table-cell table:number-columns-repeated="1015"/>
        </table:table-row>
        <table:table-row table:style-name="ro2">
          <table:table-cell office:value-type="string">
            <text:p>PKLEG13_EXPL</text:p>
          </table:table-cell>
          <table:table-cell office:value-type="string">
            <text:p>SUPCP_ENT</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3"/>
          <table:table-cell office:value-type="string">
            <text:p>Superficie en cultures pérennes de l'exploitation (entier)</text:p>
          </table:table-cell>
          <table:table-cell table:number-columns-repeated="1015"/>
        </table:table-row>
        <table:table-row table:style-name="ro2">
          <table:table-cell office:value-type="string">
            <text:p>PKLEG13_EXPL</text:p>
          </table:table-cell>
          <table:table-cell office:value-type="string">
            <text:p>SUPGC</text:p>
          </table:table-cell>
          <table:table-cell office:value-type="string">
            <text:p>brute</text:p>
          </table:table-cell>
          <table:table-cell office:value-type="string">
            <text:p>primitive.Decimal</text:p>
          </table:table-cell>
          <table:table-cell office:value-type="float" office:value="7">
            <text:p>7</text:p>
          </table:table-cell>
          <table:table-cell table:number-columns-repeated="2"/>
          <table:table-cell office:value-type="string">
            <text:p>9 999.99</text:p>
          </table:table-cell>
          <table:table-cell office:value-type="string">
            <text:p>GEN - 12 - Sup en grandes cultures</text:p>
          </table:table-cell>
          <table:table-cell table:number-columns-repeated="1015"/>
        </table:table-row>
        <table:table-row table:style-name="ro2">
          <table:table-cell office:value-type="string">
            <text:p>PKLEG13_EXPL</text:p>
          </table:table-cell>
          <table:table-cell office:value-type="string">
            <text:p>SUPGC_ENT</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3"/>
          <table:table-cell office:value-type="string">
            <text:p>Superficie en grandes cultures y compris pomme de terre et tubercules (hors légumes) de l'exploitation</text:p>
          </table:table-cell>
          <table:table-cell table:number-columns-repeated="1015"/>
        </table:table-row>
        <table:table-row table:style-name="ro2">
          <table:table-cell office:value-type="string">
            <text:p>PKLEG13_EXPL</text:p>
          </table:table-cell>
          <table:table-cell office:value-type="string">
            <text:p>SUHFPF</text:p>
          </table:table-cell>
          <table:table-cell office:value-type="string">
            <text:p>brute</text:p>
          </table:table-cell>
          <table:table-cell office:value-type="string">
            <text:p>primitive.Decimal</text:p>
          </table:table-cell>
          <table:table-cell office:value-type="float" office:value="7">
            <text:p>7</text:p>
          </table:table-cell>
          <table:table-cell table:number-columns-repeated="2"/>
          <table:table-cell office:value-type="string">
            <text:p>9 999.99</text:p>
          </table:table-cell>
          <table:table-cell office:value-type="string">
            <text:p>GEN - 12 - Sup horticulture florale, petit fruits sur l'exploit°</text:p>
          </table:table-cell>
          <table:table-cell table:number-columns-repeated="1015"/>
        </table:table-row>
        <table:table-row table:style-name="ro2">
          <table:table-cell office:value-type="string">
            <text:p>PKLEG13_EXPL</text:p>
          </table:table-cell>
          <table:table-cell office:value-type="string">
            <text:p>SUHFPF_ENT</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3"/>
          <table:table-cell office:value-type="string">
            <text:p>Superficie en horticulture florale et petit fruits sur l'exploitation (entier)</text:p>
          </table:table-cell>
          <table:table-cell table:number-columns-repeated="1015"/>
        </table:table-row>
        <table:table-row table:style-name="ro2">
          <table:table-cell office:value-type="string">
            <text:p>PKLEG13_EXPL</text:p>
          </table:table-cell>
          <table:table-cell office:value-type="string">
            <text:p>SUSTHP</text:p>
          </table:table-cell>
          <table:table-cell office:value-type="string">
            <text:p>brute</text:p>
          </table:table-cell>
          <table:table-cell office:value-type="string">
            <text:p>primitive.Decimal</text:p>
          </table:table-cell>
          <table:table-cell office:value-type="float" office:value="7">
            <text:p>7</text:p>
          </table:table-cell>
          <table:table-cell table:number-columns-repeated="2"/>
          <table:table-cell office:value-type="string">
            <text:p>9 999.99</text:p>
          </table:table-cell>
          <table:table-cell office:value-type="string">
            <text:p>GEN - 12 - Autres sup de la SAU : STH, prairies temp et artificielles , jachères</text:p>
          </table:table-cell>
          <table:table-cell table:number-columns-repeated="1015"/>
        </table:table-row>
        <table:table-row table:style-name="ro2">
          <table:table-cell office:value-type="string">
            <text:p>PKLEG13_EXPL</text:p>
          </table:table-cell>
          <table:table-cell office:value-type="string">
            <text:p>SUSTHP_ENT</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3"/>
          <table:table-cell office:value-type="string">
            <text:p>Autres superficies de la SAU : STH, prairies temporaires et artificielles , jachères (non notées en grandes cultures),… (entier)</text:p>
          </table:table-cell>
          <table:table-cell table:number-columns-repeated="1015"/>
        </table:table-row>
        <table:table-row table:style-name="ro2">
          <table:table-cell office:value-type="string">
            <text:p>PKLEG13_EXPL</text:p>
          </table:table-cell>
          <table:table-cell office:value-type="string">
            <text:p>SUPLEG</text:p>
          </table:table-cell>
          <table:table-cell office:value-type="string">
            <text:p>brute</text:p>
          </table:table-cell>
          <table:table-cell office:value-type="string">
            <text:p>primitive.Decimal</text:p>
          </table:table-cell>
          <table:table-cell office:value-type="float" office:value="7">
            <text:p>7</text:p>
          </table:table-cell>
          <table:table-cell table:number-columns-repeated="2"/>
          <table:table-cell office:value-type="string">
            <text:p>9 999.99</text:p>
          </table:table-cell>
          <table:table-cell office:value-type="string">
            <text:p>GEN - 12 - Sup en légumes</text:p>
          </table:table-cell>
          <table:table-cell table:number-columns-repeated="1015"/>
        </table:table-row>
        <table:table-row table:style-name="ro2">
          <table:table-cell office:value-type="string">
            <text:p>PKLEG13_EXPL</text:p>
          </table:table-cell>
          <table:table-cell office:value-type="string">
            <text:p>SUPLEG_ENT</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3"/>
          <table:table-cell office:value-type="string">
            <text:p>Superficie en légumes (entier)</text:p>
          </table:table-cell>
          <table:table-cell table:number-columns-repeated="1015"/>
        </table:table-row>
        <table:table-row table:style-name="ro2">
          <table:table-cell office:value-type="string">
            <text:p>PKLEG13_EXPL</text:p>
          </table:table-cell>
          <table:table-cell office:value-type="string">
            <text:p>SUPPESP</text:p>
          </table:table-cell>
          <table:table-cell office:value-type="string">
            <text:p>brute</text:p>
          </table:table-cell>
          <table:table-cell office:value-type="string">
            <text:p>primitive.Decimal</text:p>
          </table:table-cell>
          <table:table-cell office:value-type="float" office:value="7">
            <text:p>7</text:p>
          </table:table-cell>
          <table:table-cell table:number-columns-repeated="2"/>
          <table:table-cell office:value-type="string">
            <text:p>9 999.99</text:p>
          </table:table-cell>
          <table:table-cell office:value-type="string">
            <text:p>GEN - 12 - Superficie de l'espèce de la parcelle sur l'exploitation</text:p>
          </table:table-cell>
          <table:table-cell table:number-columns-repeated="1015"/>
        </table:table-row>
        <table:table-row table:style-name="ro2">
          <table:table-cell office:value-type="string">
            <text:p>PKLEG13_EXPL</text:p>
          </table:table-cell>
          <table:table-cell office:value-type="string">
            <text:p>SUPPESP_ENT</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3"/>
          <table:table-cell office:value-type="string">
            <text:p>Superficie de l'espèce de la parcelle sur l'exploitation (entier)</text:p>
          </table:table-cell>
          <table:table-cell table:number-columns-repeated="1015"/>
        </table:table-row>
        <table:table-row table:style-name="ro2">
          <table:table-cell office:value-type="string">
            <text:p>PKLEG13_EXPL</text:p>
          </table:table-cell>
          <table:table-cell office:value-type="string">
            <text:p>SUPESSABR</text:p>
          </table:table-cell>
          <table:table-cell office:value-type="string">
            <text:p>brute</text:p>
          </table:table-cell>
          <table:table-cell office:value-type="string">
            <text:p>primitive.Decimal</text:p>
          </table:table-cell>
          <table:table-cell office:value-type="float" office:value="7">
            <text:p>7</text:p>
          </table:table-cell>
          <table:table-cell table:number-columns-repeated="2"/>
          <table:table-cell office:value-type="string">
            <text:p>9 999.99</text:p>
          </table:table-cell>
          <table:table-cell office:value-type="string">
            <text:p>GEN - 13 - Superficie hors sol de l'espèce de la parcelle sur l'exploitation</text:p>
          </table:table-cell>
          <table:table-cell table:number-columns-repeated="1015"/>
        </table:table-row>
        <table:table-row table:style-name="ro2">
          <table:table-cell office:value-type="string">
            <text:p>PKLEG13_EXPL</text:p>
          </table:table-cell>
          <table:table-cell office:value-type="string">
            <text:p>SUPESSABR_ENT</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3"/>
          <table:table-cell office:value-type="string">
            <text:p>Superficie hors sol de l'espèce de la parcelle sur l'exploitation (entier)</text:p>
          </table:table-cell>
          <table:table-cell table:number-columns-repeated="1015"/>
        </table:table-row>
        <table:table-row table:style-name="ro2">
          <table:table-cell office:value-type="string">
            <text:p>PKLEG13_EXPL</text:p>
          </table:table-cell>
          <table:table-cell office:value-type="string">
            <text:p>SUPESABHC</text:p>
          </table:table-cell>
          <table:table-cell office:value-type="string">
            <text:p>brute</text:p>
          </table:table-cell>
          <table:table-cell office:value-type="string">
            <text:p>primitive.Decimal</text:p>
          </table:table-cell>
          <table:table-cell office:value-type="float" office:value="7">
            <text:p>7</text:p>
          </table:table-cell>
          <table:table-cell table:number-columns-repeated="2"/>
          <table:table-cell office:value-type="string">
            <text:p>9 999.99</text:p>
          </table:table-cell>
          <table:table-cell office:value-type="string">
            <text:p>GEN - 13 - Superficie sous abris hauts chauffés de l'espèce de la parcelle sur l'exploitation</text:p>
          </table:table-cell>
          <table:table-cell table:number-columns-repeated="1015"/>
        </table:table-row>
        <table:table-row table:style-name="ro2">
          <table:table-cell office:value-type="string">
            <text:p>PKLEG13_EXPL</text:p>
          </table:table-cell>
          <table:table-cell office:value-type="string">
            <text:p>SUPESABHC_ENT</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3"/>
          <table:table-cell office:value-type="string">
            <text:p>Superficie sous abris hauts chauffés de l'espèce de la parcelle sur l'exploitation (entier)</text:p>
          </table:table-cell>
          <table:table-cell table:number-columns-repeated="1015"/>
        </table:table-row>
        <table:table-row table:style-name="ro2">
          <table:table-cell office:value-type="string">
            <text:p>PKLEG13_EXPL</text:p>
          </table:table-cell>
          <table:table-cell office:value-type="string">
            <text:p>SUPESABHF</text:p>
          </table:table-cell>
          <table:table-cell office:value-type="string">
            <text:p>brute</text:p>
          </table:table-cell>
          <table:table-cell office:value-type="string">
            <text:p>primitive.Decimal</text:p>
          </table:table-cell>
          <table:table-cell office:value-type="float" office:value="7">
            <text:p>7</text:p>
          </table:table-cell>
          <table:table-cell table:number-columns-repeated="2"/>
          <table:table-cell office:value-type="string">
            <text:p>9 999.99</text:p>
          </table:table-cell>
          <table:table-cell office:value-type="string">
            <text:p>GEN - 13 - Superficie sous abris hauts froids de l'espèce de la parcelle sur l'exploitation</text:p>
          </table:table-cell>
          <table:table-cell table:number-columns-repeated="1015"/>
        </table:table-row>
        <table:table-row table:style-name="ro2">
          <table:table-cell office:value-type="string">
            <text:p>PKLEG13_EXPL</text:p>
          </table:table-cell>
          <table:table-cell office:value-type="string">
            <text:p>SUPESABHF_ENT</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3"/>
          <table:table-cell office:value-type="string">
            <text:p>Superficie sous abris hauts froids de l'espèce de la parcelle sur l'exploitation (entier)</text:p>
          </table:table-cell>
          <table:table-cell table:number-columns-repeated="1015"/>
        </table:table-row>
        <table:table-row table:style-name="ro2">
          <table:table-cell office:value-type="string">
            <text:p>PKLEG13_EXPL</text:p>
          </table:table-cell>
          <table:table-cell office:value-type="string">
            <text:p>SUPESABBB</text:p>
          </table:table-cell>
          <table:table-cell office:value-type="string">
            <text:p>brute</text:p>
          </table:table-cell>
          <table:table-cell office:value-type="string">
            <text:p>primitive.Decimal</text:p>
          </table:table-cell>
          <table:table-cell office:value-type="float" office:value="7">
            <text:p>7</text:p>
          </table:table-cell>
          <table:table-cell table:number-columns-repeated="2"/>
          <table:table-cell office:value-type="string">
            <text:p>9 999.99</text:p>
          </table:table-cell>
          <table:table-cell office:value-type="string">
            <text:p>GEN - 13 - Superficie sous abris bas de l'espèce de la parcelle sur l'exploitation</text:p>
          </table:table-cell>
          <table:table-cell table:number-columns-repeated="1015"/>
        </table:table-row>
        <table:table-row table:style-name="ro2">
          <table:table-cell office:value-type="string">
            <text:p>PKLEG13_EXPL</text:p>
          </table:table-cell>
          <table:table-cell office:value-type="string">
            <text:p>SUPESABBB_ENT</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3"/>
          <table:table-cell office:value-type="string">
            <text:p>Superficie sous abris bas de l'espèce de la parcelle sur l'exploitation (entier)</text:p>
          </table:table-cell>
          <table:table-cell table:number-columns-repeated="1015"/>
        </table:table-row>
        <table:table-row table:style-name="ro2">
          <table:table-cell office:value-type="string">
            <text:p>PKLEG13_EXPL</text:p>
          </table:table-cell>
          <table:table-cell office:value-type="string">
            <text:p>SUPESSBAP</text:p>
          </table:table-cell>
          <table:table-cell office:value-type="string">
            <text:p>brute</text:p>
          </table:table-cell>
          <table:table-cell office:value-type="string">
            <text:p>primitive.Decimal</text:p>
          </table:table-cell>
          <table:table-cell office:value-type="float" office:value="7">
            <text:p>7</text:p>
          </table:table-cell>
          <table:table-cell table:number-columns-repeated="2"/>
          <table:table-cell office:value-type="string">
            <text:p>9 999.99</text:p>
          </table:table-cell>
          <table:table-cell office:value-type="string">
            <text:p>GEN - 13 - Superficie sous bâche à plat de l'espèce de la parcelle sur l'exploitation</text:p>
          </table:table-cell>
          <table:table-cell table:number-columns-repeated="1015"/>
        </table:table-row>
        <table:table-row table:style-name="ro2">
          <table:table-cell office:value-type="string">
            <text:p>PKLEG13_EXPL</text:p>
          </table:table-cell>
          <table:table-cell office:value-type="string">
            <text:p>SUPESSBAP_ENT</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3"/>
          <table:table-cell office:value-type="string">
            <text:p>Superficie sous bâche à plat de l'espèce de la parcelle sur l'exploitation (entier)</text:p>
          </table:table-cell>
          <table:table-cell table:number-columns-repeated="1015"/>
        </table:table-row>
        <table:table-row table:style-name="ro2">
          <table:table-cell office:value-type="string">
            <text:p>PKLEG13_EXPL</text:p>
          </table:table-cell>
          <table:table-cell office:value-type="string">
            <text:p>SUPESPLAIR</text:p>
          </table:table-cell>
          <table:table-cell office:value-type="string">
            <text:p>brute</text:p>
          </table:table-cell>
          <table:table-cell office:value-type="string">
            <text:p>primitive.Decimal</text:p>
          </table:table-cell>
          <table:table-cell office:value-type="float" office:value="7">
            <text:p>7</text:p>
          </table:table-cell>
          <table:table-cell table:number-columns-repeated="2"/>
          <table:table-cell office:value-type="string">
            <text:p>9 999.99</text:p>
          </table:table-cell>
          <table:table-cell office:value-type="string">
            <text:p>GEN - 13 - Superficie plein air à plat de l'espèce de la parcelle sur l'exploitation</text:p>
          </table:table-cell>
          <table:table-cell table:number-columns-repeated="1015"/>
        </table:table-row>
        <table:table-row table:style-name="ro2">
          <table:table-cell office:value-type="string">
            <text:p>PKLEG13_EXPL</text:p>
          </table:table-cell>
          <table:table-cell office:value-type="string">
            <text:p>SUPESPLAIR_ENT</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3"/>
          <table:table-cell office:value-type="string">
            <text:p>Superficie plein air à plat de l'espèce de la parcelle sur l'exploitation (entier)</text:p>
          </table:table-cell>
          <table:table-cell table:number-columns-repeated="1015"/>
        </table:table-row>
        <table:table-row table:style-name="ro2">
          <table:table-cell office:value-type="string">
            <text:p>PKLEG13_EXPL</text:p>
          </table:table-cell>
          <table:table-cell office:value-type="string">
            <text:p>SUPPARC</text:p>
          </table:table-cell>
          <table:table-cell office:value-type="string">
            <text:p>brute</text:p>
          </table:table-cell>
          <table:table-cell office:value-type="string">
            <text:p>primitive.Decimal</text:p>
          </table:table-cell>
          <table:table-cell office:value-type="float" office:value="6">
            <text:p>6</text:p>
          </table:table-cell>
          <table:table-cell table:number-columns-repeated="2"/>
          <table:table-cell office:value-type="string">
            <text:p>999.99</text:p>
          </table:table-cell>
          <table:table-cell office:value-type="string">
            <text:p>GEN - 15 - Superficie de la parcelle (en hectare, are)</text:p>
          </table:table-cell>
          <table:table-cell table:number-columns-repeated="1015"/>
        </table:table-row>
        <table:table-row table:style-name="ro2">
          <table:table-cell office:value-type="string">
            <text:p>PKLEG13_EXPL</text:p>
          </table:table-cell>
          <table:table-cell office:value-type="string">
            <text:p>SUPPARC_ENT</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3"/>
          <table:table-cell office:value-type="string">
            <text:p>Superficie de la parcelle (en hectare, are) (entier)</text:p>
          </table:table-cell>
          <table:table-cell table:number-columns-repeated="1015"/>
        </table:table-row>
        <table:table-row table:style-name="ro2">
          <table:table-cell office:value-type="string">
            <text:p>PKLEG13_EXPL</text:p>
          </table:table-cell>
          <table:table-cell office:value-type="string">
            <text:p>RECMEC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8.13 - récolte (ou l'arrachage), mécaniquement</text:p>
          </table:table-cell>
          <table:table-cell table:number-columns-repeated="1015"/>
        </table:table-row>
        <table:table-row table:style-name="ro2">
          <table:table-cell office:value-type="string">
            <text:p>PKLEG13_EXPL</text:p>
          </table:table-cell>
          <table:table-cell office:value-type="string">
            <text:p>RECMANU</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8.13 - récolte (ou l'arrachage), manuellement</text:p>
          </table:table-cell>
          <table:table-cell table:number-columns-repeated="1015"/>
        </table:table-row>
        <table:table-row table:style-name="ro2">
          <table:table-cell office:value-type="string">
            <text:p>PKLEG13_EXPL</text:p>
          </table:table-cell>
          <table:table-cell office:value-type="string">
            <text:p>FRAIS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2.1 - Cult Fraises sur l'exploit° ?</text:p>
          </table:table-cell>
          <table:table-cell table:number-columns-repeated="1015"/>
        </table:table-row>
        <table:table-row table:style-name="ro2">
          <table:table-cell office:value-type="string">
            <text:p>PKLEG13_EXPL</text:p>
          </table:table-cell>
          <table:table-cell office:value-type="string">
            <text:p>REGPLEG</text:p>
          </table:table-cell>
          <table:table-cell office:value-type="string">
            <text:p>brute</text:p>
          </table:table-cell>
          <table:table-cell office:value-type="string">
            <text:p>code.Code</text:p>
          </table:table-cell>
          <table:table-cell office:value-type="float" office:value="2">
            <text:p>2</text:p>
          </table:table-cell>
          <table:table-cell office:value-type="float" office:value="1">
            <text:p>1</text:p>
          </table:table-cell>
          <table:table-cell table:number-columns-repeated="2"/>
          <table:table-cell office:value-type="string">
            <text:p>GEN - 14.2 - Région de la parcelle enquêtée</text:p>
          </table:table-cell>
          <table:table-cell office:value-type="string">
            <text:p>FreeNomenclature</text:p>
          </table:table-cell>
          <table:table-cell office:value-type="string">
            <text:p>42 - ALSACE | 72 - AQUITAINE | 83 - AUVERGNE | 25 - BASSE-NORMANDIE | 26 - BOURGOGNE | 53 - BRETAGNE | 24 - CENTRE | 21 - CHAMPAGNE-ARDENNE | 94 - CORSE | 43 - FRANCHE-COMTE | 01 - GUADELOUPE | 03 - GUYANE | 23 - HAUTE-NORMANDIE | 11 - ILE DE FRANCE | 91 - LANGUEDOC-ROUSSILLON | 74 - LIMOUSIN | 41 - LORRAINE | 02 - MARTINIQUE | 73 - MIDI-PYRENEES | 31 - NORD-PAS-DE-CALAIS | 52 - PAYS-DE-LA-LOIRE | 22 - PICARDIE | 54 - POITOU-CHARENTES | 93 - PROVENCE-ALPES-COTE D'AZUR | 04 - REUNION | 82 - RHONE-ALPES</text:p>
          </table:table-cell>
          <table:table-cell table:number-columns-repeated="1013"/>
        </table:table-row>
        <table:table-row table:style-name="ro2">
          <table:table-cell office:value-type="string">
            <text:p>PKLEG13_EXPL</text:p>
          </table:table-cell>
          <table:table-cell office:value-type="string">
            <text:p>COMMENTGEN</text:p>
          </table:table-cell>
          <table:table-cell office:value-type="string">
            <text:p>brute</text:p>
          </table:table-cell>
          <table:table-cell office:value-type="string">
            <text:p>information.Comment</text:p>
          </table:table-cell>
          <table:table-cell office:value-type="float" office:value="250">
            <text:p>250</text:p>
          </table:table-cell>
          <table:table-cell table:number-columns-repeated="3"/>
          <table:table-cell office:value-type="string">
            <text:p>Commentaires GEN</text:p>
          </table:table-cell>
          <table:table-cell table:number-columns-repeated="1015"/>
        </table:table-row>
        <table:table-row table:style-name="ro2">
          <table:table-cell office:value-type="string">
            <text:p>PKLEG13_EXPL</text:p>
          </table:table-cell>
          <table:table-cell office:value-type="string">
            <text:p>EAEFERTI</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7.2 - MAE fertilisation</text:p>
          </table:table-cell>
          <table:table-cell table:number-columns-repeated="1015"/>
        </table:table-row>
        <table:table-row table:style-name="ro2">
          <table:table-cell office:value-type="string">
            <text:p>PKLEG13_EXPL</text:p>
          </table:table-cell>
          <table:table-cell office:value-type="string">
            <text:p>EAEPHYTO</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7.2 - MAE interventions phytosanitaires</text:p>
          </table:table-cell>
          <table:table-cell table:number-columns-repeated="1015"/>
        </table:table-row>
        <table:table-row table:style-name="ro2">
          <table:table-cell office:value-type="string">
            <text:p>PKLEG13_EXPL</text:p>
          </table:table-cell>
          <table:table-cell office:value-type="string">
            <text:p>EAEAUTR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7.2 - MAE autre engagement</text:p>
          </table:table-cell>
          <table:table-cell table:number-columns-repeated="1015"/>
        </table:table-row>
        <table:table-row table:style-name="ro2">
          <table:table-cell office:value-type="string">
            <text:p>PKLEG13_EXPL</text:p>
          </table:table-cell>
          <table:table-cell office:value-type="string">
            <text:p>EAEAUCU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7.2 - MAE aucun engagement</text:p>
          </table:table-cell>
          <table:table-cell table:number-columns-repeated="1015"/>
        </table:table-row>
        <table:table-row table:style-name="ro2">
          <table:table-cell office:value-type="string">
            <text:p>PKLEG13_EXPL</text:p>
          </table:table-cell>
          <table:table-cell office:value-type="string">
            <text:p>CCPPFERTI</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7.2 - C.C. privé pour la fertilisation,</text:p>
          </table:table-cell>
          <table:table-cell table:number-columns-repeated="1015"/>
        </table:table-row>
        <table:table-row table:style-name="ro2">
          <table:table-cell office:value-type="string">
            <text:p>PKLEG13_EXPL</text:p>
          </table:table-cell>
          <table:table-cell office:value-type="string">
            <text:p>CCPPPHYTO</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7.2 - C.C. privé pour les interventions phytosanitaires</text:p>
          </table:table-cell>
          <table:table-cell table:number-columns-repeated="1015"/>
        </table:table-row>
        <table:table-row table:style-name="ro2">
          <table:table-cell office:value-type="string">
            <text:p>PKLEG13_EXPL</text:p>
          </table:table-cell>
          <table:table-cell office:value-type="string">
            <text:p>CCPPAUTR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7.2 - C.C. privé pour un autre engagement agro-environnemental</text:p>
          </table:table-cell>
          <table:table-cell table:number-columns-repeated="1015"/>
        </table:table-row>
        <table:table-row table:style-name="ro2">
          <table:table-cell office:value-type="string">
            <text:p>PKLEG13_EXPL</text:p>
          </table:table-cell>
          <table:table-cell office:value-type="string">
            <text:p>CCPPAUCU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7.3 - C.C. privé aucun engagement agro-environnemental</text:p>
          </table:table-cell>
          <table:table-cell table:number-columns-repeated="1015"/>
        </table:table-row>
        <table:table-row table:style-name="ro2">
          <table:table-cell office:value-type="string">
            <text:p>PKLEG13_EXPL</text:p>
          </table:table-cell>
          <table:table-cell office:value-type="string">
            <text:p>SORAO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7.3 - signes officiels de reconnaissance AOP</text:p>
          </table:table-cell>
          <table:table-cell table:number-columns-repeated="1015"/>
        </table:table-row>
        <table:table-row table:style-name="ro2">
          <table:table-cell office:value-type="string">
            <text:p>PKLEG13_EXPL</text:p>
          </table:table-cell>
          <table:table-cell office:value-type="string">
            <text:p>SORIG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7.3 - signes officiels de reconnaissance IGP</text:p>
          </table:table-cell>
          <table:table-cell table:number-columns-repeated="1015"/>
        </table:table-row>
        <table:table-row table:style-name="ro2">
          <table:table-cell office:value-type="string">
            <text:p>PKLEG13_EXPL</text:p>
          </table:table-cell>
          <table:table-cell office:value-type="string">
            <text:p>SORAUTR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7.3 - autre signe officiel reconnaissance de qualité (label, certification..)</text:p>
          </table:table-cell>
          <table:table-cell table:number-columns-repeated="1015"/>
        </table:table-row>
        <table:table-row table:style-name="ro2">
          <table:table-cell office:value-type="string">
            <text:p>PKLEG13_EXPL</text:p>
          </table:table-cell>
          <table:table-cell office:value-type="string">
            <text:p>SORRU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7.3 - signes officiels de reconnaissance RUP</text:p>
          </table:table-cell>
          <table:table-cell table:number-columns-repeated="1015"/>
        </table:table-row>
        <table:table-row table:style-name="ro2">
          <table:table-cell office:value-type="string">
            <text:p>PKLEG13_EXPL</text:p>
          </table:table-cell>
          <table:table-cell office:value-type="string">
            <text:p>SORAUC</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GEN - 17.3 - signes officiels de reconnaissance aucun</text:p>
          </table:table-cell>
          <table:table-cell table:number-columns-repeated="1015"/>
        </table:table-row>
        <table:table-row table:style-name="ro2">
          <table:table-cell office:value-type="string">
            <text:p>PKLEG13_EXPL</text:p>
          </table:table-cell>
          <table:table-cell office:value-type="string">
            <text:p>VENTEOP</text:p>
          </table:table-cell>
          <table:table-cell office:value-type="string">
            <text:p>brute</text:p>
          </table:table-cell>
          <table:table-cell office:value-type="string">
            <text:p>information.OuiNonSansObjet</text:p>
          </table:table-cell>
          <table:table-cell table:number-columns-repeated="2" office:value-type="float" office:value="1">
            <text:p>1</text:p>
          </table:table-cell>
          <table:table-cell table:number-columns-repeated="2"/>
          <table:table-cell office:value-type="string">
            <text:p>GEN - 19.11 - commercialisat° dans le cadre de l'OP</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RENDSAIS</text:p>
          </table:table-cell>
          <table:table-cell office:value-type="string">
            <text:p>brute</text:p>
          </table:table-cell>
          <table:table-cell office:value-type="string">
            <text:p>primitive.Decimal</text:p>
          </table:table-cell>
          <table:table-cell office:value-type="float" office:value="11">
            <text:p>11</text:p>
          </table:table-cell>
          <table:table-cell table:number-columns-repeated="2"/>
          <table:table-cell office:value-type="string">
            <text:p>99 999 999.99</text:p>
          </table:table-cell>
          <table:table-cell office:value-type="string">
            <text:p>GEN - 18.15.11 - Rendement effectif de la culture</text:p>
          </table:table-cell>
          <table:table-cell table:number-columns-repeated="1015"/>
        </table:table-row>
        <table:table-row table:style-name="ro2">
          <table:table-cell office:value-type="string">
            <text:p>PKLEG13_EXPL</text:p>
          </table:table-cell>
          <table:table-cell office:value-type="string">
            <text:p>RENDSAIS_ENT</text:p>
          </table:table-cell>
          <table:table-cell office:value-type="string">
            <text:p>brute</text:p>
          </table:table-cell>
          <table:table-cell office:value-type="string">
            <text:p>primitive.Integer</text:p>
          </table:table-cell>
          <table:table-cell office:value-type="float" office:value="8">
            <text:p>8</text:p>
          </table:table-cell>
          <table:table-cell table:number-columns-repeated="2"/>
          <table:table-cell office:value-type="string">
            <text:p>99 999 999</text:p>
          </table:table-cell>
          <table:table-cell office:value-type="string">
            <text:p>GEN - 18.15.11 - Rendement effectif de la culture (variable entière)</text:p>
          </table:table-cell>
          <table:table-cell table:number-columns-repeated="1015"/>
        </table:table-row>
        <table:table-row table:style-name="ro2">
          <table:table-cell office:value-type="string">
            <text:p>PKLEG13_EXPL</text:p>
          </table:table-cell>
          <table:table-cell office:value-type="string">
            <text:p>PRECUL1</text:p>
          </table:table-cell>
          <table:table-cell office:value-type="string">
            <text:p>brute</text:p>
          </table:table-cell>
          <table:table-cell office:value-type="string">
            <text:p>code.NumericalCode</text:p>
          </table:table-cell>
          <table:table-cell office:value-type="float" office:value="4">
            <text:p>4</text:p>
          </table:table-cell>
          <table:table-cell office:value-type="float" office:value="1">
            <text:p>1</text:p>
          </table:table-cell>
          <table:table-cell table:number-columns-repeated="2"/>
          <table:table-cell office:value-type="string">
            <text:p>PREC - 20 - Précédent cultural - Code 1</text:p>
          </table:table-cell>
          <table:table-cell office:value-type="string">
            <text:p>FreeNomenclature</text:p>
          </table:table-cell>
          <table:table-cell office:value-type="string">
            <text:p>1001 - Céréales à pailles (y c. semences), maïs grain, riz, ... | 1011 - Cipan : Crucifères | 1016 - Cipan : Légumineuses | 1019 - Cipan : Mélange de légumineuses | 1030 - Cipan : autres (Graminées,…) | 1111 - Autres cultures y compris semences | 1900 - Étendue d'eau asséchée | 2001 - Oléo-Protéagineux : Colza, tournesol, soja <text:s/>(y c. sem) | 2003 - Protéagineux et légumes secs (pois, fève, ...),(y c. sem) | 2015 - Autre grandes cultures | 2501 - Maïs fourrage et ensilage | 3001 - Betterave industrielle (sucrière) (y c. semences) | 4001 - Carotte (hors semences) | 4002 - Choux feuilles, fleurs, brocolis <text:s/>(hors sem, choucroute) | 4003 - Fraise (hors semences) | 4004 - Haricot vert et beurre (hors semences) | 4005 - Melon (hors semences) | 4006 - Poireau (hors semences) | 4007 - Salade y compris mâche (hors sem), hors endive | 4008 - Tomate (hors semences) | 4009 - Pomme de terre (hors semences) | 4031 - Autres légumes et cultures vivrières (DOM) (hors sem) | 8006 - Forêt y compris truffières | 9001 - Sol artificialisé en zone agricole | 9002 - Sol artificialisé en zone non agricole | 9504 - Prairies artificielles :(lotier, luzerne, minette,…) | 9505 - Prairies temporaires (semées depuis moins de 6 ans ) | 9507 - Prairie permanente productive | 9508 - Prairie permanente peu productive : (causse,…) | 9601 - Fleurs, pltes ornementales, pépinières (hors légumes) | 9602 - Vergers | 9603 - Vignes | 9608 - Banane (DOM) | 9701 - Jachère en sol nu (hors jachères industrielles) | 9702 - Jachère avec couvert végétal spontané (hors jach ind) | 9703 - Jachère avec couvert végétal semé (hors jach ind) | 9706 - Parcelle abandonnée en friche ou arrachée | 9888 - Ne sait pas</text:p>
          </table:table-cell>
          <table:table-cell table:number-columns-repeated="1013"/>
        </table:table-row>
        <table:table-row table:style-name="ro2">
          <table:table-cell office:value-type="string">
            <text:p>PKLEG13_EXPL</text:p>
          </table:table-cell>
          <table:table-cell office:value-type="string">
            <text:p>PRECUL2</text:p>
          </table:table-cell>
          <table:table-cell office:value-type="string">
            <text:p>brute</text:p>
          </table:table-cell>
          <table:table-cell office:value-type="string">
            <text:p>code.NumericalCode</text:p>
          </table:table-cell>
          <table:table-cell office:value-type="float" office:value="4">
            <text:p>4</text:p>
          </table:table-cell>
          <table:table-cell office:value-type="float" office:value="1">
            <text:p>1</text:p>
          </table:table-cell>
          <table:table-cell table:number-columns-repeated="2"/>
          <table:table-cell office:value-type="string">
            <text:p>PREC - 20 - Précédent cultural - Code 2</text:p>
          </table:table-cell>
          <table:table-cell office:value-type="string">
            <text:p>FreeNomenclature</text:p>
          </table:table-cell>
          <table:table-cell office:value-type="string">
            <text:p>1001 - Céréales à pailles (y c. semences), maïs grain, riz, ... | 1011 - Cipan : Crucifères | 1016 - Cipan : Légumineuses | 1019 - Cipan : Mélange de légumineuses | 1030 - Cipan : autres (Graminées,…) | 1111 - Autres cultures y compris semences | 1900 - Étendue d'eau asséchée | 2001 - Oléo-Protéagineux : Colza, tournesol, soja <text:s/>(y c. sem) | 2003 - Protéagineux et légumes secs (pois, fève, ...),(y c. sem) | 2015 - Autre grandes cultures | 2501 - Maïs fourrage et ensilage | 3001 - Betterave industrielle (sucrière) (y c. semences) | 4001 - Carotte (hors semences) | 4002 - Choux feuilles, fleurs, brocolis <text:s/>(hors sem, choucroute) | 4003 - Fraise (hors semences) | 4004 - Haricot vert et beurre (hors semences) | 4005 - Melon (hors semences) | 4006 - Poireau (hors semences) | 4007 - Salade y compris mâche (hors sem), hors endive | 4008 - Tomate (hors semences) | 4009 - Pomme de terre (hors semences) | 4031 - Autres légumes et cultures vivrières (DOM) (hors sem) | 8006 - Forêt y compris truffières | 9001 - Sol artificialisé en zone agricole | 9002 - Sol artificialisé en zone non agricole | 9504 - Prairies artificielles :(lotier, luzerne, minette,…) | 9505 - Prairies temporaires (semées depuis moins de 6 ans ) | 9507 - Prairie permanente productive | 9508 - Prairie permanente peu productive : (causse,…) | 9601 - Fleurs, pltes ornementales, pépinières (hors légumes) | 9602 - Vergers | 9603 - Vignes | 9608 - Banane (DOM) | 9701 - Jachère en sol nu (hors jachères industrielles) | 9702 - Jachère avec couvert végétal spontané (hors jach ind) | 9703 - Jachère avec couvert végétal semé (hors jach ind) | 9706 - Parcelle abandonnée en friche ou arrachée | 9888 - Ne sait pas</text:p>
          </table:table-cell>
          <table:table-cell table:number-columns-repeated="1013"/>
        </table:table-row>
        <table:table-row table:style-name="ro2">
          <table:table-cell office:value-type="string">
            <text:p>PKLEG13_EXPL</text:p>
          </table:table-cell>
          <table:table-cell office:value-type="string">
            <text:p>PRECUL3</text:p>
          </table:table-cell>
          <table:table-cell office:value-type="string">
            <text:p>brute</text:p>
          </table:table-cell>
          <table:table-cell office:value-type="string">
            <text:p>code.NumericalCode</text:p>
          </table:table-cell>
          <table:table-cell office:value-type="float" office:value="4">
            <text:p>4</text:p>
          </table:table-cell>
          <table:table-cell office:value-type="float" office:value="1">
            <text:p>1</text:p>
          </table:table-cell>
          <table:table-cell table:number-columns-repeated="2"/>
          <table:table-cell office:value-type="string">
            <text:p>PREC - 20 - Précédent cultural - Code 3</text:p>
          </table:table-cell>
          <table:table-cell office:value-type="string">
            <text:p>FreeNomenclature</text:p>
          </table:table-cell>
          <table:table-cell office:value-type="string">
            <text:p>1001 - Céréales à pailles (y c. semences), maïs grain, riz, ... | 1011 - Cipan : Crucifères | 1016 - Cipan : Légumineuses | 1019 - Cipan : Mélange de légumineuses | 1030 - Cipan : autres (Graminées,…) | 1111 - Autres cultures y compris semences | 1900 - Étendue d'eau asséchée | 2001 - Oléo-Protéagineux : Colza, tournesol, soja <text:s/>(y c. sem) | 2003 - Protéagineux et légumes secs (pois, fève, ...),(y c. sem) | 2015 - Autre grandes cultures | 2501 - Maïs fourrage et ensilage | 3001 - Betterave industrielle (sucrière) (y c. semences) | 4001 - Carotte (hors semences) | 4002 - Choux feuilles, fleurs, brocolis <text:s/>(hors sem, choucroute) | 4003 - Fraise (hors semences) | 4004 - Haricot vert et beurre (hors semences) | 4005 - Melon (hors semences) | 4006 - Poireau (hors semences) | 4007 - Salade y compris mâche (hors sem), hors endive | 4008 - Tomate (hors semences) | 4009 - Pomme de terre (hors semences) | 4031 - Autres légumes et cultures vivrières (DOM) (hors sem) | 8006 - Forêt y compris truffières | 9001 - Sol artificialisé en zone agricole | 9002 - Sol artificialisé en zone non agricole | 9504 - Prairies artificielles :(lotier, luzerne, minette,…) | 9505 - Prairies temporaires (semées depuis moins de 6 ans ) | 9507 - Prairie permanente productive | 9508 - Prairie permanente peu productive : (causse,…) | 9601 - Fleurs, pltes ornementales, pépinières (hors légumes) | 9602 - Vergers | 9603 - Vignes | 9608 - Banane (DOM) | 9701 - Jachère en sol nu (hors jachères industrielles) | 9702 - Jachère avec couvert végétal spontané (hors jach ind) | 9703 - Jachère avec couvert végétal semé (hors jach ind) | 9706 - Parcelle abandonnée en friche ou arrachée | 9888 - Ne sait pas</text:p>
          </table:table-cell>
          <table:table-cell table:number-columns-repeated="1013"/>
        </table:table-row>
        <table:table-row table:style-name="ro2">
          <table:table-cell office:value-type="string">
            <text:p>PKLEG13_EXPL</text:p>
          </table:table-cell>
          <table:table-cell office:value-type="string">
            <text:p>RETOURNT</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PREC - 20 - retournement du sol avant culture préc 1</text:p>
          </table:table-cell>
          <table:table-cell office:value-type="string">
            <text:p>FreeFilteredNomenclature</text:p>
          </table:table-cell>
          <table:table-cell/>
          <table:table-cell office:value-type="string">
            <text:p>0 - Non - 0 | 1 - Oui - 0 | 8 - Ne sait pas - 0 | 9 - Sans objet - 1</text:p>
          </table:table-cell>
          <table:table-cell table:number-columns-repeated="1012"/>
        </table:table-row>
        <table:table-row table:style-name="ro2">
          <table:table-cell office:value-type="string">
            <text:p>PKLEG13_EXPL</text:p>
          </table:table-cell>
          <table:table-cell office:value-type="string">
            <text:p>RENDPREC</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2"/>
          <table:table-cell office:value-type="string">
            <text:p>999 999</text:p>
          </table:table-cell>
          <table:table-cell office:value-type="string">
            <text:p>PREC - 20 - Rendement des précédents</text:p>
          </table:table-cell>
          <table:table-cell table:number-columns-repeated="1015"/>
        </table:table-row>
        <table:table-row table:style-name="ro2">
          <table:table-cell office:value-type="string">
            <text:p>PKLEG13_EXPL</text:p>
          </table:table-cell>
          <table:table-cell office:value-type="string">
            <text:p>RENDUNI</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PREC - 20 - Unité de rendement</text:p>
          </table:table-cell>
          <table:table-cell office:value-type="string">
            <text:p>FreeFilteredNomenclature</text:p>
          </table:table-cell>
          <table:table-cell/>
          <table:table-cell office:value-type="string">
            <text:p>1 - kg/ha - 0 | 2 - qx/ha - 0 | 3 - t/ha - 0 | 4 - kg/m² - 0 | 5 - gr/plants - 0 | 6 - gr/tête - 0 | 9 - Sans objet - 0</text:p>
          </table:table-cell>
          <table:table-cell table:number-columns-repeated="1012"/>
        </table:table-row>
        <table:table-row table:style-name="ro2">
          <table:table-cell office:value-type="string">
            <text:p>PKLEG13_EXPL</text:p>
          </table:table-cell>
          <table:table-cell office:value-type="string">
            <text:p>RESIDUS</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PREC - 21 - traitement résidus dernier précédent</text:p>
          </table:table-cell>
          <table:table-cell office:value-type="string">
            <text:p>FreeNomenclature</text:p>
          </table:table-cell>
          <table:table-cell office:value-type="string">
            <text:p>1 - laissés sur place (en surface) et broyés | 2 - laissés sur place (en surface) non broyés | 3 - laissés sur place, enfouis superficiellement (&lt;= 15 cm) | 4 - laissés sur place, non broyés et enfouis profondément (&gt; 15 cm) | 5 - enlevés | 6 - brûlés | 8 - ne sait pas | 9 - Pas de résidus (sans objet)</text:p>
          </table:table-cell>
          <table:table-cell table:number-columns-repeated="1013"/>
        </table:table-row>
        <table:table-row table:style-name="ro2">
          <table:table-cell office:value-type="string">
            <text:p>PKLEG13_EXPL</text:p>
          </table:table-cell>
          <table:table-cell office:value-type="string">
            <text:p>REPOUSPREC</text:p>
          </table:table-cell>
          <table:table-cell office:value-type="string">
            <text:p>brute</text:p>
          </table:table-cell>
          <table:table-cell office:value-type="string">
            <text:p>information.OuiNon</text:p>
          </table:table-cell>
          <table:table-cell office:value-type="float" office:value="1">
            <text:p>1</text:p>
          </table:table-cell>
          <table:table-cell table:number-columns-repeated="3"/>
          <table:table-cell office:value-type="string">
            <text:p>PREC - 22.1 - repousse du précédent</text:p>
          </table:table-cell>
          <table:table-cell table:number-columns-repeated="1015"/>
        </table:table-row>
        <table:table-row table:style-name="ro2">
          <table:table-cell office:value-type="string">
            <text:p>PKLEG13_EXPL</text:p>
          </table:table-cell>
          <table:table-cell office:value-type="string">
            <text:p>DMPVDSA</text:p>
          </table:table-cell>
          <table:table-cell office:value-type="string">
            <text:p>brute</text:p>
          </table:table-cell>
          <table:table-cell office:value-type="string">
            <text:p>statistique.Date</text:p>
          </table:table-cell>
          <table:table-cell office:value-type="float" office:value="10">
            <text:p>10</text:p>
          </table:table-cell>
          <table:table-cell table:number-columns-repeated="3"/>
          <table:table-cell office:value-type="string">
            <text:p>PREC - 20 - Mise en place du vide sanitaire</text:p>
          </table:table-cell>
          <table:table-cell table:number-columns-repeated="1015"/>
        </table:table-row>
        <table:table-row table:style-name="ro2">
          <table:table-cell office:value-type="string">
            <text:p>PKLEG13_EXPL</text:p>
          </table:table-cell>
          <table:table-cell office:value-type="string">
            <text:p>DFINVDSA</text:p>
          </table:table-cell>
          <table:table-cell office:value-type="string">
            <text:p>brute</text:p>
          </table:table-cell>
          <table:table-cell office:value-type="string">
            <text:p>statistique.Date</text:p>
          </table:table-cell>
          <table:table-cell office:value-type="float" office:value="10">
            <text:p>10</text:p>
          </table:table-cell>
          <table:table-cell table:number-columns-repeated="3"/>
          <table:table-cell office:value-type="string">
            <text:p>PREC - 20 - Fin du vide sanitaire</text:p>
          </table:table-cell>
          <table:table-cell table:number-columns-repeated="1015"/>
        </table:table-row>
        <table:table-row table:style-name="ro2">
          <table:table-cell office:value-type="string">
            <text:p>PKLEG13_EXPL</text:p>
          </table:table-cell>
          <table:table-cell office:value-type="string">
            <text:p>DMPPREC</text:p>
          </table:table-cell>
          <table:table-cell office:value-type="string">
            <text:p>brute</text:p>
          </table:table-cell>
          <table:table-cell office:value-type="string">
            <text:p>statistique.Date</text:p>
          </table:table-cell>
          <table:table-cell office:value-type="float" office:value="10">
            <text:p>10</text:p>
          </table:table-cell>
          <table:table-cell table:number-columns-repeated="3"/>
          <table:table-cell office:value-type="string">
            <text:p>PREC - 20 - Date de mise en place (semis ou plantation,...) du dernier précédent cultural</text:p>
          </table:table-cell>
          <table:table-cell table:number-columns-repeated="1015"/>
        </table:table-row>
        <table:table-row table:style-name="ro2">
          <table:table-cell office:value-type="string">
            <text:p>PKLEG13_EXPL</text:p>
          </table:table-cell>
          <table:table-cell office:value-type="string">
            <text:p>DFINPPREC</text:p>
          </table:table-cell>
          <table:table-cell office:value-type="string">
            <text:p>brute</text:p>
          </table:table-cell>
          <table:table-cell office:value-type="string">
            <text:p>statistique.Date</text:p>
          </table:table-cell>
          <table:table-cell office:value-type="float" office:value="10">
            <text:p>10</text:p>
          </table:table-cell>
          <table:table-cell table:number-columns-repeated="3"/>
          <table:table-cell office:value-type="string">
            <text:p>PREC - 20 - Date de récolte de fin du dernier précédent cultural</text:p>
          </table:table-cell>
          <table:table-cell table:number-columns-repeated="1015"/>
        </table:table-row>
        <table:table-row table:style-name="ro2">
          <table:table-cell office:value-type="string">
            <text:p>PKLEG13_EXPL</text:p>
          </table:table-cell>
          <table:table-cell office:value-type="string">
            <text:p>PRETYPSUP</text:p>
          </table:table-cell>
          <table:table-cell office:value-type="string">
            <text:p>brute</text:p>
          </table:table-cell>
          <table:table-cell office:value-type="string">
            <text:p>code.NumericalCode</text:p>
          </table:table-cell>
          <table:table-cell office:value-type="float" office:value="2">
            <text:p>2</text:p>
          </table:table-cell>
          <table:table-cell office:value-type="float" office:value="1">
            <text:p>1</text:p>
          </table:table-cell>
          <table:table-cell table:number-columns-repeated="2"/>
          <table:table-cell office:value-type="string">
            <text:p>PREC - 23.21 - support de culture du précédent</text:p>
          </table:table-cell>
          <table:table-cell office:value-type="string">
            <text:p>FreeNomenclature</text:p>
          </table:table-cell>
          <table:table-cell office:value-type="string">
            <text:p>01 - Billes d'argile | 02 - Compost d’écorces de pin et fibres de bois | 03 - Écorces de pins | 04 - Fibre de coco | 05 - Laine de roche | 06 - Laine de verre | 07 - NFT 'Nutrient film technique' | 10 - Perlite | 11 - Pouzzolane | 12 - Sable | 13 - Terreau-tourbe | 14 - Tourbe-écorce | 15 - Vermiculite | 16 - Autres dt mélanges éventuels | 17 - Sol (pleine terre précédent) | 88 - Ne sait pas</text:p>
          </table:table-cell>
          <table:table-cell table:number-columns-repeated="1013"/>
        </table:table-row>
        <table:table-row table:style-name="ro2">
          <table:table-cell office:value-type="string">
            <text:p>PKLEG13_EXPL</text:p>
          </table:table-cell>
          <table:table-cell office:value-type="string">
            <text:p>DVPENFP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1 - déchets et résidus: enfouis sur la parcelle</text:p>
          </table:table-cell>
          <table:table-cell table:number-columns-repeated="1015"/>
        </table:table-row>
        <table:table-row table:style-name="ro2">
          <table:table-cell office:value-type="string">
            <text:p>PKLEG13_EXPL</text:p>
          </table:table-cell>
          <table:table-cell office:value-type="string">
            <text:p>DVPEPAEX</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1 - déchets et résidus: Épandus sur autre parcelle</text:p>
          </table:table-cell>
          <table:table-cell table:number-columns-repeated="1015"/>
        </table:table-row>
        <table:table-row table:style-name="ro2">
          <table:table-cell office:value-type="string">
            <text:p>PKLEG13_EXPL</text:p>
          </table:table-cell>
          <table:table-cell office:value-type="string">
            <text:p>DVPENFEX</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1 - déchets et résidus: Enfouis sur autre parcelle de l'exploitation</text:p>
          </table:table-cell>
          <table:table-cell table:number-columns-repeated="1015"/>
        </table:table-row>
        <table:table-row table:style-name="ro2">
          <table:table-cell office:value-type="string">
            <text:p>PKLEG13_EXPL</text:p>
          </table:table-cell>
          <table:table-cell office:value-type="string">
            <text:p>DVPDEPFO</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1 - déchets et résidus: Déposés dans une fosse</text:p>
          </table:table-cell>
          <table:table-cell table:number-columns-repeated="1015"/>
        </table:table-row>
        <table:table-row table:style-name="ro2">
          <table:table-cell office:value-type="string">
            <text:p>PKLEG13_EXPL</text:p>
          </table:table-cell>
          <table:table-cell office:value-type="string">
            <text:p>DVPTASEX</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1 - déchets et résidus: Laissés « en tas »</text:p>
          </table:table-cell>
          <table:table-cell table:number-columns-repeated="1015"/>
        </table:table-row>
        <table:table-row table:style-name="ro2">
          <table:table-cell office:value-type="string">
            <text:p>PKLEG13_EXPL</text:p>
          </table:table-cell>
          <table:table-cell office:value-type="string">
            <text:p>DVPCOMEX</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1 - déchets et résidus: Compostés sur l'exploitation</text:p>
          </table:table-cell>
          <table:table-cell table:number-columns-repeated="1015"/>
        </table:table-row>
        <table:table-row table:style-name="ro2">
          <table:table-cell office:value-type="string">
            <text:p>PKLEG13_EXPL</text:p>
          </table:table-cell>
          <table:table-cell office:value-type="string">
            <text:p>DVPEVACO</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1 - déchets et résidus: Évacués vers compostière,</text:p>
          </table:table-cell>
          <table:table-cell table:number-columns-repeated="1015"/>
        </table:table-row>
        <table:table-row table:style-name="ro2">
          <table:table-cell office:value-type="string">
            <text:p>PKLEG13_EXPL</text:p>
          </table:table-cell>
          <table:table-cell office:value-type="string">
            <text:p>DVPBRUL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1 - déchets et résidus: Brûlés</text:p>
          </table:table-cell>
          <table:table-cell table:number-columns-repeated="1015"/>
        </table:table-row>
        <table:table-row table:style-name="ro2">
          <table:table-cell office:value-type="string">
            <text:p>PKLEG13_EXPL</text:p>
          </table:table-cell>
          <table:table-cell office:value-type="string">
            <text:p>DVPJETOR</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1 - déchets et résidus: Jetés avec les ordures</text:p>
          </table:table-cell>
          <table:table-cell table:number-columns-repeated="1015"/>
        </table:table-row>
        <table:table-row table:style-name="ro2">
          <table:table-cell office:value-type="string">
            <text:p>PKLEG13_EXPL</text:p>
          </table:table-cell>
          <table:table-cell office:value-type="string">
            <text:p>DVPDDECH</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1 - déchets et résidus: Déposés à une déchetterie</text:p>
          </table:table-cell>
          <table:table-cell table:number-columns-repeated="1015"/>
        </table:table-row>
        <table:table-row table:style-name="ro2">
          <table:table-cell office:value-type="string">
            <text:p>PKLEG13_EXPL</text:p>
          </table:table-cell>
          <table:table-cell office:value-type="string">
            <text:p>DVPAUTR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1 - déchets et résidus : Autre</text:p>
          </table:table-cell>
          <table:table-cell table:number-columns-repeated="1015"/>
        </table:table-row>
        <table:table-row table:style-name="ro2">
          <table:table-cell office:value-type="string">
            <text:p>PKLEG13_EXPL</text:p>
          </table:table-cell>
          <table:table-cell office:value-type="string">
            <text:p>SPOGACU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2 - Support cult du préc : Gardé pour la cult enquêtée</text:p>
          </table:table-cell>
          <table:table-cell table:number-columns-repeated="1015"/>
        </table:table-row>
        <table:table-row table:style-name="ro2">
          <table:table-cell office:value-type="string">
            <text:p>PKLEG13_EXPL</text:p>
          </table:table-cell>
          <table:table-cell office:value-type="string">
            <text:p>SPOGAAUC</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2 - Support cult du préc : Gardé pour une autre cult</text:p>
          </table:table-cell>
          <table:table-cell table:number-columns-repeated="1015"/>
        </table:table-row>
        <table:table-row table:style-name="ro2">
          <table:table-cell office:value-type="string">
            <text:p>PKLEG13_EXPL</text:p>
          </table:table-cell>
          <table:table-cell office:value-type="string">
            <text:p>SPODEINF</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2 - Support cult du préc : Désinfecté</text:p>
          </table:table-cell>
          <table:table-cell table:number-columns-repeated="1015"/>
        </table:table-row>
        <table:table-row table:style-name="ro2">
          <table:table-cell office:value-type="string">
            <text:p>PKLEG13_EXPL</text:p>
          </table:table-cell>
          <table:table-cell office:value-type="string">
            <text:p>SPOEPEX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2 - Support cult du préc : Épandu</text:p>
          </table:table-cell>
          <table:table-cell table:number-columns-repeated="1015"/>
        </table:table-row>
        <table:table-row table:style-name="ro2">
          <table:table-cell office:value-type="string">
            <text:p>PKLEG13_EXPL</text:p>
          </table:table-cell>
          <table:table-cell office:value-type="string">
            <text:p>SPODPFOS</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2 - Support cult du préc : Déposé dans une fosse</text:p>
          </table:table-cell>
          <table:table-cell table:number-columns-repeated="1015"/>
        </table:table-row>
        <table:table-row table:style-name="ro2">
          <table:table-cell office:value-type="string">
            <text:p>PKLEG13_EXPL</text:p>
          </table:table-cell>
          <table:table-cell office:value-type="string">
            <text:p>SPOENEX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2 - Support cult du préc : Enfoui</text:p>
          </table:table-cell>
          <table:table-cell table:number-columns-repeated="1015"/>
        </table:table-row>
        <table:table-row table:style-name="ro2">
          <table:table-cell office:value-type="string">
            <text:p>PKLEG13_EXPL</text:p>
          </table:table-cell>
          <table:table-cell office:value-type="string">
            <text:p>SPOTAEX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2 - Support cult du préc : Laissé (en tas,...)</text:p>
          </table:table-cell>
          <table:table-cell table:number-columns-repeated="1015"/>
        </table:table-row>
        <table:table-row table:style-name="ro2">
          <table:table-cell office:value-type="string">
            <text:p>PKLEG13_EXPL</text:p>
          </table:table-cell>
          <table:table-cell office:value-type="string">
            <text:p>SPOCOEX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2 - Support cult du préc : Composté sur l'exploitation</text:p>
          </table:table-cell>
          <table:table-cell table:number-columns-repeated="1015"/>
        </table:table-row>
        <table:table-row table:style-name="ro2">
          <table:table-cell office:value-type="string">
            <text:p>PKLEG13_EXPL</text:p>
          </table:table-cell>
          <table:table-cell office:value-type="string">
            <text:p>SPOEVCOM</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2 - Support cult du préc : Évacué vers une compostière</text:p>
          </table:table-cell>
          <table:table-cell table:number-columns-repeated="1015"/>
        </table:table-row>
        <table:table-row table:style-name="ro2">
          <table:table-cell office:value-type="string">
            <text:p>PKLEG13_EXPL</text:p>
          </table:table-cell>
          <table:table-cell office:value-type="string">
            <text:p>SPOBRUL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2 - Support cult du préc : Brûlé</text:p>
          </table:table-cell>
          <table:table-cell table:number-columns-repeated="1015"/>
        </table:table-row>
        <table:table-row table:style-name="ro2">
          <table:table-cell office:value-type="string">
            <text:p>PKLEG13_EXPL</text:p>
          </table:table-cell>
          <table:table-cell office:value-type="string">
            <text:p>SPOJEORD</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2 - Support cult du préc : Jeté avec les ordures</text:p>
          </table:table-cell>
          <table:table-cell table:number-columns-repeated="1015"/>
        </table:table-row>
        <table:table-row table:style-name="ro2">
          <table:table-cell office:value-type="string">
            <text:p>PKLEG13_EXPL</text:p>
          </table:table-cell>
          <table:table-cell office:value-type="string">
            <text:p>SPOFIREC</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2 - Support cult du préc : Envoyé vers une filière de recyclage</text:p>
          </table:table-cell>
          <table:table-cell table:number-columns-repeated="1015"/>
        </table:table-row>
        <table:table-row table:style-name="ro2">
          <table:table-cell office:value-type="string">
            <text:p>PKLEG13_EXPL</text:p>
          </table:table-cell>
          <table:table-cell office:value-type="string">
            <text:p>SPODDECH</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2 - Support cult du préc : Déposé à une déchetterie</text:p>
          </table:table-cell>
          <table:table-cell table:number-columns-repeated="1015"/>
        </table:table-row>
        <table:table-row table:style-name="ro2">
          <table:table-cell office:value-type="string">
            <text:p>PKLEG13_EXPL</text:p>
          </table:table-cell>
          <table:table-cell office:value-type="string">
            <text:p>SPOAUTR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2 - Support cult du préc : Autre</text:p>
          </table:table-cell>
          <table:table-cell table:number-columns-repeated="1015"/>
        </table:table-row>
        <table:table-row table:style-name="ro2">
          <table:table-cell office:value-type="string">
            <text:p>PKLEG13_EXPL</text:p>
          </table:table-cell>
          <table:table-cell office:value-type="string">
            <text:p>MPROGAREU</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1 - Trait des autres matériaux du préc : Gardés pour être ré-utilisés</text:p>
          </table:table-cell>
          <table:table-cell table:number-columns-repeated="1015"/>
        </table:table-row>
        <table:table-row table:style-name="ro2">
          <table:table-cell office:value-type="string">
            <text:p>PKLEG13_EXPL</text:p>
          </table:table-cell>
          <table:table-cell office:value-type="string">
            <text:p>MPRODESI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1 - Trait des autres matériaux du préc : Désinfectés</text:p>
          </table:table-cell>
          <table:table-cell table:number-columns-repeated="1015"/>
        </table:table-row>
        <table:table-row table:style-name="ro2">
          <table:table-cell office:value-type="string">
            <text:p>PKLEG13_EXPL</text:p>
          </table:table-cell>
          <table:table-cell office:value-type="string">
            <text:p>MPRODEFOS</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1 - Trait des autres matériaux du préc : Déposés dans une fosse</text:p>
          </table:table-cell>
          <table:table-cell table:number-columns-repeated="1015"/>
        </table:table-row>
        <table:table-row table:style-name="ro2">
          <table:table-cell office:value-type="string">
            <text:p>PKLEG13_EXPL</text:p>
          </table:table-cell>
          <table:table-cell office:value-type="string">
            <text:p>MPROENEX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1 - Trait des autres matériaux du préc : Enfouis sur l'exploitation</text:p>
          </table:table-cell>
          <table:table-cell table:number-columns-repeated="1015"/>
        </table:table-row>
        <table:table-row table:style-name="ro2">
          <table:table-cell office:value-type="string">
            <text:p>PKLEG13_EXPL</text:p>
          </table:table-cell>
          <table:table-cell office:value-type="string">
            <text:p>MPROTAEX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1 - Trait des autres matériaux du préc : Laissés (en tas,...) sur l'exploitation</text:p>
          </table:table-cell>
          <table:table-cell table:number-columns-repeated="1015"/>
        </table:table-row>
        <table:table-row table:style-name="ro2">
          <table:table-cell office:value-type="string">
            <text:p>PKLEG13_EXPL</text:p>
          </table:table-cell>
          <table:table-cell office:value-type="string">
            <text:p>MPROBRUL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1 - Trait des autres matériaux du préc : Brûlés</text:p>
          </table:table-cell>
          <table:table-cell table:number-columns-repeated="1015"/>
        </table:table-row>
        <table:table-row table:style-name="ro2">
          <table:table-cell office:value-type="string">
            <text:p>PKLEG13_EXPL</text:p>
          </table:table-cell>
          <table:table-cell office:value-type="string">
            <text:p>MPROJEORD</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1 - Trait des autres matériaux du préc : Jetés avec les ordures</text:p>
          </table:table-cell>
          <table:table-cell table:number-columns-repeated="1015"/>
        </table:table-row>
        <table:table-row table:style-name="ro2">
          <table:table-cell office:value-type="string">
            <text:p>PKLEG13_EXPL</text:p>
          </table:table-cell>
          <table:table-cell office:value-type="string">
            <text:p>MPROFIREC</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1 - Trait des autres matériaux du préc : Envoyés vers une filière de recyclage</text:p>
          </table:table-cell>
          <table:table-cell table:number-columns-repeated="1015"/>
        </table:table-row>
        <table:table-row table:style-name="ro2">
          <table:table-cell office:value-type="string">
            <text:p>PKLEG13_EXPL</text:p>
          </table:table-cell>
          <table:table-cell office:value-type="string">
            <text:p>MPRODDECH</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1 - Trait des autres matériaux du préc : Déposé à une déchetterie</text:p>
          </table:table-cell>
          <table:table-cell table:number-columns-repeated="1015"/>
        </table:table-row>
        <table:table-row table:style-name="ro2">
          <table:table-cell office:value-type="string">
            <text:p>PKLEG13_EXPL</text:p>
          </table:table-cell>
          <table:table-cell office:value-type="string">
            <text:p>MPROAUTR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1 - Trait des autres matériaux du préc : Autre</text:p>
          </table:table-cell>
          <table:table-cell table:number-columns-repeated="1015"/>
        </table:table-row>
        <table:table-row table:style-name="ro2">
          <table:table-cell office:value-type="string">
            <text:p>PKLEG13_EXPL</text:p>
          </table:table-cell>
          <table:table-cell office:value-type="string">
            <text:p>MIRRGAREU</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2 - Traitement matériels d'irrigation : Gardés pour être ré-utilisés</text:p>
          </table:table-cell>
          <table:table-cell table:number-columns-repeated="1015"/>
        </table:table-row>
        <table:table-row table:style-name="ro2">
          <table:table-cell office:value-type="string">
            <text:p>PKLEG13_EXPL</text:p>
          </table:table-cell>
          <table:table-cell office:value-type="string">
            <text:p>MIRRDESI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2 - Traitement matériels d'irrigation : Désinfectés</text:p>
          </table:table-cell>
          <table:table-cell table:number-columns-repeated="1015"/>
        </table:table-row>
        <table:table-row table:style-name="ro2">
          <table:table-cell office:value-type="string">
            <text:p>PKLEG13_EXPL</text:p>
          </table:table-cell>
          <table:table-cell office:value-type="string">
            <text:p>MIRRDEFOS</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2 - Traitement matériels d'irrigation : Déposés dans une fosse</text:p>
          </table:table-cell>
          <table:table-cell table:number-columns-repeated="1015"/>
        </table:table-row>
        <table:table-row table:style-name="ro2">
          <table:table-cell office:value-type="string">
            <text:p>PKLEG13_EXPL</text:p>
          </table:table-cell>
          <table:table-cell office:value-type="string">
            <text:p>MIRRENEX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2 - Traitement matériels d'irrigation : Enfouis sur l'exploitation</text:p>
          </table:table-cell>
          <table:table-cell table:number-columns-repeated="1015"/>
        </table:table-row>
        <table:table-row table:style-name="ro2">
          <table:table-cell office:value-type="string">
            <text:p>PKLEG13_EXPL</text:p>
          </table:table-cell>
          <table:table-cell office:value-type="string">
            <text:p>MIRRTAEX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2 - Traitement matériels d'irrigation : Laissés (en tas,...) sur l'exploitation</text:p>
          </table:table-cell>
          <table:table-cell table:number-columns-repeated="1015"/>
        </table:table-row>
        <table:table-row table:style-name="ro2">
          <table:table-cell office:value-type="string">
            <text:p>PKLEG13_EXPL</text:p>
          </table:table-cell>
          <table:table-cell office:value-type="string">
            <text:p>MIRRBRUL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2 - Traitement matériels d'irrigation : Brûlés</text:p>
          </table:table-cell>
          <table:table-cell table:number-columns-repeated="1015"/>
        </table:table-row>
        <table:table-row table:style-name="ro2">
          <table:table-cell office:value-type="string">
            <text:p>PKLEG13_EXPL</text:p>
          </table:table-cell>
          <table:table-cell office:value-type="string">
            <text:p>MIRRJEORD</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2 - Traitement matériels d'irrigation : Jetés avec les ordures</text:p>
          </table:table-cell>
          <table:table-cell table:number-columns-repeated="1015"/>
        </table:table-row>
        <table:table-row table:style-name="ro2">
          <table:table-cell office:value-type="string">
            <text:p>PKLEG13_EXPL</text:p>
          </table:table-cell>
          <table:table-cell office:value-type="string">
            <text:p>MIRRFIREC</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2 - Traitement matériels d'irrigation <text:s/>: Envoyés vers une filière de recyclage</text:p>
          </table:table-cell>
          <table:table-cell table:number-columns-repeated="1015"/>
        </table:table-row>
        <table:table-row table:style-name="ro2">
          <table:table-cell office:value-type="string">
            <text:p>PKLEG13_EXPL</text:p>
          </table:table-cell>
          <table:table-cell office:value-type="string">
            <text:p>MIRRDDECH</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2 - Traitement matériels d'irrigation <text:s/>: Déposé à une déchetterie</text:p>
          </table:table-cell>
          <table:table-cell table:number-columns-repeated="1015"/>
        </table:table-row>
        <table:table-row table:style-name="ro2">
          <table:table-cell office:value-type="string">
            <text:p>PKLEG13_EXPL</text:p>
          </table:table-cell>
          <table:table-cell office:value-type="string">
            <text:p>MIRRAUTR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3.2 - Traitement matériels d'irrigation : Autre</text:p>
          </table:table-cell>
          <table:table-cell table:number-columns-repeated="1015"/>
        </table:table-row>
        <table:table-row table:style-name="ro2">
          <table:table-cell office:value-type="string">
            <text:p>PKLEG13_EXPL</text:p>
          </table:table-cell>
          <table:table-cell office:value-type="string">
            <text:p>SPOUCON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REC - 23.22 - Utilisé pour une contre plantation de la même culture</text:p>
          </table:table-cell>
          <table:table-cell table:number-columns-repeated="1015"/>
        </table:table-row>
        <table:table-row table:style-name="ro2">
          <table:table-cell office:value-type="string">
            <text:p>PKLEG13_EXPL</text:p>
          </table:table-cell>
          <table:table-cell office:value-type="string">
            <text:p>VIDSAN2</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PREC - 20 - vide sanitaire V2</text:p>
          </table:table-cell>
          <table:table-cell office:value-type="string">
            <text:p>FreeFilteredNomenclature</text:p>
          </table:table-cell>
          <table:table-cell/>
          <table:table-cell office:value-type="string">
            <text:p>0 - Non - 0 | 1 - Oui - 0 | 8 - Ne sait pas - 0</text:p>
          </table:table-cell>
          <table:table-cell table:number-columns-repeated="1012"/>
        </table:table-row>
        <table:table-row table:style-name="ro2">
          <table:table-cell office:value-type="string">
            <text:p>PKLEG13_EXPL</text:p>
          </table:table-cell>
          <table:table-cell office:value-type="string">
            <text:p>VIDSAN3</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PREC - 20 - vide sanitaire V3</text:p>
          </table:table-cell>
          <table:table-cell office:value-type="string">
            <text:p>FreeFilteredNomenclature</text:p>
          </table:table-cell>
          <table:table-cell/>
          <table:table-cell office:value-type="string">
            <text:p>0 - Non - 0 | 1 - Oui - 0 | 8 - Ne sait pas - 0</text:p>
          </table:table-cell>
          <table:table-cell table:number-columns-repeated="1012"/>
        </table:table-row>
        <table:table-row table:style-name="ro2">
          <table:table-cell office:value-type="string">
            <text:p>PKLEG13_EXPL</text:p>
          </table:table-cell>
          <table:table-cell office:value-type="string">
            <text:p>VIDSAN1</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PREC - 20 - vide sanitaire V1</text:p>
          </table:table-cell>
          <table:table-cell office:value-type="string">
            <text:p>FreeFilteredNomenclature</text:p>
          </table:table-cell>
          <table:table-cell/>
          <table:table-cell office:value-type="string">
            <text:p>0 - Non - 0 | 1 - Oui - 0 | 8 - Ne sait pas - 0</text:p>
          </table:table-cell>
          <table:table-cell table:number-columns-repeated="1012"/>
        </table:table-row>
        <table:table-row table:style-name="ro2">
          <table:table-cell office:value-type="string">
            <text:p>PKLEG13_EXPL</text:p>
          </table:table-cell>
          <table:table-cell office:value-type="string">
            <text:p>COMMENTPREC</text:p>
          </table:table-cell>
          <table:table-cell office:value-type="string">
            <text:p>brute</text:p>
          </table:table-cell>
          <table:table-cell office:value-type="string">
            <text:p>information.Comment</text:p>
          </table:table-cell>
          <table:table-cell office:value-type="float" office:value="250">
            <text:p>250</text:p>
          </table:table-cell>
          <table:table-cell table:number-columns-repeated="3"/>
          <table:table-cell office:value-type="string">
            <text:p>Commentaires PREC</text:p>
          </table:table-cell>
          <table:table-cell table:number-columns-repeated="1015"/>
        </table:table-row>
        <table:table-row table:style-name="ro2">
          <table:table-cell office:value-type="string">
            <text:p>PKLEG13_EXPL</text:p>
          </table:table-cell>
          <table:table-cell office:value-type="string">
            <text:p>POSEFPLAST</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THERCD - 31.1 - film ou paillis sous la cultur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POURCFPLAST</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THERCD - 31.11 - % parc couverte par film ou paillis sous culture</text:p>
          </table:table-cell>
          <table:table-cell table:number-columns-repeated="1015"/>
        </table:table-row>
        <table:table-row table:style-name="ro2">
          <table:table-cell office:value-type="string">
            <text:p>PKLEG13_EXPL</text:p>
          </table:table-cell>
          <table:table-cell office:value-type="string">
            <text:p>TYPEFPLAST</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THERCD - 31.12 - type de film ou paillis sous culture</text:p>
          </table:table-cell>
          <table:table-cell office:value-type="string">
            <text:p>FreeNomenclature</text:p>
          </table:table-cell>
          <table:table-cell office:value-type="string">
            <text:p>1 - Agrotextile | 2 - Paillis organique | 3 - Plastique blanc | 4 - Plastique herbistatique (coloré) | 5 - Plastique noir | 6 - Plastique  transparent | 7 -  Autre</text:p>
          </table:table-cell>
          <table:table-cell table:number-columns-repeated="1013"/>
        </table:table-row>
        <table:table-row table:style-name="ro2">
          <table:table-cell office:value-type="string">
            <text:p>PKLEG13_EXPL</text:p>
          </table:table-cell>
          <table:table-cell office:value-type="string">
            <text:p>PERFOFPLAST</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THERCD - 31.13 - perforation de la protection sous culture</text:p>
          </table:table-cell>
          <table:table-cell office:value-type="string">
            <text:p>FreeNomenclature</text:p>
          </table:table-cell>
          <table:table-cell office:value-type="string">
            <text:p>1 - Micro-aérée | 2 - Non-perforée | 3 - Perforée</text:p>
          </table:table-cell>
          <table:table-cell table:number-columns-repeated="1013"/>
        </table:table-row>
        <table:table-row table:style-name="ro2">
          <table:table-cell office:value-type="string">
            <text:p>PKLEG13_EXPL</text:p>
          </table:table-cell>
          <table:table-cell office:value-type="string">
            <text:p>BIODEFPLAST</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THERCD - 31.14 - biodégradabilité de la protection sous cultur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FINFPLAST</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THERCD - 31.15 - protection sous culture à <text:s/>la fin de la culture</text:p>
          </table:table-cell>
          <table:table-cell office:value-type="string">
            <text:p>FreeNomenclature</text:p>
          </table:table-cell>
          <table:table-cell office:value-type="string">
            <text:p>1 - Laissée sur la parcelle | 2 - Évacuée en vue d'être jetée | 3 - Évacuée en vue d'être recyclée | 4 - Autre</text:p>
          </table:table-cell>
          <table:table-cell table:number-columns-repeated="1013"/>
        </table:table-row>
        <table:table-row table:style-name="ro2">
          <table:table-cell office:value-type="string">
            <text:p>PKLEG13_EXPL</text:p>
          </table:table-cell>
          <table:table-cell office:value-type="string">
            <text:p>MODCONCULT</text:p>
          </table:table-cell>
          <table:table-cell office:value-type="string">
            <text:p>brute</text:p>
          </table:table-cell>
          <table:table-cell office:value-type="string">
            <text:p>code.NumericalCode</text:p>
          </table:table-cell>
          <table:table-cell office:value-type="float" office:value="2">
            <text:p>2</text:p>
          </table:table-cell>
          <table:table-cell office:value-type="float" office:value="1">
            <text:p>1</text:p>
          </table:table-cell>
          <table:table-cell table:number-columns-repeated="2"/>
          <table:table-cell office:value-type="string">
            <text:p>THERCD - 31.2 - mode de conduite de la culture </text:p>
          </table:table-cell>
          <table:table-cell office:value-type="string">
            <text:p>FreeNomenclature</text:p>
          </table:table-cell>
          <table:table-cell office:value-type="string">
            <text:p>1 - En plein air | 2 - Sous châssis | 3 - Sous bâche à plat : agrotextile (P17,...), film à trous, film à entailles | 4 - Sous double tunnel ou chenille sous abris haut | 5 - Sous tunnel bas ou chenille | 6 - Sous tunnel haut simple paroi | 7 - Sous tunnel à parois gonflables | 10 - Sous-serre et/ou multi-chapelle | 11 - Ombrières non végétales (DOM) | 12 - Autre, dt ombrière dt végétal (couvert) (DOM)</text:p>
          </table:table-cell>
          <table:table-cell table:number-columns-repeated="1013"/>
        </table:table-row>
        <table:table-row table:style-name="ro2">
          <table:table-cell office:value-type="string">
            <text:p>PKLEG13_EXPL</text:p>
          </table:table-cell>
          <table:table-cell office:value-type="string">
            <text:p>POURCBPLAT</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THERCD - 31.21.1 - % parc couverte bâche à plat</text:p>
          </table:table-cell>
          <table:table-cell table:number-columns-repeated="1015"/>
        </table:table-row>
        <table:table-row table:style-name="ro2">
          <table:table-cell office:value-type="string">
            <text:p>PKLEG13_EXPL</text:p>
          </table:table-cell>
          <table:table-cell office:value-type="string">
            <text:p>DEVEBPLAT</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THERCD - 31.21.2 - bâche à plat, durant la culture</text:p>
          </table:table-cell>
          <table:table-cell office:value-type="string">
            <text:p>FreeNomenclature</text:p>
          </table:table-cell>
          <table:table-cell office:value-type="string">
            <text:p>1 - Enlevée en vue d'être réutilisée | 2 - Déchirée, perforée | 3 - Laissée en état | 4 - Remplacée</text:p>
          </table:table-cell>
          <table:table-cell table:number-columns-repeated="1013"/>
        </table:table-row>
        <table:table-row table:style-name="ro2">
          <table:table-cell office:value-type="string">
            <text:p>PKLEG13_EXPL</text:p>
          </table:table-cell>
          <table:table-cell office:value-type="string">
            <text:p>TYPEBPLAT</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THERCD - 31.21.3 - bâche à plat, type</text:p>
          </table:table-cell>
          <table:table-cell office:value-type="string">
            <text:p>FreeNomenclature</text:p>
          </table:table-cell>
          <table:table-cell office:value-type="string">
            <text:p>1 - Agrotextile (P17,...) | 2 - Film à trous | 3 - Film à entailles | 4 - Autre</text:p>
          </table:table-cell>
          <table:table-cell table:number-columns-repeated="1013"/>
        </table:table-row>
        <table:table-row table:style-name="ro2">
          <table:table-cell office:value-type="string">
            <text:p>PKLEG13_EXPL</text:p>
          </table:table-cell>
          <table:table-cell office:value-type="string">
            <text:p>BIODEBPLAT</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THERCD - 31.21.4 - bâche à plat, biodégradabl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FINBPLAT</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THERCD - 31.21.5 - bâche à plat, à la fin de la culture</text:p>
          </table:table-cell>
          <table:table-cell office:value-type="string">
            <text:p>FreeNomenclature</text:p>
          </table:table-cell>
          <table:table-cell office:value-type="string">
            <text:p>1 - Laissée sur la parcelle | 2 - Évacuée en vue d'être jetée | 3 - Évacuée en vue d'être recyclée | 4 - Autre</text:p>
          </table:table-cell>
          <table:table-cell table:number-columns-repeated="1013"/>
        </table:table-row>
        <table:table-row table:style-name="ro2">
          <table:table-cell office:value-type="string">
            <text:p>PKLEG13_EXPL</text:p>
          </table:table-cell>
          <table:table-cell office:value-type="string">
            <text:p>POURCABRB</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THERCD - 31.22.1 - % parc couverte abris bas,</text:p>
          </table:table-cell>
          <table:table-cell table:number-columns-repeated="1015"/>
        </table:table-row>
        <table:table-row table:style-name="ro2">
          <table:table-cell office:value-type="string">
            <text:p>PKLEG13_EXPL</text:p>
          </table:table-cell>
          <table:table-cell office:value-type="string">
            <text:p>DEVEABRB</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THERCD - 31.22.2 - abris bas, durant la culture</text:p>
          </table:table-cell>
          <table:table-cell office:value-type="string">
            <text:p>FreeNomenclature</text:p>
          </table:table-cell>
          <table:table-cell office:value-type="string">
            <text:p>1 - Ouvert | 2 - Déchiré, perforé | 3 - Laissé en état (film à trous,...) | 4 - Enlevé | 5 - Remplacé</text:p>
          </table:table-cell>
          <table:table-cell table:number-columns-repeated="1013"/>
        </table:table-row>
        <table:table-row table:style-name="ro2">
          <table:table-cell office:value-type="string">
            <text:p>PKLEG13_EXPL</text:p>
          </table:table-cell>
          <table:table-cell office:value-type="string">
            <text:p>FINABRB</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THERCD - 31.22.4 - abris bas, à la fin de la culture</text:p>
          </table:table-cell>
          <table:table-cell office:value-type="string">
            <text:p>FreeNomenclature</text:p>
          </table:table-cell>
          <table:table-cell office:value-type="string">
            <text:p>1 - Laissé sur la parcelle | 2 - Évacué en vue d'être jeté | 3 - Évacué en vue d'être recyclé | 4 - Autre</text:p>
          </table:table-cell>
          <table:table-cell table:number-columns-repeated="1013"/>
        </table:table-row>
        <table:table-row table:style-name="ro2">
          <table:table-cell office:value-type="string">
            <text:p>PKLEG13_EXPL</text:p>
          </table:table-cell>
          <table:table-cell office:value-type="string">
            <text:p>BIODEABRB</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THERCD - 31.22.3 - abris bas, biodégradabl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THERMABRH</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THERCD - 31.23.1 - abri haut, chauffage</text:p>
          </table:table-cell>
          <table:table-cell office:value-type="string">
            <text:p>FreeNomenclature</text:p>
          </table:table-cell>
          <table:table-cell office:value-type="string">
            <text:p>1 - Non chauffé | 2 - Tenu hors gel | 3 - Chauffé entre hors gel et 15°C | 4 - Maintenu au-dessus de 15°C</text:p>
          </table:table-cell>
          <table:table-cell table:number-columns-repeated="1013"/>
        </table:table-row>
        <table:table-row table:style-name="ro2">
          <table:table-cell office:value-type="string">
            <text:p>PKLEG13_EXPL</text:p>
          </table:table-cell>
          <table:table-cell office:value-type="string">
            <text:p>TYPEABRH</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THERCD - 31.23.2 - abris haut, type</text:p>
          </table:table-cell>
          <table:table-cell office:value-type="string">
            <text:p>FreeNomenclature</text:p>
          </table:table-cell>
          <table:table-cell office:value-type="string">
            <text:p>1 - Verre (serre, multi-chapelle) | 2 - Plastique</text:p>
          </table:table-cell>
          <table:table-cell table:number-columns-repeated="1013"/>
        </table:table-row>
        <table:table-row table:style-name="ro2">
          <table:table-cell office:value-type="string">
            <text:p>PKLEG13_EXPL</text:p>
          </table:table-cell>
          <table:table-cell office:value-type="string">
            <text:p>FINABRH</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THERCD - 31.23.3 - abris haut, durant la culture</text:p>
          </table:table-cell>
          <table:table-cell office:value-type="string">
            <text:p>FreeNomenclature</text:p>
          </table:table-cell>
          <table:table-cell office:value-type="string">
            <text:p>1 - Laissés sur la parcelle | 2 - Évacués en vue d'être jetés | 3 - Évacués en vue d'être recyclés | 4 - Conservés pour culture suivante | 5 - Autre</text:p>
          </table:table-cell>
          <table:table-cell table:number-columns-repeated="1013"/>
        </table:table-row>
        <table:table-row table:style-name="ro2">
          <table:table-cell office:value-type="string">
            <text:p>PKLEG13_EXPL</text:p>
          </table:table-cell>
          <table:table-cell office:value-type="string">
            <text:p>TYPCONDU</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THERCD - 32.1 - conduite sous</text:p>
          </table:table-cell>
          <table:table-cell office:value-type="string">
            <text:p>FreeNomenclature</text:p>
          </table:table-cell>
          <table:table-cell office:value-type="string">
            <text:p>1 - Sous tunnel haut simple paroi | 2 - Sous tunnel à paroi gonflable | 3 - Sous-serre et /ou multi-chapelle | 4 - Autre abris haut dt végétal <text:s/>DOM</text:p>
          </table:table-cell>
          <table:table-cell table:number-columns-repeated="1013"/>
        </table:table-row>
        <table:table-row table:style-name="ro2">
          <table:table-cell office:value-type="string">
            <text:p>PKLEG13_EXPL</text:p>
          </table:table-cell>
          <table:table-cell office:value-type="string">
            <text:p>ABRCHAUF</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THERCD - 32.2 - Chauffage</text:p>
          </table:table-cell>
          <table:table-cell office:value-type="string">
            <text:p>FreeNomenclature</text:p>
          </table:table-cell>
          <table:table-cell office:value-type="string">
            <text:p>1 - Non chauffé | 2 - Tenu hors gel | 3 - Chauffé entre hors gel et 15°C | 4 - Maintenu au-dessus de 15°C</text:p>
          </table:table-cell>
          <table:table-cell table:number-columns-repeated="1013"/>
        </table:table-row>
        <table:table-row table:style-name="ro2">
          <table:table-cell office:value-type="string">
            <text:p>PKLEG13_EXPL</text:p>
          </table:table-cell>
          <table:table-cell office:value-type="string">
            <text:p>ABRAGEST</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THERCD - 32.3 - âge structure</text:p>
          </table:table-cell>
          <table:table-cell office:value-type="string">
            <text:p>FreeNomenclature</text:p>
          </table:table-cell>
          <table:table-cell office:value-type="string">
            <text:p>1 - &lt; 1 an | 2 - Entre 1 an et 5 ans | 3 - 6 ans à 10 ans | 4 - 11 ans à 15 ans | 5 - &gt; 15 ans</text:p>
          </table:table-cell>
          <table:table-cell table:number-columns-repeated="1013"/>
        </table:table-row>
        <table:table-row table:style-name="ro2">
          <table:table-cell office:value-type="string">
            <text:p>PKLEG13_EXPL</text:p>
          </table:table-cell>
          <table:table-cell office:value-type="string">
            <text:p>CULTYPSUP</text:p>
          </table:table-cell>
          <table:table-cell office:value-type="string">
            <text:p>brute</text:p>
          </table:table-cell>
          <table:table-cell office:value-type="string">
            <text:p>code.NumericalCode</text:p>
          </table:table-cell>
          <table:table-cell office:value-type="float" office:value="2">
            <text:p>2</text:p>
          </table:table-cell>
          <table:table-cell office:value-type="float" office:value="1">
            <text:p>1</text:p>
          </table:table-cell>
          <table:table-cell table:number-columns-repeated="2"/>
          <table:table-cell office:value-type="string">
            <text:p>THERCD - 33.1 - Support de culture de la culture enquêtée</text:p>
          </table:table-cell>
          <table:table-cell office:value-type="string">
            <text:p>FreeNomenclature</text:p>
          </table:table-cell>
          <table:table-cell office:value-type="string">
            <text:p>01 - Billes d'argile | 02 - Compost d'écorces de pin et fibres de bois | 03 - Écorces de pins | 04 - Fibre de coco | 05 - Laine de roche | 06 - Laine de verre | 07 - NFT 'Nutrient film technique' | 10 - Perlite | 11 - Pouzzolane | 12 - Sable | 13 - Terreau-tourbe | 14 - Tourbe-Ecorce | 15 - Vermiculite | 16 - Autres dt mélanges éventuels | 88 - Ne sait pas</text:p>
          </table:table-cell>
          <table:table-cell table:number-columns-repeated="1013"/>
        </table:table-row>
        <table:table-row table:style-name="ro2">
          <table:table-cell office:value-type="string">
            <text:p>PKLEG13_EXPL</text:p>
          </table:table-cell>
          <table:table-cell office:value-type="string">
            <text:p>EAUDESIN</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THERCD - 33.22.2 - eau désinfection </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EAUDEMOD</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THERCD - 33.22.3 - mode désinfection eau :</text:p>
          </table:table-cell>
          <table:table-cell office:value-type="string">
            <text:p>FreeFilteredNomenclature</text:p>
          </table:table-cell>
          <table:table-cell/>
          <table:table-cell office:value-type="string">
            <text:p>1 - Filtrage charbon actif - 0 | 2 - Filtrage par membrane - 0 | 3 - Filtration lente - 0 | 4 - Thermo-désinfection - 0 | 5 - Traitement en lampe UV - 0 | 6 - Ultrafiltration - 0 | 7 - Autre - 0 | 9 - Sans objet - 1</text:p>
          </table:table-cell>
          <table:table-cell table:number-columns-repeated="1012"/>
        </table:table-row>
        <table:table-row table:style-name="ro2">
          <table:table-cell office:value-type="string">
            <text:p>PKLEG13_EXPL</text:p>
          </table:table-cell>
          <table:table-cell office:value-type="string">
            <text:p>EAUCHNUT</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THERCD - 33.22.1 - L’eau de fertirrigation non utilisée</text:p>
          </table:table-cell>
          <table:table-cell office:value-type="string">
            <text:p>FreeNomenclature</text:p>
          </table:table-cell>
          <table:table-cell office:value-type="string">
            <text:p>1 - Recyclage en circuit fermé | 2 - Renvoi dans les circuits d’épuration commun | 3 - Stockage en attente de traitement | 4 - Autre dt écoulement sur une parcelle à côté de l'abri</text:p>
          </table:table-cell>
          <table:table-cell table:number-columns-repeated="1013"/>
        </table:table-row>
        <table:table-row table:style-name="ro2">
          <table:table-cell office:value-type="string">
            <text:p>PKLEG13_EXPL</text:p>
          </table:table-cell>
          <table:table-cell office:value-type="string">
            <text:p>GOPRNIV</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THERCD - 33.21.1 - plusieurs niveaux de cultures hauteurs : Nv 1</text:p>
          </table:table-cell>
          <table:table-cell table:number-columns-repeated="1015"/>
        </table:table-row>
        <table:table-row table:style-name="ro2">
          <table:table-cell office:value-type="string">
            <text:p>PKLEG13_EXPL</text:p>
          </table:table-cell>
          <table:table-cell office:value-type="string">
            <text:p>GODENIV</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THERCD - 33.21.1 - plusieurs niveaux de cultures hauteurs : Nv 2</text:p>
          </table:table-cell>
          <table:table-cell table:number-columns-repeated="1015"/>
        </table:table-row>
        <table:table-row table:style-name="ro2">
          <table:table-cell office:value-type="string">
            <text:p>PKLEG13_EXPL</text:p>
          </table:table-cell>
          <table:table-cell office:value-type="string">
            <text:p>GOTRNIV</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THERCD - 33.21.1 - plusieurs niveaux de cultures hauteurs : Nv 3</text:p>
          </table:table-cell>
          <table:table-cell table:number-columns-repeated="1015"/>
        </table:table-row>
        <table:table-row table:style-name="ro2">
          <table:table-cell office:value-type="string">
            <text:p>PKLEG13_EXPL</text:p>
          </table:table-cell>
          <table:table-cell office:value-type="string">
            <text:p>EAUDEAN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THERCD - 33.22.31 - désinfection <text:s/>pilotée : Selon des analyses</text:p>
          </table:table-cell>
          <table:table-cell table:number-columns-repeated="1015"/>
        </table:table-row>
        <table:table-row table:style-name="ro2">
          <table:table-cell office:value-type="string">
            <text:p>PKLEG13_EXPL</text:p>
          </table:table-cell>
          <table:table-cell office:value-type="string">
            <text:p>EAUDETS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THERCD - 33.22.31 - désinfection pilotée : techniciens spécialisés</text:p>
          </table:table-cell>
          <table:table-cell table:number-columns-repeated="1015"/>
        </table:table-row>
        <table:table-row table:style-name="ro2">
          <table:table-cell office:value-type="string">
            <text:p>PKLEG13_EXPL</text:p>
          </table:table-cell>
          <table:table-cell office:value-type="string">
            <text:p>EAUDEORD</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THERCD - 33.22.31 - désinfection pilotée : Par ordinateur</text:p>
          </table:table-cell>
          <table:table-cell table:number-columns-repeated="1015"/>
        </table:table-row>
        <table:table-row table:style-name="ro2">
          <table:table-cell office:value-type="string">
            <text:p>PKLEG13_EXPL</text:p>
          </table:table-cell>
          <table:table-cell office:value-type="string">
            <text:p>EAUDEAU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THERCD - 33.22.31 - désinfection pilotée : Par automate</text:p>
          </table:table-cell>
          <table:table-cell table:number-columns-repeated="1015"/>
        </table:table-row>
        <table:table-row table:style-name="ro2">
          <table:table-cell office:value-type="string">
            <text:p>PKLEG13_EXPL</text:p>
          </table:table-cell>
          <table:table-cell office:value-type="string">
            <text:p>EAUDEHAB</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THERCD - 33.22.31 - désinfection <text:s/>pilotée : Par habitude</text:p>
          </table:table-cell>
          <table:table-cell table:number-columns-repeated="1015"/>
        </table:table-row>
        <table:table-row table:style-name="ro2">
          <table:table-cell office:value-type="string">
            <text:p>PKLEG13_EXPL</text:p>
          </table:table-cell>
          <table:table-cell office:value-type="string">
            <text:p>EAUDEAUTR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THERCD - 33.22.31 - désinfection <text:s/>pilotée : Autre </text:p>
          </table:table-cell>
          <table:table-cell table:number-columns-repeated="1015"/>
        </table:table-row>
        <table:table-row table:style-name="ro2">
          <table:table-cell office:value-type="string">
            <text:p>PKLEG13_EXPL</text:p>
          </table:table-cell>
          <table:table-cell office:value-type="string">
            <text:p>SUPPOSI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THERCD - 33.21 - Pos° support cult: à même le sol</text:p>
          </table:table-cell>
          <table:table-cell table:number-columns-repeated="1015"/>
        </table:table-row>
        <table:table-row table:style-name="ro2">
          <table:table-cell office:value-type="string">
            <text:p>PKLEG13_EXPL</text:p>
          </table:table-cell>
          <table:table-cell office:value-type="string">
            <text:p>GOUTINFER</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THERCD - 33.21 - Pos° support cult: gouttières ou <text:s/>planches &lt; à 50 cm</text:p>
          </table:table-cell>
          <table:table-cell table:number-columns-repeated="1015"/>
        </table:table-row>
        <table:table-row table:style-name="ro2">
          <table:table-cell office:value-type="string">
            <text:p>PKLEG13_EXPL</text:p>
          </table:table-cell>
          <table:table-cell office:value-type="string">
            <text:p>GOUTSUPER</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THERCD - 33.21 - Pos° support cult: gouttières ou <text:s/>planches &gt; à 50 cm</text:p>
          </table:table-cell>
          <table:table-cell table:number-columns-repeated="1015"/>
        </table:table-row>
        <table:table-row table:style-name="ro2">
          <table:table-cell office:value-type="string">
            <text:p>PKLEG13_EXPL</text:p>
          </table:table-cell>
          <table:table-cell office:value-type="string">
            <text:p>COMMENTHERCD</text:p>
          </table:table-cell>
          <table:table-cell office:value-type="string">
            <text:p>brute</text:p>
          </table:table-cell>
          <table:table-cell office:value-type="string">
            <text:p>information.Comment</text:p>
          </table:table-cell>
          <table:table-cell office:value-type="float" office:value="250">
            <text:p>250</text:p>
          </table:table-cell>
          <table:table-cell table:number-columns-repeated="3"/>
          <table:table-cell office:value-type="string">
            <text:p>Commentaires Thermie et mode conduite</text:p>
          </table:table-cell>
          <table:table-cell table:number-columns-repeated="1015"/>
        </table:table-row>
        <table:table-row table:style-name="ro2">
          <table:table-cell office:value-type="string">
            <text:p>PKLEG13_MECENT</text:p>
          </table:table-cell>
          <table:table-cell office:value-type="string">
            <text:p>NUMLIGNE_MECENT</text:p>
          </table:table-cell>
          <table:table-cell office:value-type="string">
            <text:p>brute</text:p>
          </table:table-cell>
          <table:table-cell office:value-type="string">
            <text:p>code.Code</text:p>
          </table:table-cell>
          <table:table-cell office:value-type="float" office:value="3">
            <text:p>3</text:p>
          </table:table-cell>
          <table:table-cell table:number-columns-repeated="3"/>
          <table:table-cell office:value-type="string">
            <text:p>Numéro de ligne table MECENT</text:p>
          </table:table-cell>
          <table:table-cell table:number-columns-repeated="1015"/>
        </table:table-row>
        <table:table-row table:style-name="ro2">
          <table:table-cell office:value-type="string">
            <text:p>PKLEG13_MECENT</text:p>
          </table:table-cell>
          <table:table-cell office:value-type="string">
            <text:p>CODMECA</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MECENT - 41 - Code opé manuelles ou mécaniques</text:p>
          </table:table-cell>
          <table:table-cell table:number-columns-repeated="1015"/>
        </table:table-row>
        <table:table-row table:style-name="ro2">
          <table:table-cell office:value-type="string">
            <text:p>PKLEG13_MECENT</text:p>
          </table:table-cell>
          <table:table-cell office:value-type="string">
            <text:p>MECALIB</text:p>
          </table:table-cell>
          <table:table-cell office:value-type="string">
            <text:p>brute</text:p>
          </table:table-cell>
          <table:table-cell office:value-type="string">
            <text:p>primitive.String</text:p>
          </table:table-cell>
          <table:table-cell office:value-type="float" office:value="50">
            <text:p>50</text:p>
          </table:table-cell>
          <table:table-cell table:number-columns-repeated="3"/>
          <table:table-cell office:value-type="string">
            <text:p>MECENT - 41 - Type d'interv° opé manuelles ou mécaniques</text:p>
          </table:table-cell>
          <table:table-cell table:number-columns-repeated="1015"/>
        </table:table-row>
        <table:table-row table:style-name="ro2">
          <table:table-cell office:value-type="string">
            <text:p>PKLEG13_MECENT</text:p>
          </table:table-cell>
          <table:table-cell office:value-type="string">
            <text:p>NBMECA</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MECENT - 41 - Nbre d'opérat° (manuelles ou mécaniques)</text:p>
          </table:table-cell>
          <table:table-cell table:number-columns-repeated="1015"/>
        </table:table-row>
        <table:table-row table:style-name="ro2">
          <table:table-cell office:value-type="string">
            <text:p>PKLEG13_MECENT</text:p>
          </table:table-cell>
          <table:table-cell office:value-type="string">
            <text:p>TYPMECA</text:p>
          </table:table-cell>
          <table:table-cell office:value-type="string">
            <text:p>brute</text:p>
          </table:table-cell>
          <table:table-cell office:value-type="string">
            <text:p>code.NumericalCode</text:p>
          </table:table-cell>
          <table:table-cell office:value-type="float" office:value="2">
            <text:p>2</text:p>
          </table:table-cell>
          <table:table-cell office:value-type="float" office:value="1">
            <text:p>1</text:p>
          </table:table-cell>
          <table:table-cell table:number-columns-repeated="2"/>
          <table:table-cell office:value-type="string">
            <text:p>MECENT - 41 - Code interv° manu ou méca : Destruc° préc, Interv° prépa et entretien sol, semis</text:p>
          </table:table-cell>
          <table:table-cell office:value-type="string">
            <text:p>FreeNomenclature</text:p>
          </table:table-cell>
          <table:table-cell office:value-type="string">
            <text:p>01 - Destruction mécanique du précédent | 02 - Destruction thermique du précédent | 03 - Travail superficiel du sol &lt; 8 cm | 04 - Travail superficiel du sol entre 8 et 15 cm, | 05 - Travail profond du sol (&gt;15 cm), hors labour, bêchage, sous solage | 06 - Sous solage | 07 - Labour, bêchage | 08 - Roulage, tassage | 09 - Semis ou plantation culture principale | 10 - Semis ou plantation sous-couvert (intermédiaire ou derobée) | 11 - Semis ou plantation direct (sans aucune préparation du sol préalable) | 12 - Butage, chaussage | 13 - Désherbage (hors chimique) : Manuel,... | 14 - Désherbage Thermique | 15 - Épierrage, enfouisseur de pierres | 16 - Sablage | 17 - Désinfection du sol par solarisation, | 18 - Désinfection du sol thermique : vapeur d'eau,… | 19 - Traçage sillon de plantation | 20 - Autres (uniquement principales, notez liste en commentaire)</text:p>
          </table:table-cell>
          <table:table-cell table:number-columns-repeated="1013"/>
        </table:table-row>
        <table:table-row table:style-name="ro2">
          <table:table-cell office:value-type="string">
            <text:p>PKLEG13_MECENT</text:p>
          </table:table-cell>
          <table:table-cell office:value-type="string">
            <text:p>MANMECA</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MECENT - 41 - Nbre d'interv° manuelles</text:p>
          </table:table-cell>
          <table:table-cell table:number-columns-repeated="1015"/>
        </table:table-row>
        <table:table-row table:style-name="ro2">
          <table:table-cell office:value-type="string">
            <text:p>PKLEG13_MECENT</text:p>
          </table:table-cell>
          <table:table-cell office:value-type="string">
            <text:p>FERMECA</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MECENT - 41 - Nbre d'interv° comb avec fertilisat°</text:p>
          </table:table-cell>
          <table:table-cell table:number-columns-repeated="1015"/>
        </table:table-row>
        <table:table-row table:style-name="ro2">
          <table:table-cell office:value-type="string">
            <text:p>PKLEG13_MECENT</text:p>
          </table:table-cell>
          <table:table-cell office:value-type="string">
            <text:p>PHYMECA</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MECENT - 41 - Nbre d'interv° comb avec intervent° phyto</text:p>
          </table:table-cell>
          <table:table-cell table:number-columns-repeated="1015"/>
        </table:table-row>
        <table:table-row table:style-name="ro2">
          <table:table-cell office:value-type="string">
            <text:p>PKLEG13_MECENTBIS</text:p>
          </table:table-cell>
          <table:table-cell office:value-type="string">
            <text:p>NUMLIGNE_MECENTBIS</text:p>
          </table:table-cell>
          <table:table-cell office:value-type="string">
            <text:p>brute</text:p>
          </table:table-cell>
          <table:table-cell office:value-type="string">
            <text:p>code.Code</text:p>
          </table:table-cell>
          <table:table-cell office:value-type="float" office:value="3">
            <text:p>3</text:p>
          </table:table-cell>
          <table:table-cell table:number-columns-repeated="3"/>
          <table:table-cell office:value-type="string">
            <text:p>Numéro de ligne table MECENTBIS</text:p>
          </table:table-cell>
          <table:table-cell table:number-columns-repeated="1015"/>
        </table:table-row>
        <table:table-row table:style-name="ro2">
          <table:table-cell office:value-type="string">
            <text:p>PKLEG13_MECENTBIS</text:p>
          </table:table-cell>
          <table:table-cell office:value-type="string">
            <text:p>CODENTR</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MECENT - 42 - Code opé d'entretien de la culture</text:p>
          </table:table-cell>
          <table:table-cell table:number-columns-repeated="1015"/>
        </table:table-row>
        <table:table-row table:style-name="ro2">
          <table:table-cell office:value-type="string">
            <text:p>PKLEG13_MECENTBIS</text:p>
          </table:table-cell>
          <table:table-cell office:value-type="string">
            <text:p>ENTRLIB</text:p>
          </table:table-cell>
          <table:table-cell office:value-type="string">
            <text:p>brute</text:p>
          </table:table-cell>
          <table:table-cell office:value-type="string">
            <text:p>primitive.String</text:p>
          </table:table-cell>
          <table:table-cell office:value-type="float" office:value="50">
            <text:p>50</text:p>
          </table:table-cell>
          <table:table-cell table:number-columns-repeated="3"/>
          <table:table-cell office:value-type="string">
            <text:p>MECENT - 42 - Type <text:s/>d'interv° opé d'entretien cult</text:p>
          </table:table-cell>
          <table:table-cell table:number-columns-repeated="1015"/>
        </table:table-row>
        <table:table-row table:style-name="ro2">
          <table:table-cell office:value-type="string">
            <text:p>PKLEG13_MECENTBIS</text:p>
          </table:table-cell>
          <table:table-cell office:value-type="string">
            <text:p>ENTRPAS</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MECENT - 42 - Nbre d'interv° opé d'entretien cult</text:p>
          </table:table-cell>
          <table:table-cell table:number-columns-repeated="1015"/>
        </table:table-row>
        <table:table-row table:style-name="ro2">
          <table:table-cell office:value-type="string">
            <text:p>PKLEG13_MECENTBIS</text:p>
          </table:table-cell>
          <table:table-cell office:value-type="string">
            <text:p>TYPENTR</text:p>
          </table:table-cell>
          <table:table-cell office:value-type="string">
            <text:p>brute</text:p>
          </table:table-cell>
          <table:table-cell office:value-type="string">
            <text:p>code.NumericalCode</text:p>
          </table:table-cell>
          <table:table-cell office:value-type="float" office:value="2">
            <text:p>2</text:p>
          </table:table-cell>
          <table:table-cell office:value-type="float" office:value="1">
            <text:p>1</text:p>
          </table:table-cell>
          <table:table-cell table:number-columns-repeated="2"/>
          <table:table-cell office:value-type="string">
            <text:p>MECENT - 42 - Code interv° opé d'entretien cult</text:p>
          </table:table-cell>
          <table:table-cell office:value-type="string">
            <text:p>FreeNomenclature</text:p>
          </table:table-cell>
          <table:table-cell office:value-type="string">
            <text:p>01 - Accrochage, tuteurage (y compris pose et retrait tuteur, fil tuteurage) | 02 - Aération manuelle : serres, tunnels, chenilles, perforation | 03 - Badigeonnage plaie d'effeuillage ou de taille | 04 - Blanchiment des plastiques ou verre des abris | 05 - Défanage (hors chimique) | 06 - Désinfection des abris (thermique, chimique spécifique) | 07 - Ebourgeonnage, écimage, étêtage, Pinçage, taille | 08 - Éclaircissage fruits et « démariage » légumes | 09 - Effeuillage | 10 - Lavage, nettoyage des abris | 11 - Mise en place pollinisateur | 12 - Pose et retrait : cuvettes, panneaux, pièges / parasites (colorés, englués, phéromones,... etc) | 13 - Pose et retrait matériel(s) : Paillage (film,...), abris, support culture et substrat (Hors-sol), irrigation | 14 - Retrait (feuilles ou fruits malades) | 15 - Retrait (gourmands, stolons,..) | 16 - Vibration fleur (pollinisation) | 17 - Désherbage (hors chimique) : Manuel,... | 18 - Autre (uniquement principales, nom en commentaire)</text:p>
          </table:table-cell>
          <table:table-cell table:number-columns-repeated="1013"/>
        </table:table-row>
        <table:table-row table:style-name="ro2">
          <table:table-cell office:value-type="string">
            <text:p>PKLEG13_MECENTBIS</text:p>
          </table:table-cell>
          <table:table-cell office:value-type="string">
            <text:p>MANENTR</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MECENT - 42 - Nbre d'opérat° entretien de la culture manu</text:p>
          </table:table-cell>
          <table:table-cell table:number-columns-repeated="1015"/>
        </table:table-row>
        <table:table-row table:style-name="ro2">
          <table:table-cell office:value-type="string">
            <text:p>PKLEG13_EXPL</text:p>
          </table:table-cell>
          <table:table-cell office:value-type="string">
            <text:p>DATESEMPLA</text:p>
          </table:table-cell>
          <table:table-cell office:value-type="string">
            <text:p>brute</text:p>
          </table:table-cell>
          <table:table-cell office:value-type="string">
            <text:p>statistique.Date</text:p>
          </table:table-cell>
          <table:table-cell office:value-type="float" office:value="10">
            <text:p>10</text:p>
          </table:table-cell>
          <table:table-cell table:number-columns-repeated="3"/>
          <table:table-cell office:value-type="string">
            <text:p>MECENT - 4 - Date de semis ou plantation</text:p>
          </table:table-cell>
          <table:table-cell table:number-columns-repeated="1015"/>
        </table:table-row>
        <table:table-row table:style-name="ro2">
          <table:table-cell office:value-type="string">
            <text:p>PKLEG13_EXPL</text:p>
          </table:table-cell>
          <table:table-cell office:value-type="string">
            <text:p>DATERESEPL</text:p>
          </table:table-cell>
          <table:table-cell office:value-type="string">
            <text:p>brute</text:p>
          </table:table-cell>
          <table:table-cell office:value-type="string">
            <text:p>statistique.Date</text:p>
          </table:table-cell>
          <table:table-cell office:value-type="float" office:value="10">
            <text:p>10</text:p>
          </table:table-cell>
          <table:table-cell table:number-columns-repeated="3"/>
          <table:table-cell office:value-type="string">
            <text:p>MECENT - 4 - Date de fin de re-semis ou re-plantation</text:p>
          </table:table-cell>
          <table:table-cell table:number-columns-repeated="1015"/>
        </table:table-row>
        <table:table-row table:style-name="ro2">
          <table:table-cell office:value-type="string">
            <text:p>PKLEG13_EXPL</text:p>
          </table:table-cell>
          <table:table-cell office:value-type="string">
            <text:p>COMMENTMECA</text:p>
          </table:table-cell>
          <table:table-cell office:value-type="string">
            <text:p>brute</text:p>
          </table:table-cell>
          <table:table-cell office:value-type="string">
            <text:p>information.Comment</text:p>
          </table:table-cell>
          <table:table-cell office:value-type="float" office:value="250">
            <text:p>250</text:p>
          </table:table-cell>
          <table:table-cell table:number-columns-repeated="3"/>
          <table:table-cell office:value-type="string">
            <text:p>MECENT - 41 - Commentaire opérations manuelles ou mécaniques</text:p>
          </table:table-cell>
          <table:table-cell table:number-columns-repeated="1015"/>
        </table:table-row>
        <table:table-row table:style-name="ro2">
          <table:table-cell office:value-type="string">
            <text:p>PKLEG13_EXPL</text:p>
          </table:table-cell>
          <table:table-cell office:value-type="string">
            <text:p>COMMENTENTR</text:p>
          </table:table-cell>
          <table:table-cell office:value-type="string">
            <text:p>brute</text:p>
          </table:table-cell>
          <table:table-cell office:value-type="string">
            <text:p>information.Comment</text:p>
          </table:table-cell>
          <table:table-cell office:value-type="float" office:value="250">
            <text:p>250</text:p>
          </table:table-cell>
          <table:table-cell table:number-columns-repeated="3"/>
          <table:table-cell office:value-type="string">
            <text:p>MECENT - 41 - Commentaire opérations d'entretien de la culture</text:p>
          </table:table-cell>
          <table:table-cell table:number-columns-repeated="1015"/>
        </table:table-row>
        <table:table-row table:style-name="ro2">
          <table:table-cell office:value-type="string">
            <text:p>PKLEG13_EXPL</text:p>
          </table:table-cell>
          <table:table-cell office:value-type="string">
            <text:p>CULPROSEM</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SEM - 51 - production à partir de semenc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SEMPROV</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SEM - 51.1 - origine de la semence</text:p>
          </table:table-cell>
          <table:table-cell office:value-type="string">
            <text:p>FreeNomenclature</text:p>
          </table:table-cell>
          <table:table-cell office:value-type="string">
            <text:p>1 - Semence standard | 2 - Semence de ferme produite sur l'exploitation | 3 - Semence de ferme produite par un autre agriculteur | 4 - Mélange de divers types</text:p>
          </table:table-cell>
          <table:table-cell table:number-columns-repeated="1013"/>
        </table:table-row>
        <table:table-row table:style-name="ro2">
          <table:table-cell office:value-type="string">
            <text:p>PKLEG13_EXPL</text:p>
          </table:table-cell>
          <table:table-cell office:value-type="string">
            <text:p>ANNEESEM</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SEM - 51.2 - semences de l'année</text:p>
          </table:table-cell>
          <table:table-cell office:value-type="string">
            <text:p>FreeNomenclature</text:p>
          </table:table-cell>
          <table:table-cell office:value-type="string">
            <text:p>0 - Non | 1 - Oui | 8 - Ne sait pas</text:p>
          </table:table-cell>
          <table:table-cell table:number-columns-repeated="1013"/>
        </table:table-row>
        <table:table-row table:style-name="ro2">
          <table:table-cell office:value-type="string">
            <text:p>PKLEG13_EXPL</text:p>
          </table:table-cell>
          <table:table-cell office:value-type="string">
            <text:p>GERMISEM</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SEM - 51.21 - essais de germination</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DESINSEM</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SEM - 51.3 - semence désinfectée (javel)</text:p>
          </table:table-cell>
          <table:table-cell office:value-type="string">
            <text:p>FreeNomenclature</text:p>
          </table:table-cell>
          <table:table-cell office:value-type="string">
            <text:p>0 - Non | 1 - Oui | 8 - Ne sait pas</text:p>
          </table:table-cell>
          <table:table-cell table:number-columns-repeated="1013"/>
        </table:table-row>
        <table:table-row table:style-name="ro2">
          <table:table-cell office:value-type="string">
            <text:p>PKLEG13_EXPL</text:p>
          </table:table-cell>
          <table:table-cell office:value-type="string">
            <text:p>ENROBSEM</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SEM - 51.3 - semence enrobée (et/ou pelliculée)</text:p>
          </table:table-cell>
          <table:table-cell office:value-type="string">
            <text:p>FreeNomenclature</text:p>
          </table:table-cell>
          <table:table-cell office:value-type="string">
            <text:p>0 - Non | 1 - Oui | 8 - Ne sait pas</text:p>
          </table:table-cell>
          <table:table-cell table:number-columns-repeated="1013"/>
        </table:table-row>
        <table:table-row table:style-name="ro2">
          <table:table-cell office:value-type="string">
            <text:p>PKLEG13_EXPL</text:p>
          </table:table-cell>
          <table:table-cell office:value-type="string">
            <text:p>PREGESEM</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SEM - 51.3 - semence pré-germée</text:p>
          </table:table-cell>
          <table:table-cell office:value-type="string">
            <text:p>FreeNomenclature</text:p>
          </table:table-cell>
          <table:table-cell office:value-type="string">
            <text:p>0 - Non | 1 - Oui | 8 - Ne sait pas</text:p>
          </table:table-cell>
          <table:table-cell table:number-columns-repeated="1013"/>
        </table:table-row>
        <table:table-row table:style-name="ro2">
          <table:table-cell office:value-type="string">
            <text:p>PKLEG13_EXPL</text:p>
          </table:table-cell>
          <table:table-cell office:value-type="string">
            <text:p>TRAITSEPL</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SEM - 5 - semences ou plants traités</text:p>
          </table:table-cell>
          <table:table-cell office:value-type="string">
            <text:p>FreeNomenclature</text:p>
          </table:table-cell>
          <table:table-cell office:value-type="string">
            <text:p>0 - Non | 1 - Oui | 8 - Ne sait pas</text:p>
          </table:table-cell>
          <table:table-cell table:number-columns-repeated="1013"/>
        </table:table-row>
        <table:table-row table:style-name="ro2">
          <table:table-cell office:value-type="string">
            <text:p>PKLEG13_EXPL</text:p>
          </table:table-cell>
          <table:table-cell office:value-type="string">
            <text:p>CONTRAITS</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SEM - 5 - connaissance des traitements et leurs cibles</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NBVARIET</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SEM - 5 - nombre de variétés semées ou plantées</text:p>
          </table:table-cell>
          <table:table-cell table:number-columns-repeated="1015"/>
        </table:table-row>
        <table:table-row table:style-name="ro2">
          <table:table-cell office:value-type="string">
            <text:p>PKLEG13_EXPL</text:p>
          </table:table-cell>
          <table:table-cell office:value-type="string">
            <text:p>TYPESVARIETAUX</text:p>
          </table:table-cell>
          <table:table-cell office:value-type="string">
            <text:p>brute</text:p>
          </table:table-cell>
          <table:table-cell office:value-type="string">
            <text:p>code.NumericalCode</text:p>
          </table:table-cell>
          <table:table-cell office:value-type="float" office:value="4">
            <text:p>4</text:p>
          </table:table-cell>
          <table:table-cell office:value-type="float" office:value="1">
            <text:p>1</text:p>
          </table:table-cell>
          <table:table-cell table:number-columns-repeated="2"/>
          <table:table-cell office:value-type="string">
            <text:p>SEM - 5 - type variétal</text:p>
          </table:table-cell>
          <table:table-cell office:value-type="string">
            <text:p>FreeFilteredNomenclature | FreeNomenclature</text:p>
          </table:table-cell>
          <table:table-cell office:value-type="string">
            <text:p>01 - Artichaut | 02 - Carotte | 03 - Choux fleur, Brocoli à jets et Romanesco | 04 - Autres choux (hors chou à choucroute) | 05 - Concombre | 06 - Fraise | 07 - Melon | 08 - Oignon - échalote | 09 - Poireau | 10 - Salade y compris mâche (hors endive) | 11 - Tomate (hors industrie)</text:p>
          </table:table-cell>
          <table:table-cell office:value-type="string">
            <text:p>0101 - blanc - 01 | 0102 - camus - 01 | 0103 - vert - 01 | 0104 - violet - 01 | 0105 - autre - 01 | 0201 - Berlicum - 02 | 0202 - Conique (Chantenay) - 02 | 0203 - Flakkee - 02 | 0204 - Imperator - 02 | 0205 - Nantaise - 02 | 0206 - autre - 02 | 0301 - brocoli - 03 | 0302 - fleur blanc - 03 | 0303 - fleur couleur - 03 | 0304 - fleur romanesco - 03 | 0305 - autre à inflorescence (hors chou à choucroute) - 03 | 0401 - cabus pointu - 04 | 0402 - cabus rond - 04 | 0403 - chinois - 04 | 0404 - Bruxelles - 04 | 0405 - Milan - 04 | 0406 - frisé non pommé - 04 | 0407 - rouge - 04 | 0408 - autre (hors chou à choucroute) - 04 | 0501 - épineux (type noa) - 05 | 0502 - lisse, Rollinson’s telegraph, type 'hollandais' - 05 | 0503 - Arménien (serpent) - 05 | 0504 - Ti-concombre Antillais (massici) - 05 | 0505 - Porte-corne ou métulon (kiwano) - 05 | 0506 - autre - 05 | 0601 - non-remontant - 06 | 0602 - remontant - 06 | 0603 - autre : type Fraise des bois - 06 | 0701 - brodé de longue conservation - 07 | 0702 - charentais brodé - 07 | 0703 - charentais écrit - 07 | 0704 - charentais lisse - 07 | 0705 - type Galia - 07 | 0706 - type jaune à écorce lisse - 07 | 0707 - type jaune à écorce ridée - 07 | 0708 - autre - 07 | 0801 - Echalote (plant) allongée - 08 | 0802 - Echalote (plant) autre - 08 | 0803 - Echalote (plant) demi-ronde - 08 | 0804 - Oignon (bulbille) autre - 08 | 0805 - Oignon (bulbille) blanc - 08 | 0806 - Oignon (bulbille) jaune - 08 | 0807 - Oignon (bulbille) rouge - 08 | 0808 - Oignon (semence) autre - 08 | 0809 - Oignon (semence) blanc - 08 | 0810 - Oignon (semence) jaune - 08 | 0811 - Oignon (semence) rouge - 08 | 0812 - Oignon - Echalote autre - 08 | 0901 - Poireau (plant) - 09 | 0902 - Poireau (semence) - 09 | 0903 - Poireau autre : perpétuel - 09 | 1001 - Chicorée à larges feuilles chioggia - 10 | 1002 - Chicorée à larges feuilles de vérone - 10 | 1003 - Chicorée à larges feuilles pain de sucre - 10 | 1004 - Chicorée cornet - 10 | 1005 - Chicorée frisée a coeur jaune - 10 | 1006 - Chicorée frisée très fine - 10 | 1007 - Chicorée frisée wallonne - 10 | 1008 - Chicorée scarole - 10 | 1009 - Chicorée autre - 10 | 1010 - Laitue batavia verte - 10 | 1011 - Laitue beurre - 10 | 1012 - Laitue feuille de chêne rouge - 10 | 1013 - Laitue feuille de chêne verte - 10 | 1014 - Laitue iceberg - 10 | 1015 - Laitue lollo blonde - 10 | 1016 - Laitue lollo rossa - 10 | 1017 - Laitue romaine - 10 | 1018 - Laitue sucrine rouge - 10 | 1019 - Laitue sucrine verte - 10 | 1020 - Laitue à couper (blonde,…) - 10 | 1021 - Laitue autre - 10 | 1022 - Mache à grandes feuilles - 10 | 1023 - Mache à grosses graines - 10 | 1024 - Mache à petites feuilles - 10 | 1025 - Mache autre - 10 | 1026 - Mélange à couper - 10 | 1027 - Salade autre hors endive (Chicorée Witloof) - 10 | 1101 - Cerise - 11 | 1102 - Cocktail - 11 | 1103 - Grappe - 11 | 1104 - Ovale - 11 | 1105 - Ronde - 11 | 1106 - autre - 11</text:p>
          </table:table-cell>
          <table:table-cell table:number-columns-repeated="1012"/>
        </table:table-row>
        <table:table-row table:style-name="ro2">
          <table:table-cell office:value-type="string">
            <text:p>PKLEG13_EXPL</text:p>
          </table:table-cell>
          <table:table-cell office:value-type="string">
            <text:p>HYBVARIET</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SEM - 51.6/52.6 - variété principale (semée ou plantée) hybride</text:p>
          </table:table-cell>
          <table:table-cell office:value-type="string">
            <text:p>FreeFilteredNomenclature</text:p>
          </table:table-cell>
          <table:table-cell/>
          <table:table-cell office:value-type="string">
            <text:p>0 - Non - 0 | 1 - Oui - 0 | 8 - Ne sait pas - 0 | 9 - Sans objet - 1</text:p>
          </table:table-cell>
          <table:table-cell table:number-columns-repeated="1012"/>
        </table:table-row>
        <table:table-row table:style-name="ro2">
          <table:table-cell office:value-type="string">
            <text:p>PKLEG13_EXPL</text:p>
          </table:table-cell>
          <table:table-cell office:value-type="string">
            <text:p>RESVARIET</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SEM - 51.6 ou 52.6 - Var princ semée résistance ou tolérance connu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RESSEMCO</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SEM - 5 - Résistance précisément connu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GRAINM2_ENT</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2"/>
          <table:table-cell office:value-type="string">
            <text:p>999 999</text:p>
          </table:table-cell>
          <table:table-cell office:value-type="string">
            <text:p>Dose de semis : nombre de grains par m2 (entier)</text:p>
          </table:table-cell>
          <table:table-cell table:number-columns-repeated="1015"/>
        </table:table-row>
        <table:table-row table:style-name="ro2">
          <table:table-cell office:value-type="string">
            <text:p>PKLEG13_EXPL</text:p>
          </table:table-cell>
          <table:table-cell office:value-type="string">
            <text:p>ECSURRGSEM_ENT</text:p>
          </table:table-cell>
          <table:table-cell office:value-type="string">
            <text:p>brute</text:p>
          </table:table-cell>
          <table:table-cell office:value-type="string">
            <text:p>primitive.Integer</text:p>
          </table:table-cell>
          <table:table-cell office:value-type="float" office:value="4">
            <text:p>4</text:p>
          </table:table-cell>
          <table:table-cell table:number-columns-repeated="2"/>
          <table:table-cell office:value-type="string">
            <text:p>9 999</text:p>
          </table:table-cell>
          <table:table-cell office:value-type="string">
            <text:p>Ecartement entre les semences sur le rang (entier)</text:p>
          </table:table-cell>
          <table:table-cell table:number-columns-repeated="1015"/>
        </table:table-row>
        <table:table-row table:style-name="ro2">
          <table:table-cell office:value-type="string">
            <text:p>PKLEG13_EXPL</text:p>
          </table:table-cell>
          <table:table-cell office:value-type="string">
            <text:p>ECENTRGSEM_ENT</text:p>
          </table:table-cell>
          <table:table-cell office:value-type="string">
            <text:p>brute</text:p>
          </table:table-cell>
          <table:table-cell office:value-type="string">
            <text:p>primitive.Integer</text:p>
          </table:table-cell>
          <table:table-cell office:value-type="float" office:value="4">
            <text:p>4</text:p>
          </table:table-cell>
          <table:table-cell table:number-columns-repeated="2"/>
          <table:table-cell office:value-type="string">
            <text:p>9 999</text:p>
          </table:table-cell>
          <table:table-cell office:value-type="string">
            <text:p>Ecartement entre les semences entre le rang total (entier)</text:p>
          </table:table-cell>
          <table:table-cell table:number-columns-repeated="1015"/>
        </table:table-row>
        <table:table-row table:style-name="ro2">
          <table:table-cell office:value-type="string">
            <text:p>PKLEG13_EXPL</text:p>
          </table:table-cell>
          <table:table-cell office:value-type="string">
            <text:p>POIDSSURFAIS</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SEM - 51.7 - Poids de semence par ha (kg/ha)</text:p>
          </table:table-cell>
          <table:table-cell table:number-columns-repeated="1015"/>
        </table:table-row>
        <table:table-row table:style-name="ro2">
          <table:table-cell office:value-type="string">
            <text:p>PKLEG13_EXPL</text:p>
          </table:table-cell>
          <table:table-cell office:value-type="string">
            <text:p>CULPROPLAN</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SEM - 52 - Culture à partir de plants</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ENRAPLAN</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SEM - 52.11 - type des plants : enracinement</text:p>
          </table:table-cell>
          <table:table-cell office:value-type="string">
            <text:p>FreeNomenclature</text:p>
          </table:table-cell>
          <table:table-cell office:value-type="string">
            <text:p>1 - Racines nues | 2 - Mini-mottes | 3 - Mottes | 4 - Mélange</text:p>
          </table:table-cell>
          <table:table-cell table:number-columns-repeated="1013"/>
        </table:table-row>
        <table:table-row table:style-name="ro2">
          <table:table-cell office:value-type="string">
            <text:p>PKLEG13_EXPL</text:p>
          </table:table-cell>
          <table:table-cell office:value-type="string">
            <text:p>PRODPLAN</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SEM - 52.12 - type des plants : production</text:p>
          </table:table-cell>
          <table:table-cell office:value-type="string">
            <text:p>FreeNomenclature</text:p>
          </table:table-cell>
          <table:table-cell office:value-type="string">
            <text:p>1 - Auto-produits | 2 - Achetés (coopérative, grossiste, ..) | 3 - Achetés directement à des producteurs de plants | 4 - Achat sur Internet | 5 - Produits par un autre agriculteur | 6 - Mélange</text:p>
          </table:table-cell>
          <table:table-cell table:number-columns-repeated="1013"/>
        </table:table-row>
        <table:table-row table:style-name="ro2">
          <table:table-cell office:value-type="string">
            <text:p>PKLEG13_EXPL</text:p>
          </table:table-cell>
          <table:table-cell office:value-type="string">
            <text:p>OGEOPLAN</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SEM - 52.3 - origine géographique des plants implantés</text:p>
          </table:table-cell>
          <table:table-cell office:value-type="string">
            <text:p>FreeNomenclature</text:p>
          </table:table-cell>
          <table:table-cell office:value-type="string">
            <text:p>1 - Plants d'origine française | 2 - Plants de l'Union Européenne (hors France) | 3 - Plants importés hors UE | 4 - Mélange</text:p>
          </table:table-cell>
          <table:table-cell table:number-columns-repeated="1013"/>
        </table:table-row>
        <table:table-row table:style-name="ro2">
          <table:table-cell office:value-type="string">
            <text:p>PKLEG13_EXPL</text:p>
          </table:table-cell>
          <table:table-cell office:value-type="string">
            <text:p>PLANTM2_ENT</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2"/>
          <table:table-cell office:value-type="string">
            <text:p>999 999</text:p>
          </table:table-cell>
          <table:table-cell office:value-type="string">
            <text:p>Nombre de plants par m2 (entier)</text:p>
          </table:table-cell>
          <table:table-cell table:number-columns-repeated="1015"/>
        </table:table-row>
        <table:table-row table:style-name="ro2">
          <table:table-cell office:value-type="string">
            <text:p>PKLEG13_EXPL</text:p>
          </table:table-cell>
          <table:table-cell office:value-type="string">
            <text:p>ECSURRGPLAN_ENT</text:p>
          </table:table-cell>
          <table:table-cell office:value-type="string">
            <text:p>brute</text:p>
          </table:table-cell>
          <table:table-cell office:value-type="string">
            <text:p>primitive.Integer</text:p>
          </table:table-cell>
          <table:table-cell office:value-type="float" office:value="4">
            <text:p>4</text:p>
          </table:table-cell>
          <table:table-cell table:number-columns-repeated="3"/>
          <table:table-cell office:value-type="string">
            <text:p>Distance de plantation sur le rang total en mm</text:p>
          </table:table-cell>
          <table:table-cell table:number-columns-repeated="1015"/>
        </table:table-row>
        <table:table-row table:style-name="ro2">
          <table:table-cell office:value-type="string">
            <text:p>PKLEG13_EXPL</text:p>
          </table:table-cell>
          <table:table-cell office:value-type="string">
            <text:p>ECENTRGPLAN_ENT</text:p>
          </table:table-cell>
          <table:table-cell office:value-type="string">
            <text:p>brute</text:p>
          </table:table-cell>
          <table:table-cell office:value-type="string">
            <text:p>primitive.Integer</text:p>
          </table:table-cell>
          <table:table-cell office:value-type="float" office:value="4">
            <text:p>4</text:p>
          </table:table-cell>
          <table:table-cell table:number-columns-repeated="3"/>
          <table:table-cell office:value-type="string">
            <text:p>Distance de plantation entre le rang total en mm</text:p>
          </table:table-cell>
          <table:table-cell table:number-columns-repeated="1015"/>
        </table:table-row>
        <table:table-row table:style-name="ro2">
          <table:table-cell office:value-type="string">
            <text:p>PKLEG13_EXPL</text:p>
          </table:table-cell>
          <table:table-cell office:value-type="string">
            <text:p>GREFPLAN</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SEM - 52.9 - Type de plants</text:p>
          </table:table-cell>
          <table:table-cell office:value-type="string">
            <text:p>FreeFilteredNomenclature</text:p>
          </table:table-cell>
          <table:table-cell/>
          <table:table-cell office:value-type="string">
            <text:p>1 - Plants non greffés - 0 | 2 - Plants greffés - 0 | 3 - Plants greffés 2 têtes - 0 | 9 - Sans objet - 1</text:p>
          </table:table-cell>
          <table:table-cell table:number-columns-repeated="1012"/>
        </table:table-row>
        <table:table-row table:style-name="ro2">
          <table:table-cell office:value-type="string">
            <text:p>PKLEG13_EXPL</text:p>
          </table:table-cell>
          <table:table-cell office:value-type="string">
            <text:p>NBDOSES</text:p>
          </table:table-cell>
          <table:table-cell office:value-type="string">
            <text:p>brute</text:p>
          </table:table-cell>
          <table:table-cell office:value-type="string">
            <text:p>primitive.Integer</text:p>
          </table:table-cell>
          <table:table-cell office:value-type="float" office:value="4">
            <text:p>4</text:p>
          </table:table-cell>
          <table:table-cell table:number-columns-repeated="2"/>
          <table:table-cell office:value-type="string">
            <text:p>9 999</text:p>
          </table:table-cell>
          <table:table-cell office:value-type="string">
            <text:p>SEM - 51.7 - Nombre de doses par hectare</text:p>
          </table:table-cell>
          <table:table-cell table:number-columns-repeated="1015"/>
        </table:table-row>
        <table:table-row table:style-name="ro2">
          <table:table-cell office:value-type="string">
            <text:p>PKLEG13_EXPL</text:p>
          </table:table-cell>
          <table:table-cell office:value-type="string">
            <text:p>NBGRAINS</text:p>
          </table:table-cell>
          <table:table-cell office:value-type="string">
            <text:p>brute</text:p>
          </table:table-cell>
          <table:table-cell office:value-type="string">
            <text:p>primitive.Integer</text:p>
          </table:table-cell>
          <table:table-cell office:value-type="float" office:value="6">
            <text:p>6</text:p>
          </table:table-cell>
          <table:table-cell table:number-columns-repeated="2"/>
          <table:table-cell office:value-type="string">
            <text:p>999 999</text:p>
          </table:table-cell>
          <table:table-cell office:value-type="string">
            <text:p>SEM - 51.7 - Nombre de grains par dose</text:p>
          </table:table-cell>
          <table:table-cell table:number-columns-repeated="1015"/>
        </table:table-row>
        <table:table-row table:style-name="ro2">
          <table:table-cell office:value-type="string">
            <text:p>PKLEG13_EXPL</text:p>
          </table:table-cell>
          <table:table-cell office:value-type="string">
            <text:p>CHPARPLANG</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2.91 - Champignons des parties aériennes</text:p>
          </table:table-cell>
          <table:table-cell table:number-columns-repeated="1015"/>
        </table:table-row>
        <table:table-row table:style-name="ro2">
          <table:table-cell office:value-type="string">
            <text:p>PKLEG13_EXPL</text:p>
          </table:table-cell>
          <table:table-cell office:value-type="string">
            <text:p>CHSOLPLANG</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2.91 - Champignons du sol</text:p>
          </table:table-cell>
          <table:table-cell table:number-columns-repeated="1015"/>
        </table:table-row>
        <table:table-row table:style-name="ro2">
          <table:table-cell office:value-type="string">
            <text:p>PKLEG13_EXPL</text:p>
          </table:table-cell>
          <table:table-cell office:value-type="string">
            <text:p>VIRUSPLANG</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2.91 - Résistance : virus</text:p>
          </table:table-cell>
          <table:table-cell table:number-columns-repeated="1015"/>
        </table:table-row>
        <table:table-row table:style-name="ro2">
          <table:table-cell office:value-type="string">
            <text:p>PKLEG13_EXPL</text:p>
          </table:table-cell>
          <table:table-cell office:value-type="string">
            <text:p>NEMAPLANG</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2.91 - Résistance : nématodes</text:p>
          </table:table-cell>
          <table:table-cell table:number-columns-repeated="1015"/>
        </table:table-row>
        <table:table-row table:style-name="ro2">
          <table:table-cell office:value-type="string">
            <text:p>PKLEG13_EXPL</text:p>
          </table:table-cell>
          <table:table-cell office:value-type="string">
            <text:p>VIGUEPLANG</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2.91 - Résistance : vigueur</text:p>
          </table:table-cell>
          <table:table-cell table:number-columns-repeated="1015"/>
        </table:table-row>
        <table:table-row table:style-name="ro2">
          <table:table-cell office:value-type="string">
            <text:p>PKLEG13_EXPL</text:p>
          </table:table-cell>
          <table:table-cell office:value-type="string">
            <text:p>AUTREPLANG</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2.91 - Résistance : autre</text:p>
          </table:table-cell>
          <table:table-cell table:number-columns-repeated="1015"/>
        </table:table-row>
        <table:table-row table:style-name="ro2">
          <table:table-cell office:value-type="string">
            <text:p>PKLEG13_EXPL</text:p>
          </table:table-cell>
          <table:table-cell office:value-type="string">
            <text:p>ALTERNAR</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Résistance: Alternariose</text:p>
          </table:table-cell>
          <table:table-cell table:number-columns-repeated="1015"/>
        </table:table-row>
        <table:table-row table:style-name="ro2">
          <table:table-cell office:value-type="string">
            <text:p>PKLEG13_EXPL</text:p>
          </table:table-cell>
          <table:table-cell office:value-type="string">
            <text:p>ANTHRAC</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Résistance: Anthracnose</text:p>
          </table:table-cell>
          <table:table-cell table:number-columns-repeated="1015"/>
        </table:table-row>
        <table:table-row table:style-name="ro2">
          <table:table-cell office:value-type="string">
            <text:p>PKLEG13_EXPL</text:p>
          </table:table-cell>
          <table:table-cell office:value-type="string">
            <text:p>MILDIOU</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Résistance: Mildiou</text:p>
          </table:table-cell>
          <table:table-cell table:number-columns-repeated="1015"/>
        </table:table-row>
        <table:table-row table:style-name="ro2">
          <table:table-cell office:value-type="string">
            <text:p>PKLEG13_EXPL</text:p>
          </table:table-cell>
          <table:table-cell office:value-type="string">
            <text:p>OIDIUM</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Résistance: Oïdium</text:p>
          </table:table-cell>
          <table:table-cell table:number-columns-repeated="1015"/>
        </table:table-row>
        <table:table-row table:style-name="ro2">
          <table:table-cell office:value-type="string">
            <text:p>PKLEG13_EXPL</text:p>
          </table:table-cell>
          <table:table-cell office:value-type="string">
            <text:p>BOTRYTIS</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Résistance: Pourriture grise - Botrytis</text:p>
          </table:table-cell>
          <table:table-cell table:number-columns-repeated="1015"/>
        </table:table-row>
        <table:table-row table:style-name="ro2">
          <table:table-cell office:value-type="string">
            <text:p>PKLEG13_EXPL</text:p>
          </table:table-cell>
          <table:table-cell office:value-type="string">
            <text:p>ROUILL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Résistance: Rouille</text:p>
          </table:table-cell>
          <table:table-cell table:number-columns-repeated="1015"/>
        </table:table-row>
        <table:table-row table:style-name="ro2">
          <table:table-cell office:value-type="string">
            <text:p>PKLEG13_EXPL</text:p>
          </table:table-cell>
          <table:table-cell office:value-type="string">
            <text:p>AUTCHAMPAR</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Résistance: Autres champ des parties aériennes</text:p>
          </table:table-cell>
          <table:table-cell table:number-columns-repeated="1015"/>
        </table:table-row>
        <table:table-row table:style-name="ro2">
          <table:table-cell office:value-type="string">
            <text:p>PKLEG13_EXPL</text:p>
          </table:table-cell>
          <table:table-cell office:value-type="string">
            <text:p>FUSARIOS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Résistance: Fusariose</text:p>
          </table:table-cell>
          <table:table-cell table:number-columns-repeated="1015"/>
        </table:table-row>
        <table:table-row table:style-name="ro2">
          <table:table-cell office:value-type="string">
            <text:p>PKLEG13_EXPL</text:p>
          </table:table-cell>
          <table:table-cell office:value-type="string">
            <text:p>PYTHIUM</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Résistance: Fonte des semis pythium</text:p>
          </table:table-cell>
          <table:table-cell table:number-columns-repeated="1015"/>
        </table:table-row>
        <table:table-row table:style-name="ro2">
          <table:table-cell office:value-type="string">
            <text:p>PKLEG13_EXPL</text:p>
          </table:table-cell>
          <table:table-cell office:value-type="string">
            <text:p>PHYTOPH</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Résistance: Phytophtora</text:p>
          </table:table-cell>
          <table:table-cell table:number-columns-repeated="1015"/>
        </table:table-row>
        <table:table-row table:style-name="ro2">
          <table:table-cell office:value-type="string">
            <text:p>PKLEG13_EXPL</text:p>
          </table:table-cell>
          <table:table-cell office:value-type="string">
            <text:p>RHIZOC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Résistance: Rhizoctone</text:p>
          </table:table-cell>
          <table:table-cell table:number-columns-repeated="1015"/>
        </table:table-row>
        <table:table-row table:style-name="ro2">
          <table:table-cell office:value-type="string">
            <text:p>PKLEG13_EXPL</text:p>
          </table:table-cell>
          <table:table-cell office:value-type="string">
            <text:p>SCLERO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Résistance: Sclerotinia</text:p>
          </table:table-cell>
          <table:table-cell table:number-columns-repeated="1015"/>
        </table:table-row>
        <table:table-row table:style-name="ro2">
          <table:table-cell office:value-type="string">
            <text:p>PKLEG13_EXPL</text:p>
          </table:table-cell>
          <table:table-cell office:value-type="string">
            <text:p>AUTCHAMSOL</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Résistance: Autres champignons du sol</text:p>
          </table:table-cell>
          <table:table-cell table:number-columns-repeated="1015"/>
        </table:table-row>
        <table:table-row table:style-name="ro2">
          <table:table-cell office:value-type="string">
            <text:p>PKLEG13_EXPL</text:p>
          </table:table-cell>
          <table:table-cell office:value-type="string">
            <text:p>RESMAPAR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Résistance : maladie(s) des parties aériennes</text:p>
          </table:table-cell>
          <table:table-cell table:number-columns-repeated="1015"/>
        </table:table-row>
        <table:table-row table:style-name="ro2">
          <table:table-cell office:value-type="string">
            <text:p>PKLEG13_EXPL</text:p>
          </table:table-cell>
          <table:table-cell office:value-type="string">
            <text:p>RESMACOLL</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Résistance : maladie (s) du collet, pivot</text:p>
          </table:table-cell>
          <table:table-cell table:number-columns-repeated="1015"/>
        </table:table-row>
        <table:table-row table:style-name="ro2">
          <table:table-cell office:value-type="string">
            <text:p>PKLEG13_EXPL</text:p>
          </table:table-cell>
          <table:table-cell office:value-type="string">
            <text:p>RESMASYR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Résistance : maladie(s) du système racinaire</text:p>
          </table:table-cell>
          <table:table-cell table:number-columns-repeated="1015"/>
        </table:table-row>
        <table:table-row table:style-name="ro2">
          <table:table-cell office:value-type="string">
            <text:p>PKLEG13_EXPL</text:p>
          </table:table-cell>
          <table:table-cell office:value-type="string">
            <text:p>RESMABAC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Résistance : bactérie(s), ou maladie bactérienne(s)</text:p>
          </table:table-cell>
          <table:table-cell table:number-columns-repeated="1015"/>
        </table:table-row>
        <table:table-row table:style-name="ro2">
          <table:table-cell office:value-type="string">
            <text:p>PKLEG13_EXPL</text:p>
          </table:table-cell>
          <table:table-cell office:value-type="string">
            <text:p>RESMAVIRU</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Résistance : virus</text:p>
          </table:table-cell>
          <table:table-cell table:number-columns-repeated="1015"/>
        </table:table-row>
        <table:table-row table:style-name="ro2">
          <table:table-cell office:value-type="string">
            <text:p>PKLEG13_EXPL</text:p>
          </table:table-cell>
          <table:table-cell office:value-type="string">
            <text:p>RESMANEM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Résistance : nématode(s)</text:p>
          </table:table-cell>
          <table:table-cell table:number-columns-repeated="1015"/>
        </table:table-row>
        <table:table-row table:style-name="ro2">
          <table:table-cell office:value-type="string">
            <text:p>PKLEG13_EXPL</text:p>
          </table:table-cell>
          <table:table-cell office:value-type="string">
            <text:p>TRAITSEPLINS</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traitt sem ou plt insecticides (y compris acaricides)</text:p>
          </table:table-cell>
          <table:table-cell table:number-columns-repeated="1015"/>
        </table:table-row>
        <table:table-row table:style-name="ro2">
          <table:table-cell office:value-type="string">
            <text:p>PKLEG13_EXPL</text:p>
          </table:table-cell>
          <table:table-cell office:value-type="string">
            <text:p>TRAITSEPLFO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traitement sem ou plt fongicides</text:p>
          </table:table-cell>
          <table:table-cell table:number-columns-repeated="1015"/>
        </table:table-row>
        <table:table-row table:style-name="ro2">
          <table:table-cell office:value-type="string">
            <text:p>PKLEG13_EXPL</text:p>
          </table:table-cell>
          <table:table-cell office:value-type="string">
            <text:p>TRAITSEPLNEM</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traitement sem ou plt nématicides</text:p>
          </table:table-cell>
          <table:table-cell table:number-columns-repeated="1015"/>
        </table:table-row>
        <table:table-row table:style-name="ro2">
          <table:table-cell office:value-type="string">
            <text:p>PKLEG13_EXPL</text:p>
          </table:table-cell>
          <table:table-cell office:value-type="string">
            <text:p>TRAITSEPLLIM</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traitement sem ou plt anti-limaces</text:p>
          </table:table-cell>
          <table:table-cell table:number-columns-repeated="1015"/>
        </table:table-row>
        <table:table-row table:style-name="ro2">
          <table:table-cell office:value-type="string">
            <text:p>PKLEG13_EXPL</text:p>
          </table:table-cell>
          <table:table-cell office:value-type="string">
            <text:p>TRAITSEPLMOIS</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traitement sem ou plt anti-oiseaux</text:p>
          </table:table-cell>
          <table:table-cell table:number-columns-repeated="1015"/>
        </table:table-row>
        <table:table-row table:style-name="ro2">
          <table:table-cell office:value-type="string">
            <text:p>PKLEG13_EXPL</text:p>
          </table:table-cell>
          <table:table-cell office:value-type="string">
            <text:p>TRAITSEPLMAU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traitementsem ou plt autre répulsif</text:p>
          </table:table-cell>
          <table:table-cell table:number-columns-repeated="1015"/>
        </table:table-row>
        <table:table-row table:style-name="ro2">
          <table:table-cell office:value-type="string">
            <text:p>PKLEG13_EXPL</text:p>
          </table:table-cell>
          <table:table-cell office:value-type="string">
            <text:p>AUCTLPLA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2.2 - Aucune</text:p>
          </table:table-cell>
          <table:table-cell table:number-columns-repeated="1015"/>
        </table:table-row>
        <table:table-row table:style-name="ro2">
          <table:table-cell office:value-type="string">
            <text:p>PKLEG13_EXPL</text:p>
          </table:table-cell>
          <table:table-cell office:value-type="string">
            <text:p>CACPLA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2.2 - CAC (Fraise)</text:p>
          </table:table-cell>
          <table:table-cell table:number-columns-repeated="1015"/>
        </table:table-row>
        <table:table-row table:style-name="ro2">
          <table:table-cell office:value-type="string">
            <text:p>PKLEG13_EXPL</text:p>
          </table:table-cell>
          <table:table-cell office:value-type="string">
            <text:p>CERTIPLA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2.2 - Certifiés (Fraise)</text:p>
          </table:table-cell>
          <table:table-cell table:number-columns-repeated="1015"/>
        </table:table-row>
        <table:table-row table:style-name="ro2">
          <table:table-cell office:value-type="string">
            <text:p>PKLEG13_EXPL</text:p>
          </table:table-cell>
          <table:table-cell office:value-type="string">
            <text:p>ALTIPLA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2.2 - d'Altitude (fraise)</text:p>
          </table:table-cell>
          <table:table-cell table:number-columns-repeated="1015"/>
        </table:table-row>
        <table:table-row table:style-name="ro2">
          <table:table-cell office:value-type="string">
            <text:p>PKLEG13_EXPL</text:p>
          </table:table-cell>
          <table:table-cell office:value-type="string">
            <text:p>FRAIPLA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2.2 - Frais (fraise)</text:p>
          </table:table-cell>
          <table:table-cell table:number-columns-repeated="1015"/>
        </table:table-row>
        <table:table-row table:style-name="ro2">
          <table:table-cell office:value-type="string">
            <text:p>PKLEG13_EXPL</text:p>
          </table:table-cell>
          <table:table-cell office:value-type="string">
            <text:p>FRIGPLA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2.2 - Frigos (fraise)</text:p>
          </table:table-cell>
          <table:table-cell table:number-columns-repeated="1015"/>
        </table:table-row>
        <table:table-row table:style-name="ro2">
          <table:table-cell office:value-type="string">
            <text:p>PKLEG13_EXPL</text:p>
          </table:table-cell>
          <table:table-cell office:value-type="string">
            <text:p>GSPPPLA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2.2 - GSPP (Tomate)</text:p>
          </table:table-cell>
          <table:table-cell table:number-columns-repeated="1015"/>
        </table:table-row>
        <table:table-row table:style-name="ro2">
          <table:table-cell office:value-type="string">
            <text:p>PKLEG13_EXPL</text:p>
          </table:table-cell>
          <table:table-cell office:value-type="string">
            <text:p>MOGEPLA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2.2 - Motte gelée (fraise)</text:p>
          </table:table-cell>
          <table:table-cell table:number-columns-repeated="1015"/>
        </table:table-row>
        <table:table-row table:style-name="ro2">
          <table:table-cell office:value-type="string">
            <text:p>PKLEG13_EXPL</text:p>
          </table:table-cell>
          <table:table-cell office:value-type="string">
            <text:p>QACEPLA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2.2 - Qualité CE (fraise)</text:p>
          </table:table-cell>
          <table:table-cell table:number-columns-repeated="1015"/>
        </table:table-row>
        <table:table-row table:style-name="ro2">
          <table:table-cell office:value-type="string">
            <text:p>PKLEG13_EXPL</text:p>
          </table:table-cell>
          <table:table-cell office:value-type="string">
            <text:p>STOLPLA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2.2 - Stolon (fraise)</text:p>
          </table:table-cell>
          <table:table-cell table:number-columns-repeated="1015"/>
        </table:table-row>
        <table:table-row table:style-name="ro2">
          <table:table-cell office:value-type="string">
            <text:p>PKLEG13_EXPL</text:p>
          </table:table-cell>
          <table:table-cell office:value-type="string">
            <text:p>WABEPLA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2.2 - WB = Waiting Bed (fraise)</text:p>
          </table:table-cell>
          <table:table-cell table:number-columns-repeated="1015"/>
        </table:table-row>
        <table:table-row table:style-name="ro2">
          <table:table-cell office:value-type="string">
            <text:p>PKLEG13_EXPL</text:p>
          </table:table-cell>
          <table:table-cell office:value-type="string">
            <text:p>MELAPLA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2.2 - Mélange de types différents</text:p>
          </table:table-cell>
          <table:table-cell table:number-columns-repeated="1015"/>
        </table:table-row>
        <table:table-row table:style-name="ro2">
          <table:table-cell office:value-type="string">
            <text:p>PKLEG13_EXPL</text:p>
          </table:table-cell>
          <table:table-cell office:value-type="string">
            <text:p>AUTRPLANPLA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2.2 - Autre</text:p>
          </table:table-cell>
          <table:table-cell table:number-columns-repeated="1015"/>
        </table:table-row>
        <table:table-row table:style-name="ro2">
          <table:table-cell office:value-type="string">
            <text:p>PKLEG13_EXPL</text:p>
          </table:table-cell>
          <table:table-cell office:value-type="string">
            <text:p>MYCORSEM</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SEM - 51.3 - semence mycorhizée</text:p>
          </table:table-cell>
          <table:table-cell office:value-type="string">
            <text:p>FreeNomenclature</text:p>
          </table:table-cell>
          <table:table-cell office:value-type="string">
            <text:p>0 - Non | 1 - Oui | 8 - Ne sait pas</text:p>
          </table:table-cell>
          <table:table-cell table:number-columns-repeated="1013"/>
        </table:table-row>
        <table:table-row table:style-name="ro2">
          <table:table-cell office:value-type="string">
            <text:p>PKLEG13_EXPL</text:p>
          </table:table-cell>
          <table:table-cell office:value-type="string">
            <text:p>GRAINM2</text:p>
          </table:table-cell>
          <table:table-cell office:value-type="string">
            <text:p>brute</text:p>
          </table:table-cell>
          <table:table-cell office:value-type="string">
            <text:p>primitive.Decimal</text:p>
          </table:table-cell>
          <table:table-cell office:value-type="float" office:value="7">
            <text:p>7</text:p>
          </table:table-cell>
          <table:table-cell table:number-columns-repeated="2"/>
          <table:table-cell office:value-type="string">
            <text:p>9 999.99</text:p>
          </table:table-cell>
          <table:table-cell office:value-type="string">
            <text:p>SEM - 51.7 - Dose de semis : nombre de grains par m2</text:p>
          </table:table-cell>
          <table:table-cell table:number-columns-repeated="1015"/>
        </table:table-row>
        <table:table-row table:style-name="ro2">
          <table:table-cell office:value-type="string">
            <text:p>PKLEG13_EXPL</text:p>
          </table:table-cell>
          <table:table-cell office:value-type="string">
            <text:p>ECSURRGSEM</text:p>
          </table:table-cell>
          <table:table-cell office:value-type="string">
            <text:p>brute</text:p>
          </table:table-cell>
          <table:table-cell office:value-type="string">
            <text:p>primitive.Decimal</text:p>
          </table:table-cell>
          <table:table-cell office:value-type="float" office:value="5">
            <text:p>5</text:p>
          </table:table-cell>
          <table:table-cell table:number-columns-repeated="2"/>
          <table:table-cell office:value-type="string">
            <text:p>999.9</text:p>
          </table:table-cell>
          <table:table-cell office:value-type="string">
            <text:p>SEM - 51.7 - Ecartement entre les semences sur le rang (en cm)</text:p>
          </table:table-cell>
          <table:table-cell table:number-columns-repeated="1015"/>
        </table:table-row>
        <table:table-row table:style-name="ro2">
          <table:table-cell office:value-type="string">
            <text:p>PKLEG13_EXPL</text:p>
          </table:table-cell>
          <table:table-cell office:value-type="string">
            <text:p>ECENTRGSEM</text:p>
          </table:table-cell>
          <table:table-cell office:value-type="string">
            <text:p>brute</text:p>
          </table:table-cell>
          <table:table-cell office:value-type="string">
            <text:p>primitive.Decimal</text:p>
          </table:table-cell>
          <table:table-cell office:value-type="float" office:value="5">
            <text:p>5</text:p>
          </table:table-cell>
          <table:table-cell table:number-columns-repeated="2"/>
          <table:table-cell office:value-type="string">
            <text:p>999.9</text:p>
          </table:table-cell>
          <table:table-cell office:value-type="string">
            <text:p>SEM - 51.7 - Ecartement entre les semences entre le rang (en cm)</text:p>
          </table:table-cell>
          <table:table-cell table:number-columns-repeated="1015"/>
        </table:table-row>
        <table:table-row table:style-name="ro2">
          <table:table-cell office:value-type="string">
            <text:p>PKLEG13_EXPL</text:p>
          </table:table-cell>
          <table:table-cell office:value-type="string">
            <text:p>PLANTM2</text:p>
          </table:table-cell>
          <table:table-cell office:value-type="string">
            <text:p>brute</text:p>
          </table:table-cell>
          <table:table-cell office:value-type="string">
            <text:p>primitive.Decimal</text:p>
          </table:table-cell>
          <table:table-cell office:value-type="float" office:value="7">
            <text:p>7</text:p>
          </table:table-cell>
          <table:table-cell table:number-columns-repeated="2"/>
          <table:table-cell office:value-type="string">
            <text:p>9 999.99</text:p>
          </table:table-cell>
          <table:table-cell office:value-type="string">
            <text:p>SEM - 52.8 - Nombre de plants par m2</text:p>
          </table:table-cell>
          <table:table-cell table:number-columns-repeated="1015"/>
        </table:table-row>
        <table:table-row table:style-name="ro2">
          <table:table-cell office:value-type="string">
            <text:p>PKLEG13_EXPL</text:p>
          </table:table-cell>
          <table:table-cell office:value-type="string">
            <text:p>MYCOPLA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1.3 - mycorhizés</text:p>
          </table:table-cell>
          <table:table-cell table:number-columns-repeated="1015"/>
        </table:table-row>
        <table:table-row table:style-name="ro2">
          <table:table-cell office:value-type="string">
            <text:p>PKLEG13_EXPL</text:p>
          </table:table-cell>
          <table:table-cell office:value-type="string">
            <text:p>TRAITSEPLBC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SEM - 5 - traitement sem ou plt autre pdt bio-contrôle</text:p>
          </table:table-cell>
          <table:table-cell table:number-columns-repeated="1015"/>
        </table:table-row>
        <table:table-row table:style-name="ro2">
          <table:table-cell office:value-type="string">
            <text:p>PKLEG13_EXPL</text:p>
          </table:table-cell>
          <table:table-cell office:value-type="string">
            <text:p>COMMENTIMPL</text:p>
          </table:table-cell>
          <table:table-cell office:value-type="string">
            <text:p>brute</text:p>
          </table:table-cell>
          <table:table-cell office:value-type="string">
            <text:p>information.Comment</text:p>
          </table:table-cell>
          <table:table-cell office:value-type="float" office:value="250">
            <text:p>250</text:p>
          </table:table-cell>
          <table:table-cell table:number-columns-repeated="3"/>
          <table:table-cell office:value-type="string">
            <text:p>Commentaires IMPL</text:p>
          </table:table-cell>
          <table:table-cell table:number-columns-repeated="1015"/>
        </table:table-row>
        <table:table-row table:style-name="ro2">
          <table:table-cell office:value-type="string">
            <text:p>PKLEG13_EXPL</text:p>
          </table:table-cell>
          <table:table-cell office:value-type="string">
            <text:p>ECENTRGPLAN</text:p>
          </table:table-cell>
          <table:table-cell office:value-type="string">
            <text:p>brute</text:p>
          </table:table-cell>
          <table:table-cell office:value-type="string">
            <text:p>primitive.Decimal</text:p>
          </table:table-cell>
          <table:table-cell office:value-type="float" office:value="5">
            <text:p>5</text:p>
          </table:table-cell>
          <table:table-cell table:number-columns-repeated="2"/>
          <table:table-cell office:value-type="string">
            <text:p>999.9</text:p>
          </table:table-cell>
          <table:table-cell office:value-type="string">
            <text:p>SEM - 52.8 - Distance de plantation entre le rang (en cm)</text:p>
          </table:table-cell>
          <table:table-cell table:number-columns-repeated="1015"/>
        </table:table-row>
        <table:table-row table:style-name="ro2">
          <table:table-cell office:value-type="string">
            <text:p>PKLEG13_EXPL</text:p>
          </table:table-cell>
          <table:table-cell office:value-type="string">
            <text:p>ECSURRGPLAN</text:p>
          </table:table-cell>
          <table:table-cell office:value-type="string">
            <text:p>brute</text:p>
          </table:table-cell>
          <table:table-cell office:value-type="string">
            <text:p>primitive.Decimal</text:p>
          </table:table-cell>
          <table:table-cell office:value-type="float" office:value="5">
            <text:p>5</text:p>
          </table:table-cell>
          <table:table-cell table:number-columns-repeated="2"/>
          <table:table-cell office:value-type="string">
            <text:p>999.9</text:p>
          </table:table-cell>
          <table:table-cell office:value-type="string">
            <text:p>SEM - 52.8 - Distance de plantation sur le rang (en cm)</text:p>
          </table:table-cell>
          <table:table-cell table:number-columns-repeated="1015"/>
        </table:table-row>
        <table:table-row table:style-name="ro2">
          <table:table-cell office:value-type="string">
            <text:p>PKLEG13_FUMO</text:p>
          </table:table-cell>
          <table:table-cell office:value-type="string">
            <text:p>CODEFUMO</text:p>
          </table:table-cell>
          <table:table-cell office:value-type="string">
            <text:p>brute</text:p>
          </table:table-cell>
          <table:table-cell office:value-type="string">
            <text:p>code.NumericalCode</text:p>
          </table:table-cell>
          <table:table-cell office:value-type="float" office:value="2">
            <text:p>2</text:p>
          </table:table-cell>
          <table:table-cell table:number-columns-repeated="3"/>
          <table:table-cell office:value-type="string">
            <text:p>FUMO - 61.1 - N° de pass fumure organique</text:p>
          </table:table-cell>
          <table:table-cell table:number-columns-repeated="1015"/>
        </table:table-row>
        <table:table-row table:style-name="ro2">
          <table:table-cell office:value-type="string">
            <text:p>PKLEG13_FUMO</text:p>
          </table:table-cell>
          <table:table-cell office:value-type="string">
            <text:p>FUMONAT</text:p>
          </table:table-cell>
          <table:table-cell office:value-type="string">
            <text:p>brute</text:p>
          </table:table-cell>
          <table:table-cell office:value-type="string">
            <text:p>code.NumericalCode</text:p>
          </table:table-cell>
          <table:table-cell office:value-type="float" office:value="2">
            <text:p>2</text:p>
          </table:table-cell>
          <table:table-cell office:value-type="float" office:value="1">
            <text:p>1</text:p>
          </table:table-cell>
          <table:table-cell table:number-columns-repeated="2"/>
          <table:table-cell office:value-type="string">
            <text:p>FUMO - 61.1 - Nature de la fumure organique</text:p>
          </table:table-cell>
          <table:table-cell office:value-type="string">
            <text:p>FreeNomenclature</text:p>
          </table:table-cell>
          <table:table-cell office:value-type="string">
            <text:p>28 - Amendements calcaire ou magnésien mixtes (mélange de produits crus et cuits) | 26 - Amendements calcaires ou magnésiens (produits crus) | 27 - Amendements chaux calciques ou magnésiennes : <text:s/>vives ou éteintes (produits cuits) | 19 - Boues de station d’épuration urbaine (chaulées,..) | 16 - Compost d’ordures ménagères | 14 - Compost d’origine animale | 15 - Compost d’origine végétale | 17 - Eaux de sucrerie | 07 - Fientes pateuses poules pondeuses | 06 - Fientes sèches poules pondeuses | 01 - Fumier bovins | 02 - Fumier canards | 23 - Fumier caprins | 03 - Fumier ovins | 04 - Fumier porcs | 05 - Fumier volailles de chair | 08 - Lisier bovins | 09 - Lisier lapins | 10 - Lisier ovins | 11 - Lisier porcs | 12 - Lisier poules pondeuses | 13 - Lisier veaux | 24 - Résidus de sucrerie | 18 - Vinasse | 20 - Autres boues d’industries agro-alimentaires | 21 - Autres boues industrielles | 29 - Autres amendements | 22 - Autres effluents | 25 - Autres fumures organiques ou <text:s/>organo-minérales non normées ou non-homologuées</text:p>
          </table:table-cell>
          <table:table-cell table:number-columns-repeated="1013"/>
        </table:table-row>
        <table:table-row table:style-name="ro2">
          <table:table-cell office:value-type="string">
            <text:p>PKLEG13_FUMO</text:p>
          </table:table-cell>
          <table:table-cell office:value-type="string">
            <text:p>NBREM</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FUMO - 61.1 - Nb de remorques fumure organique</text:p>
          </table:table-cell>
          <table:table-cell table:number-columns-repeated="1015"/>
        </table:table-row>
        <table:table-row table:style-name="ro2">
          <table:table-cell office:value-type="string">
            <text:p>PKLEG13_FUMO</text:p>
          </table:table-cell>
          <table:table-cell office:value-type="string">
            <text:p>QREM_ENT</text:p>
          </table:table-cell>
          <table:table-cell office:value-type="string">
            <text:p>brute</text:p>
          </table:table-cell>
          <table:table-cell office:value-type="string">
            <text:p>primitive.Integer</text:p>
          </table:table-cell>
          <table:table-cell office:value-type="float" office:value="4">
            <text:p>4</text:p>
          </table:table-cell>
          <table:table-cell table:number-columns-repeated="2"/>
          <table:table-cell office:value-type="string">
            <text:p>9 999</text:p>
          </table:table-cell>
          <table:table-cell office:value-type="string">
            <text:p>Qté / remorque de fumure organique (entier)</text:p>
          </table:table-cell>
          <table:table-cell table:number-columns-repeated="1015"/>
        </table:table-row>
        <table:table-row table:style-name="ro2">
          <table:table-cell office:value-type="string">
            <text:p>PKLEG13_FUMO</text:p>
          </table:table-cell>
          <table:table-cell office:value-type="string">
            <text:p>QTOT_ENT</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Qté totale de fumure organique (entier)</text:p>
          </table:table-cell>
          <table:table-cell table:number-columns-repeated="1015"/>
        </table:table-row>
        <table:table-row table:style-name="ro2">
          <table:table-cell office:value-type="string">
            <text:p>PKLEG13_FUMO</text:p>
          </table:table-cell>
          <table:table-cell office:value-type="string">
            <text:p>FUMODOS_ENT</text:p>
          </table:table-cell>
          <table:table-cell office:value-type="string">
            <text:p>brute</text:p>
          </table:table-cell>
          <table:table-cell office:value-type="string">
            <text:p>primitive.Integer</text:p>
          </table:table-cell>
          <table:table-cell office:value-type="float" office:value="4">
            <text:p>4</text:p>
          </table:table-cell>
          <table:table-cell table:number-columns-repeated="2"/>
          <table:table-cell office:value-type="string">
            <text:p>9 999</text:p>
          </table:table-cell>
          <table:table-cell office:value-type="string">
            <text:p>Qté à l'ha de fumure organique (entier)</text:p>
          </table:table-cell>
          <table:table-cell table:number-columns-repeated="1015"/>
        </table:table-row>
        <table:table-row table:style-name="ro2">
          <table:table-cell office:value-type="string">
            <text:p>PKLEG13_FUMO</text:p>
          </table:table-cell>
          <table:table-cell office:value-type="string">
            <text:p>FUMOUNI</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FUMO - 61.1 - Unité de la fumure organique</text:p>
          </table:table-cell>
          <table:table-cell office:value-type="string">
            <text:p>FreeNomenclature</text:p>
          </table:table-cell>
          <table:table-cell office:value-type="string">
            <text:p>1 - t/ha | 2 - m3/ha</text:p>
          </table:table-cell>
          <table:table-cell table:number-columns-repeated="1013"/>
        </table:table-row>
        <table:table-row table:style-name="ro2">
          <table:table-cell office:value-type="string">
            <text:p>PKLEG13_FUMO</text:p>
          </table:table-cell>
          <table:table-cell office:value-type="string">
            <text:p>FUMOPOUR</text:p>
          </table:table-cell>
          <table:table-cell office:value-type="string">
            <text:p>brute</text:p>
          </table:table-cell>
          <table:table-cell office:value-type="string">
            <text:p>primitive.Percent</text:p>
          </table:table-cell>
          <table:table-cell office:value-type="float" office:value="3">
            <text:p>3</text:p>
          </table:table-cell>
          <table:table-cell table:number-columns-repeated="2"/>
          <table:table-cell office:value-type="string">
            <text:p>999</text:p>
          </table:table-cell>
          <table:table-cell office:value-type="string">
            <text:p>FUMO - 61.1 - pourcentage de la parcelle</text:p>
          </table:table-cell>
          <table:table-cell table:number-columns-repeated="1015"/>
        </table:table-row>
        <table:table-row table:style-name="ro2">
          <table:table-cell office:value-type="string">
            <text:p>PKLEG13_FUMO</text:p>
          </table:table-cell>
          <table:table-cell office:value-type="string">
            <text:p>FUMOPROV</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FUMO - 61.1 - provenance de la fumure</text:p>
          </table:table-cell>
          <table:table-cell office:value-type="string">
            <text:p>FreeNomenclature</text:p>
          </table:table-cell>
          <table:table-cell office:value-type="string">
            <text:p>1 - Exploitation | 2 - Extérieur | 3 - Mixte</text:p>
          </table:table-cell>
          <table:table-cell table:number-columns-repeated="1013"/>
        </table:table-row>
        <table:table-row table:style-name="ro2">
          <table:table-cell office:value-type="string">
            <text:p>PKLEG13_FUMO</text:p>
          </table:table-cell>
          <table:table-cell office:value-type="string">
            <text:p>FUMOTYP</text:p>
          </table:table-cell>
          <table:table-cell office:value-type="string">
            <text:p>brute</text:p>
          </table:table-cell>
          <table:table-cell office:value-type="string">
            <text:p>code.NumericalCode</text:p>
          </table:table-cell>
          <table:table-cell office:value-type="float" office:value="2">
            <text:p>2</text:p>
          </table:table-cell>
          <table:table-cell office:value-type="float" office:value="1">
            <text:p>1</text:p>
          </table:table-cell>
          <table:table-cell table:number-columns-repeated="2"/>
          <table:table-cell office:value-type="string">
            <text:p>FUMO - 61.1 - type de matériel d’épandage</text:p>
          </table:table-cell>
          <table:table-cell office:value-type="string">
            <text:p>FreeNomenclature</text:p>
          </table:table-cell>
          <table:table-cell office:value-type="string">
            <text:p>08 - Autre | 10 - Brouette | 01 - Buse | 04 - Enfouïsseur | 07 - Epandeur avec table d'épandage et à planche | 05 - Epandeur hérissons horizontaux | 06 - Epandeur hérissons vertivaux | 02 - Rampe | 03 - Rampe pendillard | 11 - Remorque, plateau, charrette</text:p>
          </table:table-cell>
          <table:table-cell table:number-columns-repeated="1013"/>
        </table:table-row>
        <table:table-row table:style-name="ro2">
          <table:table-cell office:value-type="string">
            <text:p>PKLEG13_FUMO</text:p>
          </table:table-cell>
          <table:table-cell office:value-type="string">
            <text:p>FUMODEL</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FUMO - 61.1 - délai entre l’apport et l’enfouissement</text:p>
          </table:table-cell>
          <table:table-cell office:value-type="string">
            <text:p>FreeNomenclature</text:p>
          </table:table-cell>
          <table:table-cell office:value-type="string">
            <text:p>1 - Moins de 4 heures | 2 - de 4 à moins de 12 heures | 3 - de 12 à moins de 24 heures | 4 - 24 heures et plus | 5 - Pas d'enfouissement</text:p>
          </table:table-cell>
          <table:table-cell table:number-columns-repeated="1013"/>
        </table:table-row>
        <table:table-row table:style-name="ro2">
          <table:table-cell office:value-type="string">
            <text:p>PKLEG13_FUMO</text:p>
          </table:table-cell>
          <table:table-cell office:value-type="string">
            <text:p>FUMODAT</text:p>
          </table:table-cell>
          <table:table-cell office:value-type="string">
            <text:p>brute</text:p>
          </table:table-cell>
          <table:table-cell office:value-type="string">
            <text:p>statistique.Date</text:p>
          </table:table-cell>
          <table:table-cell office:value-type="float" office:value="10">
            <text:p>10</text:p>
          </table:table-cell>
          <table:table-cell table:number-columns-repeated="3"/>
          <table:table-cell office:value-type="string">
            <text:p>FUMO - 61.1 - Date d’apport fumure organique</text:p>
          </table:table-cell>
          <table:table-cell table:number-columns-repeated="1015"/>
        </table:table-row>
        <table:table-row table:style-name="ro2">
          <table:table-cell office:value-type="string">
            <text:p>PKLEG13_FUMO</text:p>
          </table:table-cell>
          <table:table-cell office:value-type="string">
            <text:p>QREM</text:p>
          </table:table-cell>
          <table:table-cell office:value-type="string">
            <text:p>brute</text:p>
          </table:table-cell>
          <table:table-cell office:value-type="string">
            <text:p>primitive.Decimal</text:p>
          </table:table-cell>
          <table:table-cell office:value-type="float" office:value="5">
            <text:p>5</text:p>
          </table:table-cell>
          <table:table-cell table:number-columns-repeated="2"/>
          <table:table-cell office:value-type="string">
            <text:p>99.99</text:p>
          </table:table-cell>
          <table:table-cell office:value-type="string">
            <text:p>FUMO - 61.1 - Qté / remorque de fumure organique</text:p>
          </table:table-cell>
          <table:table-cell table:number-columns-repeated="1015"/>
        </table:table-row>
        <table:table-row table:style-name="ro2">
          <table:table-cell office:value-type="string">
            <text:p>PKLEG13_FUMO</text:p>
          </table:table-cell>
          <table:table-cell office:value-type="string">
            <text:p>QTOT</text:p>
          </table:table-cell>
          <table:table-cell office:value-type="string">
            <text:p>brute</text:p>
          </table:table-cell>
          <table:table-cell office:value-type="string">
            <text:p>primitive.Decimal</text:p>
          </table:table-cell>
          <table:table-cell office:value-type="float" office:value="6">
            <text:p>6</text:p>
          </table:table-cell>
          <table:table-cell table:number-columns-repeated="2"/>
          <table:table-cell office:value-type="string">
            <text:p>999.99</text:p>
          </table:table-cell>
          <table:table-cell office:value-type="string">
            <text:p>FUMO - 61.1 - Qté totale de fumure organique</text:p>
          </table:table-cell>
          <table:table-cell table:number-columns-repeated="1015"/>
        </table:table-row>
        <table:table-row table:style-name="ro2">
          <table:table-cell office:value-type="string">
            <text:p>PKLEG13_FUMO</text:p>
          </table:table-cell>
          <table:table-cell office:value-type="string">
            <text:p>FUMODOS</text:p>
          </table:table-cell>
          <table:table-cell office:value-type="string">
            <text:p>brute</text:p>
          </table:table-cell>
          <table:table-cell office:value-type="string">
            <text:p>primitive.Decimal</text:p>
          </table:table-cell>
          <table:table-cell office:value-type="float" office:value="5">
            <text:p>5</text:p>
          </table:table-cell>
          <table:table-cell table:number-columns-repeated="2"/>
          <table:table-cell office:value-type="string">
            <text:p>999.9</text:p>
          </table:table-cell>
          <table:table-cell office:value-type="string">
            <text:p>FUMO - 61.1 - Qté à l'ha de fumure organique</text:p>
          </table:table-cell>
          <table:table-cell table:number-columns-repeated="1015"/>
        </table:table-row>
        <table:table-row table:style-name="ro2">
          <table:table-cell office:value-type="string">
            <text:p>PKLEG13_FUMO</text:p>
          </table:table-cell>
          <table:table-cell office:value-type="string">
            <text:p>FUMOANNEE</text:p>
          </table:table-cell>
          <table:table-cell office:value-type="string">
            <text:p>brute</text:p>
          </table:table-cell>
          <table:table-cell office:value-type="string">
            <text:p>code.NumericalCode</text:p>
          </table:table-cell>
          <table:table-cell office:value-type="float" office:value="2">
            <text:p>2</text:p>
          </table:table-cell>
          <table:table-cell office:value-type="float" office:value="1">
            <text:p>1</text:p>
          </table:table-cell>
          <table:table-cell table:number-columns-repeated="2"/>
          <table:table-cell office:value-type="string">
            <text:p>FUMO - 61.1 - Année d’apport fumure organique</text:p>
          </table:table-cell>
          <table:table-cell office:value-type="string">
            <text:p>FreeNomenclature</text:p>
          </table:table-cell>
          <table:table-cell office:value-type="string">
            <text:p>08 - 2008 | 09 - 2009 | 10 - 2010 | 11 - 2011 | 12 - 2012 | 13 - 2013 | 88 - Ne sait pas</text:p>
          </table:table-cell>
          <table:table-cell table:number-columns-repeated="1013"/>
        </table:table-row>
        <table:table-row table:style-name="ro2">
          <table:table-cell office:value-type="string">
            <text:p>PKLEG13_FUMO</text:p>
          </table:table-cell>
          <table:table-cell office:value-type="string">
            <text:p>FUMOMOIS</text:p>
          </table:table-cell>
          <table:table-cell office:value-type="string">
            <text:p>brute</text:p>
          </table:table-cell>
          <table:table-cell office:value-type="string">
            <text:p>code.NumericalCode</text:p>
          </table:table-cell>
          <table:table-cell office:value-type="float" office:value="2">
            <text:p>2</text:p>
          </table:table-cell>
          <table:table-cell office:value-type="float" office:value="1">
            <text:p>1</text:p>
          </table:table-cell>
          <table:table-cell table:number-columns-repeated="2"/>
          <table:table-cell office:value-type="string">
            <text:p>FUMO - 61.1 - Mois d’apport fumure organique</text:p>
          </table:table-cell>
          <table:table-cell office:value-type="string">
            <text:p>FreeNomenclature</text:p>
          </table:table-cell>
          <table:table-cell office:value-type="string">
            <text:p>01 - Janvier | 02 - Février | 03 - Mars | 04 - Avril | 05 - Mai | 06 - Juin | 07 - Juillet | 08 - Août | 09 - Septembre | 10 - Octobre | 11 - Novembre | 12 - Décembre | 88 - Ne sait pas</text:p>
          </table:table-cell>
          <table:table-cell table:number-columns-repeated="1013"/>
        </table:table-row>
        <table:table-row table:style-name="ro2">
          <table:table-cell office:value-type="string">
            <text:p>PKLEG13_EXPL</text:p>
          </table:table-cell>
          <table:table-cell office:value-type="string">
            <text:p>FUM</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FUMO - 61.1 - Apport fumure organique</text:p>
          </table:table-cell>
          <table:table-cell office:value-type="string">
            <text:p>FreeFilteredNomenclature</text:p>
          </table:table-cell>
          <table:table-cell/>
          <table:table-cell office:value-type="string">
            <text:p>0 - Non - 0 | 1 - Oui - 0 | 8 - Ne sait pas - 0 | 9 - Sans objet - 1</text:p>
          </table:table-cell>
          <table:table-cell table:number-columns-repeated="1012"/>
        </table:table-row>
        <table:table-row table:style-name="ro2">
          <table:table-cell office:value-type="string">
            <text:p>PKLEG13_EXPL</text:p>
          </table:table-cell>
          <table:table-cell office:value-type="string">
            <text:p>COMMENTFUMO</text:p>
          </table:table-cell>
          <table:table-cell office:value-type="string">
            <text:p>brute</text:p>
          </table:table-cell>
          <table:table-cell office:value-type="string">
            <text:p>information.Comment</text:p>
          </table:table-cell>
          <table:table-cell office:value-type="float" office:value="250">
            <text:p>250</text:p>
          </table:table-cell>
          <table:table-cell table:number-columns-repeated="3"/>
          <table:table-cell office:value-type="string">
            <text:p>Commentaire Fumure Organique</text:p>
          </table:table-cell>
          <table:table-cell table:number-columns-repeated="1015"/>
        </table:table-row>
        <table:table-row table:style-name="ro2">
          <table:table-cell office:value-type="string">
            <text:p>PKLEG13_FUMI</text:p>
          </table:table-cell>
          <table:table-cell office:value-type="string">
            <text:p>CODEFUM</text:p>
          </table:table-cell>
          <table:table-cell office:value-type="string">
            <text:p>brute</text:p>
          </table:table-cell>
          <table:table-cell office:value-type="string">
            <text:p>code.NumericalCode</text:p>
          </table:table-cell>
          <table:table-cell office:value-type="float" office:value="2">
            <text:p>2</text:p>
          </table:table-cell>
          <table:table-cell table:number-columns-repeated="3"/>
          <table:table-cell office:value-type="string">
            <text:p>FUM - 62.11 - N° ordre</text:p>
          </table:table-cell>
          <table:table-cell table:number-columns-repeated="1015"/>
        </table:table-row>
        <table:table-row table:style-name="ro2">
          <table:table-cell office:value-type="string">
            <text:p>PKLEG13_FUMI</text:p>
          </table:table-cell>
          <table:table-cell office:value-type="string">
            <text:p>FUMDAT</text:p>
          </table:table-cell>
          <table:table-cell office:value-type="string">
            <text:p>brute</text:p>
          </table:table-cell>
          <table:table-cell office:value-type="string">
            <text:p>statistique.Date</text:p>
          </table:table-cell>
          <table:table-cell office:value-type="float" office:value="10">
            <text:p>10</text:p>
          </table:table-cell>
          <table:table-cell table:number-columns-repeated="3"/>
          <table:table-cell office:value-type="string">
            <text:p>FUM - 62.11 - Date d'apport</text:p>
          </table:table-cell>
          <table:table-cell table:number-columns-repeated="1015"/>
        </table:table-row>
        <table:table-row table:style-name="ro2">
          <table:table-cell office:value-type="string">
            <text:p>PKLEG13_FUMI</text:p>
          </table:table-cell>
          <table:table-cell office:value-type="string">
            <text:p>FUMPAS</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FUM - 62.11 - N° du passage</text:p>
          </table:table-cell>
          <table:table-cell table:number-columns-repeated="1015"/>
        </table:table-row>
        <table:table-row table:style-name="ro2">
          <table:table-cell office:value-type="string">
            <text:p>PKLEG13_FUMI</text:p>
          </table:table-cell>
          <table:table-cell office:value-type="string">
            <text:p>FUMNAT</text:p>
          </table:table-cell>
          <table:table-cell office:value-type="string">
            <text:p>brute</text:p>
          </table:table-cell>
          <table:table-cell office:value-type="string">
            <text:p>code.NumericalCode</text:p>
          </table:table-cell>
          <table:table-cell office:value-type="float" office:value="2">
            <text:p>2</text:p>
          </table:table-cell>
          <table:table-cell office:value-type="float" office:value="1">
            <text:p>1</text:p>
          </table:table-cell>
          <table:table-cell table:number-columns-repeated="2"/>
          <table:table-cell office:value-type="string">
            <text:p>FUM - 62.11 - Type de fertilisant</text:p>
          </table:table-cell>
          <table:table-cell office:value-type="string">
            <text:p>FreeNomenclature</text:p>
          </table:table-cell>
          <table:table-cell office:value-type="string">
            <text:p>01 - (N) solution azotée | 02 - (N+S) solution azotée soufrée | 03 - (N) ammonitrate | 04 - (N+S) ammonitrate enrichi en soufre | 05 - (N) urée | 06 - (N) ammoniac | 07 - (N) nitrate de soude | 08 - (N) nitrate de chaux | 09 - (N+S) sulfate d’ammoniaque | 10 - (N+S) sulfate d’ammoniaque et urée | 11 - (N+S) sulfonitrate | 12 - (N) autre engrais azoté | 13 - (P) phosphate naturel | 14 - (P) scories thomas | 15 - (P) superphosphate | 16 - (P+S) phosphore et soufre | 17 - (K) chlorure de potassium | 18 - (K+S) sulfate de potassium | 19 - (K) autre potassique | 20 - (NP) Phosphate d’ammoniaque (MAP, DAP) | 21 - (NP) Autre azote et phosphore | 22 - (NP+S) Autre engrais azote, phosphore et soufre | 23 - (NK) Azote et potassium | 24 - (NK+S) Azote, potassium et soufre | 25 - (PK) (super)phosphopotassique | 26 - (PK) superpotassique | 27 - (PK+S) potassium, phosphore et soufre | 28 - (NPK) azote, phosphore et potassium | 29 - (NPK+S) azote, phosphore, potassium et soufre | 30 - (S) soufre | 31 - (NP, NK, NPK +S) engrais organo-minéral normé/homologué avec ou sans soufre | 32 - (NP, NK, NPK +S) engrais organique normé/homologué avec ou sans <text:s/>soufre | 33 - (S+Mg) sulfate de magnésie | 34 - (N+Mg) nitrate de magnésie | 35 - Autres (composition en commentaire) | 99 - Sans Objet</text:p>
          </table:table-cell>
          <table:table-cell table:number-columns-repeated="1013"/>
        </table:table-row>
        <table:table-row table:style-name="ro2">
          <table:table-cell office:value-type="string">
            <text:p>PKLEG13_FUMI</text:p>
          </table:table-cell>
          <table:table-cell office:value-type="string">
            <text:p>FUMTYPE</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FUM - 62.11 - Enfouissement, Ferti-irrigation, Apport foliaire</text:p>
          </table:table-cell>
          <table:table-cell office:value-type="string">
            <text:p>FreeFilteredNomenclature</text:p>
          </table:table-cell>
          <table:table-cell/>
          <table:table-cell office:value-type="string">
            <text:p>1 - Moins de 4 heures - 0 | 2 - de 4 à moins de 12 heures - 0 | 3 - de 12 à moins de 24 heures - 0 | 4 - 24 heures et plus - 0 | 5 - Ferti-Irrigation - 0 | 6 - Apport foliaire - 0 | 7 - Pas d'enfouissement - 0 | 8 - En localisé - 0 | 9 - Sans objet - 0</text:p>
          </table:table-cell>
          <table:table-cell table:number-columns-repeated="1012"/>
        </table:table-row>
        <table:table-row table:style-name="ro2">
          <table:table-cell office:value-type="string">
            <text:p>PKLEG13_FUMI</text:p>
          </table:table-cell>
          <table:table-cell office:value-type="string">
            <text:p>FUMCN_ENT</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Concentration N azote (entier)</text:p>
          </table:table-cell>
          <table:table-cell table:number-columns-repeated="1015"/>
        </table:table-row>
        <table:table-row table:style-name="ro2">
          <table:table-cell office:value-type="string">
            <text:p>PKLEG13_FUMI</text:p>
          </table:table-cell>
          <table:table-cell office:value-type="string">
            <text:p>FUMCP_ENT</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Concentration P phosphore (entier)</text:p>
          </table:table-cell>
          <table:table-cell table:number-columns-repeated="1015"/>
        </table:table-row>
        <table:table-row table:style-name="ro2">
          <table:table-cell office:value-type="string">
            <text:p>PKLEG13_FUMI</text:p>
          </table:table-cell>
          <table:table-cell office:value-type="string">
            <text:p>FUMCK_ENT</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Concentration K potassium (entier)</text:p>
          </table:table-cell>
          <table:table-cell table:number-columns-repeated="1015"/>
        </table:table-row>
        <table:table-row table:style-name="ro2">
          <table:table-cell office:value-type="string">
            <text:p>PKLEG13_FUMI</text:p>
          </table:table-cell>
          <table:table-cell office:value-type="string">
            <text:p>FUMCS_ENT</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Concentration S soufre (entier)</text:p>
          </table:table-cell>
          <table:table-cell table:number-columns-repeated="1015"/>
        </table:table-row>
        <table:table-row table:style-name="ro2">
          <table:table-cell office:value-type="string">
            <text:p>PKLEG13_FUMI</text:p>
          </table:table-cell>
          <table:table-cell office:value-type="string">
            <text:p>FUMCMG_ENT</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Concentration Mg magnesium (entier)</text:p>
          </table:table-cell>
          <table:table-cell table:number-columns-repeated="1015"/>
        </table:table-row>
        <table:table-row table:style-name="ro2">
          <table:table-cell office:value-type="string">
            <text:p>PKLEG13_FUMI</text:p>
          </table:table-cell>
          <table:table-cell office:value-type="string">
            <text:p>FUMUNI</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FUM - 62.11 - Unité</text:p>
          </table:table-cell>
          <table:table-cell office:value-type="string">
            <text:p>FreeNomenclature</text:p>
          </table:table-cell>
          <table:table-cell office:value-type="string">
            <text:p>1 - kg | 2 - litre</text:p>
          </table:table-cell>
          <table:table-cell table:number-columns-repeated="1013"/>
        </table:table-row>
        <table:table-row table:style-name="ro2">
          <table:table-cell office:value-type="string">
            <text:p>PKLEG13_FUMI</text:p>
          </table:table-cell>
          <table:table-cell office:value-type="string">
            <text:p>FUMDOS</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FUM - 62.11 - Qté d’engrais à l’ha (en kg ou en litre)</text:p>
          </table:table-cell>
          <table:table-cell table:number-columns-repeated="1015"/>
        </table:table-row>
        <table:table-row table:style-name="ro2">
          <table:table-cell office:value-type="string">
            <text:p>PKLEG13_FUMI</text:p>
          </table:table-cell>
          <table:table-cell office:value-type="string">
            <text:p>FUMQN</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FUM - 62.11 - Qté par ha N azote</text:p>
          </table:table-cell>
          <table:table-cell table:number-columns-repeated="1015"/>
        </table:table-row>
        <table:table-row table:style-name="ro2">
          <table:table-cell office:value-type="string">
            <text:p>PKLEG13_FUMI</text:p>
          </table:table-cell>
          <table:table-cell office:value-type="string">
            <text:p>FUMQP</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FUM - 62.11 - Qté par ha P phosphore</text:p>
          </table:table-cell>
          <table:table-cell table:number-columns-repeated="1015"/>
        </table:table-row>
        <table:table-row table:style-name="ro2">
          <table:table-cell office:value-type="string">
            <text:p>PKLEG13_FUMI</text:p>
          </table:table-cell>
          <table:table-cell office:value-type="string">
            <text:p>FUMQK</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FUM - 62.11 - Qté par ha K potassium</text:p>
          </table:table-cell>
          <table:table-cell table:number-columns-repeated="1015"/>
        </table:table-row>
        <table:table-row table:style-name="ro2">
          <table:table-cell office:value-type="string">
            <text:p>PKLEG13_FUMI</text:p>
          </table:table-cell>
          <table:table-cell office:value-type="string">
            <text:p>FUMQS</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FUM - 62.11 - Qté par ha S soufre</text:p>
          </table:table-cell>
          <table:table-cell table:number-columns-repeated="1015"/>
        </table:table-row>
        <table:table-row table:style-name="ro2">
          <table:table-cell office:value-type="string">
            <text:p>PKLEG13_FUMI</text:p>
          </table:table-cell>
          <table:table-cell office:value-type="string">
            <text:p>FUMQMG</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FUM - 62.11 - Qté par ha Mg magnésium</text:p>
          </table:table-cell>
          <table:table-cell table:number-columns-repeated="1015"/>
        </table:table-row>
        <table:table-row table:style-name="ro2">
          <table:table-cell office:value-type="string">
            <text:p>PKLEG13_FUMI</text:p>
          </table:table-cell>
          <table:table-cell office:value-type="string">
            <text:p>FUMCN</text:p>
          </table:table-cell>
          <table:table-cell office:value-type="string">
            <text:p>brute</text:p>
          </table:table-cell>
          <table:table-cell office:value-type="string">
            <text:p>primitive.Decimal</text:p>
          </table:table-cell>
          <table:table-cell office:value-type="float" office:value="4">
            <text:p>4</text:p>
          </table:table-cell>
          <table:table-cell table:number-columns-repeated="2"/>
          <table:table-cell office:value-type="string">
            <text:p>99.9</text:p>
          </table:table-cell>
          <table:table-cell office:value-type="string">
            <text:p>FUM - 62.11 - Concentration N azote</text:p>
          </table:table-cell>
          <table:table-cell table:number-columns-repeated="1015"/>
        </table:table-row>
        <table:table-row table:style-name="ro2">
          <table:table-cell office:value-type="string">
            <text:p>PKLEG13_FUMI</text:p>
          </table:table-cell>
          <table:table-cell office:value-type="string">
            <text:p>FUMCP</text:p>
          </table:table-cell>
          <table:table-cell office:value-type="string">
            <text:p>brute</text:p>
          </table:table-cell>
          <table:table-cell office:value-type="string">
            <text:p>primitive.Decimal</text:p>
          </table:table-cell>
          <table:table-cell office:value-type="float" office:value="4">
            <text:p>4</text:p>
          </table:table-cell>
          <table:table-cell table:number-columns-repeated="2"/>
          <table:table-cell office:value-type="string">
            <text:p>99.9</text:p>
          </table:table-cell>
          <table:table-cell office:value-type="string">
            <text:p>FUM - 62.11 - Concentration P phosphore</text:p>
          </table:table-cell>
          <table:table-cell table:number-columns-repeated="1015"/>
        </table:table-row>
        <table:table-row table:style-name="ro2">
          <table:table-cell office:value-type="string">
            <text:p>PKLEG13_FUMI</text:p>
          </table:table-cell>
          <table:table-cell office:value-type="string">
            <text:p>FUMCK</text:p>
          </table:table-cell>
          <table:table-cell office:value-type="string">
            <text:p>brute</text:p>
          </table:table-cell>
          <table:table-cell office:value-type="string">
            <text:p>primitive.Decimal</text:p>
          </table:table-cell>
          <table:table-cell office:value-type="float" office:value="4">
            <text:p>4</text:p>
          </table:table-cell>
          <table:table-cell table:number-columns-repeated="2"/>
          <table:table-cell office:value-type="string">
            <text:p>99.9</text:p>
          </table:table-cell>
          <table:table-cell office:value-type="string">
            <text:p>FUM - 62.11 - Concentration K potassium</text:p>
          </table:table-cell>
          <table:table-cell table:number-columns-repeated="1015"/>
        </table:table-row>
        <table:table-row table:style-name="ro2">
          <table:table-cell office:value-type="string">
            <text:p>PKLEG13_FUMI</text:p>
          </table:table-cell>
          <table:table-cell office:value-type="string">
            <text:p>FUMCS</text:p>
          </table:table-cell>
          <table:table-cell office:value-type="string">
            <text:p>brute</text:p>
          </table:table-cell>
          <table:table-cell office:value-type="string">
            <text:p>primitive.Decimal</text:p>
          </table:table-cell>
          <table:table-cell office:value-type="float" office:value="4">
            <text:p>4</text:p>
          </table:table-cell>
          <table:table-cell table:number-columns-repeated="2"/>
          <table:table-cell office:value-type="string">
            <text:p>99.9</text:p>
          </table:table-cell>
          <table:table-cell office:value-type="string">
            <text:p>FUM - 62.11 - Concentration S soufre</text:p>
          </table:table-cell>
          <table:table-cell table:number-columns-repeated="1015"/>
        </table:table-row>
        <table:table-row table:style-name="ro2">
          <table:table-cell office:value-type="string">
            <text:p>PKLEG13_FUMI</text:p>
          </table:table-cell>
          <table:table-cell office:value-type="string">
            <text:p>FUMCMG</text:p>
          </table:table-cell>
          <table:table-cell office:value-type="string">
            <text:p>brute</text:p>
          </table:table-cell>
          <table:table-cell office:value-type="string">
            <text:p>primitive.Decimal</text:p>
          </table:table-cell>
          <table:table-cell office:value-type="float" office:value="4">
            <text:p>4</text:p>
          </table:table-cell>
          <table:table-cell table:number-columns-repeated="2"/>
          <table:table-cell office:value-type="string">
            <text:p>99.9</text:p>
          </table:table-cell>
          <table:table-cell office:value-type="string">
            <text:p>FUM - 62.11 - Concentration Mg magnesium</text:p>
          </table:table-cell>
          <table:table-cell table:number-columns-repeated="1015"/>
        </table:table-row>
        <table:table-row table:style-name="ro2">
          <table:table-cell office:value-type="string">
            <text:p>PKLEG13_EXPL</text:p>
          </table:table-cell>
          <table:table-cell office:value-type="string">
            <text:p>APPORTMIN</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FUM - 62.1 - apport de fumure minéral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FUMMANUEL</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FUM - 62.12 - épandage manuell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FUMANFREQ</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FUM - 62.12.1 - fréquence épandage manuel</text:p>
          </table:table-cell>
          <table:table-cell office:value-type="string">
            <text:p>FreeNomenclature</text:p>
          </table:table-cell>
          <table:table-cell office:value-type="string">
            <text:p>1 - occasionnellement | 2 - majoritairement | 3 - pour tous</text:p>
          </table:table-cell>
          <table:table-cell table:number-columns-repeated="1013"/>
        </table:table-row>
        <table:table-row table:style-name="ro2">
          <table:table-cell office:value-type="string">
            <text:p>PKLEG13_EXPL</text:p>
          </table:table-cell>
          <table:table-cell office:value-type="string">
            <text:p>RAISFUMORG</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FUM - 62.13.1 - raist de la dose d'azote minéral</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MODIFFUMN</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FUM - 62.14 - dose prévue révisée</text:p>
          </table:table-cell>
          <table:table-cell office:value-type="string">
            <text:p>FreeFilteredNomenclature</text:p>
          </table:table-cell>
          <table:table-cell/>
          <table:table-cell office:value-type="string">
            <text:p>0 - Non - 0 | 1 - Oui - 0 | 9 - Sans objet - 0</text:p>
          </table:table-cell>
          <table:table-cell table:number-columns-repeated="1012"/>
        </table:table-row>
        <table:table-row table:style-name="ro2">
          <table:table-cell office:value-type="string">
            <text:p>PKLEG13_EXPL</text:p>
          </table:table-cell>
          <table:table-cell office:value-type="string">
            <text:p>PILOTFUMIN</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62 - dose réévaluée avec outils de pilotage de la fertilisation</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FUMPREC</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FUM - 62.16 - apport fumure min ou amendt calcique sur précédent</text:p>
          </table:table-cell>
          <table:table-cell office:value-type="string">
            <text:p>FreeNomenclature</text:p>
          </table:table-cell>
          <table:table-cell office:value-type="string">
            <text:p>0 - Non | 1 - Oui | 8 - Ne sait pas</text:p>
          </table:table-cell>
          <table:table-cell table:number-columns-repeated="1013"/>
        </table:table-row>
        <table:table-row table:style-name="ro2">
          <table:table-cell office:value-type="string">
            <text:p>PKLEG13_EXPL</text:p>
          </table:table-cell>
          <table:table-cell office:value-type="string">
            <text:p>FUMHSQCA</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Qté calcium totale</text:p>
          </table:table-cell>
          <table:table-cell table:number-columns-repeated="1015"/>
        </table:table-row>
        <table:table-row table:style-name="ro2">
          <table:table-cell office:value-type="string">
            <text:p>PKLEG13_EXPL</text:p>
          </table:table-cell>
          <table:table-cell office:value-type="string">
            <text:p>FUMCONTI</text:p>
          </table:table-cell>
          <table:table-cell office:value-type="string">
            <text:p>brute</text:p>
          </table:table-cell>
          <table:table-cell office:value-type="string">
            <text:p>information.OuiNon</text:p>
          </table:table-cell>
          <table:table-cell office:value-type="float" office:value="1">
            <text:p>1</text:p>
          </table:table-cell>
          <table:table-cell table:number-columns-repeated="3"/>
          <table:table-cell office:value-type="string">
            <text:p>FUM - 62.23.1 - fertilisation en continu</text:p>
          </table:table-cell>
          <table:table-cell table:number-columns-repeated="1015"/>
        </table:table-row>
        <table:table-row table:style-name="ro2">
          <table:table-cell office:value-type="string">
            <text:p>PKLEG13_EXPL</text:p>
          </table:table-cell>
          <table:table-cell office:value-type="string">
            <text:p>FUMAPJOU</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FUM - 62.23.11 - Nbre d'apports jour moyen sur la culture</text:p>
          </table:table-cell>
          <table:table-cell table:number-columns-repeated="1015"/>
        </table:table-row>
        <table:table-row table:style-name="ro2">
          <table:table-cell office:value-type="string">
            <text:p>PKLEG13_EXPL</text:p>
          </table:table-cell>
          <table:table-cell office:value-type="string">
            <text:p>MODHSFUMN</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FUM - 62.25 - dose d'N prévue revu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QNMINPREC</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FUM - 62.16 - quantité apport minéral azoté dernier précédent (hors cipan)</text:p>
          </table:table-cell>
          <table:table-cell table:number-columns-repeated="1015"/>
        </table:table-row>
        <table:table-row table:style-name="ro2">
          <table:table-cell office:value-type="string">
            <text:p>PKLEG13_EXPL</text:p>
          </table:table-cell>
          <table:table-cell office:value-type="string">
            <text:p>QPMINPREC</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FUM - 62.16 - quantité apport minéral phosphaté dernier précédent (hors cipan)</text:p>
          </table:table-cell>
          <table:table-cell table:number-columns-repeated="1015"/>
        </table:table-row>
        <table:table-row table:style-name="ro2">
          <table:table-cell office:value-type="string">
            <text:p>PKLEG13_EXPL</text:p>
          </table:table-cell>
          <table:table-cell office:value-type="string">
            <text:p>QKMINPREC</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FUM - 62.16 - quantité apport minéral potassique dernier précédent (hors cipan)</text:p>
          </table:table-cell>
          <table:table-cell table:number-columns-repeated="1015"/>
        </table:table-row>
        <table:table-row table:style-name="ro2">
          <table:table-cell office:value-type="string">
            <text:p>PKLEG13_EXPL</text:p>
          </table:table-cell>
          <table:table-cell office:value-type="string">
            <text:p>QMGMINPREC</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FUM - 62.16 - quantité apport minéral potassique dernier précédent (hors cipan)</text:p>
          </table:table-cell>
          <table:table-cell table:number-columns-repeated="1015"/>
        </table:table-row>
        <table:table-row table:style-name="ro2">
          <table:table-cell office:value-type="string">
            <text:p>PKLEG13_EXPL</text:p>
          </table:table-cell>
          <table:table-cell office:value-type="string">
            <text:p>PILHSFUMIN</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FUM - 62 - dose réévaluée avec outils de pilotage de la fert° N</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DHFUHSN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24 - Raist prio dose totale N : dose moyenne habituelle</text:p>
          </table:table-cell>
          <table:table-cell table:number-columns-repeated="1015"/>
        </table:table-row>
        <table:table-row table:style-name="ro2">
          <table:table-cell office:value-type="string">
            <text:p>PKLEG13_EXPL</text:p>
          </table:table-cell>
          <table:table-cell office:value-type="string">
            <text:p>RDTEFHSN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24 - Raist prio dose totale N : hypothèse de rendement</text:p>
          </table:table-cell>
          <table:table-cell table:number-columns-repeated="1015"/>
        </table:table-row>
        <table:table-row table:style-name="ro2">
          <table:table-cell office:value-type="string">
            <text:p>PKLEG13_EXPL</text:p>
          </table:table-cell>
          <table:table-cell office:value-type="string">
            <text:p>OBIOFHSN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24 - Raist prio dose totale N : un outil biologique de suivi</text:p>
          </table:table-cell>
          <table:table-cell table:number-columns-repeated="1015"/>
        </table:table-row>
        <table:table-row table:style-name="ro2">
          <table:table-cell office:value-type="string">
            <text:p>PKLEG13_EXPL</text:p>
          </table:table-cell>
          <table:table-cell office:value-type="string">
            <text:p>DHFUMIN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Raist prio dose totale N : dose moyenne habituelle</text:p>
          </table:table-cell>
          <table:table-cell table:number-columns-repeated="1015"/>
        </table:table-row>
        <table:table-row table:style-name="ro2">
          <table:table-cell office:value-type="string">
            <text:p>PKLEG13_EXPL</text:p>
          </table:table-cell>
          <table:table-cell office:value-type="string">
            <text:p>RDTEFUMN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Raist prio dose totale N : hypothèse de rendement</text:p>
          </table:table-cell>
          <table:table-cell table:number-columns-repeated="1015"/>
        </table:table-row>
        <table:table-row table:style-name="ro2">
          <table:table-cell office:value-type="string">
            <text:p>PKLEG13_EXPL</text:p>
          </table:table-cell>
          <table:table-cell office:value-type="string">
            <text:p>PCULTFUMN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Raist prio dose totale N : précédent cultural</text:p>
          </table:table-cell>
          <table:table-cell table:number-columns-repeated="1015"/>
        </table:table-row>
        <table:table-row table:style-name="ro2">
          <table:table-cell office:value-type="string">
            <text:p>PKLEG13_EXPL</text:p>
          </table:table-cell>
          <table:table-cell office:value-type="string">
            <text:p>RTHEOFUMN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Raist prio dose totale N : reliquats estimés</text:p>
          </table:table-cell>
          <table:table-cell table:number-columns-repeated="1015"/>
        </table:table-row>
        <table:table-row table:style-name="ro2">
          <table:table-cell office:value-type="string">
            <text:p>PKLEG13_EXPL</text:p>
          </table:table-cell>
          <table:table-cell office:value-type="string">
            <text:p>MESRFUMN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Raist prio dose totale N : <text:s/>reliquats mesurés sortie hiver sur votre exploitation</text:p>
          </table:table-cell>
          <table:table-cell table:number-columns-repeated="1015"/>
        </table:table-row>
        <table:table-row table:style-name="ro2">
          <table:table-cell office:value-type="string">
            <text:p>PKLEG13_EXPL</text:p>
          </table:table-cell>
          <table:table-cell office:value-type="string">
            <text:p>BILANFUMN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Raist prio dose totale N : outil de calcul de bilan</text:p>
          </table:table-cell>
          <table:table-cell table:number-columns-repeated="1015"/>
        </table:table-row>
        <table:table-row table:style-name="ro2">
          <table:table-cell office:value-type="string">
            <text:p>PKLEG13_EXPL</text:p>
          </table:table-cell>
          <table:table-cell office:value-type="string">
            <text:p>TECHFUMN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Raist prio dose totale N : calcul de bilan complet fait par un technicien externe</text:p>
          </table:table-cell>
          <table:table-cell table:number-columns-repeated="1015"/>
        </table:table-row>
        <table:table-row table:style-name="ro2">
          <table:table-cell office:value-type="string">
            <text:p>PKLEG13_EXPL</text:p>
          </table:table-cell>
          <table:table-cell office:value-type="string">
            <text:p>OBIOFUMN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Raist prio dose totale N : un outil biologique de suivi</text:p>
          </table:table-cell>
          <table:table-cell table:number-columns-repeated="1015"/>
        </table:table-row>
        <table:table-row table:style-name="ro2">
          <table:table-cell office:value-type="string">
            <text:p>PKLEG13_EXPL</text:p>
          </table:table-cell>
          <table:table-cell office:value-type="string">
            <text:p>OBSEFUMN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Raist prio dose totale N : selon observat° de la parcelle</text:p>
          </table:table-cell>
          <table:table-cell table:number-columns-repeated="1015"/>
        </table:table-row>
        <table:table-row table:style-name="ro2">
          <table:table-cell office:value-type="string">
            <text:p>PKLEG13_EXPL</text:p>
          </table:table-cell>
          <table:table-cell office:value-type="string">
            <text:p>NBENGN</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FUM - 62 - Nombre de passage d'apport d'engrais minéraux : azote</text:p>
          </table:table-cell>
          <table:table-cell table:number-columns-repeated="1015"/>
        </table:table-row>
        <table:table-row table:style-name="ro2">
          <table:table-cell office:value-type="string">
            <text:p>PKLEG13_EXPL</text:p>
          </table:table-cell>
          <table:table-cell office:value-type="string">
            <text:p>NBENGK</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FUM - 62 - Nombre de passage d'apport d'engrais minéraux : potasse</text:p>
          </table:table-cell>
          <table:table-cell table:number-columns-repeated="1015"/>
        </table:table-row>
        <table:table-row table:style-name="ro2">
          <table:table-cell office:value-type="string">
            <text:p>PKLEG13_EXPL</text:p>
          </table:table-cell>
          <table:table-cell office:value-type="string">
            <text:p>NBENGMG</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FUM - 62 - Nombre de passage d'apport d'engrais minéraux : magnésium</text:p>
          </table:table-cell>
          <table:table-cell table:number-columns-repeated="1015"/>
        </table:table-row>
        <table:table-row table:style-name="ro2">
          <table:table-cell office:value-type="string">
            <text:p>PKLEG13_EXPL</text:p>
          </table:table-cell>
          <table:table-cell office:value-type="string">
            <text:p>NBENGTOT</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FUM - 62 - Nombre total de passage d'apport d'engrais minéraux</text:p>
          </table:table-cell>
          <table:table-cell table:number-columns-repeated="1015"/>
        </table:table-row>
        <table:table-row table:style-name="ro2">
          <table:table-cell office:value-type="string">
            <text:p>PKLEG13_EXPL</text:p>
          </table:table-cell>
          <table:table-cell office:value-type="string">
            <text:p>FNTOT</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FUM - 62 - Quantité d'azote (minerale et organique) totale</text:p>
          </table:table-cell>
          <table:table-cell table:number-columns-repeated="1015"/>
        </table:table-row>
        <table:table-row table:style-name="ro2">
          <table:table-cell office:value-type="string">
            <text:p>PKLEG13_EXPL</text:p>
          </table:table-cell>
          <table:table-cell office:value-type="string">
            <text:p>FUMQNTOT</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FUM - 62 - Quantité d'azote mineral totale</text:p>
          </table:table-cell>
          <table:table-cell table:number-columns-repeated="1015"/>
        </table:table-row>
        <table:table-row table:style-name="ro2">
          <table:table-cell office:value-type="string">
            <text:p>PKLEG13_EXPL</text:p>
          </table:table-cell>
          <table:table-cell office:value-type="string">
            <text:p>FUMQPTOT</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FUM - 62 - Quantité phosphore mineral totale</text:p>
          </table:table-cell>
          <table:table-cell table:number-columns-repeated="1015"/>
        </table:table-row>
        <table:table-row table:style-name="ro2">
          <table:table-cell office:value-type="string">
            <text:p>PKLEG13_EXPL</text:p>
          </table:table-cell>
          <table:table-cell office:value-type="string">
            <text:p>FUMQKTOT</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FUM - 62 - Quantité potasse minerale totale</text:p>
          </table:table-cell>
          <table:table-cell table:number-columns-repeated="1015"/>
        </table:table-row>
        <table:table-row table:style-name="ro2">
          <table:table-cell office:value-type="string">
            <text:p>PKLEG13_EXPL</text:p>
          </table:table-cell>
          <table:table-cell office:value-type="string">
            <text:p>FUMQSTOT</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FUM - 62 - Quantité soufre mineral totale</text:p>
          </table:table-cell>
          <table:table-cell table:number-columns-repeated="1015"/>
        </table:table-row>
        <table:table-row table:style-name="ro2">
          <table:table-cell office:value-type="string">
            <text:p>PKLEG13_EXPL</text:p>
          </table:table-cell>
          <table:table-cell office:value-type="string">
            <text:p>FUMQMGTOT</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FUM - 62 - Quantité magnésium mineral totale</text:p>
          </table:table-cell>
          <table:table-cell table:number-columns-repeated="1015"/>
        </table:table-row>
        <table:table-row table:style-name="ro2">
          <table:table-cell office:value-type="string">
            <text:p>PKLEG13_EXPL</text:p>
          </table:table-cell>
          <table:table-cell office:value-type="string">
            <text:p>NBENGP</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FUM - 62 - Nombre de passage d'apport d'engrais minéraux : phosphore</text:p>
          </table:table-cell>
          <table:table-cell table:number-columns-repeated="1015"/>
        </table:table-row>
        <table:table-row table:style-name="ro2">
          <table:table-cell office:value-type="string">
            <text:p>PKLEG13_EXPL</text:p>
          </table:table-cell>
          <table:table-cell office:value-type="string">
            <text:p>NBENGS</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FUM - 62 - Nombre de passage d'apport d'engrais minéraux : soufre</text:p>
          </table:table-cell>
          <table:table-cell table:number-columns-repeated="1015"/>
        </table:table-row>
        <table:table-row table:style-name="ro2">
          <table:table-cell office:value-type="string">
            <text:p>PKLEG13_EXPL</text:p>
          </table:table-cell>
          <table:table-cell office:value-type="string">
            <text:p>DHFUMI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dose totale N: dose moyenne habituelle</text:p>
          </table:table-cell>
          <table:table-cell table:number-columns-repeated="1015"/>
        </table:table-row>
        <table:table-row table:style-name="ro2">
          <table:table-cell office:value-type="string">
            <text:p>PKLEG13_EXPL</text:p>
          </table:table-cell>
          <table:table-cell office:value-type="string">
            <text:p>RDTEFUM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dose totale N : hypothèse de rendt</text:p>
          </table:table-cell>
          <table:table-cell table:number-columns-repeated="1015"/>
        </table:table-row>
        <table:table-row table:style-name="ro2">
          <table:table-cell office:value-type="string">
            <text:p>PKLEG13_EXPL</text:p>
          </table:table-cell>
          <table:table-cell office:value-type="string">
            <text:p>PCULTFUM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dose totale N : précédent cultural</text:p>
          </table:table-cell>
          <table:table-cell table:number-columns-repeated="1015"/>
        </table:table-row>
        <table:table-row table:style-name="ro2">
          <table:table-cell office:value-type="string">
            <text:p>PKLEG13_EXPL</text:p>
          </table:table-cell>
          <table:table-cell office:value-type="string">
            <text:p>RTHEOFUM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dose totale N : reliquats estimés</text:p>
          </table:table-cell>
          <table:table-cell table:number-columns-repeated="1015"/>
        </table:table-row>
        <table:table-row table:style-name="ro2">
          <table:table-cell office:value-type="string">
            <text:p>PKLEG13_EXPL</text:p>
          </table:table-cell>
          <table:table-cell office:value-type="string">
            <text:p>MESRFUM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dose totale N : reliquats mesurés sortie hiver sur votre exploitation</text:p>
          </table:table-cell>
          <table:table-cell table:number-columns-repeated="1015"/>
        </table:table-row>
        <table:table-row table:style-name="ro2">
          <table:table-cell office:value-type="string">
            <text:p>PKLEG13_EXPL</text:p>
          </table:table-cell>
          <table:table-cell office:value-type="string">
            <text:p>BILANFUM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dose totale N : outil de calcul de bilan</text:p>
          </table:table-cell>
          <table:table-cell table:number-columns-repeated="1015"/>
        </table:table-row>
        <table:table-row table:style-name="ro2">
          <table:table-cell office:value-type="string">
            <text:p>PKLEG13_EXPL</text:p>
          </table:table-cell>
          <table:table-cell office:value-type="string">
            <text:p>TECHFUM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dose totale N : bilan complet technicien externe</text:p>
          </table:table-cell>
          <table:table-cell table:number-columns-repeated="1015"/>
        </table:table-row>
        <table:table-row table:style-name="ro2">
          <table:table-cell office:value-type="string">
            <text:p>PKLEG13_EXPL</text:p>
          </table:table-cell>
          <table:table-cell office:value-type="string">
            <text:p>OBIOFUM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dose totale N : un outil biologique de suivi</text:p>
          </table:table-cell>
          <table:table-cell table:number-columns-repeated="1015"/>
        </table:table-row>
        <table:table-row table:style-name="ro2">
          <table:table-cell office:value-type="string">
            <text:p>PKLEG13_EXPL</text:p>
          </table:table-cell>
          <table:table-cell office:value-type="string">
            <text:p>OBSEFUM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dose totale N : selon observat° de la parcelle</text:p>
          </table:table-cell>
          <table:table-cell table:number-columns-repeated="1015"/>
        </table:table-row>
        <table:table-row table:style-name="ro2">
          <table:table-cell office:value-type="string">
            <text:p>PKLEG13_EXPL</text:p>
          </table:table-cell>
          <table:table-cell office:value-type="string">
            <text:p>AUTRFUM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dose totale N : selon autre</text:p>
          </table:table-cell>
          <table:table-cell table:number-columns-repeated="1015"/>
        </table:table-row>
        <table:table-row table:style-name="ro2">
          <table:table-cell office:value-type="string">
            <text:p>PKLEG13_EXPL</text:p>
          </table:table-cell>
          <table:table-cell office:value-type="string">
            <text:p>AUTRFUMN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dose totale N <text:s/>: selon autre</text:p>
          </table:table-cell>
          <table:table-cell table:number-columns-repeated="1015"/>
        </table:table-row>
        <table:table-row table:style-name="ro2">
          <table:table-cell office:value-type="string">
            <text:p>PKLEG13_EXPL</text:p>
          </table:table-cell>
          <table:table-cell office:value-type="string">
            <text:p>DHFHS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24 - dose totale N: dose moyenne habituelle</text:p>
          </table:table-cell>
          <table:table-cell table:number-columns-repeated="1015"/>
        </table:table-row>
        <table:table-row table:style-name="ro2">
          <table:table-cell office:value-type="string">
            <text:p>PKLEG13_EXPL</text:p>
          </table:table-cell>
          <table:table-cell office:value-type="string">
            <text:p>RDTEFHS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24 - dose totale N : hypothèse de rendt</text:p>
          </table:table-cell>
          <table:table-cell table:number-columns-repeated="1015"/>
        </table:table-row>
        <table:table-row table:style-name="ro2">
          <table:table-cell office:value-type="string">
            <text:p>PKLEG13_EXPL</text:p>
          </table:table-cell>
          <table:table-cell office:value-type="string">
            <text:p>OBIOFHS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24 - dose totale N : un outil biologique de suivi</text:p>
          </table:table-cell>
          <table:table-cell table:number-columns-repeated="1015"/>
        </table:table-row>
        <table:table-row table:style-name="ro2">
          <table:table-cell office:value-type="string">
            <text:p>PKLEG13_EXPL</text:p>
          </table:table-cell>
          <table:table-cell office:value-type="string">
            <text:p>OBSEFHS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24 - dose totale N : selon observat° de la parcelle</text:p>
          </table:table-cell>
          <table:table-cell table:number-columns-repeated="1015"/>
        </table:table-row>
        <table:table-row table:style-name="ro2">
          <table:table-cell office:value-type="string">
            <text:p>PKLEG13_EXPL</text:p>
          </table:table-cell>
          <table:table-cell office:value-type="string">
            <text:p>AUTRFHS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24 - dose totale N : selon observat° de la parcelle</text:p>
          </table:table-cell>
          <table:table-cell table:number-columns-repeated="1015"/>
        </table:table-row>
        <table:table-row table:style-name="ro2">
          <table:table-cell office:value-type="string">
            <text:p>PKLEG13_EXPL</text:p>
          </table:table-cell>
          <table:table-cell office:value-type="string">
            <text:p>OBSEFHSN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3.2 - Raist prio dose totale N : selon observat° de la parcelle</text:p>
          </table:table-cell>
          <table:table-cell table:number-columns-repeated="1015"/>
        </table:table-row>
        <table:table-row table:style-name="ro2">
          <table:table-cell office:value-type="string">
            <text:p>PKLEG13_EXPL</text:p>
          </table:table-cell>
          <table:table-cell office:value-type="string">
            <text:p>AUTRFHSN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24 - Raist prio dose totale N : selon autre</text:p>
          </table:table-cell>
          <table:table-cell table:number-columns-repeated="1015"/>
        </table:table-row>
        <table:table-row table:style-name="ro2">
          <table:table-cell office:value-type="string">
            <text:p>PKLEG13_EXPL</text:p>
          </table:table-cell>
          <table:table-cell office:value-type="string">
            <text:p>NBJAPPFM</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FUM - 62.10 - Nombre de jour d'apport N, ou P, K, S, ou Mg</text:p>
          </table:table-cell>
          <table:table-cell table:number-columns-repeated="1015"/>
        </table:table-row>
        <table:table-row table:style-name="ro2">
          <table:table-cell office:value-type="string">
            <text:p>PKLEG13_EXPL</text:p>
          </table:table-cell>
          <table:table-cell office:value-type="string">
            <text:p>DATDEBAPT</text:p>
          </table:table-cell>
          <table:table-cell office:value-type="string">
            <text:p>brute</text:p>
          </table:table-cell>
          <table:table-cell office:value-type="string">
            <text:p>statistique.Date</text:p>
          </table:table-cell>
          <table:table-cell office:value-type="float" office:value="10">
            <text:p>10</text:p>
          </table:table-cell>
          <table:table-cell table:number-columns-repeated="3"/>
          <table:table-cell office:value-type="string">
            <text:p>FUM - 62.101 - Date de début d'apport fumure minérale</text:p>
          </table:table-cell>
          <table:table-cell table:number-columns-repeated="1015"/>
        </table:table-row>
        <table:table-row table:style-name="ro2">
          <table:table-cell office:value-type="string">
            <text:p>PKLEG13_EXPL</text:p>
          </table:table-cell>
          <table:table-cell office:value-type="string">
            <text:p>DATFINAPT</text:p>
          </table:table-cell>
          <table:table-cell office:value-type="string">
            <text:p>brute</text:p>
          </table:table-cell>
          <table:table-cell office:value-type="string">
            <text:p>statistique.Date</text:p>
          </table:table-cell>
          <table:table-cell office:value-type="float" office:value="10">
            <text:p>10</text:p>
          </table:table-cell>
          <table:table-cell table:number-columns-repeated="3"/>
          <table:table-cell office:value-type="string">
            <text:p>FUM - 62.101 - Date de fin d'apport fumure minérale</text:p>
          </table:table-cell>
          <table:table-cell table:number-columns-repeated="1015"/>
        </table:table-row>
        <table:table-row table:style-name="ro2">
          <table:table-cell office:value-type="string">
            <text:p>PKLEG13_EXPL</text:p>
          </table:table-cell>
          <table:table-cell office:value-type="string">
            <text:p>FUMQCATOT</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FUM - 62 - Qté calcium totale</text:p>
          </table:table-cell>
          <table:table-cell table:number-columns-repeated="1015"/>
        </table:table-row>
        <table:table-row table:style-name="ro2">
          <table:table-cell office:value-type="string">
            <text:p>PKLEG13_EXPL</text:p>
          </table:table-cell>
          <table:table-cell office:value-type="string">
            <text:p>NBJRSN</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FUM - 62.102 - Nombre de jour d'apport d'azote (N)</text:p>
          </table:table-cell>
          <table:table-cell table:number-columns-repeated="1015"/>
        </table:table-row>
        <table:table-row table:style-name="ro2">
          <table:table-cell office:value-type="string">
            <text:p>PKLEG13_EXPL</text:p>
          </table:table-cell>
          <table:table-cell office:value-type="string">
            <text:p>NBJRSP</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FUM - 62.102 - Nombre de jour d'apport de phosphore (P)</text:p>
          </table:table-cell>
          <table:table-cell table:number-columns-repeated="1015"/>
        </table:table-row>
        <table:table-row table:style-name="ro2">
          <table:table-cell office:value-type="string">
            <text:p>PKLEG13_EXPL</text:p>
          </table:table-cell>
          <table:table-cell office:value-type="string">
            <text:p>NBJRSK</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FUM - 62.102 - Nombre de jour d'apport de potassium (K)</text:p>
          </table:table-cell>
          <table:table-cell table:number-columns-repeated="1015"/>
        </table:table-row>
        <table:table-row table:style-name="ro2">
          <table:table-cell office:value-type="string">
            <text:p>PKLEG13_EXPL</text:p>
          </table:table-cell>
          <table:table-cell office:value-type="string">
            <text:p>NBJRSS</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FUM - 62.102 - Nombre de jour d'apport de soufre (S)</text:p>
          </table:table-cell>
          <table:table-cell table:number-columns-repeated="1015"/>
        </table:table-row>
        <table:table-row table:style-name="ro2">
          <table:table-cell office:value-type="string">
            <text:p>PKLEG13_EXPL</text:p>
          </table:table-cell>
          <table:table-cell office:value-type="string">
            <text:p>NBJRSMG</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FUM - 62.102 - Nombre de jour d'apport de magnésium (Mg)</text:p>
          </table:table-cell>
          <table:table-cell table:number-columns-repeated="1015"/>
        </table:table-row>
        <table:table-row table:style-name="ro2">
          <table:table-cell office:value-type="string">
            <text:p>PKLEG13_EXPL</text:p>
          </table:table-cell>
          <table:table-cell office:value-type="string">
            <text:p>ENGSOLIS</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03 - Type d'apport : <text:s/>Engrais solide ou liquide au sol</text:p>
          </table:table-cell>
          <table:table-cell table:number-columns-repeated="1015"/>
        </table:table-row>
        <table:table-row table:style-name="ro2">
          <table:table-cell office:value-type="string">
            <text:p>PKLEG13_EXPL</text:p>
          </table:table-cell>
          <table:table-cell office:value-type="string">
            <text:p>ENGFOLI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03 - Type d'apport : <text:s/>Engrais foliaire</text:p>
          </table:table-cell>
          <table:table-cell table:number-columns-repeated="1015"/>
        </table:table-row>
        <table:table-row table:style-name="ro2">
          <table:table-cell office:value-type="string">
            <text:p>PKLEG13_EXPL</text:p>
          </table:table-cell>
          <table:table-cell office:value-type="string">
            <text:p>ENGFERTI</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03 - Type d'apport : <text:s/>Ferti-irrigation</text:p>
          </table:table-cell>
          <table:table-cell table:number-columns-repeated="1015"/>
        </table:table-row>
        <table:table-row table:style-name="ro2">
          <table:table-cell office:value-type="string">
            <text:p>PKLEG13_EXPL</text:p>
          </table:table-cell>
          <table:table-cell office:value-type="string">
            <text:p>ENGAUTR</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03 - Type d'apport : Autre</text:p>
          </table:table-cell>
          <table:table-cell table:number-columns-repeated="1015"/>
        </table:table-row>
        <table:table-row table:style-name="ro2">
          <table:table-cell office:value-type="string">
            <text:p>PKLEG13_EXPL</text:p>
          </table:table-cell>
          <table:table-cell office:value-type="string">
            <text:p>ENGSOLIS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03 - Type d'apport principal : Engrais solide ou liquide sur le sol</text:p>
          </table:table-cell>
          <table:table-cell table:number-columns-repeated="1015"/>
        </table:table-row>
        <table:table-row table:style-name="ro2">
          <table:table-cell office:value-type="string">
            <text:p>PKLEG13_EXPL</text:p>
          </table:table-cell>
          <table:table-cell office:value-type="string">
            <text:p>ENGFOLIA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03 - Type d'apport principal : <text:s/>Engrais foliaire</text:p>
          </table:table-cell>
          <table:table-cell table:number-columns-repeated="1015"/>
        </table:table-row>
        <table:table-row table:style-name="ro2">
          <table:table-cell office:value-type="string">
            <text:p>PKLEG13_EXPL</text:p>
          </table:table-cell>
          <table:table-cell office:value-type="string">
            <text:p>ENGFERTI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03 - Type d'apport principal : <text:s/>Ferti-irrigation</text:p>
          </table:table-cell>
          <table:table-cell table:number-columns-repeated="1015"/>
        </table:table-row>
        <table:table-row table:style-name="ro2">
          <table:table-cell office:value-type="string">
            <text:p>PKLEG13_EXPL</text:p>
          </table:table-cell>
          <table:table-cell office:value-type="string">
            <text:p>ENGAUTR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03 - Type d'apport principal : <text:s/>Autre</text:p>
          </table:table-cell>
          <table:table-cell table:number-columns-repeated="1015"/>
        </table:table-row>
        <table:table-row table:style-name="ro2">
          <table:table-cell office:value-type="string">
            <text:p>PKLEG13_EXPL</text:p>
          </table:table-cell>
          <table:table-cell office:value-type="string">
            <text:p>CALCI</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03 - Calcium (engraix calcique)</text:p>
          </table:table-cell>
          <table:table-cell table:number-columns-repeated="1015"/>
        </table:table-row>
        <table:table-row table:style-name="ro2">
          <table:table-cell office:value-type="string">
            <text:p>PKLEG13_EXPL</text:p>
          </table:table-cell>
          <table:table-cell office:value-type="string">
            <text:p>QCAMINPREC</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FUM - 62.16 - quantité apport minéral calcique sur dernier précédent (hors cipan)</text:p>
          </table:table-cell>
          <table:table-cell table:number-columns-repeated="1015"/>
        </table:table-row>
        <table:table-row table:style-name="ro2">
          <table:table-cell office:value-type="string">
            <text:p>PKLEG13_EXPL</text:p>
          </table:table-cell>
          <table:table-cell office:value-type="string">
            <text:p>QSMINPREC</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FUM - 62.16 - quantité apport minéral soufré <text:s/>dernier précédent (hors cipan)</text:p>
          </table:table-cell>
          <table:table-cell table:number-columns-repeated="1015"/>
        </table:table-row>
        <table:table-row table:style-name="ro2">
          <table:table-cell office:value-type="string">
            <text:p>PKLEG13_EXPL</text:p>
          </table:table-cell>
          <table:table-cell office:value-type="string">
            <text:p>FUMHSQBOR</text:p>
          </table:table-cell>
          <table:table-cell office:value-type="string">
            <text:p>brute</text:p>
          </table:table-cell>
          <table:table-cell office:value-type="string">
            <text:p>primitive.Decimal</text:p>
          </table:table-cell>
          <table:table-cell office:value-type="float" office:value="6">
            <text:p>6</text:p>
          </table:table-cell>
          <table:table-cell table:number-columns-repeated="2"/>
          <table:table-cell office:value-type="string">
            <text:p>999.99</text:p>
          </table:table-cell>
          <table:table-cell office:value-type="string">
            <text:p>FUM - 62.22 - apports mineral total bore</text:p>
          </table:table-cell>
          <table:table-cell table:number-columns-repeated="1015"/>
        </table:table-row>
        <table:table-row table:style-name="ro2">
          <table:table-cell office:value-type="string">
            <text:p>PKLEG13_EXPL</text:p>
          </table:table-cell>
          <table:table-cell office:value-type="string">
            <text:p>FUMHSQMAN</text:p>
          </table:table-cell>
          <table:table-cell office:value-type="string">
            <text:p>brute</text:p>
          </table:table-cell>
          <table:table-cell office:value-type="string">
            <text:p>primitive.Decimal</text:p>
          </table:table-cell>
          <table:table-cell office:value-type="float" office:value="6">
            <text:p>6</text:p>
          </table:table-cell>
          <table:table-cell table:number-columns-repeated="2"/>
          <table:table-cell office:value-type="string">
            <text:p>999.99</text:p>
          </table:table-cell>
          <table:table-cell office:value-type="string">
            <text:p>FUM - 62.22 - apports mineral total manganèse</text:p>
          </table:table-cell>
          <table:table-cell table:number-columns-repeated="1015"/>
        </table:table-row>
        <table:table-row table:style-name="ro2">
          <table:table-cell office:value-type="string">
            <text:p>PKLEG13_EXPL</text:p>
          </table:table-cell>
          <table:table-cell office:value-type="string">
            <text:p>FUMHSQCUI</text:p>
          </table:table-cell>
          <table:table-cell office:value-type="string">
            <text:p>brute</text:p>
          </table:table-cell>
          <table:table-cell office:value-type="string">
            <text:p>primitive.Decimal</text:p>
          </table:table-cell>
          <table:table-cell office:value-type="float" office:value="6">
            <text:p>6</text:p>
          </table:table-cell>
          <table:table-cell table:number-columns-repeated="2"/>
          <table:table-cell office:value-type="string">
            <text:p>999.99</text:p>
          </table:table-cell>
          <table:table-cell office:value-type="string">
            <text:p>FUM - 62.22 - apports mineral total cuivre</text:p>
          </table:table-cell>
          <table:table-cell table:number-columns-repeated="1015"/>
        </table:table-row>
        <table:table-row table:style-name="ro2">
          <table:table-cell office:value-type="string">
            <text:p>PKLEG13_EXPL</text:p>
          </table:table-cell>
          <table:table-cell office:value-type="string">
            <text:p>FUMHSQFER</text:p>
          </table:table-cell>
          <table:table-cell office:value-type="string">
            <text:p>brute</text:p>
          </table:table-cell>
          <table:table-cell office:value-type="string">
            <text:p>primitive.Decimal</text:p>
          </table:table-cell>
          <table:table-cell office:value-type="float" office:value="6">
            <text:p>6</text:p>
          </table:table-cell>
          <table:table-cell table:number-columns-repeated="2"/>
          <table:table-cell office:value-type="string">
            <text:p>999.99</text:p>
          </table:table-cell>
          <table:table-cell office:value-type="string">
            <text:p>FUM - 62.22 - apports mineral total fer</text:p>
          </table:table-cell>
          <table:table-cell table:number-columns-repeated="1015"/>
        </table:table-row>
        <table:table-row table:style-name="ro2">
          <table:table-cell office:value-type="string">
            <text:p>PKLEG13_EXPL</text:p>
          </table:table-cell>
          <table:table-cell office:value-type="string">
            <text:p>FUMHSQZIN</text:p>
          </table:table-cell>
          <table:table-cell office:value-type="string">
            <text:p>brute</text:p>
          </table:table-cell>
          <table:table-cell office:value-type="string">
            <text:p>primitive.Decimal</text:p>
          </table:table-cell>
          <table:table-cell office:value-type="float" office:value="6">
            <text:p>6</text:p>
          </table:table-cell>
          <table:table-cell table:number-columns-repeated="2"/>
          <table:table-cell office:value-type="string">
            <text:p>999.99</text:p>
          </table:table-cell>
          <table:table-cell office:value-type="string">
            <text:p>FUM - 62.22 - apports mineral total zinc</text:p>
          </table:table-cell>
          <table:table-cell table:number-columns-repeated="1015"/>
        </table:table-row>
        <table:table-row table:style-name="ro2">
          <table:table-cell office:value-type="string">
            <text:p>PKLEG13_EXPL</text:p>
          </table:table-cell>
          <table:table-cell office:value-type="string">
            <text:p>FUMHSQMOL</text:p>
          </table:table-cell>
          <table:table-cell office:value-type="string">
            <text:p>brute</text:p>
          </table:table-cell>
          <table:table-cell office:value-type="string">
            <text:p>primitive.Decimal</text:p>
          </table:table-cell>
          <table:table-cell office:value-type="float" office:value="6">
            <text:p>6</text:p>
          </table:table-cell>
          <table:table-cell table:number-columns-repeated="2"/>
          <table:table-cell office:value-type="string">
            <text:p>999.99</text:p>
          </table:table-cell>
          <table:table-cell office:value-type="string">
            <text:p>FUM - 62.22 - apports mineral total molybdène</text:p>
          </table:table-cell>
          <table:table-cell table:number-columns-repeated="1015"/>
        </table:table-row>
        <table:table-row table:style-name="ro2">
          <table:table-cell office:value-type="string">
            <text:p>PKLEG13_EXPL</text:p>
          </table:table-cell>
          <table:table-cell office:value-type="string">
            <text:p>SOLMFHS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24 - dose totale N : Connaissance concent° sol° mère</text:p>
          </table:table-cell>
          <table:table-cell table:number-columns-repeated="1015"/>
        </table:table-row>
        <table:table-row table:style-name="ro2">
          <table:table-cell office:value-type="string">
            <text:p>PKLEG13_EXPL</text:p>
          </table:table-cell>
          <table:table-cell office:value-type="string">
            <text:p>SOLMFHSN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24 - Raist prio dose totale N : Connaissance concent° sol° mère</text:p>
          </table:table-cell>
          <table:table-cell table:number-columns-repeated="1015"/>
        </table:table-row>
        <table:table-row table:style-name="ro2">
          <table:table-cell office:value-type="string">
            <text:p>PKLEG13_EXPL</text:p>
          </table:table-cell>
          <table:table-cell office:value-type="string">
            <text:p>CONNFUMI</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FUM <text:s/>- 62 - Connaissance des quantités totales en élément minéraux apportés</text:p>
          </table:table-cell>
          <table:table-cell office:value-type="string">
            <text:p>FreeNomenclature</text:p>
          </table:table-cell>
          <table:table-cell office:value-type="string">
            <text:p>1 - Oui (au moins pour certains) | 2 - Non : pas de bilan de réalisé mais détail des concentrations des solutions mères achetées connu | 3 - Non : pas de bilan de réalisé mais détail des concentrations des solutions mères préparées sur l’exploitation connu | 4 - Non <text:s/>pas de bilan de réalisé détail des concentrations des solutions mères inconnu | 5 - non autre, précisez en commentaire</text:p>
          </table:table-cell>
          <table:table-cell table:number-columns-repeated="1013"/>
        </table:table-row>
        <table:table-row table:style-name="ro2">
          <table:table-cell office:value-type="string">
            <text:p>PKLEG13_EXPL</text:p>
          </table:table-cell>
          <table:table-cell office:value-type="string">
            <text:p>ENGSOLIL</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03 - Type d'apport : <text:s/>Engrais solide ou liquide en localisé</text:p>
          </table:table-cell>
          <table:table-cell table:number-columns-repeated="1015"/>
        </table:table-row>
        <table:table-row table:style-name="ro2">
          <table:table-cell office:value-type="string">
            <text:p>PKLEG13_EXPL</text:p>
          </table:table-cell>
          <table:table-cell office:value-type="string">
            <text:p>ENGSOLIL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03 - Type d'apport principal <text:s/>: <text:s/>Engrais solide ou liquide en localisé</text:p>
          </table:table-cell>
          <table:table-cell table:number-columns-repeated="1015"/>
        </table:table-row>
        <table:table-row table:style-name="ro2">
          <table:table-cell office:value-type="string">
            <text:p>PKLEG13_EXPL</text:p>
          </table:table-cell>
          <table:table-cell office:value-type="string">
            <text:p>COMMENTFUMI</text:p>
          </table:table-cell>
          <table:table-cell office:value-type="string">
            <text:p>brute</text:p>
          </table:table-cell>
          <table:table-cell office:value-type="string">
            <text:p>information.Comment</text:p>
          </table:table-cell>
          <table:table-cell office:value-type="float" office:value="250">
            <text:p>250</text:p>
          </table:table-cell>
          <table:table-cell table:number-columns-repeated="3"/>
          <table:table-cell office:value-type="string">
            <text:p>Commentaire FUMI</text:p>
          </table:table-cell>
          <table:table-cell table:number-columns-repeated="1015"/>
        </table:table-row>
        <table:table-row table:style-name="ro2">
          <table:table-cell office:value-type="string">
            <text:p>PKLEG13_EXPL</text:p>
          </table:table-cell>
          <table:table-cell office:value-type="string">
            <text:p>BOR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5 - apports bore</text:p>
          </table:table-cell>
          <table:table-cell table:number-columns-repeated="1015"/>
        </table:table-row>
        <table:table-row table:style-name="ro2">
          <table:table-cell office:value-type="string">
            <text:p>PKLEG13_EXPL</text:p>
          </table:table-cell>
          <table:table-cell office:value-type="string">
            <text:p>MANG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5 - apports manganèse</text:p>
          </table:table-cell>
          <table:table-cell table:number-columns-repeated="1015"/>
        </table:table-row>
        <table:table-row table:style-name="ro2">
          <table:table-cell office:value-type="string">
            <text:p>PKLEG13_EXPL</text:p>
          </table:table-cell>
          <table:table-cell office:value-type="string">
            <text:p>CUI</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5 - apports cuivre</text:p>
          </table:table-cell>
          <table:table-cell table:number-columns-repeated="1015"/>
        </table:table-row>
        <table:table-row table:style-name="ro2">
          <table:table-cell office:value-type="string">
            <text:p>PKLEG13_EXPL</text:p>
          </table:table-cell>
          <table:table-cell office:value-type="string">
            <text:p>APFER</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5 - apports fer</text:p>
          </table:table-cell>
          <table:table-cell table:number-columns-repeated="1015"/>
        </table:table-row>
        <table:table-row table:style-name="ro2">
          <table:table-cell office:value-type="string">
            <text:p>PKLEG13_EXPL</text:p>
          </table:table-cell>
          <table:table-cell office:value-type="string">
            <text:p>Z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5 - apports zinc</text:p>
          </table:table-cell>
          <table:table-cell table:number-columns-repeated="1015"/>
        </table:table-row>
        <table:table-row table:style-name="ro2">
          <table:table-cell office:value-type="string">
            <text:p>PKLEG13_EXPL</text:p>
          </table:table-cell>
          <table:table-cell office:value-type="string">
            <text:p>ALGU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5 - apports crème d'algues</text:p>
          </table:table-cell>
          <table:table-cell table:number-columns-repeated="1015"/>
        </table:table-row>
        <table:table-row table:style-name="ro2">
          <table:table-cell office:value-type="string">
            <text:p>PKLEG13_EXPL</text:p>
          </table:table-cell>
          <table:table-cell office:value-type="string">
            <text:p>MOL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5 - apports molybdène</text:p>
          </table:table-cell>
          <table:table-cell table:number-columns-repeated="1015"/>
        </table:table-row>
        <table:table-row table:style-name="ro2">
          <table:table-cell office:value-type="string">
            <text:p>PKLEG13_EXPL</text:p>
          </table:table-cell>
          <table:table-cell office:value-type="string">
            <text:p>AUCMICROEL</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FUM - 62.15 - Aucun apport en micro élément</text:p>
          </table:table-cell>
          <table:table-cell table:number-columns-repeated="1015"/>
        </table:table-row>
        <table:table-row table:style-name="ro2">
          <table:table-cell office:value-type="string">
            <text:p>PKLEG13_EXPL</text:p>
          </table:table-cell>
          <table:table-cell office:value-type="string">
            <text:p>AUXILRSPHY</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RPHY - 71 - attention aux auxiliaires</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OBSCORSPHY</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RPHY - 71.11 - maintien d’auxiliaires, obs°, comptages</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CHOPDRSPHY</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RPHY - 71.12 - maintien d’auxiliaires, choix de produits</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DESINFSPHY</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RPHY - 72.1 - mesure désinfection</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DMAIN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1 - mesure désinfection: mains</text:p>
          </table:table-cell>
          <table:table-cell table:number-columns-repeated="1015"/>
        </table:table-row>
        <table:table-row table:style-name="ro2">
          <table:table-cell office:value-type="string">
            <text:p>PKLEG13_EXPL</text:p>
          </table:table-cell>
          <table:table-cell office:value-type="string">
            <text:p>DMATE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1 - mesure désinfection : matériels</text:p>
          </table:table-cell>
          <table:table-cell table:number-columns-repeated="1015"/>
        </table:table-row>
        <table:table-row table:style-name="ro2">
          <table:table-cell office:value-type="string">
            <text:p>PKLEG13_EXPL</text:p>
          </table:table-cell>
          <table:table-cell office:value-type="string">
            <text:p>DPEDI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1 - mesure désinfection: pédiluve</text:p>
          </table:table-cell>
          <table:table-cell table:number-columns-repeated="1015"/>
        </table:table-row>
        <table:table-row table:style-name="ro2">
          <table:table-cell office:value-type="string">
            <text:p>PKLEG13_EXPL</text:p>
          </table:table-cell>
          <table:table-cell office:value-type="string">
            <text:p>DSTRU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1 - mesure désinfection: structure</text:p>
          </table:table-cell>
          <table:table-cell table:number-columns-repeated="1015"/>
        </table:table-row>
        <table:table-row table:style-name="ro2">
          <table:table-cell office:value-type="string">
            <text:p>PKLEG13_EXPL</text:p>
          </table:table-cell>
          <table:table-cell office:value-type="string">
            <text:p>DAUTRD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1 - mesure désinfection: autre</text:p>
          </table:table-cell>
          <table:table-cell table:number-columns-repeated="1015"/>
        </table:table-row>
        <table:table-row table:style-name="ro2">
          <table:table-cell office:value-type="string">
            <text:p>PKLEG13_EXPL</text:p>
          </table:table-cell>
          <table:table-cell office:value-type="string">
            <text:p>RPRPARSPHY</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RPHY - 72.2 - mesure réduction de la pression parasitair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RBIOF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2 - mesure réd° pres° parasit : biofumigat°</text:p>
          </table:table-cell>
          <table:table-cell table:number-columns-repeated="1015"/>
        </table:table-row>
        <table:table-row table:style-name="ro2">
          <table:table-cell office:value-type="string">
            <text:p>PKLEG13_EXPL</text:p>
          </table:table-cell>
          <table:table-cell office:value-type="string">
            <text:p>RBROY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2 - mesure réd° pres° parasit: broyage résidus</text:p>
          </table:table-cell>
          <table:table-cell table:number-columns-repeated="1015"/>
        </table:table-row>
        <table:table-row table:style-name="ro2">
          <table:table-cell office:value-type="string">
            <text:p>PKLEG13_EXPL</text:p>
          </table:table-cell>
          <table:table-cell office:value-type="string">
            <text:p>RBRUL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2 - mesure réd° pres° parasit: brûlage résidus</text:p>
          </table:table-cell>
          <table:table-cell table:number-columns-repeated="1015"/>
        </table:table-row>
        <table:table-row table:style-name="ro2">
          <table:table-cell office:value-type="string">
            <text:p>PKLEG13_EXPL</text:p>
          </table:table-cell>
          <table:table-cell office:value-type="string">
            <text:p>RCONF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2 - mesure réd° pres° parasit:: conft des entrées, sas</text:p>
          </table:table-cell>
          <table:table-cell table:number-columns-repeated="1015"/>
        </table:table-row>
        <table:table-row table:style-name="ro2">
          <table:table-cell office:value-type="string">
            <text:p>PKLEG13_EXPL</text:p>
          </table:table-cell>
          <table:table-cell office:value-type="string">
            <text:p>RDESH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2 - mesure réd° pres° parasit: désherbage abords</text:p>
          </table:table-cell>
          <table:table-cell table:number-columns-repeated="1015"/>
        </table:table-row>
        <table:table-row table:style-name="ro2">
          <table:table-cell office:value-type="string">
            <text:p>PKLEG13_EXPL</text:p>
          </table:table-cell>
          <table:table-cell office:value-type="string">
            <text:p>RCHENL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2 - mesure réd° pres° parasit: chenilles ou tunnels</text:p>
          </table:table-cell>
          <table:table-cell table:number-columns-repeated="1015"/>
        </table:table-row>
        <table:table-row table:style-name="ro2">
          <table:table-cell office:value-type="string">
            <text:p>PKLEG13_EXPL</text:p>
          </table:table-cell>
          <table:table-cell office:value-type="string">
            <text:p>RTRAV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2 - mesure réd° pres° parasit: passage outils trav sol désher</text:p>
          </table:table-cell>
          <table:table-cell table:number-columns-repeated="1015"/>
        </table:table-row>
        <table:table-row table:style-name="ro2">
          <table:table-cell office:value-type="string">
            <text:p>PKLEG13_EXPL</text:p>
          </table:table-cell>
          <table:table-cell office:value-type="string">
            <text:p>RFSOC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2 - mesure réd° pres° parasit: pose de film sous la culture</text:p>
          </table:table-cell>
          <table:table-cell table:number-columns-repeated="1015"/>
        </table:table-row>
        <table:table-row table:style-name="ro2">
          <table:table-cell office:value-type="string">
            <text:p>PKLEG13_EXPL</text:p>
          </table:table-cell>
          <table:table-cell office:value-type="string">
            <text:p>RFSUC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2 - mesure réd° pres° parasit: pose de film sur la culture</text:p>
          </table:table-cell>
          <table:table-cell table:number-columns-repeated="1015"/>
        </table:table-row>
        <table:table-row table:style-name="ro2">
          <table:table-cell office:value-type="string">
            <text:p>PKLEG13_EXPL</text:p>
          </table:table-cell>
          <table:table-cell office:value-type="string">
            <text:p>RROTA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2 - mesure réd° pres° parasit: rotation</text:p>
          </table:table-cell>
          <table:table-cell table:number-columns-repeated="1015"/>
        </table:table-row>
        <table:table-row table:style-name="ro2">
          <table:table-cell office:value-type="string">
            <text:p>PKLEG13_EXPL</text:p>
          </table:table-cell>
          <table:table-cell office:value-type="string">
            <text:p>RAUTR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2 - mesure réd° pres° parasit: autre</text:p>
          </table:table-cell>
          <table:table-cell table:number-columns-repeated="1015"/>
        </table:table-row>
        <table:table-row table:style-name="ro2">
          <table:table-cell office:value-type="string">
            <text:p>PKLEG13_EXPL</text:p>
          </table:table-cell>
          <table:table-cell office:value-type="string">
            <text:p>DSOLTHR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1 - mesure désinfection, sol thermique</text:p>
          </table:table-cell>
          <table:table-cell table:number-columns-repeated="1015"/>
        </table:table-row>
        <table:table-row table:style-name="ro2">
          <table:table-cell office:value-type="string">
            <text:p>PKLEG13_EXPL</text:p>
          </table:table-cell>
          <table:table-cell office:value-type="string">
            <text:p>DSOLCHR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1 - mesure désinfection, sol chimique</text:p>
          </table:table-cell>
          <table:table-cell table:number-columns-repeated="1015"/>
        </table:table-row>
        <table:table-row table:style-name="ro2">
          <table:table-cell office:value-type="string">
            <text:p>PKLEG13_EXPL</text:p>
          </table:table-cell>
          <table:table-cell office:value-type="string">
            <text:p>DSOLAUR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1 - mesure désinfection, sol autre</text:p>
          </table:table-cell>
          <table:table-cell table:number-columns-repeated="1015"/>
        </table:table-row>
        <table:table-row table:style-name="ro2">
          <table:table-cell office:value-type="string">
            <text:p>PKLEG13_EXPL</text:p>
          </table:table-cell>
          <table:table-cell office:value-type="string">
            <text:p>MACONNSPHY</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RPHY - 72.3 - Maîtrise et/ou connaissance de la pression parasitair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MAUGM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3 - Maîtrise / connais : pres° parasit: augmentorium (DOM)</text:p>
          </table:table-cell>
          <table:table-cell table:number-columns-repeated="1015"/>
        </table:table-row>
        <table:table-row table:style-name="ro2">
          <table:table-cell office:value-type="string">
            <text:p>PKLEG13_EXPL</text:p>
          </table:table-cell>
          <table:table-cell office:value-type="string">
            <text:p>MBADI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3 - Maîtrise / connais : pres° parasit: badigeonnage plaies</text:p>
          </table:table-cell>
          <table:table-cell table:number-columns-repeated="1015"/>
        </table:table-row>
        <table:table-row table:style-name="ro2">
          <table:table-cell office:value-type="string">
            <text:p>PKLEG13_EXPL</text:p>
          </table:table-cell>
          <table:table-cell office:value-type="string">
            <text:p>MMALE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3 - Maîtrise / connais : pres° parasit: lâcher mâles stériles</text:p>
          </table:table-cell>
          <table:table-cell table:number-columns-repeated="1015"/>
        </table:table-row>
        <table:table-row table:style-name="ro2">
          <table:table-cell office:value-type="string">
            <text:p>PKLEG13_EXPL</text:p>
          </table:table-cell>
          <table:table-cell office:value-type="string">
            <text:p>MPHERO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3 - Maîtrise / connais : pres° parasit: pose pièges phéromone</text:p>
          </table:table-cell>
          <table:table-cell table:number-columns-repeated="1015"/>
        </table:table-row>
        <table:table-row table:style-name="ro2">
          <table:table-cell office:value-type="string">
            <text:p>PKLEG13_EXPL</text:p>
          </table:table-cell>
          <table:table-cell office:value-type="string">
            <text:p>MPIEG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3 - Maîtrise / connais : pres° parasit: pose pièges physiques</text:p>
          </table:table-cell>
          <table:table-cell table:number-columns-repeated="1015"/>
        </table:table-row>
        <table:table-row table:style-name="ro2">
          <table:table-cell office:value-type="string">
            <text:p>PKLEG13_EXPL</text:p>
          </table:table-cell>
          <table:table-cell office:value-type="string">
            <text:p>MSUIV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3 - Maîtrise / connais : pres° parasit: suivi parcellaire et parasit</text:p>
          </table:table-cell>
          <table:table-cell table:number-columns-repeated="1015"/>
        </table:table-row>
        <table:table-row table:style-name="ro2">
          <table:table-cell office:value-type="string">
            <text:p>PKLEG13_EXPL</text:p>
          </table:table-cell>
          <table:table-cell office:value-type="string">
            <text:p>MAUTR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3 - Maîtrise / connais : pres° parasit: autre</text:p>
          </table:table-cell>
          <table:table-cell table:number-columns-repeated="1015"/>
        </table:table-row>
        <table:table-row table:style-name="ro2">
          <table:table-cell office:value-type="string">
            <text:p>PKLEG13_EXPL</text:p>
          </table:table-cell>
          <table:table-cell office:value-type="string">
            <text:p>HABIRAIS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1 - déclentt inter° phyto: manière assez syst et habituelle</text:p>
          </table:table-cell>
          <table:table-cell table:number-columns-repeated="1015"/>
        </table:table-row>
        <table:table-row table:style-name="ro2">
          <table:table-cell office:value-type="string">
            <text:p>PKLEG13_EXPL</text:p>
          </table:table-cell>
          <table:table-cell office:value-type="string">
            <text:p>STADRAIS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1 - déclentt inter° phyto: stde clés sensibilité plte et/ou pousse</text:p>
          </table:table-cell>
          <table:table-cell table:number-columns-repeated="1015"/>
        </table:table-row>
        <table:table-row table:style-name="ro2">
          <table:table-cell office:value-type="string">
            <text:p>PKLEG13_EXPL</text:p>
          </table:table-cell>
          <table:table-cell office:value-type="string">
            <text:p>OBSVRAIS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1 - déclentt inter° phyto: observations sur parc en cours de cult</text:p>
          </table:table-cell>
          <table:table-cell table:number-columns-repeated="1015"/>
        </table:table-row>
        <table:table-row table:style-name="ro2">
          <table:table-cell office:value-type="string">
            <text:p>PKLEG13_EXPL</text:p>
          </table:table-cell>
          <table:table-cell office:value-type="string">
            <text:p>HISTRAIS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1 - déclentt inter° phyto: connais histo parc</text:p>
          </table:table-cell>
          <table:table-cell table:number-columns-repeated="1015"/>
        </table:table-row>
        <table:table-row table:style-name="ro2">
          <table:table-cell office:value-type="string">
            <text:p>PKLEG13_EXPL</text:p>
          </table:table-cell>
          <table:table-cell office:value-type="string">
            <text:p>OBSMRAIS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1 - déclentt inter° phyto: obse ou relevés météo</text:p>
          </table:table-cell>
          <table:table-cell table:number-columns-repeated="1015"/>
        </table:table-row>
        <table:table-row table:style-name="ro2">
          <table:table-cell office:value-type="string">
            <text:p>PKLEG13_EXPL</text:p>
          </table:table-cell>
          <table:table-cell office:value-type="string">
            <text:p>PRMERAIS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1 - déclentt inter° phyto: prévisions météo</text:p>
          </table:table-cell>
          <table:table-cell table:number-columns-repeated="1015"/>
        </table:table-row>
        <table:table-row table:style-name="ro2">
          <table:table-cell office:value-type="string">
            <text:p>PKLEG13_EXPL</text:p>
          </table:table-cell>
          <table:table-cell office:value-type="string">
            <text:p>TYPRRAIS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1 - déclentt inter° phyto: type de produits : cont, pénét, syst</text:p>
          </table:table-cell>
          <table:table-cell table:number-columns-repeated="1015"/>
        </table:table-row>
        <table:table-row table:style-name="ro2">
          <table:table-cell office:value-type="string">
            <text:p>PKLEG13_EXPL</text:p>
          </table:table-cell>
          <table:table-cell office:value-type="string">
            <text:p>DURERAIS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1 - déclentt inter° phyto: durées action prods (cadence)</text:p>
          </table:table-cell>
          <table:table-cell table:number-columns-repeated="1015"/>
        </table:table-row>
        <table:table-row table:style-name="ro2">
          <table:table-cell office:value-type="string">
            <text:p>PKLEG13_EXPL</text:p>
          </table:table-cell>
          <table:table-cell office:value-type="string">
            <text:p>AUTRRAIS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1 - déclentt inter° phyto: autre(s) technique(s)</text:p>
          </table:table-cell>
          <table:table-cell table:number-columns-repeated="1015"/>
        </table:table-row>
        <table:table-row table:style-name="ro2">
          <table:table-cell office:value-type="string">
            <text:p>PKLEG13_EXPL</text:p>
          </table:table-cell>
          <table:table-cell office:value-type="string">
            <text:p>BSVERAISI</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2 - déclentt inter° phyto: bulletins de santé du végétal</text:p>
          </table:table-cell>
          <table:table-cell table:number-columns-repeated="1015"/>
        </table:table-row>
        <table:table-row table:style-name="ro2">
          <table:table-cell office:value-type="string">
            <text:p>PKLEG13_EXPL</text:p>
          </table:table-cell>
          <table:table-cell office:value-type="string">
            <text:p>CFOURAISI</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2 - déclentt inter° phyto: conseils des fournisseurs <text:s/>(Hors OP)</text:p>
          </table:table-cell>
          <table:table-cell table:number-columns-repeated="1015"/>
        </table:table-row>
        <table:table-row table:style-name="ro2">
          <table:table-cell office:value-type="string">
            <text:p>PKLEG13_EXPL</text:p>
          </table:table-cell>
          <table:table-cell office:value-type="string">
            <text:p>AOPSRAISI</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2 - déclentt inter° phyto : <text:s/>conseils de votre OP ou Syndicat producteurs</text:p>
          </table:table-cell>
          <table:table-cell table:number-columns-repeated="1015"/>
        </table:table-row>
        <table:table-row table:style-name="ro2">
          <table:table-cell office:value-type="string">
            <text:p>PKLEG13_EXPL</text:p>
          </table:table-cell>
          <table:table-cell office:value-type="string">
            <text:p>PILORAISI</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2 - déclentt inter° phyto: outils de pilotage (informatique)</text:p>
          </table:table-cell>
          <table:table-cell table:number-columns-repeated="1015"/>
        </table:table-row>
        <table:table-row table:style-name="ro2">
          <table:table-cell office:value-type="string">
            <text:p>PKLEG13_EXPL</text:p>
          </table:table-cell>
          <table:table-cell office:value-type="string">
            <text:p>RORGRAISI</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2 - déclentt inter° phyto: recommandat° orga indép vente <text:s/>(Hors OP)</text:p>
          </table:table-cell>
          <table:table-cell table:number-columns-repeated="1015"/>
        </table:table-row>
        <table:table-row table:style-name="ro2">
          <table:table-cell office:value-type="string">
            <text:p>PKLEG13_EXPL</text:p>
          </table:table-cell>
          <table:table-cell office:value-type="string">
            <text:p>EXPARAISI</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2 - déclentt inter° phyto: expérience ou autres agris</text:p>
          </table:table-cell>
          <table:table-cell table:number-columns-repeated="1015"/>
        </table:table-row>
        <table:table-row table:style-name="ro2">
          <table:table-cell office:value-type="string">
            <text:p>PKLEG13_EXPL</text:p>
          </table:table-cell>
          <table:table-cell office:value-type="string">
            <text:p>AUTRRAISI</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2 - déclentt inter° phyto: autre(s) information(s)</text:p>
          </table:table-cell>
          <table:table-cell table:number-columns-repeated="1015"/>
        </table:table-row>
        <table:table-row table:style-name="ro2">
          <table:table-cell office:value-type="string">
            <text:p>PKLEG13_EXPL</text:p>
          </table:table-cell>
          <table:table-cell office:value-type="string">
            <text:p>HABIRAIST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1 - raist déclentt intervent° phyto: manière assez syst et habituelle</text:p>
          </table:table-cell>
          <table:table-cell table:number-columns-repeated="1015"/>
        </table:table-row>
        <table:table-row table:style-name="ro2">
          <table:table-cell office:value-type="string">
            <text:p>PKLEG13_EXPL</text:p>
          </table:table-cell>
          <table:table-cell office:value-type="string">
            <text:p>STADRAIST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1 - raist déclentt intervent° phyto: stde clés sensibilité plte et/ou pousse</text:p>
          </table:table-cell>
          <table:table-cell table:number-columns-repeated="1015"/>
        </table:table-row>
        <table:table-row table:style-name="ro2">
          <table:table-cell office:value-type="string">
            <text:p>PKLEG13_EXPL</text:p>
          </table:table-cell>
          <table:table-cell office:value-type="string">
            <text:p>OBSVRAIST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1 - raist déclentt intervent° phyto: observations sur parc en cours de cult</text:p>
          </table:table-cell>
          <table:table-cell table:number-columns-repeated="1015"/>
        </table:table-row>
        <table:table-row table:style-name="ro2">
          <table:table-cell office:value-type="string">
            <text:p>PKLEG13_EXPL</text:p>
          </table:table-cell>
          <table:table-cell office:value-type="string">
            <text:p>HISTRAIST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1 - raist déclentt intervent° phyto: connais histo parc</text:p>
          </table:table-cell>
          <table:table-cell table:number-columns-repeated="1015"/>
        </table:table-row>
        <table:table-row table:style-name="ro2">
          <table:table-cell office:value-type="string">
            <text:p>PKLEG13_EXPL</text:p>
          </table:table-cell>
          <table:table-cell office:value-type="string">
            <text:p>OBSMRAIST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1 - raist déclentt intervent° phyto: obse ou relevés météo</text:p>
          </table:table-cell>
          <table:table-cell table:number-columns-repeated="1015"/>
        </table:table-row>
        <table:table-row table:style-name="ro2">
          <table:table-cell office:value-type="string">
            <text:p>PKLEG13_EXPL</text:p>
          </table:table-cell>
          <table:table-cell office:value-type="string">
            <text:p>TYPRRAIST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1 - raist déclentt intervent° phyto: type de produits : cont, pénét, syst</text:p>
          </table:table-cell>
          <table:table-cell table:number-columns-repeated="1015"/>
        </table:table-row>
        <table:table-row table:style-name="ro2">
          <table:table-cell office:value-type="string">
            <text:p>PKLEG13_EXPL</text:p>
          </table:table-cell>
          <table:table-cell office:value-type="string">
            <text:p>DURERAIST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1 - raist déclentt intervent° phyto: durées action prods (cadence)</text:p>
          </table:table-cell>
          <table:table-cell table:number-columns-repeated="1015"/>
        </table:table-row>
        <table:table-row table:style-name="ro2">
          <table:table-cell office:value-type="string">
            <text:p>PKLEG13_EXPL</text:p>
          </table:table-cell>
          <table:table-cell office:value-type="string">
            <text:p>BSVERAISI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2 - raist déclentt intervent° phyto: bulletins de santé du végétal</text:p>
          </table:table-cell>
          <table:table-cell table:number-columns-repeated="1015"/>
        </table:table-row>
        <table:table-row table:style-name="ro2">
          <table:table-cell office:value-type="string">
            <text:p>PKLEG13_EXPL</text:p>
          </table:table-cell>
          <table:table-cell office:value-type="string">
            <text:p>CFOURAISI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2 - raist déclentt intervent° phyto: conseils des fournisseurs <text:s/>(Hors OP)</text:p>
          </table:table-cell>
          <table:table-cell table:number-columns-repeated="1015"/>
        </table:table-row>
        <table:table-row table:style-name="ro2">
          <table:table-cell office:value-type="string">
            <text:p>PKLEG13_EXPL</text:p>
          </table:table-cell>
          <table:table-cell office:value-type="string">
            <text:p>AOPSRAISII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2 - raist déclentt intervent° phyto: <text:s/>conseils de votre OP</text:p>
          </table:table-cell>
          <table:table-cell table:number-columns-repeated="1015"/>
        </table:table-row>
        <table:table-row table:style-name="ro2">
          <table:table-cell office:value-type="string">
            <text:p>PKLEG13_EXPL</text:p>
          </table:table-cell>
          <table:table-cell office:value-type="string">
            <text:p>PILORAISI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2 - raist déclentt intervent° phyto: outils de pilotage (informatique)</text:p>
          </table:table-cell>
          <table:table-cell table:number-columns-repeated="1015"/>
        </table:table-row>
        <table:table-row table:style-name="ro2">
          <table:table-cell office:value-type="string">
            <text:p>PKLEG13_EXPL</text:p>
          </table:table-cell>
          <table:table-cell office:value-type="string">
            <text:p>RORGRAISI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2 - raist déclentt intervent° phyto: recommandat° orga indép vente <text:s/>(Hors OP)</text:p>
          </table:table-cell>
          <table:table-cell table:number-columns-repeated="1015"/>
        </table:table-row>
        <table:table-row table:style-name="ro2">
          <table:table-cell office:value-type="string">
            <text:p>PKLEG13_EXPL</text:p>
          </table:table-cell>
          <table:table-cell office:value-type="string">
            <text:p>EXPARAISI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2 - raist déclentt intervent° phyto: expérience ou autres agris</text:p>
          </table:table-cell>
          <table:table-cell table:number-columns-repeated="1015"/>
        </table:table-row>
        <table:table-row table:style-name="ro2">
          <table:table-cell office:value-type="string">
            <text:p>PKLEG13_EXPL</text:p>
          </table:table-cell>
          <table:table-cell office:value-type="string">
            <text:p>COMMENTRSPHY</text:p>
          </table:table-cell>
          <table:table-cell office:value-type="string">
            <text:p>brute</text:p>
          </table:table-cell>
          <table:table-cell office:value-type="string">
            <text:p>information.Comment</text:p>
          </table:table-cell>
          <table:table-cell office:value-type="float" office:value="250">
            <text:p>250</text:p>
          </table:table-cell>
          <table:table-cell table:number-columns-repeated="3"/>
          <table:table-cell office:value-type="string">
            <text:p>COMMENTRSPHY</text:p>
          </table:table-cell>
          <table:table-cell table:number-columns-repeated="1015"/>
        </table:table-row>
        <table:table-row table:style-name="ro2">
          <table:table-cell office:value-type="string">
            <text:p>PKLEG13_EXPL</text:p>
          </table:table-cell>
          <table:table-cell office:value-type="string">
            <text:p>INSEC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1.12.1 - effets non intent° sur auxiliaires : ins – aca</text:p>
          </table:table-cell>
          <table:table-cell table:number-columns-repeated="1015"/>
        </table:table-row>
        <table:table-row table:style-name="ro2">
          <table:table-cell office:value-type="string">
            <text:p>PKLEG13_EXPL</text:p>
          </table:table-cell>
          <table:table-cell office:value-type="string">
            <text:p>FONGI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1.12.1 - effets non intent° sur auxiliaires : fongicides</text:p>
          </table:table-cell>
          <table:table-cell table:number-columns-repeated="1015"/>
        </table:table-row>
        <table:table-row table:style-name="ro2">
          <table:table-cell office:value-type="string">
            <text:p>PKLEG13_EXPL</text:p>
          </table:table-cell>
          <table:table-cell office:value-type="string">
            <text:p>AUTRE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1.12.1 - effets non intent° sur auxiliaires : Autres traits</text:p>
          </table:table-cell>
          <table:table-cell table:number-columns-repeated="1015"/>
        </table:table-row>
        <table:table-row table:style-name="ro2">
          <table:table-cell office:value-type="string">
            <text:p>PKLEG13_EXPL</text:p>
          </table:table-cell>
          <table:table-cell office:value-type="string">
            <text:p>MLAMPRSPHY</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2.3 - Maîtrise / connais : pres° parasit: , lampe UV</text:p>
          </table:table-cell>
          <table:table-cell table:number-columns-repeated="1015"/>
        </table:table-row>
        <table:table-row table:style-name="ro2">
          <table:table-cell office:value-type="string">
            <text:p>PKLEG13_EXPL</text:p>
          </table:table-cell>
          <table:table-cell office:value-type="string">
            <text:p>PRMERAIST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1 - raist déclentt intervent° phyto: prévisions météo</text:p>
          </table:table-cell>
          <table:table-cell table:number-columns-repeated="1015"/>
        </table:table-row>
        <table:table-row table:style-name="ro2">
          <table:table-cell office:value-type="string">
            <text:p>PKLEG13_EXPL</text:p>
          </table:table-cell>
          <table:table-cell office:value-type="string">
            <text:p>AUTRRAIST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1 - raist déclentt intervent° phyto: selon autre(s) technique(s)</text:p>
          </table:table-cell>
          <table:table-cell table:number-columns-repeated="1015"/>
        </table:table-row>
        <table:table-row table:style-name="ro2">
          <table:table-cell office:value-type="string">
            <text:p>PKLEG13_EXPL</text:p>
          </table:table-cell>
          <table:table-cell office:value-type="string">
            <text:p>AUTRRAISI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RPHY - 73.2 - raist déclentt intervent° phyto: autre(s) information(s)</text:p>
          </table:table-cell>
          <table:table-cell table:number-columns-repeated="1015"/>
        </table:table-row>
        <table:table-row table:style-name="ro2">
          <table:table-cell office:value-type="string">
            <text:p>PKLEG13_EXPL</text:p>
          </table:table-cell>
          <table:table-cell office:value-type="string">
            <text:p>PARCIRR</text:p>
          </table:table-cell>
          <table:table-cell office:value-type="string">
            <text:p>brute</text:p>
          </table:table-cell>
          <table:table-cell office:value-type="string">
            <text:p>information.OuiNon</text:p>
          </table:table-cell>
          <table:table-cell table:number-columns-repeated="2" office:value-type="float" office:value="1">
            <text:p>1</text:p>
          </table:table-cell>
          <table:table-cell table:number-columns-repeated="2"/>
          <table:table-cell office:value-type="string">
            <text:p>IRRI - 11.11 - parcelle irrigué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IRRDATDEB</text:p>
          </table:table-cell>
          <table:table-cell office:value-type="string">
            <text:p>brute</text:p>
          </table:table-cell>
          <table:table-cell office:value-type="string">
            <text:p>statistique.Date</text:p>
          </table:table-cell>
          <table:table-cell office:value-type="float" office:value="10">
            <text:p>10</text:p>
          </table:table-cell>
          <table:table-cell table:number-columns-repeated="3"/>
          <table:table-cell office:value-type="string">
            <text:p>IRRI - 11.12 - Date première irrig°</text:p>
          </table:table-cell>
          <table:table-cell table:number-columns-repeated="1015"/>
        </table:table-row>
        <table:table-row table:style-name="ro2">
          <table:table-cell office:value-type="string">
            <text:p>PKLEG13_EXPL</text:p>
          </table:table-cell>
          <table:table-cell office:value-type="string">
            <text:p>IRADATFIN</text:p>
          </table:table-cell>
          <table:table-cell office:value-type="string">
            <text:p>brute</text:p>
          </table:table-cell>
          <table:table-cell office:value-type="string">
            <text:p>statistique.Date</text:p>
          </table:table-cell>
          <table:table-cell office:value-type="float" office:value="10">
            <text:p>10</text:p>
          </table:table-cell>
          <table:table-cell table:number-columns-repeated="3"/>
          <table:table-cell office:value-type="string">
            <text:p>IRRI - 11.12 - Date fin irrigation</text:p>
          </table:table-cell>
          <table:table-cell table:number-columns-repeated="1015"/>
        </table:table-row>
        <table:table-row table:style-name="ro2">
          <table:table-cell office:value-type="string">
            <text:p>PKLEG13_EXPL</text:p>
          </table:table-cell>
          <table:table-cell office:value-type="string">
            <text:p>PASAVS</text:p>
          </table:table-cell>
          <table:table-cell office:value-type="string">
            <text:p>brute</text:p>
          </table:table-cell>
          <table:table-cell office:value-type="string">
            <text:p>information.OuiNonSansObjet</text:p>
          </table:table-cell>
          <table:table-cell table:number-columns-repeated="2" office:value-type="float" office:value="1">
            <text:p>1</text:p>
          </table:table-cell>
          <table:table-cell table:number-columns-repeated="2"/>
          <table:table-cell office:value-type="string">
            <text:p>IRRI - 11.13 - irrig°avant ou au semis</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NBPASAVS</text:p>
          </table:table-cell>
          <table:table-cell office:value-type="string">
            <text:p>brute</text:p>
          </table:table-cell>
          <table:table-cell office:value-type="string">
            <text:p>code.NumericalCode</text:p>
          </table:table-cell>
          <table:table-cell office:value-type="float" office:value="2">
            <text:p>2</text:p>
          </table:table-cell>
          <table:table-cell table:number-columns-repeated="3"/>
          <table:table-cell office:value-type="string">
            <text:p>IRRI - 11.13.1 - Nbre de passages avant semis ou plantation</text:p>
          </table:table-cell>
          <table:table-cell table:number-columns-repeated="1015"/>
        </table:table-row>
        <table:table-row table:style-name="ro2">
          <table:table-cell office:value-type="string">
            <text:p>PKLEG13_EXPL</text:p>
          </table:table-cell>
          <table:table-cell office:value-type="string">
            <text:p>NBPASAPS</text:p>
          </table:table-cell>
          <table:table-cell office:value-type="string">
            <text:p>brute</text:p>
          </table:table-cell>
          <table:table-cell office:value-type="string">
            <text:p>code.NumericalCode</text:p>
          </table:table-cell>
          <table:table-cell office:value-type="float" office:value="3">
            <text:p>3</text:p>
          </table:table-cell>
          <table:table-cell table:number-columns-repeated="3"/>
          <table:table-cell office:value-type="string">
            <text:p>IRRI - 11.14 - Nbre de passages après le semis ou plantation</text:p>
          </table:table-cell>
          <table:table-cell table:number-columns-repeated="1015"/>
        </table:table-row>
        <table:table-row table:style-name="ro2">
          <table:table-cell office:value-type="string">
            <text:p>PKLEG13_EXPL</text:p>
          </table:table-cell>
          <table:table-cell office:value-type="string">
            <text:p>MMEAU</text:p>
          </table:table-cell>
          <table:table-cell office:value-type="string">
            <text:p>brute</text:p>
          </table:table-cell>
          <table:table-cell office:value-type="string">
            <text:p>primitive.Integer</text:p>
          </table:table-cell>
          <table:table-cell office:value-type="float" office:value="4">
            <text:p>4</text:p>
          </table:table-cell>
          <table:table-cell table:number-columns-repeated="2"/>
          <table:table-cell office:value-type="string">
            <text:p>9 999</text:p>
          </table:table-cell>
          <table:table-cell office:value-type="string">
            <text:p>IRRI - 11.15 - Apport total sur la parcelle (en mm)</text:p>
          </table:table-cell>
          <table:table-cell table:number-columns-repeated="1015"/>
        </table:table-row>
        <table:table-row table:style-name="ro2">
          <table:table-cell office:value-type="string">
            <text:p>PKLEG13_EXPL</text:p>
          </table:table-cell>
          <table:table-cell office:value-type="string">
            <text:p>ACCES</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IRRI - 11.16.1/11.22 - accès à l’eau</text:p>
          </table:table-cell>
          <table:table-cell office:value-type="string">
            <text:p>FreeFilteredNomenclature</text:p>
          </table:table-cell>
          <table:table-cell/>
          <table:table-cell office:value-type="string">
            <text:p>1 - Individuel - 0 | 2 - Collectif - 0 | 9 - Sans objet - 1</text:p>
          </table:table-cell>
          <table:table-cell table:number-columns-repeated="1012"/>
        </table:table-row>
        <table:table-row table:style-name="ro2">
          <table:table-cell office:value-type="string">
            <text:p>PKLEG13_EXPL</text:p>
          </table:table-cell>
          <table:table-cell office:value-type="string">
            <text:p>PROV</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IRRI - 11.16.2/11.23 - provenance principale eau d’irrig°</text:p>
          </table:table-cell>
          <table:table-cell office:value-type="string">
            <text:p>FreeFilteredNomenclature</text:p>
          </table:table-cell>
          <table:table-cell/>
          <table:table-cell office:value-type="string">
            <text:p>1 - Cours d’eau - 0 | 2 - Lac collinaire - 0 | 3 - Forage - 0 | 4 - Réseau - 0 | 5 - Récupération d'eau pluviale (eau de toiture,..) - 0 | 9 - Sans objet - 1</text:p>
          </table:table-cell>
          <table:table-cell table:number-columns-repeated="1012"/>
        </table:table-row>
        <table:table-row table:style-name="ro2">
          <table:table-cell office:value-type="string">
            <text:p>PKLEG13_EXPL</text:p>
          </table:table-cell>
          <table:table-cell office:value-type="string">
            <text:p>CINTFIX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17 - Type irrig: Couv fixe durant la culture</text:p>
          </table:table-cell>
          <table:table-cell table:number-columns-repeated="1015"/>
        </table:table-row>
        <table:table-row table:style-name="ro2">
          <table:table-cell office:value-type="string">
            <text:p>PKLEG13_EXPL</text:p>
          </table:table-cell>
          <table:table-cell office:value-type="string">
            <text:p>CINTMOB</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17 - Type irrig: Couv intégrale mobiles</text:p>
          </table:table-cell>
          <table:table-cell table:number-columns-repeated="1015"/>
        </table:table-row>
        <table:table-row table:style-name="ro2">
          <table:table-cell office:value-type="string">
            <text:p>PKLEG13_EXPL</text:p>
          </table:table-cell>
          <table:table-cell office:value-type="string">
            <text:p>PIVOSIM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17 - Type irrig: Pivot simple</text:p>
          </table:table-cell>
          <table:table-cell table:number-columns-repeated="1015"/>
        </table:table-row>
        <table:table-row table:style-name="ro2">
          <table:table-cell office:value-type="string">
            <text:p>PKLEG13_EXPL</text:p>
          </table:table-cell>
          <table:table-cell office:value-type="string">
            <text:p>PIVOASP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17 - Type irrig: Pivot simple complétés d’asperseurs</text:p>
          </table:table-cell>
          <table:table-cell table:number-columns-repeated="1015"/>
        </table:table-row>
        <table:table-row table:style-name="ro2">
          <table:table-cell office:value-type="string">
            <text:p>PKLEG13_EXPL</text:p>
          </table:table-cell>
          <table:table-cell office:value-type="string">
            <text:p>CANENROU</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17 - Type irrig: Canon à enrouleur</text:p>
          </table:table-cell>
          <table:table-cell table:number-columns-repeated="1015"/>
        </table:table-row>
        <table:table-row table:style-name="ro2">
          <table:table-cell office:value-type="string">
            <text:p>PKLEG13_EXPL</text:p>
          </table:table-cell>
          <table:table-cell office:value-type="string">
            <text:p>RAMP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17 - Type irrig: Rampe</text:p>
          </table:table-cell>
          <table:table-cell table:number-columns-repeated="1015"/>
        </table:table-row>
        <table:table-row table:style-name="ro2">
          <table:table-cell office:value-type="string">
            <text:p>PKLEG13_EXPL</text:p>
          </table:table-cell>
          <table:table-cell office:value-type="string">
            <text:p>GRAVISUBM</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17 - Type irrig: Irrig° par gravitat° ou submers°</text:p>
          </table:table-cell>
          <table:table-cell table:number-columns-repeated="1015"/>
        </table:table-row>
        <table:table-row table:style-name="ro2">
          <table:table-cell office:value-type="string">
            <text:p>PKLEG13_EXPL</text:p>
          </table:table-cell>
          <table:table-cell office:value-type="string">
            <text:p>GTEAGT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 - Type irrig: Goutte à goutte</text:p>
          </table:table-cell>
          <table:table-cell table:number-columns-repeated="1015"/>
        </table:table-row>
        <table:table-row table:style-name="ro2">
          <table:table-cell office:value-type="string">
            <text:p>PKLEG13_EXPL</text:p>
          </table:table-cell>
          <table:table-cell office:value-type="string">
            <text:p>MICROASPER</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17 - Type irrig: Micro-aspers°</text:p>
          </table:table-cell>
          <table:table-cell table:number-columns-repeated="1015"/>
        </table:table-row>
        <table:table-row table:style-name="ro2">
          <table:table-cell office:value-type="string">
            <text:p>PKLEG13_EXPL</text:p>
          </table:table-cell>
          <table:table-cell office:value-type="string">
            <text:p>MAREESUB</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 - Type irrig: Syst à marée ou submers°</text:p>
          </table:table-cell>
          <table:table-cell table:number-columns-repeated="1015"/>
        </table:table-row>
        <table:table-row table:style-name="ro2">
          <table:table-cell office:value-type="string">
            <text:p>PKLEG13_EXPL</text:p>
          </table:table-cell>
          <table:table-cell office:value-type="string">
            <text:p>ARROSOIR</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17 - Type irrig : Man - Arrosoir, seau,..</text:p>
          </table:table-cell>
          <table:table-cell table:number-columns-repeated="1015"/>
        </table:table-row>
        <table:table-row table:style-name="ro2">
          <table:table-cell office:value-type="string">
            <text:p>PKLEG13_EXPL</text:p>
          </table:table-cell>
          <table:table-cell office:value-type="string">
            <text:p>TUYARROS</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17 - Type irrig: Manuelle – Tuyau d'arrosage</text:p>
          </table:table-cell>
          <table:table-cell table:number-columns-repeated="1015"/>
        </table:table-row>
        <table:table-row table:style-name="ro2">
          <table:table-cell office:value-type="string">
            <text:p>PKLEG13_EXPL</text:p>
          </table:table-cell>
          <table:table-cell office:value-type="string">
            <text:p>BRUMIFICATIO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17 - Type irrig: Brumification</text:p>
          </table:table-cell>
          <table:table-cell table:number-columns-repeated="1015"/>
        </table:table-row>
        <table:table-row table:style-name="ro2">
          <table:table-cell office:value-type="string">
            <text:p>PKLEG13_EXPL</text:p>
          </table:table-cell>
          <table:table-cell office:value-type="string">
            <text:p>TYPIRRAU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17 - Autre</text:p>
          </table:table-cell>
          <table:table-cell table:number-columns-repeated="1015"/>
        </table:table-row>
        <table:table-row table:style-name="ro2">
          <table:table-cell office:value-type="string">
            <text:p>PKLEG13_EXPL</text:p>
          </table:table-cell>
          <table:table-cell office:value-type="string">
            <text:p>DECLIRRHARB</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 - déclt l’irrig°: usages courants</text:p>
          </table:table-cell>
          <table:table-cell table:number-columns-repeated="1015"/>
        </table:table-row>
        <table:table-row table:style-name="ro2">
          <table:table-cell office:value-type="string">
            <text:p>PKLEG13_EXPL</text:p>
          </table:table-cell>
          <table:table-cell office:value-type="string">
            <text:p>DECLIRROBS</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 - déclt l’irrig°: après avoir observé votre parc</text:p>
          </table:table-cell>
          <table:table-cell table:number-columns-repeated="1015"/>
        </table:table-row>
        <table:table-row table:style-name="ro2">
          <table:table-cell office:value-type="string">
            <text:p>PKLEG13_EXPL</text:p>
          </table:table-cell>
          <table:table-cell office:value-type="string">
            <text:p>DECLIRRTEC</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 - déclt l’irrig°: recommandat° d’organismes techniques</text:p>
          </table:table-cell>
          <table:table-cell table:number-columns-repeated="1015"/>
        </table:table-row>
        <table:table-row table:style-name="ro2">
          <table:table-cell office:value-type="string">
            <text:p>PKLEG13_EXPL</text:p>
          </table:table-cell>
          <table:table-cell office:value-type="string">
            <text:p>DECLIRRME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17 - déclt l’irrig°: prévis° météo</text:p>
          </table:table-cell>
          <table:table-cell table:number-columns-repeated="1015"/>
        </table:table-row>
        <table:table-row table:style-name="ro2">
          <table:table-cell office:value-type="string">
            <text:p>PKLEG13_EXPL</text:p>
          </table:table-cell>
          <table:table-cell office:value-type="string">
            <text:p>DECLIRRPILO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 - déclt l’irrig°: outils de pilotage de l’irrigation</text:p>
          </table:table-cell>
          <table:table-cell table:number-columns-repeated="1015"/>
        </table:table-row>
        <table:table-row table:style-name="ro2">
          <table:table-cell office:value-type="string">
            <text:p>PKLEG13_EXPL</text:p>
          </table:table-cell>
          <table:table-cell office:value-type="string">
            <text:p>DECLIRRAUTOM</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 - déclt l’irrig°: <text:s/>Gestion automatisée</text:p>
          </table:table-cell>
          <table:table-cell table:number-columns-repeated="1015"/>
        </table:table-row>
        <table:table-row table:style-name="ro2">
          <table:table-cell office:value-type="string">
            <text:p>PKLEG13_EXPL</text:p>
          </table:table-cell>
          <table:table-cell office:value-type="string">
            <text:p>DECLIRRAUTR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 - déclt l’irrig°: <text:s/>Autre</text:p>
          </table:table-cell>
          <table:table-cell table:number-columns-repeated="1015"/>
        </table:table-row>
        <table:table-row table:style-name="ro2">
          <table:table-cell office:value-type="string">
            <text:p>PKLEG13_EXPL</text:p>
          </table:table-cell>
          <table:table-cell office:value-type="string">
            <text:p>DECLIRRHARB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 - Raisonnement déclt l’irrig°: usages courants</text:p>
          </table:table-cell>
          <table:table-cell table:number-columns-repeated="1015"/>
        </table:table-row>
        <table:table-row table:style-name="ro2">
          <table:table-cell office:value-type="string">
            <text:p>PKLEG13_EXPL</text:p>
          </table:table-cell>
          <table:table-cell office:value-type="string">
            <text:p>DECLIRROBS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 - Raisonnement déclt l’irrig°: après avoir observé votre parc</text:p>
          </table:table-cell>
          <table:table-cell table:number-columns-repeated="1015"/>
        </table:table-row>
        <table:table-row table:style-name="ro2">
          <table:table-cell office:value-type="string">
            <text:p>PKLEG13_EXPL</text:p>
          </table:table-cell>
          <table:table-cell office:value-type="string">
            <text:p>DECLIRRTEC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 - Raisonnement déclt l’irrig°: recommandat° d’organismes techniques</text:p>
          </table:table-cell>
          <table:table-cell table:number-columns-repeated="1015"/>
        </table:table-row>
        <table:table-row table:style-name="ro2">
          <table:table-cell office:value-type="string">
            <text:p>PKLEG13_EXPL</text:p>
          </table:table-cell>
          <table:table-cell office:value-type="string">
            <text:p>DECLIRRMET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17 - Raisonnement déclt l’irrig°: prévis° météo</text:p>
          </table:table-cell>
          <table:table-cell table:number-columns-repeated="1015"/>
        </table:table-row>
        <table:table-row table:style-name="ro2">
          <table:table-cell office:value-type="string">
            <text:p>PKLEG13_EXPL</text:p>
          </table:table-cell>
          <table:table-cell office:value-type="string">
            <text:p>DECLIRRPILOT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 - Raisonnement déclt l’irrig°: outils de pilotage de l’irrigation</text:p>
          </table:table-cell>
          <table:table-cell table:number-columns-repeated="1015"/>
        </table:table-row>
        <table:table-row table:style-name="ro2">
          <table:table-cell office:value-type="string">
            <text:p>PKLEG13_EXPL</text:p>
          </table:table-cell>
          <table:table-cell office:value-type="string">
            <text:p>DECLIRRAUTOM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 - Raisonnement déclt l’irrig°: <text:s/>Gestion automatisée</text:p>
          </table:table-cell>
          <table:table-cell table:number-columns-repeated="1015"/>
        </table:table-row>
        <table:table-row table:style-name="ro2">
          <table:table-cell office:value-type="string">
            <text:p>PKLEG13_EXPL</text:p>
          </table:table-cell>
          <table:table-cell office:value-type="string">
            <text:p>DECLIRRAUTRE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 - Raisonnement déclt l’irrig°: <text:s/>Autre</text:p>
          </table:table-cell>
          <table:table-cell table:number-columns-repeated="1015"/>
        </table:table-row>
        <table:table-row table:style-name="ro2">
          <table:table-cell office:value-type="string">
            <text:p>PKLEG13_EXPL</text:p>
          </table:table-cell>
          <table:table-cell office:value-type="string">
            <text:p>HYDROPONI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25 - Hydroponie</text:p>
          </table:table-cell>
          <table:table-cell table:number-columns-repeated="1015"/>
        </table:table-row>
        <table:table-row table:style-name="ro2">
          <table:table-cell office:value-type="string">
            <text:p>PKLEG13_EXPL</text:p>
          </table:table-cell>
          <table:table-cell office:value-type="string">
            <text:p>AEROPONI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25 - Aéroponie</text:p>
          </table:table-cell>
          <table:table-cell table:number-columns-repeated="1015"/>
        </table:table-row>
        <table:table-row table:style-name="ro2">
          <table:table-cell office:value-type="string">
            <text:p>PKLEG13_EXPL</text:p>
          </table:table-cell>
          <table:table-cell office:value-type="string">
            <text:p>ULTRAPONI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25 - Ultraponie</text:p>
          </table:table-cell>
          <table:table-cell table:number-columns-repeated="1015"/>
        </table:table-row>
        <table:table-row table:style-name="ro2">
          <table:table-cell office:value-type="string">
            <text:p>PKLEG13_EXPL</text:p>
          </table:table-cell>
          <table:table-cell office:value-type="string">
            <text:p>BASSINAG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25 - Bassinage</text:p>
          </table:table-cell>
          <table:table-cell table:number-columns-repeated="1015"/>
        </table:table-row>
        <table:table-row table:style-name="ro2">
          <table:table-cell office:value-type="string">
            <text:p>PKLEG13_EXPL</text:p>
          </table:table-cell>
          <table:table-cell office:value-type="string">
            <text:p>AUTREIRR</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IRRI - 11 - Autre</text:p>
          </table:table-cell>
          <table:table-cell table:number-columns-repeated="1015"/>
        </table:table-row>
        <table:table-row table:style-name="ro2">
          <table:table-cell office:value-type="string">
            <text:p>PKLEG13_EXPL</text:p>
          </table:table-cell>
          <table:table-cell office:value-type="string">
            <text:p>COMMENTIRR</text:p>
          </table:table-cell>
          <table:table-cell office:value-type="string">
            <text:p>brute</text:p>
          </table:table-cell>
          <table:table-cell office:value-type="string">
            <text:p>information.Comment</text:p>
          </table:table-cell>
          <table:table-cell office:value-type="float" office:value="250">
            <text:p>250</text:p>
          </table:table-cell>
          <table:table-cell table:number-columns-repeated="3"/>
          <table:table-cell office:value-type="string">
            <text:p>Commentaires Irrigation</text:p>
          </table:table-cell>
          <table:table-cell table:number-columns-repeated="1015"/>
        </table:table-row>
        <table:table-row table:style-name="ro2">
          <table:table-cell office:value-type="string">
            <text:p>PKLEG13_EXPL</text:p>
          </table:table-cell>
          <table:table-cell office:value-type="string">
            <text:p>MMEAUMC</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IRRI - 11.15 - Apport total sur la parcelle (en m3)</text:p>
          </table:table-cell>
          <table:table-cell table:number-columns-repeated="1015"/>
        </table:table-row>
        <table:table-row table:style-name="ro2">
          <table:table-cell office:value-type="string">
            <text:p>PKLEG13_EXPL</text:p>
          </table:table-cell>
          <table:table-cell office:value-type="string">
            <text:p>NBMCUBE</text:p>
          </table:table-cell>
          <table:table-cell office:value-type="string">
            <text:p>brute</text:p>
          </table:table-cell>
          <table:table-cell office:value-type="string">
            <text:p>primitive.Integer</text:p>
          </table:table-cell>
          <table:table-cell office:value-type="float" office:value="5">
            <text:p>5</text:p>
          </table:table-cell>
          <table:table-cell table:number-columns-repeated="2"/>
          <table:table-cell office:value-type="string">
            <text:p>99 999</text:p>
          </table:table-cell>
          <table:table-cell office:value-type="string">
            <text:p>IRRI - 11.21 - Nombre total de m3 / ha sur la culture</text:p>
          </table:table-cell>
          <table:table-cell table:number-columns-repeated="1015"/>
        </table:table-row>
        <table:table-row table:style-name="ro2">
          <table:table-cell office:value-type="string">
            <text:p>PKLEG13_EXPL</text:p>
          </table:table-cell>
          <table:table-cell office:value-type="string">
            <text:p>TRAITOBLI</text:p>
          </table:table-cell>
          <table:table-cell office:value-type="string">
            <text:p>brute</text:p>
          </table:table-cell>
          <table:table-cell office:value-type="string">
            <text:p>information.OuiNonSansObjet</text:p>
          </table:table-cell>
          <table:table-cell table:number-columns-repeated="2" office:value-type="float" office:value="1">
            <text:p>1</text:p>
          </table:table-cell>
          <table:table-cell table:number-columns-repeated="2"/>
          <table:table-cell office:value-type="string">
            <text:p>OBLIG - 81 - traits oblig</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INSTRAITOB</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1 - traits oblig : ins – aca</text:p>
          </table:table-cell>
          <table:table-cell table:number-columns-repeated="1015"/>
        </table:table-row>
        <table:table-row table:style-name="ro2">
          <table:table-cell office:value-type="string">
            <text:p>PKLEG13_EXPL</text:p>
          </table:table-cell>
          <table:table-cell office:value-type="string">
            <text:p>FONTRAITOB</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1 - traits oblig : Fongicide</text:p>
          </table:table-cell>
          <table:table-cell table:number-columns-repeated="1015"/>
        </table:table-row>
        <table:table-row table:style-name="ro2">
          <table:table-cell office:value-type="string">
            <text:p>PKLEG13_EXPL</text:p>
          </table:table-cell>
          <table:table-cell office:value-type="string">
            <text:p>HERTRAITOB</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1 - traits oblig : Herbicide</text:p>
          </table:table-cell>
          <table:table-cell table:number-columns-repeated="1015"/>
        </table:table-row>
        <table:table-row table:style-name="ro2">
          <table:table-cell office:value-type="string">
            <text:p>PKLEG13_EXPL</text:p>
          </table:table-cell>
          <table:table-cell office:value-type="string">
            <text:p>NEMTRAITOB</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1 - traits oblig : Nématode</text:p>
          </table:table-cell>
          <table:table-cell table:number-columns-repeated="1015"/>
        </table:table-row>
        <table:table-row table:style-name="ro2">
          <table:table-cell office:value-type="string">
            <text:p>PKLEG13_EXPL</text:p>
          </table:table-cell>
          <table:table-cell office:value-type="string">
            <text:p>AUTTRAITOB</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1 - traits oblig : Autres</text:p>
          </table:table-cell>
          <table:table-cell table:number-columns-repeated="1015"/>
        </table:table-row>
        <table:table-row table:style-name="ro2">
          <table:table-cell office:value-type="string">
            <text:p>PKLEG13_EXPL</text:p>
          </table:table-cell>
          <table:table-cell office:value-type="string">
            <text:p>EXCEPALEA</text:p>
          </table:table-cell>
          <table:table-cell office:value-type="string">
            <text:p>brute</text:p>
          </table:table-cell>
          <table:table-cell office:value-type="string">
            <text:p>information.OuiNonSansObjet</text:p>
          </table:table-cell>
          <table:table-cell table:number-columns-repeated="2" office:value-type="float" office:value="1">
            <text:p>1</text:p>
          </table:table-cell>
          <table:table-cell table:number-columns-repeated="2"/>
          <table:table-cell office:value-type="string">
            <text:p>OBLIG - 82.1 - aléas excepts sur parc durant campagn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CHALEALE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2.12 - aléas excepts : Chaleur</text:p>
          </table:table-cell>
          <table:table-cell table:number-columns-repeated="1015"/>
        </table:table-row>
        <table:table-row table:style-name="ro2">
          <table:table-cell office:value-type="string">
            <text:p>PKLEG13_EXPL</text:p>
          </table:table-cell>
          <table:table-cell office:value-type="string">
            <text:p>ACEAUALE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2.2 - aléas : accès à l'eau</text:p>
          </table:table-cell>
          <table:table-cell table:number-columns-repeated="1015"/>
        </table:table-row>
        <table:table-row table:style-name="ro2">
          <table:table-cell office:value-type="string">
            <text:p>PKLEG13_EXPL</text:p>
          </table:table-cell>
          <table:table-cell office:value-type="string">
            <text:p>DEGSTALE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2.11 - aléas excepts: Dégâts structure</text:p>
          </table:table-cell>
          <table:table-cell table:number-columns-repeated="1015"/>
        </table:table-row>
        <table:table-row table:style-name="ro2">
          <table:table-cell office:value-type="string">
            <text:p>PKLEG13_EXPL</text:p>
          </table:table-cell>
          <table:table-cell office:value-type="string">
            <text:p>MOEUVALE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2.4 - aléas excepts: disponibilité en main d'oeuvre</text:p>
          </table:table-cell>
          <table:table-cell table:number-columns-repeated="1015"/>
        </table:table-row>
        <table:table-row table:style-name="ro2">
          <table:table-cell office:value-type="string">
            <text:p>PKLEG13_EXPL</text:p>
          </table:table-cell>
          <table:table-cell office:value-type="string">
            <text:p>GELAALE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2.11 - aléas excepts: froid : gel, neige,..</text:p>
          </table:table-cell>
          <table:table-cell table:number-columns-repeated="1015"/>
        </table:table-row>
        <table:table-row table:style-name="ro2">
          <table:table-cell office:value-type="string">
            <text:p>PKLEG13_EXPL</text:p>
          </table:table-cell>
          <table:table-cell office:value-type="string">
            <text:p>GIBIALE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2.11 - aléas excepts: Gibier</text:p>
          </table:table-cell>
          <table:table-cell table:number-columns-repeated="1015"/>
        </table:table-row>
        <table:table-row table:style-name="ro2">
          <table:table-cell office:value-type="string">
            <text:p>PKLEG13_EXPL</text:p>
          </table:table-cell>
          <table:table-cell office:value-type="string">
            <text:p>GRELEALE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2.11 - aléas excepts: Grêle</text:p>
          </table:table-cell>
          <table:table-cell table:number-columns-repeated="1015"/>
        </table:table-row>
        <table:table-row table:style-name="ro2">
          <table:table-cell office:value-type="string">
            <text:p>PKLEG13_EXPL</text:p>
          </table:table-cell>
          <table:table-cell office:value-type="string">
            <text:p>INONDALE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2.11 - aléas excepts: Inondation</text:p>
          </table:table-cell>
          <table:table-cell table:number-columns-repeated="1015"/>
        </table:table-row>
        <table:table-row table:style-name="ro2">
          <table:table-cell office:value-type="string">
            <text:p>PKLEG13_EXPL</text:p>
          </table:table-cell>
          <table:table-cell office:value-type="string">
            <text:p>ENERALE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2.31 - aléas excepts: prix énergie</text:p>
          </table:table-cell>
          <table:table-cell table:number-columns-repeated="1015"/>
        </table:table-row>
        <table:table-row table:style-name="ro2">
          <table:table-cell office:value-type="string">
            <text:p>PKLEG13_EXPL</text:p>
          </table:table-cell>
          <table:table-cell office:value-type="string">
            <text:p>ENGRALE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2.31 - aléas excepts: prix engrais</text:p>
          </table:table-cell>
          <table:table-cell table:number-columns-repeated="1015"/>
        </table:table-row>
        <table:table-row table:style-name="ro2">
          <table:table-cell office:value-type="string">
            <text:p>PKLEG13_EXPL</text:p>
          </table:table-cell>
          <table:table-cell office:value-type="string">
            <text:p>COMMEALE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2.5 - aléas excepts: commercialisat° exceptionnels : mévente, prix,..</text:p>
          </table:table-cell>
          <table:table-cell table:number-columns-repeated="1015"/>
        </table:table-row>
        <table:table-row table:style-name="ro2">
          <table:table-cell office:value-type="string">
            <text:p>PKLEG13_EXPL</text:p>
          </table:table-cell>
          <table:table-cell office:value-type="string">
            <text:p>PHYTOALE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2.31 - aléas prix phytosanitaire</text:p>
          </table:table-cell>
          <table:table-cell table:number-columns-repeated="1015"/>
        </table:table-row>
        <table:table-row table:style-name="ro2">
          <table:table-cell office:value-type="string">
            <text:p>PKLEG13_EXPL</text:p>
          </table:table-cell>
          <table:table-cell office:value-type="string">
            <text:p>SANIALE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2.11 - aléas excepts : Sanitaire</text:p>
          </table:table-cell>
          <table:table-cell table:number-columns-repeated="1015"/>
        </table:table-row>
        <table:table-row table:style-name="ro2">
          <table:table-cell office:value-type="string">
            <text:p>PKLEG13_EXPL</text:p>
          </table:table-cell>
          <table:table-cell office:value-type="string">
            <text:p>SECHEALE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2.12 - aléas excepts: : Sécheresse</text:p>
          </table:table-cell>
          <table:table-cell table:number-columns-repeated="1015"/>
        </table:table-row>
        <table:table-row table:style-name="ro2">
          <table:table-cell office:value-type="string">
            <text:p>PKLEG13_EXPL</text:p>
          </table:table-cell>
          <table:table-cell office:value-type="string">
            <text:p>AUTREALE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OBLIG - 82.11 - aléas excepts:: Autre</text:p>
          </table:table-cell>
          <table:table-cell table:number-columns-repeated="1015"/>
        </table:table-row>
        <table:table-row table:style-name="ro2">
          <table:table-cell office:value-type="string">
            <text:p>PKLEG13_EXPL</text:p>
          </table:table-cell>
          <table:table-cell office:value-type="string">
            <text:p>COMMENTOBLI</text:p>
          </table:table-cell>
          <table:table-cell office:value-type="string">
            <text:p>brute</text:p>
          </table:table-cell>
          <table:table-cell office:value-type="string">
            <text:p>information.Comment</text:p>
          </table:table-cell>
          <table:table-cell office:value-type="float" office:value="250">
            <text:p>250</text:p>
          </table:table-cell>
          <table:table-cell table:number-columns-repeated="3"/>
          <table:table-cell office:value-type="string">
            <text:p>Commentaires Traitements obligatoires</text:p>
          </table:table-cell>
          <table:table-cell table:number-columns-repeated="1015"/>
        </table:table-row>
        <table:table-row table:style-name="ro2">
          <table:table-cell office:value-type="string">
            <text:p>PKLEG13_EXPL</text:p>
          </table:table-cell>
          <table:table-cell office:value-type="string">
            <text:p>PERTEXPALEA</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OBLIG - 82.12 - % total pertes aléas : clim, sanit, gibier, autre</text:p>
          </table:table-cell>
          <table:table-cell table:number-columns-repeated="1015"/>
        </table:table-row>
        <table:table-row table:style-name="ro2">
          <table:table-cell office:value-type="string">
            <text:p>PKLEG13_EXPL</text:p>
          </table:table-cell>
          <table:table-cell office:value-type="string">
            <text:p>APPHYTO</text:p>
          </table:table-cell>
          <table:table-cell office:value-type="string">
            <text:p>brute</text:p>
          </table:table-cell>
          <table:table-cell office:value-type="string">
            <text:p>information.OuiNonSansObjet</text:p>
          </table:table-cell>
          <table:table-cell table:number-columns-repeated="2" office:value-type="float" office:value="1">
            <text:p>1</text:p>
          </table:table-cell>
          <table:table-cell table:number-columns-repeated="2"/>
          <table:table-cell office:value-type="string">
            <text:p>PHYTO - 9 - au moins un traitement phyto</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COMMENTPHYTO</text:p>
          </table:table-cell>
          <table:table-cell office:value-type="string">
            <text:p>brute</text:p>
          </table:table-cell>
          <table:table-cell office:value-type="string">
            <text:p>information.Comment</text:p>
          </table:table-cell>
          <table:table-cell office:value-type="float" office:value="250">
            <text:p>250</text:p>
          </table:table-cell>
          <table:table-cell table:number-columns-repeated="3"/>
          <table:table-cell office:value-type="string">
            <text:p>Commentaires PHYTO</text:p>
          </table:table-cell>
          <table:table-cell table:number-columns-repeated="1015"/>
        </table:table-row>
        <table:table-row table:style-name="ro2">
          <table:table-cell office:value-type="string">
            <text:p>PKLEG13_EXPL</text:p>
          </table:table-cell>
          <table:table-cell office:value-type="string">
            <text:p>HERBPPSOP</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3"/>
          <table:table-cell office:value-type="string">
            <text:p>Nombre de passage avec au moins un : herbicide après semis ou plantation</text:p>
          </table:table-cell>
          <table:table-cell table:number-columns-repeated="1015"/>
        </table:table-row>
        <table:table-row table:style-name="ro2">
          <table:table-cell office:value-type="string">
            <text:p>PKLEG13_EXPL</text:p>
          </table:table-cell>
          <table:table-cell office:value-type="string">
            <text:p>HERBITOT</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3"/>
          <table:table-cell office:value-type="string">
            <text:p>Nombre de passage avec au moins un : herbicide</text:p>
          </table:table-cell>
          <table:table-cell table:number-columns-repeated="1015"/>
        </table:table-row>
        <table:table-row table:style-name="ro2">
          <table:table-cell office:value-type="string">
            <text:p>PKLEG13_EXPL</text:p>
          </table:table-cell>
          <table:table-cell office:value-type="string">
            <text:p>INSACTOT</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3"/>
          <table:table-cell office:value-type="string">
            <text:p>Nombre de passage avec au moins un : insecticide</text:p>
          </table:table-cell>
          <table:table-cell table:number-columns-repeated="1015"/>
        </table:table-row>
        <table:table-row table:style-name="ro2">
          <table:table-cell office:value-type="string">
            <text:p>PKLEG13_EXPL</text:p>
          </table:table-cell>
          <table:table-cell office:value-type="string">
            <text:p>ACARTOT</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3"/>
          <table:table-cell office:value-type="string">
            <text:p>Nombre de passage avec au moins un : acaricide</text:p>
          </table:table-cell>
          <table:table-cell table:number-columns-repeated="1015"/>
        </table:table-row>
        <table:table-row table:style-name="ro2">
          <table:table-cell office:value-type="string">
            <text:p>PKLEG13_EXPL</text:p>
          </table:table-cell>
          <table:table-cell office:value-type="string">
            <text:p>FONGITOT</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3"/>
          <table:table-cell office:value-type="string">
            <text:p>Nombre de passage avec au moins un : fongicide</text:p>
          </table:table-cell>
          <table:table-cell table:number-columns-repeated="1015"/>
        </table:table-row>
        <table:table-row table:style-name="ro2">
          <table:table-cell office:value-type="string">
            <text:p>PKLEG13_EXPL</text:p>
          </table:table-cell>
          <table:table-cell office:value-type="string">
            <text:p>LIMACTOT</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3"/>
          <table:table-cell office:value-type="string">
            <text:p>Nombre de passage avec au moins un : anti-limaces</text:p>
          </table:table-cell>
          <table:table-cell table:number-columns-repeated="1015"/>
        </table:table-row>
        <table:table-row table:style-name="ro2">
          <table:table-cell office:value-type="string">
            <text:p>PKLEG13_EXPL</text:p>
          </table:table-cell>
          <table:table-cell office:value-type="string">
            <text:p>ADJPASTOT</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3"/>
          <table:table-cell office:value-type="string">
            <text:p>Nombre de passage avec au moins un : adjuvant</text:p>
          </table:table-cell>
          <table:table-cell table:number-columns-repeated="1015"/>
        </table:table-row>
        <table:table-row table:style-name="ro2">
          <table:table-cell office:value-type="string">
            <text:p>PKLEG13_EXPL</text:p>
          </table:table-cell>
          <table:table-cell office:value-type="string">
            <text:p>AUTPASTOT</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3"/>
          <table:table-cell office:value-type="string">
            <text:p>Nombre de passage avec au moins un : autre traitement</text:p>
          </table:table-cell>
          <table:table-cell table:number-columns-repeated="1015"/>
        </table:table-row>
        <table:table-row table:style-name="ro2">
          <table:table-cell office:value-type="string">
            <text:p>PKLEG13_EXPL</text:p>
          </table:table-cell>
          <table:table-cell office:value-type="string">
            <text:p>PHYTOPASTOT</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3"/>
          <table:table-cell office:value-type="string">
            <text:p>Nombre de passage avec au moins un : tous traitement</text:p>
          </table:table-cell>
          <table:table-cell table:number-columns-repeated="1015"/>
        </table:table-row>
        <table:table-row table:style-name="ro2">
          <table:table-cell office:value-type="string">
            <text:p>PKLEG13_EXPL</text:p>
          </table:table-cell>
          <table:table-cell office:value-type="string">
            <text:p>TRAITTOT</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Nombre de traitements</text:p>
          </table:table-cell>
          <table:table-cell table:number-columns-repeated="1015"/>
        </table:table-row>
        <table:table-row table:style-name="ro2">
          <table:table-cell office:value-type="string">
            <text:p>PKLEG13_EXPL</text:p>
          </table:table-cell>
          <table:table-cell office:value-type="string">
            <text:p>NBDEHTOT</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Nombre de traitements avec au moins un : désherbant</text:p>
          </table:table-cell>
          <table:table-cell table:number-columns-repeated="1015"/>
        </table:table-row>
        <table:table-row table:style-name="ro2">
          <table:table-cell office:value-type="string">
            <text:p>PKLEG13_EXPL</text:p>
          </table:table-cell>
          <table:table-cell office:value-type="string">
            <text:p>NBINSACTOT</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Nombre de traitements avec au moins un : insecticide</text:p>
          </table:table-cell>
          <table:table-cell table:number-columns-repeated="1015"/>
        </table:table-row>
        <table:table-row table:style-name="ro2">
          <table:table-cell office:value-type="string">
            <text:p>PKLEG13_EXPL</text:p>
          </table:table-cell>
          <table:table-cell office:value-type="string">
            <text:p>NBFONTOT</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Nombre de traitements avec au moins un : fongicide</text:p>
          </table:table-cell>
          <table:table-cell table:number-columns-repeated="1015"/>
        </table:table-row>
        <table:table-row table:style-name="ro2">
          <table:table-cell office:value-type="string">
            <text:p>PKLEG13_EXPL</text:p>
          </table:table-cell>
          <table:table-cell office:value-type="string">
            <text:p>NBAUTTOT</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Nombre de traitements avec au moins un : autre traitement</text:p>
          </table:table-cell>
          <table:table-cell table:number-columns-repeated="1015"/>
        </table:table-row>
        <table:table-row table:style-name="ro2">
          <table:table-cell office:value-type="string">
            <text:p>PKLEG13_EXPL</text:p>
          </table:table-cell>
          <table:table-cell office:value-type="string">
            <text:p>NBPHYTO</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Nombre de traitements phyto saisis</text:p>
          </table:table-cell>
          <table:table-cell table:number-columns-repeated="1015"/>
        </table:table-row>
        <table:table-row table:style-name="ro2">
          <table:table-cell office:value-type="string">
            <text:p>PKLEG13_EXPL</text:p>
          </table:table-cell>
          <table:table-cell office:value-type="string">
            <text:p>NBACARTOT</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Nombre de traitements avec au moins un : acaricide</text:p>
          </table:table-cell>
          <table:table-cell table:number-columns-repeated="1015"/>
        </table:table-row>
        <table:table-row table:style-name="ro2">
          <table:table-cell office:value-type="string">
            <text:p>PKLEG13_EXPL</text:p>
          </table:table-cell>
          <table:table-cell office:value-type="string">
            <text:p>NBLIMACTOT</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Nombre de traitements avec au moins un : anti-limaces</text:p>
          </table:table-cell>
          <table:table-cell table:number-columns-repeated="1015"/>
        </table:table-row>
        <table:table-row table:style-name="ro2">
          <table:table-cell office:value-type="string">
            <text:p>PKLEG13_PHYTO</text:p>
          </table:table-cell>
          <table:table-cell office:value-type="string">
            <text:p>CODEPHYTO</text:p>
          </table:table-cell>
          <table:table-cell office:value-type="string">
            <text:p>brute</text:p>
          </table:table-cell>
          <table:table-cell office:value-type="string">
            <text:p>code.Code</text:p>
          </table:table-cell>
          <table:table-cell office:value-type="float" office:value="2">
            <text:p>2</text:p>
          </table:table-cell>
          <table:table-cell table:number-columns-repeated="3"/>
          <table:table-cell office:value-type="string">
            <text:p>PHYTO - 9 - N° ordre</text:p>
          </table:table-cell>
          <table:table-cell table:number-columns-repeated="1015"/>
        </table:table-row>
        <table:table-row table:style-name="ro2">
          <table:table-cell office:value-type="string">
            <text:p>PKLEG13_PHYTO</text:p>
          </table:table-cell>
          <table:table-cell office:value-type="string">
            <text:p>PHYTOPASS</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PHYTO - 9 - N° passage</text:p>
          </table:table-cell>
          <table:table-cell table:number-columns-repeated="1015"/>
        </table:table-row>
        <table:table-row table:style-name="ro2">
          <table:table-cell office:value-type="string">
            <text:p>PKLEG13_PHYTO</text:p>
          </table:table-cell>
          <table:table-cell office:value-type="string">
            <text:p>PHYTODAT</text:p>
          </table:table-cell>
          <table:table-cell office:value-type="string">
            <text:p>brute</text:p>
          </table:table-cell>
          <table:table-cell office:value-type="string">
            <text:p>statistique.Date</text:p>
          </table:table-cell>
          <table:table-cell office:value-type="float" office:value="10">
            <text:p>10</text:p>
          </table:table-cell>
          <table:table-cell table:number-columns-repeated="3"/>
          <table:table-cell office:value-type="string">
            <text:p>PHYTO - 9 - Date d’apport</text:p>
          </table:table-cell>
          <table:table-cell table:number-columns-repeated="1015"/>
        </table:table-row>
        <table:table-row table:style-name="ro2">
          <table:table-cell office:value-type="string">
            <text:p>PKLEG13_PHYTO</text:p>
          </table:table-cell>
          <table:table-cell office:value-type="string">
            <text:p>PHYTOLIB</text:p>
          </table:table-cell>
          <table:table-cell office:value-type="string">
            <text:p>brute</text:p>
          </table:table-cell>
          <table:table-cell office:value-type="string">
            <text:p>primitive.String</text:p>
          </table:table-cell>
          <table:table-cell office:value-type="float" office:value="100">
            <text:p>100</text:p>
          </table:table-cell>
          <table:table-cell table:number-columns-repeated="3"/>
          <table:table-cell office:value-type="string">
            <text:p>Produit commercial</text:p>
          </table:table-cell>
          <table:table-cell table:number-columns-repeated="1015"/>
        </table:table-row>
        <table:table-row table:style-name="ro2">
          <table:table-cell office:value-type="string">
            <text:p>PKLEG13_PHYTO</text:p>
          </table:table-cell>
          <table:table-cell office:value-type="string">
            <text:p>PHYTOPROD</text:p>
          </table:table-cell>
          <table:table-cell office:value-type="string">
            <text:p>brute</text:p>
          </table:table-cell>
          <table:table-cell office:value-type="string">
            <text:p>code.NumericalCode</text:p>
          </table:table-cell>
          <table:table-cell office:value-type="float" office:value="4">
            <text:p>4</text:p>
          </table:table-cell>
          <table:table-cell table:number-columns-repeated="3"/>
          <table:table-cell office:value-type="string">
            <text:p>PHYTO - 9 - Produit commercial</text:p>
          </table:table-cell>
          <table:table-cell office:value-type="string">
            <text:p>Referentiel</text:p>
          </table:table-cell>
          <table:table-cell table:number-columns-repeated="1014"/>
        </table:table-row>
        <table:table-row table:style-name="ro2">
          <table:table-cell office:value-type="string">
            <text:p>PKLEG13_PHYTO</text:p>
          </table:table-cell>
          <table:table-cell office:value-type="string">
            <text:p>PHYTODOS</text:p>
          </table:table-cell>
          <table:table-cell office:value-type="string">
            <text:p>brute</text:p>
          </table:table-cell>
          <table:table-cell office:value-type="string">
            <text:p>primitive.Decimal</text:p>
          </table:table-cell>
          <table:table-cell office:value-type="float" office:value="11">
            <text:p>11</text:p>
          </table:table-cell>
          <table:table-cell table:number-columns-repeated="2"/>
          <table:table-cell office:value-type="string">
            <text:p>9 999 999.999</text:p>
          </table:table-cell>
          <table:table-cell office:value-type="string">
            <text:p>PHYTO - 9 - dose de produit commercial à l'ha</text:p>
          </table:table-cell>
          <table:table-cell table:number-columns-repeated="1015"/>
        </table:table-row>
        <table:table-row table:style-name="ro2">
          <table:table-cell office:value-type="string">
            <text:p>PKLEG13_PHYTO</text:p>
          </table:table-cell>
          <table:table-cell office:value-type="string">
            <text:p>PHYOUNI</text:p>
          </table:table-cell>
          <table:table-cell office:value-type="string">
            <text:p>brute</text:p>
          </table:table-cell>
          <table:table-cell office:value-type="string">
            <text:p>code.NumericalCode</text:p>
          </table:table-cell>
          <table:table-cell office:value-type="float" office:value="2">
            <text:p>2</text:p>
          </table:table-cell>
          <table:table-cell office:value-type="float" office:value="1">
            <text:p>1</text:p>
          </table:table-cell>
          <table:table-cell table:number-columns-repeated="2"/>
          <table:table-cell office:value-type="string">
            <text:p>PHYTO - 9 - Unité produit</text:p>
          </table:table-cell>
          <table:table-cell office:value-type="string">
            <text:p>FreeNomenclature</text:p>
          </table:table-cell>
          <table:table-cell office:value-type="string">
            <text:p>01 - KG/HA | 02 - L/HA | 03 - KG/HL | 04 - L/HL | 05 - % | 06 - CM3/HL | 07 - ML/HL | 08 - Sans dose | 10 - Autre</text:p>
          </table:table-cell>
          <table:table-cell table:number-columns-repeated="1013"/>
        </table:table-row>
        <table:table-row table:style-name="ro2">
          <table:table-cell office:value-type="string">
            <text:p>PKLEG13_PHYTO</text:p>
          </table:table-cell>
          <table:table-cell office:value-type="string">
            <text:p>POURTRAIT</text:p>
          </table:table-cell>
          <table:table-cell office:value-type="string">
            <text:p>brute</text:p>
          </table:table-cell>
          <table:table-cell office:value-type="string">
            <text:p>primitive.Percent</text:p>
          </table:table-cell>
          <table:table-cell office:value-type="float" office:value="3">
            <text:p>3</text:p>
          </table:table-cell>
          <table:table-cell table:number-columns-repeated="2"/>
          <table:table-cell office:value-type="string">
            <text:p>999</text:p>
          </table:table-cell>
          <table:table-cell office:value-type="string">
            <text:p>PHYTO - 9 - % de la parcelle traitée</text:p>
          </table:table-cell>
          <table:table-cell table:number-columns-repeated="1015"/>
        </table:table-row>
        <table:table-row table:style-name="ro2">
          <table:table-cell office:value-type="string">
            <text:p>PKLEG13_PHYTO</text:p>
          </table:table-cell>
          <table:table-cell office:value-type="string">
            <text:p>PHYTOBOUIL</text:p>
          </table:table-cell>
          <table:table-cell office:value-type="string">
            <text:p>brute</text:p>
          </table:table-cell>
          <table:table-cell office:value-type="string">
            <text:p>primitive.Integer</text:p>
          </table:table-cell>
          <table:table-cell office:value-type="float" office:value="4">
            <text:p>4</text:p>
          </table:table-cell>
          <table:table-cell table:number-columns-repeated="2"/>
          <table:table-cell office:value-type="string">
            <text:p>9 999</text:p>
          </table:table-cell>
          <table:table-cell office:value-type="string">
            <text:p>PHYTO - 9 - Quantité de bouille à l'ha</text:p>
          </table:table-cell>
          <table:table-cell table:number-columns-repeated="1015"/>
        </table:table-row>
        <table:table-row table:style-name="ro2">
          <table:table-cell office:value-type="string">
            <text:p>PKLEG13_PHYTO</text:p>
          </table:table-cell>
          <table:table-cell office:value-type="string">
            <text:p>MALIB</text:p>
          </table:table-cell>
          <table:table-cell office:value-type="string">
            <text:p>brute</text:p>
          </table:table-cell>
          <table:table-cell office:value-type="string">
            <text:p>primitive.String</text:p>
          </table:table-cell>
          <table:table-cell office:value-type="float" office:value="50">
            <text:p>50</text:p>
          </table:table-cell>
          <table:table-cell table:number-columns-repeated="3"/>
          <table:table-cell office:value-type="string">
            <text:p>Matière active</text:p>
          </table:table-cell>
          <table:table-cell table:number-columns-repeated="1015"/>
        </table:table-row>
        <table:table-row table:style-name="ro2">
          <table:table-cell office:value-type="string">
            <text:p>PKLEG13_PHYTO</text:p>
          </table:table-cell>
          <table:table-cell office:value-type="string">
            <text:p>MACONC</text:p>
          </table:table-cell>
          <table:table-cell office:value-type="string">
            <text:p>brute</text:p>
          </table:table-cell>
          <table:table-cell office:value-type="string">
            <text:p>primitive.Decimal</text:p>
          </table:table-cell>
          <table:table-cell office:value-type="float" office:value="10">
            <text:p>10</text:p>
          </table:table-cell>
          <table:table-cell table:number-columns-repeated="2"/>
          <table:table-cell office:value-type="string">
            <text:p>999 999.999</text:p>
          </table:table-cell>
          <table:table-cell office:value-type="string">
            <text:p>PHYTO - 9 - Concentration de la matière active</text:p>
          </table:table-cell>
          <table:table-cell table:number-columns-repeated="1015"/>
        </table:table-row>
        <table:table-row table:style-name="ro2">
          <table:table-cell office:value-type="string">
            <text:p>PKLEG13_PHYTO</text:p>
          </table:table-cell>
          <table:table-cell office:value-type="string">
            <text:p>MAUNIT</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PHYTO - 9 - Unité de la concentration de matière active</text:p>
          </table:table-cell>
          <table:table-cell office:value-type="string">
            <text:p>FreeNomenclature</text:p>
          </table:table-cell>
          <table:table-cell office:value-type="string">
            <text:p>1 - g/kg | 2 - g/l | 3 - % | 4 - nb / m2 | 5 - nb / ml | 6 - Sans dose | 7 - Autre</text:p>
          </table:table-cell>
          <table:table-cell table:number-columns-repeated="1013"/>
        </table:table-row>
        <table:table-row table:style-name="ro2">
          <table:table-cell office:value-type="string">
            <text:p>PKLEG13_PHYTO</text:p>
          </table:table-cell>
          <table:table-cell office:value-type="string">
            <text:p>MADOSE</text:p>
          </table:table-cell>
          <table:table-cell office:value-type="string">
            <text:p>brute</text:p>
          </table:table-cell>
          <table:table-cell office:value-type="string">
            <text:p>primitive.Decimal</text:p>
          </table:table-cell>
          <table:table-cell office:value-type="float" office:value="10">
            <text:p>10</text:p>
          </table:table-cell>
          <table:table-cell table:number-columns-repeated="2"/>
          <table:table-cell office:value-type="string">
            <text:p>999 999.999</text:p>
          </table:table-cell>
          <table:table-cell office:value-type="string">
            <text:p>PHYTO - 9 - Dose de matière active à lha</text:p>
          </table:table-cell>
          <table:table-cell table:number-columns-repeated="1015"/>
        </table:table-row>
        <table:table-row table:style-name="ro2">
          <table:table-cell office:value-type="string">
            <text:p>PKLEG13_PHYTO</text:p>
          </table:table-cell>
          <table:table-cell office:value-type="string">
            <text:p>CIBDESHER</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desherbant</text:p>
          </table:table-cell>
          <table:table-cell table:number-columns-repeated="1015"/>
        </table:table-row>
        <table:table-row table:style-name="ro2">
          <table:table-cell office:value-type="string">
            <text:p>PKLEG13_PHYTO</text:p>
          </table:table-cell>
          <table:table-cell office:value-type="string">
            <text:p>CIBDEFAN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Défanant</text:p>
          </table:table-cell>
          <table:table-cell table:number-columns-repeated="1015"/>
        </table:table-row>
        <table:table-row table:style-name="ro2">
          <table:table-cell office:value-type="string">
            <text:p>PKLEG13_PHYTO</text:p>
          </table:table-cell>
          <table:table-cell office:value-type="string">
            <text:p>CIBAUTINS</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autres insectes</text:p>
          </table:table-cell>
          <table:table-cell table:number-columns-repeated="1015"/>
        </table:table-row>
        <table:table-row table:style-name="ro2">
          <table:table-cell office:value-type="string">
            <text:p>PKLEG13_PHYTO</text:p>
          </table:table-cell>
          <table:table-cell office:value-type="string">
            <text:p>CIBAUTAC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autres acariens</text:p>
          </table:table-cell>
          <table:table-cell table:number-columns-repeated="1015"/>
        </table:table-row>
        <table:table-row table:style-name="ro2">
          <table:table-cell office:value-type="string">
            <text:p>PKLEG13_PHYTO</text:p>
          </table:table-cell>
          <table:table-cell office:value-type="string">
            <text:p>CIBAMALAD</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autres maladies</text:p>
          </table:table-cell>
          <table:table-cell table:number-columns-repeated="1015"/>
        </table:table-row>
        <table:table-row table:style-name="ro2">
          <table:table-cell office:value-type="string">
            <text:p>PKLEG13_PHYTO</text:p>
          </table:table-cell>
          <table:table-cell office:value-type="string">
            <text:p>CIBAUTTR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Autres cibles (corvicides, rodonticides, répulsif gibier, ….etc )</text:p>
          </table:table-cell>
          <table:table-cell table:number-columns-repeated="1015"/>
        </table:table-row>
        <table:table-row table:style-name="ro2">
          <table:table-cell office:value-type="string">
            <text:p>PKLEG13_PHYTO</text:p>
          </table:table-cell>
          <table:table-cell office:value-type="string">
            <text:p>CIBAUTPAS</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Autres Parasites du sol (Champignon, Nématode,...)</text:p>
          </table:table-cell>
          <table:table-cell table:number-columns-repeated="1015"/>
        </table:table-row>
        <table:table-row table:style-name="ro2">
          <table:table-cell office:value-type="string">
            <text:p>PKLEG13_PHYTO</text:p>
          </table:table-cell>
          <table:table-cell office:value-type="string">
            <text:p>CIBANTHR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Anthracnose</text:p>
          </table:table-cell>
          <table:table-cell table:number-columns-repeated="1015"/>
        </table:table-row>
        <table:table-row table:style-name="ro2">
          <table:table-cell office:value-type="string">
            <text:p>PKLEG13_PHYTO</text:p>
          </table:table-cell>
          <table:table-cell office:value-type="string">
            <text:p>CIBMILDIO</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Mildiou</text:p>
          </table:table-cell>
          <table:table-cell table:number-columns-repeated="1015"/>
        </table:table-row>
        <table:table-row table:style-name="ro2">
          <table:table-cell office:value-type="string">
            <text:p>PKLEG13_PHYTO</text:p>
          </table:table-cell>
          <table:table-cell office:value-type="string">
            <text:p>CIBPYTHIU</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Pythium, Fonte des semis</text:p>
          </table:table-cell>
          <table:table-cell table:number-columns-repeated="1015"/>
        </table:table-row>
        <table:table-row table:style-name="ro2">
          <table:table-cell office:value-type="string">
            <text:p>PKLEG13_PHYTO</text:p>
          </table:table-cell>
          <table:table-cell office:value-type="string">
            <text:p>CIBSCLERO</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Sclérotiniose</text:p>
          </table:table-cell>
          <table:table-cell table:number-columns-repeated="1015"/>
        </table:table-row>
        <table:table-row table:style-name="ro2">
          <table:table-cell office:value-type="string">
            <text:p>PKLEG13_PHYTO</text:p>
          </table:table-cell>
          <table:table-cell office:value-type="string">
            <text:p>CIBBOTRY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Pourriture grise, botrytis</text:p>
          </table:table-cell>
          <table:table-cell table:number-columns-repeated="1015"/>
        </table:table-row>
        <table:table-row table:style-name="ro2">
          <table:table-cell office:value-type="string">
            <text:p>PKLEG13_PHYTO</text:p>
          </table:table-cell>
          <table:table-cell office:value-type="string">
            <text:p>CIBBACTER</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Bactériose</text:p>
          </table:table-cell>
          <table:table-cell table:number-columns-repeated="1015"/>
        </table:table-row>
        <table:table-row table:style-name="ro2">
          <table:table-cell office:value-type="string">
            <text:p>PKLEG13_PHYTO</text:p>
          </table:table-cell>
          <table:table-cell office:value-type="string">
            <text:p>CIBNECMAR</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Nécrose marginale</text:p>
          </table:table-cell>
          <table:table-cell table:number-columns-repeated="1015"/>
        </table:table-row>
        <table:table-row table:style-name="ro2">
          <table:table-cell office:value-type="string">
            <text:p>PKLEG13_PHYTO</text:p>
          </table:table-cell>
          <table:table-cell office:value-type="string">
            <text:p>CIBRHIZPB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Rhizoctone, pourriture basale</text:p>
          </table:table-cell>
          <table:table-cell table:number-columns-repeated="1015"/>
        </table:table-row>
        <table:table-row table:style-name="ro2">
          <table:table-cell office:value-type="string">
            <text:p>PKLEG13_PHYTO</text:p>
          </table:table-cell>
          <table:table-cell office:value-type="string">
            <text:p>CIBOIDIUM</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Oïdium</text:p>
          </table:table-cell>
          <table:table-cell table:number-columns-repeated="1015"/>
        </table:table-row>
        <table:table-row table:style-name="ro2">
          <table:table-cell office:value-type="string">
            <text:p>PKLEG13_PHYTO</text:p>
          </table:table-cell>
          <table:table-cell office:value-type="string">
            <text:p>CIBPUCERO</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Pucerons</text:p>
          </table:table-cell>
          <table:table-cell table:number-columns-repeated="1015"/>
        </table:table-row>
        <table:table-row table:style-name="ro2">
          <table:table-cell office:value-type="string">
            <text:p>PKLEG13_PHYTO</text:p>
          </table:table-cell>
          <table:table-cell office:value-type="string">
            <text:p>CIBNOCTU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Noctuelles</text:p>
          </table:table-cell>
          <table:table-cell table:number-columns-repeated="1015"/>
        </table:table-row>
        <table:table-row table:style-name="ro2">
          <table:table-cell office:value-type="string">
            <text:p>PKLEG13_PHYTO</text:p>
          </table:table-cell>
          <table:table-cell office:value-type="string">
            <text:p>CIBALEURO</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Aleurodes</text:p>
          </table:table-cell>
          <table:table-cell table:number-columns-repeated="1015"/>
        </table:table-row>
        <table:table-row table:style-name="ro2">
          <table:table-cell office:value-type="string">
            <text:p>PKLEG13_PHYTO</text:p>
          </table:table-cell>
          <table:table-cell office:value-type="string">
            <text:p>CIBTHRIPS</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Thrips</text:p>
          </table:table-cell>
          <table:table-cell table:number-columns-repeated="1015"/>
        </table:table-row>
        <table:table-row table:style-name="ro2">
          <table:table-cell office:value-type="string">
            <text:p>PKLEG13_PHYTO</text:p>
          </table:table-cell>
          <table:table-cell office:value-type="string">
            <text:p>CIBACARI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Acariens</text:p>
          </table:table-cell>
          <table:table-cell table:number-columns-repeated="1015"/>
        </table:table-row>
        <table:table-row table:style-name="ro2">
          <table:table-cell office:value-type="string">
            <text:p>PKLEG13_PHYTO</text:p>
          </table:table-cell>
          <table:table-cell office:value-type="string">
            <text:p>CIBTUTAOB</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Tuta absoluta</text:p>
          </table:table-cell>
          <table:table-cell table:number-columns-repeated="1015"/>
        </table:table-row>
        <table:table-row table:style-name="ro2">
          <table:table-cell office:value-type="string">
            <text:p>PKLEG13_PHYTO</text:p>
          </table:table-cell>
          <table:table-cell office:value-type="string">
            <text:p>CIBNUILES</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Nuiles</text:p>
          </table:table-cell>
          <table:table-cell table:number-columns-repeated="1015"/>
        </table:table-row>
        <table:table-row table:style-name="ro2">
          <table:table-cell office:value-type="string">
            <text:p>PKLEG13_PHYTO</text:p>
          </table:table-cell>
          <table:table-cell office:value-type="string">
            <text:p>CIBFUSARI</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Fusariose</text:p>
          </table:table-cell>
          <table:table-cell table:number-columns-repeated="1015"/>
        </table:table-row>
        <table:table-row table:style-name="ro2">
          <table:table-cell office:value-type="string">
            <text:p>PKLEG13_PHYTO</text:p>
          </table:table-cell>
          <table:table-cell office:value-type="string">
            <text:p>CIBTAUPI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Taupin</text:p>
          </table:table-cell>
          <table:table-cell table:number-columns-repeated="1015"/>
        </table:table-row>
        <table:table-row table:style-name="ro2">
          <table:table-cell office:value-type="string">
            <text:p>PKLEG13_PHYTO</text:p>
          </table:table-cell>
          <table:table-cell office:value-type="string">
            <text:p>CIBPHYTO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Phytophtora</text:p>
          </table:table-cell>
          <table:table-cell table:number-columns-repeated="1015"/>
        </table:table-row>
        <table:table-row table:style-name="ro2">
          <table:table-cell office:value-type="string">
            <text:p>PKLEG13_PHYTO</text:p>
          </table:table-cell>
          <table:table-cell office:value-type="string">
            <text:p>CIBTARSOM</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Tarsomème</text:p>
          </table:table-cell>
          <table:table-cell table:number-columns-repeated="1015"/>
        </table:table-row>
        <table:table-row table:style-name="ro2">
          <table:table-cell office:value-type="string">
            <text:p>PKLEG13_PHYTO</text:p>
          </table:table-cell>
          <table:table-cell office:value-type="string">
            <text:p>CIBDUPONC</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Duponchelia fovealis</text:p>
          </table:table-cell>
          <table:table-cell table:number-columns-repeated="1015"/>
        </table:table-row>
        <table:table-row table:style-name="ro2">
          <table:table-cell office:value-type="string">
            <text:p>PKLEG13_PHYTO</text:p>
          </table:table-cell>
          <table:table-cell office:value-type="string">
            <text:p>CIBALTER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Alternariose (Alternaria), taches noires</text:p>
          </table:table-cell>
          <table:table-cell table:number-columns-repeated="1015"/>
        </table:table-row>
        <table:table-row table:style-name="ro2">
          <table:table-cell office:value-type="string">
            <text:p>PKLEG13_PHYTO</text:p>
          </table:table-cell>
          <table:table-cell office:value-type="string">
            <text:p>CIBCHENIP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Chenilles : Piérides, tenthèdes,…</text:p>
          </table:table-cell>
          <table:table-cell table:number-columns-repeated="1015"/>
        </table:table-row>
        <table:table-row table:style-name="ro2">
          <table:table-cell office:value-type="string">
            <text:p>PKLEG13_PHYTO</text:p>
          </table:table-cell>
          <table:table-cell office:value-type="string">
            <text:p>CIBPUCECV</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Pucerons : P cendré, ver</text:p>
          </table:table-cell>
          <table:table-cell table:number-columns-repeated="1015"/>
        </table:table-row>
        <table:table-row table:style-name="ro2">
          <table:table-cell office:value-type="string">
            <text:p>PKLEG13_PHYTO</text:p>
          </table:table-cell>
          <table:table-cell office:value-type="string">
            <text:p>CIBTEIGN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Teigne des crucifères</text:p>
          </table:table-cell>
          <table:table-cell table:number-columns-repeated="1015"/>
        </table:table-row>
        <table:table-row table:style-name="ro2">
          <table:table-cell office:value-type="string">
            <text:p>PKLEG13_PHYTO</text:p>
          </table:table-cell>
          <table:table-cell office:value-type="string">
            <text:p>CIBALTIS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Altises</text:p>
          </table:table-cell>
          <table:table-cell table:number-columns-repeated="1015"/>
        </table:table-row>
        <table:table-row table:style-name="ro2">
          <table:table-cell office:value-type="string">
            <text:p>PKLEG13_PHYTO</text:p>
          </table:table-cell>
          <table:table-cell office:value-type="string">
            <text:p>CIBTEIPOI</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Teigne du poireau</text:p>
          </table:table-cell>
          <table:table-cell table:number-columns-repeated="1015"/>
        </table:table-row>
        <table:table-row table:style-name="ro2">
          <table:table-cell office:value-type="string">
            <text:p>PKLEG13_PHYTO</text:p>
          </table:table-cell>
          <table:table-cell office:value-type="string">
            <text:p>CIBRHIZBR</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Rhizoctone brun</text:p>
          </table:table-cell>
          <table:table-cell table:number-columns-repeated="1015"/>
        </table:table-row>
        <table:table-row table:style-name="ro2">
          <table:table-cell office:value-type="string">
            <text:p>PKLEG13_PHYTO</text:p>
          </table:table-cell>
          <table:table-cell office:value-type="string">
            <text:p>CIBRHIZVB</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Rhizoctone violet ou bleu</text:p>
          </table:table-cell>
          <table:table-cell table:number-columns-repeated="1015"/>
        </table:table-row>
        <table:table-row table:style-name="ro2">
          <table:table-cell office:value-type="string">
            <text:p>PKLEG13_PHYTO</text:p>
          </table:table-cell>
          <table:table-cell office:value-type="string">
            <text:p>CIBMOUCAR</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Mouche de la carotte</text:p>
          </table:table-cell>
          <table:table-cell table:number-columns-repeated="1015"/>
        </table:table-row>
        <table:table-row table:style-name="ro2">
          <table:table-cell office:value-type="string">
            <text:p>PKLEG13_PHYTO</text:p>
          </table:table-cell>
          <table:table-cell office:value-type="string">
            <text:p>CIBNEMATO</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Nématodes</text:p>
          </table:table-cell>
          <table:table-cell table:number-columns-repeated="1015"/>
        </table:table-row>
        <table:table-row table:style-name="ro2">
          <table:table-cell office:value-type="string">
            <text:p>PKLEG13_PHYTO</text:p>
          </table:table-cell>
          <table:table-cell office:value-type="string">
            <text:p>CIBDEPRAC</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Dépérissement racinaire</text:p>
          </table:table-cell>
          <table:table-cell table:number-columns-repeated="1015"/>
        </table:table-row>
        <table:table-row table:style-name="ro2">
          <table:table-cell office:value-type="string">
            <text:p>PKLEG13_PHYTO</text:p>
          </table:table-cell>
          <table:table-cell office:value-type="string">
            <text:p>CIBGRAISS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Graisse</text:p>
          </table:table-cell>
          <table:table-cell table:number-columns-repeated="1015"/>
        </table:table-row>
        <table:table-row table:style-name="ro2">
          <table:table-cell office:value-type="string">
            <text:p>PKLEG13_PHYTO</text:p>
          </table:table-cell>
          <table:table-cell office:value-type="string">
            <text:p>CIBMOUOIS</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Mouche oignon et/ou semis</text:p>
          </table:table-cell>
          <table:table-cell table:number-columns-repeated="1015"/>
        </table:table-row>
        <table:table-row table:style-name="ro2">
          <table:table-cell office:value-type="string">
            <text:p>PKLEG13_PHYTO</text:p>
          </table:table-cell>
          <table:table-cell office:value-type="string">
            <text:p>CIBMOUMAS</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Mouche mâche et/ou semis</text:p>
          </table:table-cell>
          <table:table-cell table:number-columns-repeated="1015"/>
        </table:table-row>
        <table:table-row table:style-name="ro2">
          <table:table-cell office:value-type="string">
            <text:p>PKLEG13_PHYTO</text:p>
          </table:table-cell>
          <table:table-cell office:value-type="string">
            <text:p>CIBTHRTAB</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Thrips tabaci</text:p>
          </table:table-cell>
          <table:table-cell table:number-columns-repeated="1015"/>
        </table:table-row>
        <table:table-row table:style-name="ro2">
          <table:table-cell office:value-type="string">
            <text:p>PKLEG13_PHYTO</text:p>
          </table:table-cell>
          <table:table-cell office:value-type="string">
            <text:p>CIBMOUMI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Mouche mineuse</text:p>
          </table:table-cell>
          <table:table-cell table:number-columns-repeated="1015"/>
        </table:table-row>
        <table:table-row table:style-name="ro2">
          <table:table-cell office:value-type="string">
            <text:p>PKLEG13_PHYTO</text:p>
          </table:table-cell>
          <table:table-cell office:value-type="string">
            <text:p>CIBPHOM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Phoma</text:p>
          </table:table-cell>
          <table:table-cell table:number-columns-repeated="1015"/>
        </table:table-row>
        <table:table-row table:style-name="ro2">
          <table:table-cell office:value-type="string">
            <text:p>PKLEG13_PHYTO</text:p>
          </table:table-cell>
          <table:table-cell office:value-type="string">
            <text:p>CIBROUILL</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Rouille</text:p>
          </table:table-cell>
          <table:table-cell table:number-columns-repeated="1015"/>
        </table:table-row>
        <table:table-row table:style-name="ro2">
          <table:table-cell office:value-type="string">
            <text:p>PKLEG13_PHYTO</text:p>
          </table:table-cell>
          <table:table-cell office:value-type="string">
            <text:p>CIBLIMAC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Limaces, escargots</text:p>
          </table:table-cell>
          <table:table-cell table:number-columns-repeated="1015"/>
        </table:table-row>
        <table:table-row table:style-name="ro2">
          <table:table-cell office:value-type="string">
            <text:p>PKLEG13_PHYTO</text:p>
          </table:table-cell>
          <table:table-cell office:value-type="string">
            <text:p>CIBDESIN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Disinfection plaies de taille</text:p>
          </table:table-cell>
          <table:table-cell table:number-columns-repeated="1015"/>
        </table:table-row>
        <table:table-row table:style-name="ro2">
          <table:table-cell office:value-type="string">
            <text:p>PKLEG13_PHYTO</text:p>
          </table:table-cell>
          <table:table-cell office:value-type="string">
            <text:p>CIBADJUVA</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Adjuvant</text:p>
          </table:table-cell>
          <table:table-cell table:number-columns-repeated="1015"/>
        </table:table-row>
        <table:table-row table:style-name="ro2">
          <table:table-cell office:value-type="string">
            <text:p>PKLEG13_PHYTO</text:p>
          </table:table-cell>
          <table:table-cell office:value-type="string">
            <text:p>CIBFERTIL</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Effet secondaire : fertilisant, renforcement défenses, durcissement</text:p>
          </table:table-cell>
          <table:table-cell table:number-columns-repeated="1015"/>
        </table:table-row>
        <table:table-row table:style-name="ro2">
          <table:table-cell office:value-type="string">
            <text:p>PKLEG13_PHYTO</text:p>
          </table:table-cell>
          <table:table-cell office:value-type="string">
            <text:p>CIBDESINSOL</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Désinfection du sol ou substrat culture hors sol</text:p>
          </table:table-cell>
          <table:table-cell table:number-columns-repeated="1015"/>
        </table:table-row>
        <table:table-row table:style-name="ro2">
          <table:table-cell office:value-type="string">
            <text:p>PKLEG13_PHYTO</text:p>
          </table:table-cell>
          <table:table-cell office:value-type="string">
            <text:p>CIBHORMON</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HYTO - 9 - Hormone (régulateur de croissance, nouaison, maturation.. )</text:p>
          </table:table-cell>
          <table:table-cell table:number-columns-repeated="1015"/>
        </table:table-row>
        <table:table-row table:style-name="ro2">
          <table:table-cell office:value-type="string">
            <text:p>PKLEG13_PHYTO</text:p>
          </table:table-cell>
          <table:table-cell office:value-type="string">
            <text:p>MADOSUNI</text:p>
          </table:table-cell>
          <table:table-cell office:value-type="string">
            <text:p>brute</text:p>
          </table:table-cell>
          <table:table-cell office:value-type="string">
            <text:p>code.NumericalCode</text:p>
          </table:table-cell>
          <table:table-cell office:value-type="float" office:value="2">
            <text:p>2</text:p>
          </table:table-cell>
          <table:table-cell office:value-type="float" office:value="1">
            <text:p>1</text:p>
          </table:table-cell>
          <table:table-cell table:number-columns-repeated="2"/>
          <table:table-cell office:value-type="string">
            <text:p>PHYTO - 9 - Unité matière active</text:p>
          </table:table-cell>
          <table:table-cell office:value-type="string">
            <text:p>FreeNomenclature</text:p>
          </table:table-cell>
          <table:table-cell office:value-type="string">
            <text:p>01 - Kg/ha | 02 - l/ha | 03 - kg/hl | 04 - l/hl | 05 - % | 06 - cm3/hl | 07 - ml/hl | 08 - Sans dose | 10 - Autre</text:p>
          </table:table-cell>
          <table:table-cell table:number-columns-repeated="1013"/>
        </table:table-row>
        <table:table-row table:style-name="ro2">
          <table:table-cell office:value-type="string">
            <text:p>PKLEG13_PHYTO</text:p>
          </table:table-cell>
          <table:table-cell office:value-type="string">
            <text:p>PHYTOMATACT</text:p>
          </table:table-cell>
          <table:table-cell office:value-type="string">
            <text:p>brute</text:p>
          </table:table-cell>
          <table:table-cell office:value-type="string">
            <text:p>code.NumericalCode</text:p>
          </table:table-cell>
          <table:table-cell office:value-type="float" office:value="7">
            <text:p>7</text:p>
          </table:table-cell>
          <table:table-cell table:number-columns-repeated="3"/>
          <table:table-cell office:value-type="string">
            <text:p>PHYTO - 9 - Matière active</text:p>
          </table:table-cell>
          <table:table-cell office:value-type="string">
            <text:p>Referentiel</text:p>
          </table:table-cell>
          <table:table-cell table:number-columns-repeated="1014"/>
        </table:table-row>
        <table:table-row table:style-name="ro2">
          <table:table-cell office:value-type="string">
            <text:p>PKLEG13_PHYTO</text:p>
          </table:table-cell>
          <table:table-cell office:value-type="string">
            <text:p>CODEAMM</text:p>
          </table:table-cell>
          <table:table-cell office:value-type="string">
            <text:p>brute</text:p>
          </table:table-cell>
          <table:table-cell office:value-type="string">
            <text:p>code.Code</text:p>
          </table:table-cell>
          <table:table-cell office:value-type="float" office:value="7">
            <text:p>7</text:p>
          </table:table-cell>
          <table:table-cell table:number-columns-repeated="3"/>
          <table:table-cell office:value-type="string">
            <text:p>Code AMM du produit commercial</text:p>
          </table:table-cell>
          <table:table-cell table:number-columns-repeated="1015"/>
        </table:table-row>
        <table:table-row table:style-name="ro2">
          <table:table-cell office:value-type="string">
            <text:p>PKLEG13_PHYTO</text:p>
          </table:table-cell>
          <table:table-cell office:value-type="string">
            <text:p>PLANTE</text:p>
          </table:table-cell>
          <table:table-cell office:value-type="string">
            <text:p>brute</text:p>
          </table:table-cell>
          <table:table-cell office:value-type="string">
            <text:p>primitive.String</text:p>
          </table:table-cell>
          <table:table-cell office:value-type="float" office:value="40">
            <text:p>40</text:p>
          </table:table-cell>
          <table:table-cell table:number-columns-repeated="3"/>
          <table:table-cell office:value-type="string">
            <text:p>Plante de la matière active bio</text:p>
          </table:table-cell>
          <table:table-cell table:number-columns-repeated="1015"/>
        </table:table-row>
        <table:table-row table:style-name="ro2">
          <table:table-cell office:value-type="string">
            <text:p>PKLEG13_EXPL</text:p>
          </table:table-cell>
          <table:table-cell office:value-type="string">
            <text:p>PROPPULV</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PULVE - 10.1 - propriété du pulvérisateur</text:p>
          </table:table-cell>
          <table:table-cell office:value-type="string">
            <text:p>FreeFilteredNomenclature</text:p>
          </table:table-cell>
          <table:table-cell/>
          <table:table-cell office:value-type="string">
            <text:p>1 - en propriété ou copropriété en interne à l’exploitation - 0 | 2 - en CUMA - 0 | 3 - en entreprise - 0 | 9 - Sans objet - 1</text:p>
          </table:table-cell>
          <table:table-cell table:number-columns-repeated="1012"/>
        </table:table-row>
        <table:table-row table:style-name="ro2">
          <table:table-cell office:value-type="string">
            <text:p>PKLEG13_EXPL</text:p>
          </table:table-cell>
          <table:table-cell office:value-type="string">
            <text:p>AGEPUL</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PULVE - 10.2 - Âge de ce pulvérisateur</text:p>
          </table:table-cell>
          <table:table-cell table:number-columns-repeated="1015"/>
        </table:table-row>
        <table:table-row table:style-name="ro2">
          <table:table-cell office:value-type="string">
            <text:p>PKLEG13_EXPL</text:p>
          </table:table-cell>
          <table:table-cell office:value-type="string">
            <text:p>TYPEPUL</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PULVE - 10.4 - Type de pulvérisateur</text:p>
          </table:table-cell>
          <table:table-cell office:value-type="string">
            <text:p>FreeFilteredNomenclature</text:p>
          </table:table-cell>
          <table:table-cell/>
          <table:table-cell office:value-type="string">
            <text:p>1 - Portatif (manuel ou motorisé) - 0 | 2 - Manuel non portée (tuyau relié à cuve) - 0 | 3 - Pulvérisateur porté ou trainé par outil de traction (tracteur,...) - 0 | 4 - Pulvérisateur automoteur - 0 | 5 - Autre (rampe sur végétation,...) - 0 | 9 - Sans objet - 1</text:p>
          </table:table-cell>
          <table:table-cell table:number-columns-repeated="1012"/>
        </table:table-row>
        <table:table-row table:style-name="ro2">
          <table:table-cell office:value-type="string">
            <text:p>PKLEG13_EXPL</text:p>
          </table:table-cell>
          <table:table-cell office:value-type="string">
            <text:p>PROTECT</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PULVE - 10.5 - équipement individuel approprié</text:p>
          </table:table-cell>
          <table:table-cell office:value-type="string">
            <text:p>FreeFilteredNomenclature</text:p>
          </table:table-cell>
          <table:table-cell/>
          <table:table-cell office:value-type="string">
            <text:p>0 - Jamais - 0 | 1 - Occasionnellement - 0 | 2 - Systématiquement - 0 | 9 - Sans objet - 1</text:p>
          </table:table-cell>
          <table:table-cell table:number-columns-repeated="1012"/>
        </table:table-row>
        <table:table-row table:style-name="ro2">
          <table:table-cell office:value-type="string">
            <text:p>PKLEG13_EXPL</text:p>
          </table:table-cell>
          <table:table-cell office:value-type="string">
            <text:p>VERIFBUS</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PULVE - 10.3 - vérifications du débit des buses</text:p>
          </table:table-cell>
          <table:table-cell table:number-columns-repeated="1015"/>
        </table:table-row>
        <table:table-row table:style-name="ro2">
          <table:table-cell office:value-type="string">
            <text:p>PKLEG13_EXPL</text:p>
          </table:table-cell>
          <table:table-cell office:value-type="string">
            <text:p>CABINE</text:p>
          </table:table-cell>
          <table:table-cell office:value-type="string">
            <text:p>brute</text:p>
          </table:table-cell>
          <table:table-cell office:value-type="string">
            <text:p>information.OuiNonSansObjet</text:p>
          </table:table-cell>
          <table:table-cell table:number-columns-repeated="2" office:value-type="float" office:value="1">
            <text:p>1</text:p>
          </table:table-cell>
          <table:table-cell table:number-columns-repeated="2"/>
          <table:table-cell office:value-type="string">
            <text:p>PULVE - 10.6 - pulvérisateur équipé d'une cabin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TYPCAB</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PULVE - 10.7 - Type de cabine</text:p>
          </table:table-cell>
          <table:table-cell office:value-type="string">
            <text:p>FreeFilteredNomenclature</text:p>
          </table:table-cell>
          <table:table-cell/>
          <table:table-cell office:value-type="string">
            <text:p>1 - Ouverte (ne concerne pas les pulvérisateur automoteur) - 0 | 2 - Fermée, non climatisée - 0 | 3 - Fermée, climatisée - 0 | 4 - Filtrée (filtre à charbon), non climatisée - 0 | 5 - Filtrée (filtre à charbon) et climatisée - 0 | 9 - Sans objet - 1</text:p>
          </table:table-cell>
          <table:table-cell table:number-columns-repeated="1012"/>
        </table:table-row>
        <table:table-row table:style-name="ro2">
          <table:table-cell office:value-type="string">
            <text:p>PKLEG13_EXPL</text:p>
          </table:table-cell>
          <table:table-cell office:value-type="string">
            <text:p>EQUIPCOMP</text:p>
          </table:table-cell>
          <table:table-cell office:value-type="string">
            <text:p>brute</text:p>
          </table:table-cell>
          <table:table-cell office:value-type="string">
            <text:p>information.OuiNonSansObjet</text:p>
          </table:table-cell>
          <table:table-cell table:number-columns-repeated="2" office:value-type="float" office:value="1">
            <text:p>1</text:p>
          </table:table-cell>
          <table:table-cell table:number-columns-repeated="2"/>
          <table:table-cell office:value-type="string">
            <text:p>PULVE - 10.71 - équipement individuel complet</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MASQCART</text:p>
          </table:table-cell>
          <table:table-cell office:value-type="string">
            <text:p>brute</text:p>
          </table:table-cell>
          <table:table-cell office:value-type="string">
            <text:p>information.OuiNonSansObjet</text:p>
          </table:table-cell>
          <table:table-cell table:number-columns-repeated="2" office:value-type="float" office:value="1">
            <text:p>1</text:p>
          </table:table-cell>
          <table:table-cell table:number-columns-repeated="2"/>
          <table:table-cell office:value-type="string">
            <text:p>PULVE - 10.72 - masque à cartouch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PROTECTCAB</text:p>
          </table:table-cell>
          <table:table-cell office:value-type="string">
            <text:p>brute</text:p>
          </table:table-cell>
          <table:table-cell office:value-type="string">
            <text:p>code.NumericalCode</text:p>
          </table:table-cell>
          <table:table-cell table:number-columns-repeated="2" office:value-type="float" office:value="1">
            <text:p>1</text:p>
          </table:table-cell>
          <table:table-cell table:number-columns-repeated="2"/>
          <table:table-cell office:value-type="string">
            <text:p>PULVE - 10.73 - précaut° part en cas sortie cabine ds la parc</text:p>
          </table:table-cell>
          <table:table-cell office:value-type="string">
            <text:p>FreeFilteredNomenclature</text:p>
          </table:table-cell>
          <table:table-cell/>
          <table:table-cell office:value-type="string">
            <text:p>0 - Jamais - 0 | 1 - Occasionnellement - 0 | 2 - Systématiquement - 0 | 9 - Sans objet - 1</text:p>
          </table:table-cell>
          <table:table-cell table:number-columns-repeated="1012"/>
        </table:table-row>
        <table:table-row table:style-name="ro2">
          <table:table-cell office:value-type="string">
            <text:p>PKLEG13_EXPL</text:p>
          </table:table-cell>
          <table:table-cell office:value-type="string">
            <text:p>PROINDCOMP</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ULVE - 10.74 - Port équipt ind complet</text:p>
          </table:table-cell>
          <table:table-cell table:number-columns-repeated="1015"/>
        </table:table-row>
        <table:table-row table:style-name="ro2">
          <table:table-cell office:value-type="string">
            <text:p>PKLEG13_EXPL</text:p>
          </table:table-cell>
          <table:table-cell office:value-type="string">
            <text:p>PROZOTRAIT</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ULVE - 10.74 - S'éloigner zone traitée</text:p>
          </table:table-cell>
          <table:table-cell table:number-columns-repeated="1015"/>
        </table:table-row>
        <table:table-row table:style-name="ro2">
          <table:table-cell office:value-type="string">
            <text:p>PKLEG13_EXPL</text:p>
          </table:table-cell>
          <table:table-cell office:value-type="string">
            <text:p>PROLAVEQUI</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ULVE - 10.74 - Avant remonter, laver mains et si équipt le retirer</text:p>
          </table:table-cell>
          <table:table-cell table:number-columns-repeated="1015"/>
        </table:table-row>
        <table:table-row table:style-name="ro2">
          <table:table-cell office:value-type="string">
            <text:p>PKLEG13_EXPL</text:p>
          </table:table-cell>
          <table:table-cell office:value-type="string">
            <text:p>PROAUTRE</text:p>
          </table:table-cell>
          <table:table-cell office:value-type="string">
            <text:p>brute</text:p>
          </table:table-cell>
          <table:table-cell office:value-type="string">
            <text:p>primitive.Boolean</text:p>
          </table:table-cell>
          <table:table-cell office:value-type="float" office:value="1">
            <text:p>1</text:p>
          </table:table-cell>
          <table:table-cell table:number-columns-repeated="3"/>
          <table:table-cell office:value-type="string">
            <text:p>PULVE - 10.74 - Autres</text:p>
          </table:table-cell>
          <table:table-cell table:number-columns-repeated="1015"/>
        </table:table-row>
        <table:table-row table:style-name="ro2">
          <table:table-cell office:value-type="string">
            <text:p>PKLEG13_EXPL</text:p>
          </table:table-cell>
          <table:table-cell office:value-type="string">
            <text:p>DURHEURE</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PULVE - 10.8 - temps moyen pour appliquer un pdt phyto : h</text:p>
          </table:table-cell>
          <table:table-cell table:number-columns-repeated="1015"/>
        </table:table-row>
        <table:table-row table:style-name="ro2">
          <table:table-cell office:value-type="string">
            <text:p>PKLEG13_EXPL</text:p>
          </table:table-cell>
          <table:table-cell office:value-type="string">
            <text:p>DURMINUTE</text:p>
          </table:table-cell>
          <table:table-cell office:value-type="string">
            <text:p>brute</text:p>
          </table:table-cell>
          <table:table-cell office:value-type="string">
            <text:p>primitive.Integer</text:p>
          </table:table-cell>
          <table:table-cell office:value-type="float" office:value="2">
            <text:p>2</text:p>
          </table:table-cell>
          <table:table-cell table:number-columns-repeated="2"/>
          <table:table-cell office:value-type="string">
            <text:p>99</text:p>
          </table:table-cell>
          <table:table-cell office:value-type="string">
            <text:p>PULVE - 10.8 - temps moyen pour appliquer un pdt phyto : mn</text:p>
          </table:table-cell>
          <table:table-cell table:number-columns-repeated="1015"/>
        </table:table-row>
        <table:table-row table:style-name="ro2">
          <table:table-cell office:value-type="string">
            <text:p>PKLEG13_EXPL</text:p>
          </table:table-cell>
          <table:table-cell office:value-type="string">
            <text:p>DUREETRAIT</text:p>
          </table:table-cell>
          <table:table-cell office:value-type="string">
            <text:p>brute</text:p>
          </table:table-cell>
          <table:table-cell office:value-type="string">
            <text:p>primitive.Integer</text:p>
          </table:table-cell>
          <table:table-cell office:value-type="float" office:value="3">
            <text:p>3</text:p>
          </table:table-cell>
          <table:table-cell table:number-columns-repeated="2"/>
          <table:table-cell office:value-type="string">
            <text:p>999</text:p>
          </table:table-cell>
          <table:table-cell office:value-type="string">
            <text:p>PULVE - 10.8 - temps moyen pour appliquer un pdt phyto</text:p>
          </table:table-cell>
          <table:table-cell table:number-columns-repeated="1015"/>
        </table:table-row>
        <table:table-row table:style-name="ro2">
          <table:table-cell office:value-type="string">
            <text:p>PKLEG13_EXPL</text:p>
          </table:table-cell>
          <table:table-cell office:value-type="string">
            <text:p>CONNAISDEL</text:p>
          </table:table-cell>
          <table:table-cell office:value-type="string">
            <text:p>brute</text:p>
          </table:table-cell>
          <table:table-cell office:value-type="string">
            <text:p>information.OuiNonSansObjet</text:p>
          </table:table-cell>
          <table:table-cell table:number-columns-repeated="2" office:value-type="float" office:value="1">
            <text:p>1</text:p>
          </table:table-cell>
          <table:table-cell table:number-columns-repeated="2"/>
          <table:table-cell office:value-type="string">
            <text:p>PULVE - 10.91 - délai de re-entré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RESPDEL</text:p>
          </table:table-cell>
          <table:table-cell office:value-type="string">
            <text:p>brute</text:p>
          </table:table-cell>
          <table:table-cell office:value-type="string">
            <text:p>information.OuiNonSansObjet</text:p>
          </table:table-cell>
          <table:table-cell table:number-columns-repeated="2" office:value-type="float" office:value="1">
            <text:p>1</text:p>
          </table:table-cell>
          <table:table-cell table:number-columns-repeated="2"/>
          <table:table-cell office:value-type="string">
            <text:p>PULVE - 10.92 - application délai de re-rentrée</text:p>
          </table:table-cell>
          <table:table-cell office:value-type="string">
            <text:p>FreeFilteredNomenclature</text:p>
          </table:table-cell>
          <table:table-cell/>
          <table:table-cell office:value-type="string">
            <text:p>0 - Non - 0 | 1 - Oui - 0 | 9 - Sans objet - 1</text:p>
          </table:table-cell>
          <table:table-cell table:number-columns-repeated="1012"/>
        </table:table-row>
        <table:table-row table:style-name="ro2">
          <table:table-cell office:value-type="string">
            <text:p>PKLEG13_EXPL</text:p>
          </table:table-cell>
          <table:table-cell office:value-type="string">
            <text:p>COMMENTPULV</text:p>
          </table:table-cell>
          <table:table-cell office:value-type="string">
            <text:p>brute</text:p>
          </table:table-cell>
          <table:table-cell office:value-type="string">
            <text:p>information.Comment</text:p>
          </table:table-cell>
          <table:table-cell office:value-type="float" office:value="250">
            <text:p>250</text:p>
          </table:table-cell>
          <table:table-cell table:number-columns-repeated="3"/>
          <table:table-cell office:value-type="string">
            <text:p>Commentaires Pulvérisateur</text:p>
          </table:table-cell>
          <table:table-cell table:number-columns-repeated="1015"/>
        </table:table-row>
        <table:table-row table:style-name="ro2" table:number-rows-repeated="1047580">
          <table:table-cell table:number-columns-repeated="1024"/>
        </table:table-row>
        <table:table-row table:style-name="ro3" table:number-rows-repeated="304">
          <table:table-cell table:number-columns-repeated="1024"/>
        </table:table-row>
        <table:table-row table:style-name="ro3">
          <table:table-cell table:number-columns-repeated="1024"/>
        </table:table-row>
        <table:named-expressions>
          <table:named-expression table:name="Excel_BuiltIn__FilterDatabase" table:base-cell-address="$Params.$A$1" table:expression="#REF!"/>
        </table:named-expressions>
      </table:table>
      <table:named-expressions>
        <table:named-range table:name="categs_data" table:base-cell-address="$Params.$A$1" table:cell-range-address="$Params.$B$21:.$B$25"/>
        <table:named-range table:name="cols_control" table:base-cell-address="$Params.$A$1" table:cell-range-address="$Params.$K$2:.$K$10"/>
        <table:named-range table:name="cols_data" table:base-cell-address="$Params.$A$1" table:cell-range-address="$Params.$E$2:.$E$16"/>
        <table:named-range table:name="cols_ecran" table:base-cell-address="$Params.$A$1" table:cell-range-address="$Params.$N$2:.$N$8"/>
        <table:named-range table:name="cols_mask" table:base-cell-address="$Params.$A$1" table:cell-range-address="$Params.$Q$2:.$Q$3"/>
        <table:named-range table:name="cols_quest" table:base-cell-address="$Params.$A$1" table:cell-range-address="$Params.$W$2:.$W$12"/>
        <table:named-range table:name="cols_refer" table:base-cell-address="$Params.$A$1" table:cell-range-address="$Params.$T$2:.$T$11"/>
        <table:named-range table:name="cols_struct" table:base-cell-address="$Params.$A$1" table:cell-range-address="$Params.$H$2:.$H$6"/>
        <table:named-range table:name="controlXML" table:base-cell-address="$Params.$A$1" table:cell-range-address="$Params.$A$53:.$A$56"/>
        <table:named-expression table:name="fichier_selected" table:base-cell-address="$Params.$A$1" table:expression="#REF!"/>
        <table:named-range table:name="fieldXML" table:base-cell-address="$Params.$A$1" table:cell-range-address="$Params.$A$42:.$A$50"/>
        <table:named-expression table:name="filtC" table:base-cell-address="$Params.$A$1" table:expression="#REF!"/>
        <table:named-expression table:name="filtD" table:base-cell-address="$Params.$A$1" table:expression="#REF!"/>
        <table:named-expression table:name="filtM" table:base-cell-address="$Params.$A$1" table:expression="#REF!"/>
        <table:named-expression table:name="install_capi" table:base-cell-address="$Params.$A$1" table:expression="#REF!"/>
        <table:named-range table:name="listeC" table:base-cell-address="$Params.$A$1" table:cell-range-address="$Listes.$C$1:.$C$537"/>
        <table:named-expression table:name="listeControls" table:base-cell-address="$Params.$A$1" table:expression="#REF!"/>
        <table:named-range table:name="listeD" table:base-cell-address="$Params.$A$1" table:cell-range-address="$Listes.$A$1:.$A$992"/>
        <table:named-range table:name="listeDatas" table:base-cell-address="$Params.$A$1" table:cell-range-address="$Data.$B$1:.$B$1048271"/>
        <table:named-range table:name="listeM" table:base-cell-address="$Params.$A$1" table:cell-range-address="$Listes.$B$1:.$B$21"/>
        <table:named-expression table:name="listeMasks" table:base-cell-address="$Params.$A$1" table:expression="#REF!"/>
        <table:named-expression table:name="nom_enquete" table:base-cell-address="$Params.$A$1" table:expression="#REF!"/>
        <table:named-expression table:name="posi" table:base-cell-address="$Params.$A$1" table:expression="#REF!"/>
        <table:named-range table:name="struDataXML" table:base-cell-address="$Params.$A$1" table:cell-range-address="$Params.$A$28:.$A$31"/>
        <table:named-range table:name="struXML" table:base-cell-address="$Params.$A$1" table:cell-range-address="$Params.$A$34:.$A$39"/>
        <table:named-range table:name="tpQuest" table:base-cell-address="$Params.$A$1" table:cell-range-address="$Params.$W$21:.$X$27"/>
        <table:named-range table:name="Tquest" table:base-cell-address="$Params.$A$1" table:cell-range-address="$Params.$W$15:.$X$17"/>
        <table:named-range table:name="types_cont" table:base-cell-address="$Params.$A$1" table:cell-range-address="$Params.$A$8:.$A$11"/>
        <table:named-range table:name="types_data" table:base-cell-address="$Params.$A$1" table:cell-range-address="$Params.$A$60:.$A$91"/>
        <table:named-range table:name="types_mask" table:base-cell-address="$Params.$A$1" table:cell-range-address="$Params.$A$2:.$A$5"/>
        <table:named-expression table:name="validC" table:base-cell-address="$Params.$A$1" table:expression="#REF!"/>
        <table:named-expression table:name="validD" table:base-cell-address="$Params.$A$1" table:expression="#REF!"/>
        <table:named-expression table:name="validM" table:base-cell-address="$Params.$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face style:name="Albany AMT" svg:font-family="'Albany AMT'"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lbany AMT"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Extrémités_20_de_20_flèche_20_1" draw:display-name="Extrémités de flèche 1" svg:viewBox="0 0 20 30" svg:d="m10 0-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499cm" fo:margin-bottom="2.499cm" fo:margin-left="0.991cm" fo:margin-right="1.016cm" style:first-page-number="continue" style:scale-to="100%" style:writing-mode="lr-tb"/>
      <style:header-style>
        <style:header-footer-properties fo:min-height="0.75cm" fo:margin-left="0.908cm" fo:margin-right="0.884cm" fo:margin-bottom="0cm"/>
      </style:header-style>
      <style:footer-style>
        <style:header-footer-properties fo:min-height="0.75cm" fo:margin-left="0.908cm" fo:margin-right="0.884cm" fo:margin-top="0cm"/>
      </style:footer-style>
    </style:page-layout>
    <style:page-layout style:name="Mpm5">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fo:page-width="42cm" fo:page-height="29.7cm" style:num-format="1" style:print-orientation="landscape" fo:margin="1cm" fo:margin-top="1cm" fo:margin-bottom="1cm" fo:margin-left="1cm" fo:margin-right="1cm" style:first-page-number="continue" style:scale-to-X="1" style:scale-to-Y="1"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6">00/00/0000</text:date>, <text:time style:data-style-name="N2" text:time-value="0000-00-00T09:42:28.23">00:00:00</text:time></text:p>
        </style:region-right>
      </style:header>
      <style:header-left style:display="false"/>
      <style:footer>
        <text:p>Page <text:page-number>1</text:page-number> / <text:page-count>99</text:page-count></text:p>
      </style:footer>
      <style:footer-left style:display="false"/>
    </style:master-page>
    <style:master-page style:name="PageStyle_5f_DocTech" style:display-name="PageStyle_DocTech" style:page-layout-name="Mpm3">
      <style:header style:display="false"/>
      <style:header-left style:display="false"/>
      <style:footer style:display="false"/>
      <style:footer-left style:display="false"/>
    </style:master-page>
    <style:master-page style:name="PageStyle_5f_Accueil" style:display-name="PageStyle_Accueil" style:page-layout-name="Mpm4">
      <style:header style:display="false"/>
      <style:header-left style:display="false"/>
      <style:footer style:display="false"/>
      <style:footer-left style:display="false"/>
    </style:master-page>
    <style:master-page style:name="PageStyle_5f_Params" style:display-name="PageStyle_Params" style:page-layout-name="Mpm5">
      <style:header style:display="false"/>
      <style:header-left style:display="false"/>
      <style:footer style:display="false"/>
      <style:footer-left style:display="false"/>
    </style:master-page>
    <style:master-page style:name="PageStyle_5f_Listes" style:display-name="PageStyle_Listes" style:page-layout-name="Mpm5">
      <style:header style:display="false"/>
      <style:header-left style:display="false"/>
      <style:footer style:display="false"/>
      <style:footer-left style:display="false"/>
    </style:master-page>
    <style:master-page style:name="PageStyle_5f_Structures" style:display-name="PageStyle_Structures" style:page-layout-name="Mpm3">
      <style:header style:display="false"/>
      <style:header-left style:display="false"/>
      <style:footer style:display="false"/>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Ecrans" style:display-name="PageStyle_Ecrans" style:page-layout-name="Mpm3">
      <style:header style:display="false"/>
      <style:header-left style:display="false"/>
      <style:footer style:display="false"/>
      <style:footer-left style:display="false"/>
    </style:master-page>
    <style:master-page style:name="PageStyle_5f_Masks" style:display-name="PageStyle_Masks" style:page-layout-name="Mpm5">
      <style:header style:display="false"/>
      <style:header-left style:display="false"/>
      <style:footer style:display="false"/>
      <style:footer-left style:display="false"/>
    </style:master-page>
    <style:master-page style:name="PageStyle_5f_Controls" style:display-name="PageStyle_Controls" style:page-layout-name="Mpm5">
      <style:header style:display="false"/>
      <style:header-left style:display="false"/>
      <style:footer style:display="false"/>
      <style:footer-left style:display="false"/>
    </style:master-page>
    <style:master-page style:name="PageStyle_5f_RefData" style:display-name="PageStyle_RefData" style:page-layout-name="Mpm5">
      <style:header style:display="false"/>
      <style:header-left style:display="false"/>
      <style:footer style:display="false"/>
      <style:footer-left style:display="false"/>
    </style:master-page>
    <style:master-page style:name="PageStyle_5f_ListesQuest" style:display-name="PageStyle_ListesQuest" style:page-layout-name="Mpm3">
      <style:header style:display="false"/>
      <style:header-left style:display="false"/>
      <style:footer style:display="false"/>
      <style:footer-left style:display="false"/>
    </style:master-page>
    <style:master-page style:name="PageStyle_5f_ecran1" style:display-name="PageStyle_ecran1" style:page-layout-name="Mpm6">
      <style:header style:display="false"/>
      <style:header-left style:display="false"/>
      <style:footer style:display="false"/>
      <style:footer-left style:display="false"/>
    </style:master-page>
    <style:master-page style:name="PageStyle_5f_ecran2" style:display-name="PageStyle_ecran2"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ta:initial-creator>
    <meta:creation-date>2012-04-30T14:42:34</meta:creation-date>
    <dc:date>2015-06-16T10:09:56.80</dc:date>
    <meta:print-date>2013-03-22T14:44:50</meta:print-date>
    <meta:generator>LibreOffice/3.6$Windows_x86 LibreOffice_project/f969faf-c24b504-8c77064-174276e-40b382</meta:generator>
    <meta:editing-duration>P0D</meta:editing-duration>
    <meta:editing-cycles>2</meta:editing-cycles>
    <meta:document-statistic meta:table-count="3" meta:cell-count="6526" meta:object-count="0"/>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Arborescence.xml><?xml version="1.0" encoding="utf-8"?>
<!DOCTYPE module  PUBLIC '-//OpenOffice.org//DTD OfficeDocument 1.0//EN'  'module.dtd'>
<script:module xmlns:script="http://openoffice.org/2000/script" script:name="Arborescence" script:language="StarBasic" script:moduleType="form">Rem Attribute VBA_ModuleType=VBAFormModule
Option VBASupport 1
Option Explicit
Dim oDoc As MSXML2.DOMDocument
Private Function AddNode(ByRef oElem As MSXML2.IXMLDOMNode, Optional ByRef oTreeNode As MSComctlLib.Node)
    Dim oNewNode As MSComctlLib.Node
    Dim oNodeList As MSXML2.IXMLDOMNodeList
    Dim i As Long
      
    If oTreeNode Is Nothing Then
        Set oNewNode = TreeView1.Nodes.Add  'Creation du noeud racine
        oNewNode.Expanded = True
    Else
        Set oNewNode = TreeView1.Nodes.Add(oTreeNode, tvwChild) 'Ajout d'un noeud enfant
        oNewNode.Expanded = True
    End If
      
    Select Case oElem.nodeType
        Case MSXML2.NODE_ELEMENT: oNewNode.Text = oElem.nodeName &amp; " (" &amp; GetAttributes(oElem) &amp; ")"
        Case MSXML2.NODE_TEXT:  oNewNode.Text = "(Texte:) " &amp; oElem.nodeValue
        Case MSXML2.NODE_CDATA_SECTION: oNewNode.Text = "CDATA: " &amp; oElem.nodeValue
        Case Else: oNewNode.Text = oElem.nodeType &amp; ": " &amp; oElem.nodeName
    End Select
    Set oNodeList = oElem.childNodes 'boucle récursive pour ajouter tous les noeuds enfants
    For i = 0 To oNodeList.Length - 1
        AddNode oNodeList.Item(i), oNewNode
    Next i
End Function

Private Function GetAttributes(ByRef oElm As MSXML2.IXMLDOMNode) As String
    Dim sAttr As String
    Dim i As Long
    sAttr = ""
    For i = 0 To oElm.Attributes.Length - 1 'boucle sur tous les attributs
        sAttr = sAttr &amp; oElm.Attributes.Item(i).nodeName &amp; "='" &amp; oElm.Attributes.Item(i).nodeValue &amp; "' "
    Next i
    GetAttributes = sAttr
End Function

Private Sub UserForm_Initialize()
Dim f As String, asn As String, acv As Variant
f = Range("fichier_selected").Value
asn = ActiveSheet.Name: acv = ActiveCell.Value
Select Case asn
    Case "Ecrans", "Masks":     Me.Caption = "Écran " &amp; acv &amp; " - " &amp; f
    Case "Structures":          Me.Caption = "Structure " &amp; acv &amp; " - " &amp; f
    Case "Controls":            Me.Caption = "Contrôle " &amp; acv &amp; " - " &amp; f
    Case "Data":
        If ActiveCell.Column = dc_Struc Then Me.Caption = "Structure " &amp; acv &amp; " - " &amp; f
        If ActiveCell.Column = dc_Name Then Me.Caption = "Donnée " &amp; acv &amp; " (" &amp; Cells(ActiveCell.Row, sc_Name) &amp; ")  - " &amp; f
End Select

Set oDoc = New DOMDocument
oDoc.async = False: oDoc.Load f
TreeView1.Nodes.Clear
AddNode oDoc.documentElement
End Sub

Private Sub UserForm_Terminate()
Range("fichier_selected") = ""
End Sub
</script:module>
</file>

<file path=Basic/VBAProject/Ecrans.xml><?xml version="1.0" encoding="utf-8"?>
<!DOCTYPE module  PUBLIC '-//OpenOffice.org//DTD OfficeDocument 1.0//EN'  'module.dtd'>
<script:module xmlns:script="http://openoffice.org/2000/script" script:name="Ecrans" script:language="StarBasic" script:moduleType="normal">Rem Attribute VBA_ModuleType=VBAModule
Option VBASupport 1
'Ce module est prévu pour créer des tableaux Excel représentant les écrans. A faire :
'traiter les &lt;sautdeligne&gt; multiples dans une cellule
'traiter le cas où hauteur&gt;1 ET largeur &gt;1
'mettre le commentaire de l'écran en A1 à la suite de son nom
'traiter le cas où une cellule contient à la fois du texte et une balise de saisie ou affichage
'adapter les largeurs de colonnes à celles de la table ayant le plus de colonnes
'traiter le cas d'une table imbriquée dans une cellule (ignorer si trop compliqué)
Dim oDoc As MSXML2.DOMDocument
Const Header = "&lt;?xml version='1.0' encoding='UTF-8'?&gt;"
Dim l As Long, c As Integer, nbc As Integer, nbcm As Integer, nrub As Integer, Txt2 As String, tabimbrik As Boolean ', sdl As Boolean, gras As Boolean
Sub CreerEcran()
Dim f As String
msg = "Pour exécuter cette macro," &amp; vbLf &amp; "il faut être positionné sur un nom d'écran" &amp; vbLf &amp; "dans la colonne Ecrans de la feuille Ecrans"
If ActiveSheet.Name &lt;&gt; "Ecrans" Then
    MsgBox msg: Worksheets("Ecrans").Activate: Exit Sub
End If
If Intersect(ActiveCell, Range(Cells(2, ec_Name), Cells(Cells(65536, ec_Name).End(xlUp).Row, ec_Name))) Is Nothing Then
    MsgBox msg: Exit Sub
End If
'Call TypeColl:path0 = chemenq &amp; "formMask\" &amp; collecTyp &amp; "\"
path0 = chemenq &amp; "formMask\" &amp; ActiveCell.Offset(0, ec_Type - ec_Name) &amp; "\"
f = path0 &amp; ActiveCell.Value &amp; ".fmask"
ecr = ActiveCell.Value
Range("fichier_selected") = f

Set sht = Worksheets("ecran1"): sht.Activate
Cells.Delete: With Cells: .MergeCells = False: .WrapText = False: .NumberFormat = "@": End With
With [a1]: .Activate: .Value = "Ecran " &amp; ecr: .Font.Bold = True: .Font.ColorIndex = 2: .Interior.ColorIndex = 1: End With
[a2].Activate
Set fd = Nothing: nbc = 0: nbcm = 0: nrub = 0: tabimbrik = False
Set oDoc = New DOMDocument
oDoc.async = False: oDoc.Load f
AddNode oDoc.documentElement

Set ur = sht.UsedRange
For Each cel In Intersect(Range("A:A"), ur).Cells
    If cel.Interior.ColorIndex = 43 Then
        Range(Cells(cel.Row, 1), Cells(cel.Row, nbcm)).Interior.ColorIndex = 43
        Range(Cells(cel.Row, 1), Cells(cel.Row, nbcm)).MergeCells = True
    End If
    If cel.Interior.ColorIndex = 53 Then
       Range(Cells(cel.Row, 1), Cells(cel.Row, nbcm)).MergeCells = True
       Range(Cells(cel.Row, 1), Cells(cel.Row, nbcm)).WrapText = True
       cel.Interior.ColorIndex = xlNone
    End If
Next cel
For Each cel In ur.Cells
    If cel.Interior.ColorIndex = 5 Then cel.Interior.ColorIndex = xlNone
Next cel
sht.Columns(1).ColumnWidth = 27

Set sht = Worksheets("ecran2"): sht.Activate
Cells.Delete: With Cells: .MergeCells = False: .WrapText = False: .NumberFormat = "@": End With
With [a1]: .Activate: .Value = "Ecran " &amp; ecr: .Font.Bold = True: .Font.ColorIndex = 2: .Interior.ColorIndex = 1: End With
[a2].Activate
Set oDoc = New DOMDocument: oDoc.async = False: oDoc.Load f
TraiterMask oDoc
sht.Columns(1).ColumnWidth = 27

Range("fichier_selected") = ""

End Sub
Private Function AddNode(ByRef oElem As MSXML2.IXMLDOMNode)
Dim Txt As String, Txt2 As String
Dim oNodeList As MSXML2.IXMLDOMNodeList, i As Long
Select Case oElem.nodeType
Case MSXML2.NODE_ELEMENT 'type Element
    Txt = oElem.nodeName &amp; " (" &amp; GetAttributes(oElem) &amp; ")"
    n = oElem.nodeName: sdl = False
    Select Case LCase(n)
        Case "ecran":
            On Error Resume Next
            With ActiveCell: .Value = oElem.Attributes.getNamedItem("libelle").Text: .Offset(1, 0).Activate: End With
'            With ActiveCell: .Value = oElem.Text: .Offset(1, 0).Activate: End With
            On Error GoTo 0
        Case "rubrique":
            nrub = nrub + 1
            Cells(ActiveCell.Row + IIf(nrub &gt; 1, 1, 0), 1).Activate
            On Error Resume Next
            t = oElem.Attributes.getNamedItem("titre").Text: tt = Replace(Replace(t, Chr(10), ""), Chr(9), "")
            If Len(t) &gt; Len(tt) Then ActiveCell.WrapText = True
            With ActiveCell: .Value = tt: .Font.Bold = True: .Interior.ColorIndex = 43: .Interior.Pattern = xlSolid: .Offset(1, 0).Activate: End With
            On Error GoTo 0
        Case "separateur":
            Cells(ActiveCell.Row + 1, 1).Activate
            On Error Resume Next
            With ActiveCell: .Value = oElem.Attributes.getNamedItem("titre").Text: .Interior.ColorIndex = 43: .Interior.Pattern = xlSolid: .Offset(1, 0).Activate: End With
            On Error GoTo 0
        Case "consigne":
            Cells(ActiveCell.Row + 1, 1).Activate
            On Error Resume Next
            With ActiveCell: .Value = oElem.Text: .Font.Italic = True:
            If LCase(oElem.parentNode.nodeName) = "ecran" Or LCase(oElem.parentNode.nodeName) = "rubrique" Then .Interior.ColorIndex = 53
            .Offset(1, 0).Activate: End With
            On Error GoTo 0
        Case "table":
            nbc = 1
            On Error Resume Next
            nbc = oElem.Attributes.getNamedItem("nombreColonnes").Text + 0: nbc = IIf(nbc = 0, 1, nbc) 'If nbc = 0 Then nbc = 1
            If nbc &gt; nbcm Then nbcm = nbc
            On Error GoTo 0
            Cells(ActiveCell.Row, 100).Activate
        Case "tablerepetee":
            On Error Resume Next
            entete = oElem.Attributes.getNamedItem("entete").Text: entetes = Split(entete, ","): nbc = UBound(entetes) + 1
            If nbc &gt; nbcm Then nbcm = nbc
            On Error GoTo 0
            For c = 1 To nbc: With Cells(ActiveCell.Row, c): .Value = entetes(c - 1): .WrapText = True: .HorizontalAlignment = xlHAlignCenter: End With: Next c
            Cells(ActiveCell.Row, 100).Activate
        Case "cellule", "cellulerepetee":
'            If InStr(oElem.xml, "&lt;table ") &gt; 0 Then 'on ignore la table imbriquée dans la cellule
'                On Error Resume Next
'                larg = oElem.Attributes.getNamedItem("largeur").Text + 0: larg = IIf(larg = 0, 1, larg) 'If larg = 0 Then larg = 1
'                haut = oElem.Attributes.getNamedItem("hauteur").Text + 0: haut = IIf(haut = 0, 1, haut) 'If haut = 0 Then haut = 1
'                On Error GoTo 0
'                If ActiveCell.Column + ActiveCell.MergeArea.Columns.Count - 1 &lt; nbc Then ActiveCell.Offset(0, 1).Activate Else Cells(ActiveCell.Row + 1, 1).Activate
'                If haut &gt; 1 And larg &gt; 1 Then
'                    Set ac = ActiveCell.Offset(haut - 1, larg - 1): Range(ActiveCell, ac).Select
'                    ac.Activate: Selection.MergeCells = True: Selection.Interior.ColorIndex = 5
'
'                End If
'                Set oNodeList = oElem.nextSibling.childNodes 'boucle récursive pour ajouter tous les noeuds enfants
'                For i = 0 To oNodeList.Length - 1: AddNode oNodeList.Item(i): Next i
'            Else
                On Error Resume Next
                larg = oElem.Attributes.getNamedItem("largeur").Text + 0: larg = IIf(larg = 0, 1, larg) 'If larg = 0 Then larg = 1
                haut = oElem.Attributes.getNamedItem("hauteur").Text + 0: haut = IIf(haut = 0, 1, haut) 'If haut = 0 Then haut = 1
                On Error GoTo 0
                If ActiveCell.Column + ActiveCell.MergeArea.Columns.Count - 1 &lt; nbc Then ActiveCell.Offset(0, 1).Activate Else Cells(ActiveCell.Row + 1, 1).Activate
                If larg &gt; 1 And haut = 1 Then
                    Set ac = ActiveCell.Offset(0, larg - 1): Range(ActiveCell, ac).Select
                    ac.Activate: Selection.MergeCells = True
                End If
                If haut &gt; 1 And larg = 1 Then
    '                Set ac = ActiveCell
                    Range(ActiveCell.Offset(1, 0), ActiveCell.Offset(haut - 1, 0)).Interior.ColorIndex = 5
    '                Range(ActiveCell.Offset(0, 0), ActiveCell.Offset(haut - 1, 0)).Select: Selection.MergeCells = True
    '                ac.Activate
                End If
                If haut &gt; 1 And larg &gt; 1 Then
                
                End If
                If ActiveCell.Interior.ColorIndex = 5 Then ActiveCell.Offset(0, 1).Activate
                ActiveCell.Value = oElem.Text
                On Error Resume Next
                If InStr(LCase(oElem.xml), "&lt;gras&gt;") &gt; 0 Then ActiveCell.Font.Bold = True
                If InStr(LCase(oElem.xml), "&lt;italique&gt;") &gt; 0 Then ActiveCell.Font.Italic = True
                alig = oElem.Attributes.getNamedItem("alignement").Text
                If alig = "droite" Then ActiveCell.HorizontalAlignment = xlHAlignRight
                If alig = "centre" Then ActiveCell.HorizontalAlignment = xlHAlignCenter
                On Error GoTo 0
'            End If
        Case "saisie", "liste", "coche":
            ActiveCell = oElem.Attributes.getNamedItem("donnee").Text: ActiveCell.HorizontalAlignment = xlHAlignCenter
            bords = Array(xlEdgeLeft, xlEdgeTop, xlEdgeBottom, xlEdgeRight)
            For Each bord In bords: With ActiveCell.Borders(bord): .LineStyle = xlContinuous: .Weight = xlThin: .ColorIndex = xlAutomatic: End With: Next
        Case "affiche":
            ActiveCell = oElem.Attributes.getNamedItem("donnee").Text: ActiveCell.HorizontalAlignment = xlHAlignCenter
            With ActiveCell.Interior: .ColorIndex = 15: .Pattern = xlSolid: End With
        Case "sautdeligne":
            On Error Resume Next
            If oElem.parentNode.nodeName = "ecran" Then
                Cells(ActiveCell.Row + 1, 1).Activate
            Else
                If oElem.parentNode.nodeName &lt;&gt; "consigne" Then ActiveCell = oElem.previousSibling.Text &amp; Chr(10) &amp; oElem.nextSibling.Text
            End If
            On Error GoTo 0
    End Select
Case MSXML2.NODE_TEXT 'type texte
'    If sdl Then ActiveCell = ActiveCell &amp; Chr(10) &amp; oElem.parentNode.Text Else ActiveCell = "'" &amp; oElem.nodeValue
Case MSXML2.NODE_CDATA_SECTION 'type Cdata
    Txt = "CDATA: " &amp; oElem.nodeValue
Case Else
    Txt = oElem.nodeType &amp; ": " &amp; oElem.nodeName
End Select
Set oNodeList = oElem.childNodes 'boucle récursive pour ajouter tous les noeuds enfants
For i = 0 To oNodeList.Length - 1
    AddNode oNodeList.Item(i)
Next i
End Function

Sub TraiterMask(oXML As MSXML2.DOMDocument)
Dim oNode1 As IXMLDOMElement, oTable As IXMLDOMElement, oRub As IXMLDOMElement, oRubr As IXMLDOMElement, cel As IXMLDOMElement, scel As IXMLDOMElement
Set oNode1 = oXML.selectSingleNode("/ecran")
On Error Resume Next: ActiveCell.Value = oNode1.Attributes.getNamedItem("libelle").Text: On Error GoTo 0
ActiveCell.Offset(1, 0).Activate: nr = -1
For Each oRub In oXML.selectNodes("/ecran/rubrique")
    If oRub.nodeName &lt;&gt; "rubrique" Then
        With ActiveCell: .Value = oRub.nodeName: .Offset(1, 0).Activate: End With
    Else
        nr = nr + 1: Cells(ActiveCell.Row + 1, 1).Activate
        Set oRubr = oXML.selectSingleNode("/ecran/rubrique[" &amp; nr &amp; "]")
        On Error Resume Next
        With ActiveCell: .Value = oRubr.Attributes.getNamedItem("titre").Text: .Interior.ColorIndex = 43: .Font.Bold = True: End With
        On Error GoTo 0
        nt = 0: ntr = 0 'index de la table dans la rubrique
'        For Each tabl In oXML.selectNodes("/ecran/rubrique[" &amp; nr &amp; "]/table | /ecran/rubrique[" &amp; nr &amp; "]/separateur") 'recherche table ou separateur dans rubrique
        For Each tabl In oXML.selectNodes("/ecran/rubrique[" &amp; nr &amp; "]/*")
            If Left(tabl.nodeName, 5) &lt;&gt; "table" Then
                If tabl.nodeName = "consigne" Then
                    ActiveCell.Offset(1, 0).Activate: With ActiveCell: .Value = tabl.Text: .Font.Italic = True: .Offset(1, 0).Activate: End With
                ElseIf tabl.nodeName = "separateur" Then
                    ActiveCell.Offset(1, 0).Activate: With ActiveCell: .Value = tabl.Attributes.getNamedItem("titre").Text: .Interior.ColorIndex = 43: .Offset(1, 0).Activate: End With
                Else: Debug.Print "Balise inconnue au niveau Rubrique" 'MsgBox "Balise inconnue au niveau Rubrique"
                End If
            Else
                nbcel = 0: nbcol = 1: ncel = 0
                If tabl.nodeName = "tableRepetee" Then
                    ntr = ntr + 1
                    Set oTable = oXML.selectSingleNode("/ecran/rubrique[" &amp; nr &amp; "]/tableRepetee[" &amp; ntr - 1 &amp; "]")
                    On Error Resume Next: entetes = oTable.Attributes.getNamedItem("entete").Text: nbcol = UBound(Split(entetes, ",")) + 1: On Error GoTo 0
                Else
                    nbcol = 1: nt = nt + 1
                    Set oTable = oXML.selectSingleNode("/ecran/rubrique[" &amp; nr &amp; "]/table[" &amp; nt - 1 &amp; "]")
                    On Error Resume Next: nbcol = oTable.Attributes.getNamedItem("nombreColonnes").Text + 0: On Error GoTo 0
                End If
                Cells(ActiveCell.Row, 100).Activate
'                On Error Resume Next: nbcol = oTable.Attributes.getNamedItem("nombreColonnes").Text + 0: On Error GoTo 0
                For Each cel In oTable.childNodes 'faire la même chose pour tableRepetee avec celluleRepetee
                    If cel.nodeName = "cellule" Or cel.nodeName = "celluleRepetee" Then
'                        Debug.Print cel.xml, cel.tagName
                        larg = 1: haut = 1: ncel = ncel + 1 'n° d'ordre de la cellule
                        On Error Resume Next
                        larg = cel.Attributes.getNamedItem("largeur").Text: haut = cel.Attributes.getNamedItem("hauteur").Text
                        On Error GoTo 0
                        nbcel = nbcel + larg * haut
                        If ActiveCell.Column + ActiveCell.MergeArea.Columns.Count - 1 &lt; nbcol Then ActiveCell.Offset(0, 1).Activate Else Cells(ActiveCell.Row + 1, 1).Activate
                        If larg &gt; 1 And haut = 1 Then
                            Set ac = ActiveCell.Offset(0, larg - 1): Range(ActiveCell, ac).Select: ac.Activate: Selection.MergeCells = True:
                        End If
                        If cel.childNodes.Length &gt; 0 Then
                            For nch = 0 To cel.childNodes.Length - 1
                                If cel.childNodes(nch).baseName &lt;&gt; "" Then
                                    Set scel = cel.childNodes(nch)
                                    If scel.nodeName = "saisie" Or scel.nodeName = "affiche" Or scel.nodeName = "liste" Or scel.nodeName = "coche" Or scel.nodeName = "calendrier" Then
                                        ActiveCell.Value = scel.Attributes.getNamedItem("donnee").Text: ActiveCell.HorizontalAlignment = xlHAlignCenter
                                        If scel.nodeName = "affiche" Then ActiveCell.Interior.ColorIndex = 15 Else ActiveCell.Interior.ColorIndex = xlNone
                                    ElseIf scel.nodeName = "gras" Then
                                        sdl = False
                                        If scel.childNodes.Length &gt; 0 Then
                                            For j = 0 To scel.childNodes.Length - 1
                                                If scel.childNodes(j).nodeName = "sautDeLigne" Then
                                                    sdl = True: ActiveCell.Value = ActiveCell.Value &amp; Chr(10) &amp; scel.childNodes(j).previousSibling.Text &amp; Chr(10) &amp; scel.childNodes(j).nextSibling.Text
                                                End If
                                            Next j
                                        End If
                                        If Not (sdl) Then
                                            With ActiveCell: .Value = cel.Text: .Font.Bold = True: .Font.Italic = (InStr(scel.xml, "&lt;italique") &gt; 0): End With
                                        End If
                                    ElseIf scel.nodeName = "italique" Then
                                        With ActiveCell: .Value = cel.Text: .Font.Italic = True: .Font.Bold = (InStr(scel.xml, "&lt;gras") &gt; 0): End With
                                    ElseIf scel.nodeName = "sautDeLigne" Then
                                        On Error Resume Next
                                        a = ActiveCell.Value: nxt = scel.nextSibling.Text: b = a
                                        If Len(a) = 0 Then b = scel.previousSibling.Text
                                        ActiveCell.Value = b &amp; Chr(10) &amp; nxt
                                        On Error GoTo 0
                                    Else
                                        ActiveCell.Value = cel.Text
                                    End If
                                End If
                            Next nch
                        End If
                        If ActiveCell.Value = "" Then ActiveCell.Value = cel.Text
                    End If
                Next
                nbl = Int(nbcel / nbcol)
            End If
        Next tabl
        ActiveCell.Offset(1, 0).Activate
    End If
Next oRub
End Sub
Private Function GetAttributes(ByRef oElm As MSXML2.IXMLDOMNode) As String
    Dim sAttr As String, i As Long
    sAttr = ""
    For i = 0 To oElm.Attributes.Length - 1 'boucle sur tous les attributs
        sAttr = sAttr &amp; oElm.Attributes.Item(i).nodeName &amp; "='" &amp; oElm.Attributes.Item(i).nodeValue &amp; "' "
    Next i
    GetAttributes = sAttr
End Function



</script:module>
</file>

<file path=Basic/VBAProject/Feuil12.xml><?xml version="1.0" encoding="utf-8"?>
<!DOCTYPE module  PUBLIC '-//OpenOffice.org//DTD OfficeDocument 1.0//EN'  'module.dtd'>
<script:module xmlns:script="http://openoffice.org/2000/script" script:name="Feuil12" script:language="StarBasic" script:moduleType="document">Rem Attribute VBA_ModuleType=VBADocumentModule
Option VBASupport 1
</script:module>
</file>

<file path=Basic/VBAProject/Feuil4.xml><?xml version="1.0" encoding="utf-8"?>
<!DOCTYPE module  PUBLIC '-//OpenOffice.org//DTD OfficeDocument 1.0//EN'  'module.dtd'>
<script:module xmlns:script="http://openoffice.org/2000/script" script:name="Feuil4" script:language="StarBasic" script:moduleType="document">Rem Attribute VBA_ModuleType=VBADocumentModule
Option VBASupport 1
</script:module>
</file>

<file path=Basic/VBAProject/Feuil8.xml><?xml version="1.0" encoding="utf-8"?>
<!DOCTYPE module  PUBLIC '-//OpenOffice.org//DTD OfficeDocument 1.0//EN'  'module.dtd'>
<script:module xmlns:script="http://openoffice.org/2000/script" script:name="Feuil8" script:language="StarBasic" script:moduleType="document">Rem Attribute VBA_ModuleType=VBADocumentModule
Option VBASupport 1
</script:module>
</file>

<file path=Basic/VBAProject/LireEnquete.xml><?xml version="1.0" encoding="utf-8"?>
<!DOCTYPE module  PUBLIC '-//OpenOffice.org//DTD OfficeDocument 1.0//EN'  'module.dtd'>
<script:module xmlns:script="http://openoffice.org/2000/script" script:name="LireEnquete" script:language="StarBasic" script:moduleType="normal">Rem Attribute VBA_ModuleType=VBAModule
Option VBASupport 1
Public collecTyp As String 'cawi ou capi a priori
Enum dCol           '   colonnes de la feuille Data
    dc_Struc = 1    '1  nom de la structure (il est nécessaire d'initialiser la valeur à 1 sinon elle vaut 0)
    dc_NewStru      '2  cette colonne sert à déplacer la data dans une autre structure
    dc_Name         '3  nom de la data
    dc_NewName      '4  cette colonne sert à renommer la data
    dc_Categ        '5  catégorie de la data : brute, commune, enrichie ou variable
    dc_Type         '6  type de la data : code, entier, chaine, date etc.
    dc_Size         '7  longueur de la data
    dc_IsNomenc     '8  =1 si la data correspond à une nomenclature (saisie par liste déroulante)
    dc_IsOblig      '9  =1 si la data est obligatoire
    dc_Mask         '10 masque de saisie si la data est numérique (ex: 999.99)
    dc_Label        '11 libellé de la data
    dc_Rules        '12 liste des règles optionnelles
    dc_Nomenc       '13 contenu de la nomenclature éventuelle
    dc_Filter       '14 contenu de la nomenclature filtrée éventuelle
    dc_Cmnt         '15 commentaire de la data
End Enum

Enum cCol           '  colonnes de la feuille Controls
    cc_Name = 1     '1 nom du contrôle (il est nécessaire d'initialiser la valeur à 1 sinon elle vaut 0)
    cc_NewName      '2 type du contrôle (valorisation, coherence...)
    cc_Type         '3 type du contrôle (valorisation, coherence...)
    cc_Errlvl       '4 niveau d'erreur
    cc_Cmnt         '5 commentaire
    cc_RowCall      '6 liste des lignes de la feuille Masks où le contrôle est appelé
    cc_ScreenCall   '7 liste des écrans où le contrôle est appelé (selon Excel)
    cc_refScreenCall '8 liste des écrans où le contrôle est appelé (selon Capibara)
    cc_Content      '9 texte du contrôle
End Enum

Enum sCol           '  colonnes de la feuille Structures
    sc_Name = 1     '1 nom de la structure (il est nécessaire d'initialiser la valeur à 1 sinon elle vaut 0)
    sc_NewName      '2 cette colonne sert à renommer la structure
    sc_Type         '3 type de la structure
    sc_NbData       '4 nombre de data de la structure
    sc_Cmnt         '5 commentaire de la structure
End Enum

Enum eCol           '  colonnes de la feuille Ecrans (la liste des écrans est indépendante de celle des structures, même si elles peuvent se ressembler)
    ec_Type = 1     '1 type de l'écran : "cawi", "common" ou "generic" (il est nécessaire d'initialiser la valeur à 1 sinon elle vaut 0)
    ec_Name         '2 nom de l'écran
    ec_NewName      '3 cette colonne sert à renommer l'écran. Si on doit ajouter des colonnes concernant les écrans, penser à modifier [_ec2]
    ec_Lib          '4 libellé de l'écran
    ec_Cmnt         '5 commentaire de l'écran
    ec_DRef         '6 liste des données référencées dans l'écran
    ec_CRef         '7 liste des contrôles référencés dans l'écran
End Enum

Enum mCol           '  colonnes de la feuille Masks relatives aux masques (=écrans) de saisie
    mc_Name = 1     '1 nom de l'écran (il est nécessaire d'initialiser la valeur à 1 sinon elle vaut 0)
    mc_Html         '2 contenu pseudo-Html de l'écran
End Enum

Enum rCol           '  colonnes de la feuille Masks relatives aux masques (=écrans) de saisie
    rc_Struc = 1    '1 nom de la structure (il est nécessaire d'initialiser la valeur à 1 sinon elle vaut 0)
    rc_Data         '2 nom de la donnée
    rc_Util         '3 la donnée est-elle affichée ou saisie ?
    rc_Masks        '4 nom de l'écran utilisant la donnée (calculé par Excel)
    rc_Valor        '5 nom du contrôle effectuant la valorisation de la donnée (calculé par Excel)
    rc_Conts        '6 nom des contrôles où est référencée la donnée (calculé par Excel)
    rc_refMasks     '7 nom de l'écran utilisant la donnée (calculé par Capibara)
    rc_refConts     '8 nom des contrôles où est référencée la donnée (calculé par Capibara)
    rc_refPages     '9 nom des pages où est référencée la donnée (calculé par Capibara)
    rc_refQuests    '10 nom des listes de questionnaires où est référencée la donnée (calculé par Capibara)
End Enum

Enum qCol           '  colonnes de la feuille ListeQuest
    qc_Liste = 1    ' 1 nom de la liste (il est nécessaire d'initialiser la valeur à 1 sinon elle vaut 0)
    qc_Onglet       ' 2 nom de l'onglet (Contenu ou Filtre)
    qc_Type         ' 3 type (MetaInfo, Donnée, Lien, Libellé)
    qc_Data         ' 4 nom de la donnée, de la métainfo, de l'écran
    qc_R0           ' 5 rôle 0 Enquêteur
    qc_R1           ' 6 rôle 1 Enquêté
    qc_R2           ' 7 rôle 2 GestSrise
    qc_R3           ' 8 rôle 3 GestCentral
    qc_R4           ' 9 rôle 4 OpSaisie
    qc_R5           '10 rôle 5 RespEnq
    qc_R6           '11 rôle 6 Admin Bmis
End Enum

Sub Main()
TypeColl        'lit le type de collecte (capi ou cawi)
If collecTyp = "" Then Exit Sub
FillData        'remplit les feuilles Structures et Data, y compris des referentiels
FillControls    'remplit la feuille Controls
FillMasks       'remplit la feuille Masks
Worksheets("Structures").Columns("A:B").EntireColumn.AutoFit

RefDatasInMasksAndControls 'Affiche en col. rc_Masks de la feuille RefData les noms des écrans dans lesquels sont référencées les données
    'et en colonne rc_Conts les noms des contrôles dans lesquels sont référencées les données
    'Affiche également en col. ec_DRef "Données référencées" de la feuille Ecrans la liste des données utilisées dans l'écran correspondant à la ligne

RefControlsInMasks1 'Affiche en colonne cc_RowCall "Lignes où le ctrl est exécuté" de la feuille Controls les numéros des lignes de la feuille Masks
    'dans lesquels est appelé le contrôle correspondant à la ligne. Un lien permet d'accéder au premier appel rencontré.

RefControlsInMasks2 'Affiche en col. cc_ScreenCall de la feuille Controls les noms des écrans dans lesquels sont référencées les contrôles
'la recherche se fait dans les fichiers *.fmask sur les mots-clés coherence, affichage et valorisation
'Affiche également en col. ec_CRef "Contrôles appelés" de la feuille Ecrans la liste des contrôles utilisés dans l'écran correspondant à la ligne

RefDataCapi     'Ajoute dans les dernières colonnes de la feuille RefData la liste des objets référençant la donnée brute ou variable (d'après Capibara)

RefContCapi     'Ajoute dans l'avant-dernière colonne de la feuille Controls la liste des écrans référençant la donnée (d'après Capibara)
'Pour le moment Capibara ne repère que les contrôles appelés dans la balise &lt;ecran&gt;, donc les balises &lt;cellule&gt; sont ignorées

FillListesQuest
'il faut ajouter les références entre les données et les listes de questionnaires
RecopieListes
For Each sh In Sheets(Array("Structures", "Data", "Ecrans", "Masks", "Controls", "RefData"))
    sh.Select: ActiveWindow.FreezePanes = True: Range("A2").Select
Next
Sheets("Accueil").Select
MsgBox "Lecture de l'enquête terminée."
End Sub
Sub TypeColl()
Set oXML = New MSXML2.DOMDocument
collecTyp = "cawi"
oXML.async = False
chemin = chemenq
If Dir(chemin, vbSystem + vbDirectory + vbHidden) = "" Then
    MsgBox "L'enquête " &amp; vbLf &amp; Range("nom_enquete") &amp; vbLf &amp; " n'existe pas dans le dossier de Capibara " &amp; vbLf &amp; _
    vbLf &amp; "Vérifiez ou corrigez le nom de l'enquête" &amp; vbLf &amp; _
    "et/ou celui du dossier d'installation de Capibara dans la feuille Accueil.", vbCritical, "Enquête introuvable !"
    collecTyp = ""
    Exit Sub
End If
oXML.Load chemenq &amp; "metainfo.poll"
'on considère qu'une enquête est SOIT de type capi SOIT de type cawi, mais pas les deux à la fois
If oXML.selectSingleNode("/root/element").Attributes.getNamedItem("collecteCAPI").Text = "true" _
    Then collecTyp = "capi"
End Sub
Private Sub FillMasks() 'remplit les feuilles Ecrans et Masks avec les données des masques (un masque est un écran de saisie)
Dim maskXML As String   'fichier contenant la liste ordonnée des masques
Dim maskHTML As String  'fichier contenant le texte pseudo-html du masque
Dim lignes As String    'texte pseudo-Html du masque
Dim maskProps As String 'fichier contenant les propriétés du masque
Dim listMasks As String 'liste ordonnée des noms des masques
Dim cmnt As String      'commentaire du masque
Dim li As Long          'n° de ligne

Worksheets("Ecrans").Activate: Cells.Delete
ActiveWorkbook.Names.Add Name:="listeMasks", RefersToR1C1:="=Ecrans!C" &amp; ec_Name
Range("cols_ecran").Copy
[a1].PasteSpecial Paste:=xlAll, Operation:=xlNone, SkipBlanks:=False, Transpose:=True
With Rows("1:1"): .VerticalAlignment = xlCenter: .WrapText = True: .Rows.AutoFit: End With

Worksheets("Masks").Activate: Cells.Delete
Range("cols_mask").Copy
[a1].PasteSpecial Paste:=xlAll, Operation:=xlNone, SkipBlanks:=False, Transpose:=True
With Rows("1:1"): .VerticalAlignment = xlCenter: .WrapText = True: .Rows.AutoFit: End With
Columns("B:B").NumberFormat = "@"

li = 2: p0 = chemenq &amp; "formMask\" 'chemin d'origine des masques

For Each cel In Range("types_mask").Cells
    tp = cel.Value      '"cawi|capi|generic|common"
    pd = p0 &amp; tp &amp; "\"  'dossier des masques du type tp
    maskXML = pd &amp; "formMaskMETAInfo.data.xml" 'nom du fichier contenant la liste ordonnée des masques de type tp
    ReadXMLlistObj maskXML, listMasks
    For j = 0 To UBound(Split(listMasks, ","))  'pour chaque masque
        maskName = Split(listMasks, ",")(j)
        maskProps = pd &amp; maskName &amp; ".metainfo.xml"  'nom du fichier contenant les propriétés du masque
        pp = ReadProps(maskProps, Array("comment"))
        pp = Left(pp, Len(pp) - 1)
'        Attention : les écrans de type "common" n'ont pas été testés
        maskHTML = pd &amp; maskName &amp; ".fmask" 'fichier qui contient le texte pseudo-html du masque
        With Worksheets("Ecrans")
            r = .Cells(65536, ec_Type).End(xlUp).Row + 1
            .Cells(r, ec_Type) = tp         'type du masque
'            suite = Right(maskHTML, 1 + Len(maskHTML) - Len(Range("install_capi")))
            suite = Right(maskHTML, 1 + Len(maskHTML) - WorksheetFunction.Find("\workspace", maskHTML))
            
            .Cells(r, ec_Name).FormulaR1C1 = "=HYPERLINK(install_capi&amp;" &amp; Chr(34) &amp; suite &amp; Chr(34) &amp; "," &amp; Chr(34) &amp; maskName &amp; Chr(34) &amp; ")"
            .Cells(r, ec_Cmnt) = pp
        End With
        LireFichierTexte maskHTML, lignes   'lignes est une ligne contenant les textes de toutes les lignes de l'écran séparées par "|"
        tl = Split(lignes, "|") 'on récupère chaque ligne individuelle
        For i = 0 To UBound(tl)
            Cells(li, mc_Name) = maskName
            Cells(li, mc_Html) = Replace(Trim(tl(i)), Chr(9), "  ")
            li = li + 1
        Next i
    Next j
Next cel
FixNotAscii
End Sub

Private Sub FillControls() 'remplit la feuille Controls avec les données des contrôles (un calcul est un contrôle de type valorisation)
Dim contXML As String   'fichier contenant la liste ordonnée des controls
Dim contTxt As String   'fichier contenant le texte du control
Dim contProps As String 'fichier contenant les propriétés du obj
Dim listConts As String 'liste ordonnée des noms des control
Dim lignes As String    'texte du control
Dim cmnt As String      'commentaire du control
Dim li As Long          'n° de ligne

li = 1: p0 = chemenq &amp; "control\" 'chemin d'origine des controles
Worksheets("Controls").Activate: Cells.Delete
ActiveWorkbook.Names.Add Name:="listeControls", RefersToR1C1:="=Controls!C" &amp; cc_Name
Range("cols_control").Copy
Sheets("Controls").Range("A1").PasteSpecial Paste:=xlAll, Operation:=xlNone, SkipBlanks:=False, Transpose:=True
With Rows("1:1"): .VerticalAlignment = xlCenter: .WrapText = True: .Rows.AutoFit: End With

For Each cel In Range("types_cont").Cells
    tp = cel.Value
    pd = p0 &amp; tp &amp; "\"  'dossier des obj du type tp
    contXML = pd &amp; "controlMetaInfo.data.xml" 'nom du fichier contenant la liste ordonnée des obj
    listObj = ""
    ReadXMLlistObj contXML, listConts
    For j = 0 To UBound(Split(listConts, ","))
        contName = Split(listConts, ",")(j)    'contName est le nom du obj
        contTxt = pd &amp; contName &amp; ".ctl_txt"  'fichier qui contient le texte du obj
        LireFichierTexte contTxt, lignes
        contProps = pd &amp; contName &amp; ".metainfo.xml"  'nom du fichier contenant les propriétés du obj
        If tp = "coherence" Then pps = Array("comment", "name", "defaultErrorLevel") Else pps = Array("comment", "name")
        pp = ReadProps(contProps, pps)
        props = Split(pp, "~")
        cmnt = props(0): contName = props(1): errlevel = props(2)
        li = li + 1
        Cells(li, cc_Type) = tp 'type du control
        suite = Right(contTxt, 1 + Len(contTxt) - WorksheetFunction.Find("\workspace", contTxt))
        ActiveSheet.Cells(li, cc_Name).FormulaR1C1 = "=HYPERLINK(install_capi&amp;" &amp; Chr(34) &amp; suite &amp; Chr(34) &amp; "," &amp; Chr(34) &amp; contName &amp; Chr(34) &amp; ")"
        Cells(li, cc_Cmnt) = cmnt
        Cells(li, cc_Errlvl) = errlevel
        'ici on supprime les espaces doubles et ceux de début et de fin
        Cells(li, cc_Content) = DelSpaces(lignes)
    Next j
Next cel
FixNotAscii
End Sub

Private Sub FillData()
Dim dataXML As String   'fichier contenant la liste ordonnée des structures ou des données communes ou enrichies ou des variables
Dim struDataXML As String   'fichier contenant la liste ordonnée des data
Dim struXML As String       'fichier contenant les propriétés de la structure
Dim textFile As String      'fichier texte contenant un calcul ou une définition d'écran
Dim dataProps As String     'fichier XML d'extension .field ou .cfield ou .metainfo.xml ou .variable contenant les propriétés d"une donnée
Dim liStru As String        'liste ordonnée des noms de structures
Dim listData As String      'liste ordonnée des noms de data d'une structure
Dim struName As String      'nom de la structure
Dim cmnt As String          'commentaire de la structure
Dim struType As String      'type de la structure S=simple R=Répétée
Dim li As Long              'n° de ligne
Dim uneLigne As String      'une string
p0 = chemenq '&amp; "data\"    'chemin d'origine des data
li = 1
Worksheets("Structures").Cells.Delete
Range("cols_struct").Copy
Worksheets("Structures").[a1].PasteSpecial Paste:=xlAll, Operation:=xlNone, SkipBlanks:=False, Transpose:=True
With Rows("1:1"): .VerticalAlignment = xlCenter: .WrapText = True: .Rows.AutoFit: End With

Worksheets("Data").Activate: Cells.Delete
ActiveWorkbook.Names.Add Name:="listeDatas", RefersToR1C1:="=Data!C" &amp; dc_Name
Range("cols_data").Copy
Sheets("Data").Range("A1").PasteSpecial Paste:=xlAll, Operation:=xlNone, SkipBlanks:=False, Transpose:=True

With Columns(dc_Mask): .NumberFormat = "@": .HorizontalAlignment = xlRight: End With
'Revoir le formatage (par ex. supprimer le retour à la ligne dans les cellules)

For Each cel In Range("categs_data").Cells
    tp0 = cel.Offset(0, -1).Value 'tp0 = "data" ou "referentiel"
    tp = cel.Value 'tp = "formData" ou "commonDatas" ou "extraData" ou "variables"
    If tp0 = "data" Then
        pd = p0 &amp; tp0 &amp; "\" &amp; tp &amp; "\"  'dossier des formData qui contient autant de sous-dssiers que de structures
    Else 'referentiel
        pd = p0 &amp; tp0 &amp; "\"    'dossier referentiel
    End If
    dataXML = pd &amp; tp &amp; ".data.xml" 'dataXML contient la liste ordonnée des structures ou des données non brutes
    If tp = "formData" Or tp = "referentielDatas" Then
        ReadXMLlistObj dataXML, liStru 'dataXML contient la liste ordonnée des structures
        For s = 0 To UBound(Split(liStru, ",")) 'pour chaque structure
            struName = Split(liStru, ",")(s)    'struName est le nom de la structure
            pathstru = pd &amp; struName &amp; "\"
            struXML = pathstru &amp; struName &amp; ".stru.xml" 'fichier qui contient les propriétés de la structure
            ReadXMLStru struXML, cmnt, struType
            If tp = "formData" Then typs = Left(struType, 1) Else typs = "N" '(I)dentifiant ou (S)imple ou (R)épétée ou (N)omenclature=referentiel
            struDataXML = pathstru &amp; "structureMetaInfo.data.xml"  'nom du fichier xml contenant la liste ordonnée des data de la structure
            With Worksheets("Structures")
                r = .[A65536].End(xlUp).Row + 1
'                suite = Right(struDataXML, 1 + Len(struDataXML) - Len(Range("install_capi")))
                suite = Right(struDataXML, 1 + Len(struDataXML) - WorksheetFunction.Find("\workspace", struDataXML))
                .Cells(r, sc_Name).FormulaR1C1 = "=HYPERLINK(install_capi&amp;" &amp; Chr(34) &amp; suite &amp; Chr(34) &amp; "," &amp; Chr(34) &amp; struName &amp; Chr(34) &amp; ")"
                .Cells(r, sc_Type) = typs
                .Cells(r, sc_Cmnt) = cmnt
            End With
            ReadXMLlistObj struDataXML, listData
            nbd = 1 + UBound(Split(listData, ","))
            Worksheets("Structures").Cells(r, sc_NbData) = nbd
            For d = 0 To nbd - 1 'pour chaque data de la structure
                dataName = Split(listData, ",")(d)
                li = li + 1
                Cells(li, dc_Categ) = cel.Offset(0, 1) '"brute"
                Cells(li, dc_Name) = dataName
                dataProps = pathstru &amp; dataName &amp; cel.Offset(0, 2) '".field" 'fichier contenant les propriétés de la donnée
                ReadXMLData dataProps, li, cel.Offset(0, 3) '"Field"
                Cells(li, dc_Struc) = struName
            Next d
        Next s
    Else 'tp = "commonDatas" ou "extraData" ou "variables"
        ReadXMLlistObj dataXML, listData 'dataXML contient la liste ordonnée des données communes ou enrichies ou des variables
        nbd = 1 + UBound(Split(listData, ","))
        For d = 0 To nbd - 1 'pour chaque data
            dataName = Split(listData, ",")(d)
            li = li + 1
            Cells(li, dc_Categ) = cel.Offset(0, 1) '"commune" ou "enrichie" ou "variable"
            Cells(li, dc_Name) = dataName
            dataProps = pd &amp; dataName &amp; cel.Offset(0, 2) '".cfield" ou ".metainfo.xml" ou ".variable" 'fichier contenant les propriétés de la donnée
            ReadXMLData dataProps, li, cel.Offset(0, 3) '"CommonData" ou "ExtraData" ou "Variable"
            If tp = "extraData" Then 'une donnée enrichie est un calcul. On lit le texte de ce calcul
                textFile = pd &amp; dataName &amp; cel.Offset(0, 4) '".xfield" 'il s'agit d'un fichier texte pur puisque une donnée enrichie est un calcul
                LireFichierTexte textFile, uneLigne
                Cells(li, dc_Nomenc) = uneLigne  'contenu du calcul
            End If
        Next d
    End If
Next cel
FixNotAscii
End Sub
Sub ReadXMLStru(ffile As String, cmnt As String, struType As String)
Dim oXML As MSXML2.DOMDocument
Dim oNode1 As MSXML2.IXMLDOMNode, oNode2 As MSXML2.IXMLDOMNode
Set oXML = New MSXML2.DOMDocument
oXML.async = False: oXML.Load ffile
Set oNode1 = oXML.selectSingleNode("/root/element")
cmnt = oNode1.Attributes.getNamedItem("comment").Text
cmnt = Replace(cmnt, Chr(10), " | ")
Set oNode2 = oXML.selectSingleNode("/root/element/element")
typ = oNode2.Attributes.getNamedItem("class_name").Text
typs = Split(typ, ".") 't est une URL contenant des points dont le dernier élément est le type qu'on veut afficher
'struType = Left(typs(UBound(typs)), 1) 'on n'affiche que la 1ère lettre du type (I, S ou R pour structure Ident Simple ou Répétée)
struType = typs(UBound(typs))
End Sub

Sub ReadXMLlistObj(ffile As String, listObj As String)
'Récupère dans listObj la liste des noms des objets de la première collection du fichier xml ffile
'Ces noms sont repérés par l'attribut "value" et ils sont séparés par une virgule dans la liste
'S'applique aux structures (fichier formData.data.xml)
Dim oXML As MSXML2.DOMDocument
Dim oNode As MSXML2.IXMLDOMNode
Set oXML = New MSXML2.DOMDocument
oXML.async = False: oXML.Load ffile
listObj = ""
For Each oNode In oXML.selectNodes("/root/element/*")
    objName = oNode.Attributes.getNamedItem("value").Text
    If Len(listObj) Then listObj = listObj &amp; "," &amp; objName Else listObj = objName
Next
End Sub

Sub ReadXMLData(ffile As String, lig As Long, typData As String)
Dim oXML As MSXML2.DOMDocument
Dim oNodes As MSXML2.IXMLDOMNodeList
Dim oNode As MSXML2.IXMLDOMNode, osNode As MSXML2.IXMLDOMNode, ossNode As MSXML2.IXMLDOMNode
Set oXML = New MSXML2.DOMDocument
oXML.async = False: oXML.Load ffile

Set oNode = oXML.selectSingleNode("//element [@class_name='fr.gouv.agriculture.capibara.core.model." &amp; typData &amp; "']")
On Error Resume Next
Cells(lig, dc_Size) = oNode.Attributes.getNamedItem("length").Text
Cells(lig, dc_Mask) = oNode.Attributes.getNamedItem("mask").Text
Cells(lig, dc_Label) = oNode.Attributes.getNamedItem("label").Text
Cells(lig, dc_Cmnt) = oNode.Attributes.getNamedItem("comment").Text
On Error GoTo 0

Set oNode = oXML.selectSingleNode("//element [@field_name='type']")
typ = oNode.Attributes.getNamedItem("class_name").Text
typs = Split(typ, ".") 't est une URL contenant des points dont le dernier élément est le type qu'on veut afficher
'tp = typs(UBound(typs)) 'dernier élément de class_name, donc le nom du type
tp = typs(UBound(typs) - 1) &amp; "." &amp; typs(UBound(typs)) 'dernier élément de class_name, donc le nom du type
tp = Left(tp, Len(tp) - Len("Type")) 'on ne garde que la partie utile de ce nom
Cells(lig, dc_Type) = tp    'type de la donnée

'Traitement des colonnes nomen, oblig, rules, table et nomenc.filtrée pour les règles optionnelles (locales) Oblig et Nomenclature
tr = "": sep = " | "
For Each oNode In oXML.selectNodes("//element [@field_name='rules']")
    For Each osNode In oNode.childNodes
        On Error Resume Next
        ruls = Split(osNode.Attributes.getNamedItem("class_name").Text, ".")
        rul = ruls(UBound(ruls))
        rul = Left(rul, Len(rul) - Len("Rule")) 'on ne garde que la partie utile de ce nom
        If rul &lt;&gt; "Obligatory" Then tr = tr &amp; rul &amp; sep 'on ignore la règle Oblig déjà traitée plus haut
        On Error GoTo 0
        If rul = "FreeNomenclature" Then
            Cells(lig, dc_IsNomenc) = 1    'affiche 1 si la donnée est une nomenclature
            tb = "": sep2 = " | "
            For Each ossNode In osNode.firstChild.childNodes
                If ossNode.nextSibling Is Nothing Then sep2 = "" 'on ajoute | à la fin seulement si on a encore des nodes frères
                On Error Resume Next
                tb = tb &amp; ossNode.Attributes.getNamedItem("code").Text &amp; " - " &amp; ossNode.Attributes.getNamedItem("libelle").Text &amp; sep2
                On Error GoTo 0
            Next ossNode
            Cells(lig, dc_Nomenc) = tb
        End If
        If rul = "FreeFilteredNomenclature" Then
            Cells(lig, dc_IsNomenc) = 1    'affiche 1 si la donnée est une nomenclature
            tb = "": sep2 = " | "
            For Each ossNode In osNode.lastChild.childNodes
                If ossNode.nextSibling Is Nothing Then sep2 = "" 'on ajoute | à la fin si on a encore des nodes frères
                On Error Resume Next
                tb = tb &amp; ossNode.Attributes.getNamedItem("code").Text &amp; " - " &amp; _
                ossNode.Attributes.getNamedItem("libelle").Text &amp; " - " &amp; _
                ossNode.Attributes.getNamedItem("references").Text &amp; sep2
                On Error GoTo 0
            Next ossNode
            'Ajout en cas de dépassement de capacité
            If Len(tb) &gt; 30000 Then tb = "ATTENTION : dépassement de capacité " &amp; Left(tb, 30000) &amp; "... table trop grande pour être écrite dans la cellule"
            Cells(lig, dc_Filter) = tb
        End If
        If rul = "Obligatory" Then Cells(lig, dc_IsOblig) = 1   'affiche 1 si la donnée est obligatoire
    Next osNode
    If Right(tr, 3) = sep Then Cells(lig, dc_Rules) = Left(tr, Len(tr) - Len(sep)) Else Cells(lig, dc_Rules) = tr
Next oNode
End Sub

Sub LireFichierTexte(ffile As String, lignes As String)
Dim oFSO As Scripting.FileSystemObject
Dim oFl As Scripting.File
Dim oTxt As Scripting.TextStream
Set oFSO = New Scripting.FileSystemObject
Set oFl = oFSO.GetFile(ffile)
Set oTxt = oFl.OpenAsTextStream(ForReading)
lignes = ""
On Error Resume Next 'au cas où le fichier serait vide
lignes = Trim(oTxt.ReadLine)
On Error GoTo 0
With oTxt
    While Not .AtEndOfStream
        lig = Trim(.ReadLine)
        If Len(lig) Then lignes = lignes &amp; " | " &amp; lig
    Wend
End With
End Sub

Function ReadProps(ffile As String, ParamArray props()) As String
Dim oXML As MSXML2.DOMDocument
Dim oNode1 As MSXML2.IXMLDOMNode, oNode2 As MSXML2.IXMLDOMNode
Set oXML = New MSXML2.DOMDocument
oXML.async = False: oXML.Load ffile
Set oNode1 = oXML.selectSingleNode("/root/element")
For i = 0 To UBound(props(0))
    t = oNode1.Attributes.getNamedItem(props(0)(i)).Text
    t = Replace(t, Chr(10), " | ")
    ReadProps = ReadProps &amp; t &amp; "~"
Next
End Function
Private Sub FixNotAscii()
'Rétablit les lettres accentuées dans toute la feuille courante
On Error Resume Next
Cells.Replace What:="Ã ", Replacement:="à", LookAt:=xlPart, SearchOrder:=xlByRows, MatchCase:=False
Cells.Replace What:="Ã¢", Replacement:="â", LookAt:=xlPart, SearchOrder:=xlByRows, MatchCase:=False
Cells.Replace What:="Ã©", Replacement:="é", LookAt:=xlPart, SearchOrder:=xlByRows, MatchCase:=False
Cells.Replace What:="Ã¨", Replacement:="è", LookAt:=xlPart, SearchOrder:=xlByRows, MatchCase:=False
Cells.Replace What:="Ãª", Replacement:="ê", LookAt:=xlPart, SearchOrder:=xlByRows, MatchCase:=False
Cells.Replace What:="Ã‰", Replacement:="É", LookAt:=xlPart, SearchOrder:=xlByRows, MatchCase:=False
Cells.Replace What:="Ã®", Replacement:="î", LookAt:=xlPart, SearchOrder:=xlByRows, MatchCase:=False
Cells.Replace What:="Ã¯", Replacement:="ï", LookAt:=xlPart, SearchOrder:=xlByRows, MatchCase:=False
Cells.Replace What:="Ã§", Replacement:="ç", LookAt:=xlPart, SearchOrder:=xlByRows, MatchCase:=False
Cells.Replace What:="Ã´", Replacement:="ô", LookAt:=xlPart, SearchOrder:=xlByRows, MatchCase:=False
Cells.Replace What:="Ã»", Replacement:="û", LookAt:=xlPart, SearchOrder:=xlByRows, MatchCase:=False
Cells.Replace What:="Ã¹", Replacement:="ù", LookAt:=xlPart, SearchOrder:=xlByRows, MatchCase:=False
Cells.Replace What:="Â°", Replacement:="°", LookAt:=xlPart, SearchOrder:=xlByRows, MatchCase:=False
'Affiche comme une espace le caractère chr(160) qui sert à créer une cellule invisible
Cells.Replace What:="Â ", Replacement:=" ", LookAt:=xlPart, SearchOrder:=xlByRows, MatchCase:=False
On Error GoTo 0
End Sub
Private Function DelSpaces(s As String)
While InStr(s, "  "): s = Replace(s, "  ", " "): Wend
DelSpaces = Trim(s)
End Function
Private Sub FillListesQuest()
Dim lqXML As String         'fichier contenant la liste ordonnée des listes de questionnaires (listesQ)
Dim fiLQ As String          'fichier xml contenant les propriétés de la listeQ
Dim liLQ As String          'liste ordonnée des noms de listes de questionnaires
Dim lName As String         'nom de la listeQ
Dim li As Long              'n° de ligne

Dim oXML As MSXML2.DOMDocument
Dim oNode As MSXML2.IXMLDOMNode, osNode As MSXML2.IXMLDOMNode, os2Node As MSXML2.IXMLDOMNode
Dim os3Node As MSXML2.IXMLDOMNode, os4Node As MSXML2.IXMLDOMNode, os5Node As MSXML2.IXMLDOMNode
Set oXML = New MSXML2.DOMDocument

lq = "listesQuest"
p0 = chemenq &amp; lq &amp; "\"     'chemin d'origine des data
li = 2
Worksheets(lq).Activate: Cells.Delete
Range("cols_quest").Copy
[a1].PasteSpecial Paste:=xlAll, Operation:=xlNone, SkipBlanks:=False, Transpose:=True
With Rows("1:1"): .VerticalAlignment = xlCenter: .WrapText = True: .Rows.AutoFit: End With

lqXML = p0 &amp; lq &amp; ".data.xml"           'lqXML contient la liste ordonnée des listesQ
ReadXMLlistObj lqXML, liLQ              'liLQ est la liste des noms de listesQ, séparés par une virgule
For q = 0 To UBound(Split(liLQ, ","))   'pour chaque listeQ
    lName = Split(liLQ, ",")(q)         'lName est le nom de la listeQ
    fiLQ = p0 &amp; lName &amp; ".flist"        'nom du fichier xml correspondant à la listeQ, qui contient ses propriétés
    oXML.async = False
    oXML.Load fiLQ
    Set oNode = oXML.selectSingleNode("//element [@class_name='fr.gouv.agriculture.capibara.core.model.FormList']")
    On Error Resume Next
    For Each osNode In oNode.childNodes
        tabo = osNode.Attributes.getNamedItem("field_name").Text 'nom de l'onglet dans le fichier xml
        onglet = Application.WorksheetFunction.VLookup(tabo, Range("Tquest"), 2, 0) 'nom de l'onglet francisé
        If tabo &lt;&gt; "roles" Then
            For Each os2Node In osNode.childNodes
                If os2Node.childNodes.Length &gt; 0 Then
                    t = os2Node.Attributes.getNamedItem("class_name").Text
                    typ = Split(t, ".")(UBound(Split(t, ".")))
                    donnee = os2Node.Attributes.getNamedItem("fieldName").Text
                    Cells(li, qc_Liste) = lName
                    Cells(li, qc_Onglet) = onglet
                    If Left(donnee, 1) = "@" Then
                        typ = "MétaInfo"
                    Else
                        typ = Application.WorksheetFunction.VLookup(typ, Range("tpQuest"), 2, 0)
                    End If
                    Cells(li, qc_Type) = typ
                    Cells(li, qc_Data) = IIf(Left(donnee, 1) = "@", Right(donnee, Len(donnee) - 1), donnee)
                    For Each os3Node In os2Node.childNodes
                        For Each os4Node In os3Node.childNodes
                            For Each os5Node In os4Node.childNodes
                                r = CInt(os5Node.Attributes.getNamedItem("value").Text)
                                Cells(li, qc_Data + r + 1) = 1
                            Next
                        Next
                    Next
                    li = li + 1
                End If
            Next
        End If
    Next
    On Error GoTo 0
Next q
Cells.EntireColumn.AutoFit
Cells(2, qc_Data + 1).Select
ActiveWindow.FreezePanes = True

End Sub
Sub RecopieListes()
'Copie dans la feuille Listes les listes triées par ordre alphabétique des noms de Datas, Masks et Controls
'Ces listes triées sont utilisées dans la feuille Accueil pour rechercher rapidement l'un de ces objets dans la feuille correspondante
    n1 = WorksheetFunction.CountA(Sheets("Data").Columns(dc_Name)) - 1
    n2 = WorksheetFunction.CountA(Sheets("Ecrans").Columns(ec_Name)) - 1
    n3 = WorksheetFunction.CountA(Sheets("Controls").Columns(cc_Name)) - 1
    Application.Calculation = xlManual
    With Sheets("Listes")
        .Range(.Rows(2), .Rows(6536)).Delete
        d1 = "Data!R[1]C" &amp; dc_Name
        .Range(.Cells(1, 1), .Cells(n1, 1)).FormulaR1C1 = "=IF(AND(LEN(filtD)&gt;0,ISERROR(SEARCH(filtD," &amp; d1 &amp; "))),CHAR(142)," &amp; d1 &amp; ")"
        d2 = "Ecrans!R[1]C" &amp; ec_Name
        .Range(.Cells(1, 2), .Cells(n2, 2)).FormulaR1C1 = "=IF(AND(LEN(filtM)&gt;0,ISERROR(SEARCH(filtM," &amp; d2 &amp; "))),CHAR(142)," &amp; d2 &amp; ")"
        d3 = "Controls!R[1]C" &amp; cc_Name
        .Range(.Cells(1, 3), .Cells(n3, 3)).FormulaR1C1 = "=IF(AND(LEN(filtC)&gt;0,ISERROR(SEARCH(filtC," &amp; d3 &amp; "))),CHAR(142)," &amp; d3 &amp; ")"
    End With
    Application.Calculation = xlAutomatic
    Worksheets("Listes").Activate
    
'    On Error Resume Next: With ActiveWorkbook: .Names("listeD").Delete: .Names("listeM").Delete: .Names("listeC").Delete: End With: On Error GoTo 0
    ActiveWorkbook.Names.Add Name:="listeD", RefersTo:="=Listes!" &amp; Range(Cells(1, 1), Cells(n1, 1)).AddressLocal
    ActiveWorkbook.Names.Add Name:="listeM", RefersTo:="=Listes!" &amp; Range(Cells(1, 2), Cells(n2, 2)).AddressLocal
    ActiveWorkbook.Names.Add Name:="listeC", RefersTo:="=Listes!" &amp; Range(Cells(1, 3), Cells(n3, 3)).AddressLocal
    
    ActiveWorkbook.Names.Add Name:="listeDatas", RefersToR1C1:="=Data!C" &amp; CStr(dc_Name)
    ActiveWorkbook.Names.Add Name:="listeMasks", RefersToR1C1:="=Ecrans!C" &amp; CStr(ec_Name)
    ActiveWorkbook.Names.Add Name:="listeControls", RefersToR1C1:="=Controls!C" &amp; CStr(cc_Name)

End Sub

</script:module>
</file>

<file path=Basic/VBAProject/Modifier.xml><?xml version="1.0" encoding="utf-8"?>
<!DOCTYPE module  PUBLIC '-//OpenOffice.org//DTD OfficeDocument 1.0//EN'  'module.dtd'>
<script:module xmlns:script="http://openoffice.org/2000/script" script:name="Modifier" script:language="StarBasic" script:moduleType="normal">Rem Attribute VBA_ModuleType=VBAModule
Option VBASupport 1
Sub creerDatas()
Dim d As String, s As String
For i = 65 To 90 ' de "A" à "T" soit les 20 structures
    s = "A" &amp; Chr(i)
    For j = 0 To 99
        d = s &amp; Format(j, "00")
        Application.StatusBar = d
        CreateDataBrut d, s, "Code" ', d &amp; d &amp; d, "Donnée " &amp; d
    Next j
Next i
Application.StatusBar = False
End Sub
Sub creerData()
    CreateDataBrut "UneChaine", "UNESTRUCT", "String"
End Sub
Sub CreateDataBrut(dataName As String, struName As String, dataType As String, Optional dataLabel As String, _
    Optional dataComment As String = "", Optional oblig As Boolean = False)
'Crée dans la structure struName la donnée brute dataName de type dataType. Il faut :
'1a) Vérifier que le nom n'existe pas déjà dans les datas et dans les structures ?
'1b) Vérifier que la structure existe
'1c) Vérifier que les autres arguments (decimalNumber, length, label, dataType) sont acceptables
'2) ajouter une ligne dans la collection des datas dans le fichier structure (plutôt repousser cette étape à la fin)
'3) créer le fichier correspondant à la data
Dim oXML As MSXML2.DOMDocument
Dim oNode As MSXML2.IXMLDOMNode
Dim fso As FileSystemObject
If dataLabel = "" Then dataLabel = dataName
On Error Resume Next
dataClass = WorksheetFunction.VLookup(dataType, Range("types_data").Resize(, 2), 2, 0)
If Err Then
    MsgBox "Le type de donnée " &amp; vbLf &amp; dataType &amp; vbLf &amp; " n'existe pas": Exit Sub
End If
On Error GoTo 0
path0 = chemenq &amp; "data\formData\"
paths = path0 &amp; struName &amp; "\"
fic = paths &amp; "structureMetaInfo.data.xml"
Set oXML = New MSXML2.DOMDocument
oXML.async = False: oXML.Load fic
'2) ajouter une ligne dans la collection des datas dans le fichier structure
Set dItem = oXML.createElement("element")
With dItem
    .setAttribute "class_name", "String": .setAttribute "node_type", "primitive": .setAttribute "value", dataName
End With
Set oNode = oXML.selectSingleNode("/root/element")
oNode.appendChild dItem
oXML.Save fic

'3) créer le fichier correspondant à la data
Set fso = CreateObject("Scripting.FileSystemObject")
nFile = chemenq &amp; "data\formData\" &amp; struName &amp; "\" &amp; dataName &amp; ".field"
Set fich = fso.CreateTextFile(nFile, True)
For Each cel In Range("fieldXML"): fich.WriteLine (cel.Value): Next
fich.Close
'le fichier xml est créé et initialisé, il faut maintenant l'alimenter
'attributs à prévoir : decimalNumber, label, length, name, type

'Pour un entier :
'&lt;element class_name="fr.gouv.agriculture.capibara.core.model.Field" decimalNumber="0" field_name="anonymous" label="UnEntier" length="5" name="unentier" node_type="object"&gt;
'&lt;element class_name="fr.gouv.agriculture.capibara.language.type.primitive.IntegerType" field_name="type" node_type="object"/&gt;
'&lt;element class_name="fr.gouv.agriculture.capibara.language.rule.description.RuleList" field_name="localRuleList" node_type="object"&gt;
'&lt;element field_name="rules" node_type="collection"/&gt;
'&lt;/element&gt;&lt;/element&gt;

'Pour une chaine :
'&lt;element class_name="fr.gouv.agriculture.capibara.core.model.Field" comment="chaine de 10" decimalNumber="0" field_name="anonymous" label="TEST" length="10" name="test" node_type="object"&gt;

'Pour une nomenclature :
'&lt;element class_name="fr.gouv.agriculture.capibara.core.model.Field" decimalNumber="0" field_name="anonymous" label="UneNomenclature" length="1" name="unenomenclature" node_type="object"&gt;
'&lt;element class_name="fr.gouv.agriculture.capibara.language.type.code.CodeType" field_name="type" node_type="object"/&gt;
'&lt;element class_name="fr.gouv.agriculture.capibara.language.rule.description.RuleList" field_name="localRuleList" node_type="object"&gt;
'&lt;element field_name="rules" node_type="collection"&gt;
'&lt;element class_name="fr.gouv.agriculture.capibara.language.rule.description.ObligatoryRule" field_name="anonymous" node_type="object"/&gt;
'&lt;element class_name="fr.gouv.agriculture.capibara.language.rule.description.code.FreeNomenclatureRule" field_name="anonymous" node_type="object"&gt;
'&lt;element field_name="nomenclatureItems" node_type="collection"&gt;
'&lt;element class_name="fr.gouv.agriculture.capibara.language.rule.description.code.NomenclatureItem" code="1" field_name="anonymous" libelle="Un" node_type="object"/&gt;
'&lt;element class_name="fr.gouv.agriculture.capibara.language.rule.description.code.NomenclatureItem" code="2" field_name="anonymous" libelle="Deux" node_type="object"/&gt;
'&lt;element class_name="fr.gouv.agriculture.capibara.language.rule.description.code.NomenclatureItem" code="3" field_name="anonymous" libelle="Trois" node_type="object"/&gt;
'&lt;/element&gt;&lt;/element&gt;&lt;/element&gt;&lt;/element&gt;&lt;/element&gt;

Set oXML = New MSXML2.DOMDocument
oXML.async = False: oXML.Load nFile
'Liste des types acceptés :
types = Array("Code", "Integer", "Decimal", "String", "NumericalCode", "Siret", "Annee", "Boolean", "Sexe", "PositiveInteger", "L2DepartementCode", "CodeCommune", "FrenchZipCode")
With oXML.selectSingleNode("/root/element").Attributes
    .getNamedItem("comment").Text = dataComment
    .getNamedItem("label").Text = dataLabel
    .getNamedItem("name").Text = dataName
End With
Set soNode = oXML.selectSingleNode("/root/element/element")
'selon le type de data, le texte de class_name se termine par .primitive|code." &amp; dataType &amp; "Type
'soNode.Attributes.getNamedItem("class_name").Text = "fr.gouv.agriculture.capibara.language.type.primitive." &amp; dataType &amp; "Type"
soNode.Attributes.getNamedItem("class_name").Text = "fr.gouv.agriculture.capibara.language.type." &amp; dataClass &amp; "." &amp; dataType &amp; "Type"

oXML.Save nFile


End Sub
Sub creerStructures()
For i = 65 To 90: CreateStructure "A" &amp; Chr(i), 2: Next i
End Sub
Sub creerStru()
'Crée une structure. Donner son nom, son type (1 pour Simple, 2 pour Répétée), et son commentaire.
    CreateStructure "UNESTRUCT", 1, "Et quelle structure !"
End Sub
Sub CreateStructure(struName As String, struType As Integer, Optional cmnt As String)
'Crée la structure struName de type Simple (struType=1) ou Répétée (struType=2) avec le commentaire cmnt
'Il faut :
'1) vérifier que le nom n'existe pas déjà dans les structures et dans les datas ?
'2) ajouter une ligne dans la collection des structures dans le fichier formData\formData.data.xml
'3) créer le sous-répertoire formData\struname
'4) dans ce sous-rép créer les fichiers
Dim oXML As MSXML2.DOMDocument
Dim oNode As MSXML2.IXMLDOMNode
Dim fso As FileSystemObject
If IsMissing(cmnt) Then cmnt = ""
path0 = chemenq &amp; "data\formData\"
fic = path0 &amp; "formData.data.xml"
Set oXML = New MSXML2.DOMDocument
oXML.async = False: oXML.Load fic
'2) ajouter une ligne dans la collection des structures dans le fichier formData\formData.data.xml
Set oNode = oXML.selectSingleNode("/root/element/element")
Set clo = oNode.CloneNode(False)
clo.Attributes.getNamedItem("value").Text = struName
oNode.parentNode.appendChild (clo)
oXML.Save fic
'3) créer le sous-répertoire formData\struName
On Error Resume Next
MkDir path0 &amp; struName
On Error GoTo 0
'4a) dans ce sous-rép créer le fichier structureMetaInfo.data.xml
Set fso = CreateObject("Scripting.FileSystemObject")
nFile = chemenq &amp; "data\formData\" &amp; struName &amp; "\" &amp; "structureMetaInfo.data.xml"
Set fich = fso.CreateTextFile(nFile, True)
For Each cel In Range("struDataXML"): fich.WriteLine (cel.Value): Next
fich.Close
'4b) dans ce sous-rép créer le fichier struName.stru.xml
Set fso = CreateObject("Scripting.FileSystemObject")
nFile = chemenq &amp; "data\formData\" &amp; struName &amp; "\" &amp; struName &amp; ".stru.xml"
Set fich = fso.CreateTextFile(nFile, True)
For Each cel In Range("struXML"): fich.WriteLine (cel.Value): Next
fich.Close
Set oXML = New MSXML2.DOMDocument
oXML.async = False: oXML.Load nFile
Set oNode = oXML.selectSingleNode("/root/element")
oNode.Attributes.getNamedItem("comment").Text = cmnt
oNode.Attributes.getNamedItem("name").Text = struName
Set oNode = oXML.selectSingleNode("/root/element/element")
oNode.Attributes.getNamedItem("class_name").Text = "fr.gouv.agriculture.capibara.language.structure.type." &amp; IIf(struType = "2", "Repeated", "Simple") &amp; "StructureType"
oXML.Save nFile
End Sub
Sub ModiFichiersXML()

Dim p As Scripting.Folder
Dim f As Scripting.File
Set p = CreateObject("Scripting.FileSystemObject").GetFolder("b:\")
For Each f In p.Files
    EditXMLData f.Path &amp; "\" &amp; f.Name, f.Name
Next f
End Sub
Sub EditXMLData(ffile As String, fname As String)
Dim oXML As MSXML2.DOMDocument
Dim oNode As MSXML2.IXMLDOMNode
Set oXML = New MSXML2.DOMDocument
oXML.async = False: oXML.Load ffile
Set oNode1 = oXML.selectSingleNode("/root/element")
Debug.Print oNode1.Attributes.getNamedItem("label").Text
oNode1.Attributes.getNamedItem("label").Text = "label " &amp; fname
oXML.Save ffile
End Sub
Sub ModifyLabel()
'Cette proc permet de modifier les libellés de plusieurs données à la fois
'Pré-requis : les données doivent appartenir à la même structure, les fichiers .field correspondants sont copiés dans b:\
'seuls les fichiers de b:\ sont modifiés (pas de risque pour les vraies données)
'il faudra donc recopier les fichiers .field dans le dossier d'origine c:\capibara\workspace\nom_enquete\data\formdata\nom_structure\
'la feuille active doit contenir en colonne B les noms des données et en colonne C les libellés asociés à ces données
'il faut mettre à jour l'adresse des données dans la ligne "For c in Range..." ci-dessous

'Améliorations à apporter à cette procédure :
'utiliser la même proc pour modifier la longueur de la donnée (mise dans une 3ème colonne)
'l'user doit sélectionner la plage des noms de données puis celle des libellés (vérifier qu'elles ont la même taille)
'modifier directement les fichiers "vrais" après en avoir fait une sauvegarde
'gérer les erreurs, en particulier un nom de donnée inadéquat avec un nom de fichier et afficher un message d'erreur explicite
'par ex. en faisant deux passes : vérifier d'abord cette adéquation entre la liste des noms et celle des fichiers
'pouvoir traiter des noms provenant de plusieurs structures (est-ce utile ?)
'sécuriser la proc au cas où /root/element ne renvoie pas les bonnes infos ??
Dim oXML As MSXML2.DOMDocument
Dim oNode As MSXML2.IXMLDOMNode
Set oXML = New MSXML2.DOMDocument
For Each c In Range("c1410:c1565")
    ffile = "b:\" &amp; c.Value &amp; ".field"
    On Error Resume Next
    oXML.async = False: oXML.Load ffile
    Set oNode1 = oXML.selectSingleNode("/root/element")
    oNode1.Attributes.getNamedItem("label").Text = c.Offset(0, 1).Value
    oXML.Save ffile
    On Error GoTo 0
Next c
End Sub
Sub ModifyObligatoryRule()
'Lit un fichier .field dans b:\
'vérifie si la donnée correspondante est obligatoire puis demande si on veut la rendre oblig ou pas
'si oui et déjà oblig on ne fait rien,  si non et pas déjà oblig on ne fait rien
'si oui et pas déjà oblig on ajoute la règle oblig,  si non et déjà oblig on supprime la règle oblig

'Améliorations souhaitées :
'comme la proc ModifyLabel copier les fichiers .field dans b:\ et leurs noms dans la colonne B de la feuille courante
'en colonne C mettre 1 pour rendre oblig, 0 pour rendre facultatif et tout ce qui n'est ni 1 ni 0 est ignoré
Dim oXML As MSXML2.DOMDocument
Dim oNode As MSXML2.IXMLDOMNode
Dim oRule As MSXML2.IXMLDOMNode
Set oXML = New MSXML2.DOMDocument
ffile = "b:\nucom.field"
oXML.async = False: oXML.Load ffile
obligat = False
Set oNode = oXML.selectSingleNode("//element [@field_name='rules']")
For Each osNode In oNode.childNodes
    On Error Resume Next
    ruls = Split(osNode.Attributes.getNamedItem("class_name").Text, ".")
    rul = ruls(UBound(ruls))
    On Error GoTo 0
    If rul = "ObligatoryRule" Then
        obligat = True: Exit For
    End If
Next osNode
rep = MsgBox("Entrez Oui pour rendre obligatoire, Non pour ne pas rendre obligatoire", vbYesNoCancel)
If Not (obligat) And rep = vbYes Then 'passer de non oblig à oblig
'Ajout de la règle ObligatoryRule
    Set oRule = oNode.appendChild(oXML.createElement("element"))
    oRule.Attributes.setNamedItem(oXML.createAttribute("class_name")).Text = "fr.gouv.agriculture.capibara.language.rule.description.ObligatoryRule"
    oRule.Attributes.setNamedItem(oXML.createAttribute("field_name")).Text = "anonymous"
    oRule.Attributes.setNamedItem(oXML.createAttribute("node_type")).Text = "object"
    oXML.Save ffile
End If
If obligat And rep = vbNo Then 'passer de oblig à non oblig
    'par construction oNode est la collection des rules
    'et osNode est la règle ObligatoryRule grâce au Exit For de la boucle For each osNode In oNode.childNodes
    oNode.removeChild osNode
    oXML.Save ffile
End If
End Sub
Sub CreateCtlValorisation(ctlName As String, Optional ctlText As String)
'Crée le contrôle de valorisation ctlName à partir du texte ctlText. Il faut :
'1a) Vérifier que le nom n'existe pas déjà dans les ctls (et dans les données et structures ?)
'1b) Vérifier que l'argument ctlText est acceptable (commence par 'calcul')
'2) ajouter une ligne dans la collection des datas dans le fichier controlMetaInfo.data.xml (plutôt repousser cette étape à la fin)
'3a) créer le fichier metainfo.xml
'3b) créer le fichier ctl_txt correspondant à ctlText
Dim oXML As MSXML2.DOMDocument
Dim oNode As MSXML2.IXMLDOMNode
Dim fso As FileSystemObject
If IsMissing(ctlText) Then ctlText = ""
path0 = chemenq &amp; "control\valorisation\"
fic = path0 &amp; "controlMetaInfo.data.xml"
Set oXML = New MSXML2.DOMDocument
oXML.async = False: oXML.Load fic
'2) ajouter une ligne dans la collection des datas dans le fichier structure
Set dItem = oXML.createElement("element")
With dItem
    .setAttribute "class_name", "String": .setAttribute "node_type", "primitive": .setAttribute "value", ctlName
End With
Set oNode = oXML.selectSingleNode("/root/element")
oNode.appendChild dItem
oXML.Save fic

'3a) créer le fichier metainfo.xml
Set fso = CreateObject("Scripting.FileSystemObject")
nFile = path0 &amp; Application.WorksheetFunction.Proper(ctlName) &amp; ".metainfo.xml"
Set fich = fso.CreateTextFile(nFile, True)
For Each cel In Range("controlXML"): fich.WriteLine (cel.Value): Next
fich.Close
'le fichier xml est créé et initialisé, il faut maintenant modifier l'attribut name
Set oXML = New MSXML2.DOMDocument
oXML.async = False: oXML.Load nFile
With oXML.selectSingleNode("/root/element").Attributes
    .getNamedItem("name").Text = ctlName
End With
oXML.Save nFile

'3b) créer le fichier ctl_txt
Set fso = CreateObject("Scripting.FileSystemObject")
nFile = path0 &amp; Application.WorksheetFunction.Proper(ctlName) &amp; ".ctl_txt"
Set fich = fso.CreateTextFile(nFile, True)
fich.WriteLine ctlText
fich.Close

End Sub
Sub crValor()
For Each cel In Selection.Cells
CreateCtlValorisation cel.Value, cel.Offset(0, 1).Value
Next
End Sub

</script:module>
</file>

<file path=Basic/VBAProject/Outils.xml><?xml version="1.0" encoding="utf-8"?>
<!DOCTYPE module  PUBLIC '-//OpenOffice.org//DTD OfficeDocument 1.0//EN'  'module.dtd'>
<script:module xmlns:script="http://openoffice.org/2000/script" script:name="Outils" script:language="StarBasic" script:moduleType="normal">Rem Attribute VBA_ModuleType=VBAModule
Option VBASupport 1
'Ce module fournit des fonctions permettant de vérifier certaines choses avant de modifier les fichiers de l'enquête
'ListDatas renvoie la liste des noms de données séparés par des virgules
'ListStruct renvoie la liste des noms de structures séparés par des virgules
'Avant d'ajouter ou de renommer une donnée/structure il faut vérifier par InStr() que le nom prévu n'est pas dans ListDatas ni ListStruct
Function chemenq()
chemenq = Replace(Range("install_capi") &amp; "\workspace\" &amp; Range("nom_enquete") &amp; "\", "\\", "\")
End Function
Sub NettoieClasseur()
For Each ws In Worksheets
    If ws.Name &lt;&gt; "Accueil" And ws.Name &lt;&gt; "Params" And ws.Name &lt;&gt; "DocTech" Then ws.Cells.Delete
Next ws
ActiveWorkbook.Names.Add Name:="listeDatas", RefersToR1C1:="=Data!C" &amp; dc_Name
ActiveWorkbook.Names.Add Name:="listeMasks", RefersToR1C1:="=Ecrans!C" &amp; ec_Name
ActiveWorkbook.Names.Add Name:="listeControls", RefersToR1C1:="=Controls!C" &amp; cc_Name

End Sub
Private Function ListDatas()
'Cette fonction renvoie la liste des noms de données séparés par des virgules
'Il faudrait y ajouter les données des référentiels
'Si on ajoute des structures ou données il faut donc ajouter leurs noms à cette liste et vérifier qu'il n'y a pas de doublons

Dim oXML As String          'fichier contenant la liste ordonnée des structures ou des commonData ou des variables
Dim struDataXML As String   'fichier contenant la liste ordonnée des data
Dim liStru As String        'liste ordonnée des noms de structures
Dim listData As String      'liste ordonnée des noms de data d'une structure
Dim struName As String      'nom de la structure
Dim listot As String        'liste complète des noms de structures et de données
p0 = chemenq &amp; "data\"    'chemin d'origine des data
types = Array("formData", "commonDatas", "extraData", "variables")
For Each tp In types
    oXML = p0 &amp; tp &amp; "\" &amp; tp &amp; ".data.xml"  'nom du fichier contenant la liste ordonnée des data
    Select Case tp
        Case "formData":
            liStru = ListStruct 'lit la liste des noms de structures (séparés par des virgules)
            nb = UBound(Split(liStru, ","))
            For j = 0 To nb
                struName = Split(liStru, ",")(j)
                struDataXML = p0 &amp; tp &amp; "\" &amp; struName &amp; "\structureMetaInfo.data.xml"
                listData = "": ReadXMLlistObj struDataXML, listData
                If j &gt; 0 Then listot = listot &amp; "," &amp; listData Else listot = listData
            Next j
        Case "commonDatas":
            listData = "": ReadXMLlistObj oXML, listData
            If Len(listData) Then listot = listot &amp; "," &amp; listData
        Case "extraData":
            listData = "": ReadXMLlistObj oXML, listData
            If Len(listData) Then listot = listot &amp; "," &amp; listData
        Case "variables":
            listData = "": ReadXMLlistObj oXML, listData
            If Len(listData) Then listot = listot &amp; "," &amp; listData
        Case Else:
    End Select
Next tp
ListDatas = listot
End Function

Private Function ListStruct()
'Cette fonction renvoie la liste des noms de structures séparés par des virgules
'Si on ajoute des structures ou données il faut donc ajouter leurs noms à cette liste et vérifier qu'il n'y a pas de doublons

Dim oXML As String          'fichier contenant la liste ordonnée des structures
Dim liste As String         'liste ordonnée des noms de structures
p0 = chemenq &amp; "data\"    'chemin d'origine des data
oXML = p0 &amp; "formData\formData.data.xml"   'nom du fichier contenant la liste ordonnée des structures
liste = "": ReadXMLlistObj oXML, liste
ListStruct = liste
End Function
Function RechercheCalculValorisation(s As String, ctrlName As String)
Dim RegEx As New VBScript_RegExp_55.RegExp
'on cherche à savoir si la chaine s contient les 2 mots "calcul" et ctrlName successifs et séparés par un nombre quelconque d'espaces
'"recalcul nomCTRL" et "calcul NOMctrle" renvoient Faux puisque "calcul" et NOMctrle sont compris dans des mots mais ne sont pas des mots entiers
RegEx.Pattern = "\bCALCUL\b\s+\b" &amp; ctrlName &amp; "\b\s+="
RegEx.IgnoreCase = True 'Vrai pour ignorer la casse
RegEx.Global = False 'Faux renvoie la première occurrence, Vrai renvoie toutes les ocurrences
RechercheCalculValorisation = RegEx.test(s)
End Function
Sub tttt()
Debug.Print RechercheCalculValorisation("abc re Calcul nomctrL =", "nomctrl")
End Sub

Function findFiveLetter(sentance)
'Exemple de recherche des mots de 5 lettres dans une phrase
'    Dim regEx As New VBScript_RegExp_55.RegExp
'    Dim matches, s
'    regEx.Pattern = "\W\w{5}\W"
'    regEx.IgnoreCase = True 'True to ignore case
'    regEx.Global = True 'True matches all occurances, False matches the first occurance
'    s = ""
'    If regEx.test(sentance) Then
'        Set matches = regEx.Execute(sentance)
'        For Each Match In matches
'            s = s &amp; " Position: " &amp; Match.FirstIndex
'            s = s &amp; " Word: " &amp; Match.Value &amp; " "
'            s = s &amp; Chr(10)
'        Next
'        findFiveLetter = s
'    Else
'        findFiveLetter = ""
'    End If
End Function
Private Sub RegexChaine() 'Supprimer toutes les balises HTML :
Dim RegEx As RegExp
Set RegEx = New RegExp
With RegEx
    .IgnoreCase = True: .Global = False: .Pattern = "&lt;.*&gt;(.*)&lt;.*&gt;"
End With
chaine$ = "Test regex VB &lt;gras&gt;pour &lt;balise&gt;Wikibooks&lt;/balise&gt; francophone &lt;/gras&gt; dernier ."
chaine$ = RegEx.Replace(chaine$, "$1")
Debug.Print chaine$
' Affiche : "Test regex VB pour Wikibooks francophone." (sans les balises)
End Sub
Function RemplaceEspacesMultiples(s As String, Optional sep As String = " ", Optional bTrim As Boolean = False)
'Remplace les espaces consécutifs entre les mots de la phrase s par la chaine sep puis Trim le résultat si bTrim est vrai
Dim RegEx As New VBScript_RegExp_55.RegExp
With RegEx
    .IgnoreCase = True  'a priori ça n'a pas d'importance puisqu'on supprime des blancs
    .Global = True      'si on met False seule la 1ère séquence de blancs est remplacée par un seul blanc
    .Pattern = " {2,}"  'mettre ici la chaîne à remplacer (dans le cas présent 2 ou plus de 2 blancs consécutifs
End With
s = RegEx.Replace(s, sep) 'la chaîne de remplacement est ici un blanc. Si on met " - " les mots seront séparés par des tirets entourés de blancs
If bTrim Then s = Trim(s)
RemplaceEspacesMultiples = s

'Avec .Pattern = "&lt;.*&gt;(.*)&lt;.*&gt;"  on remplace les balises (une seule, ouverte puis fermée) dans un code html par :
's = RegEx.Replace(s, "$1") 'la chaîne de remplacement est ici $1 pour conserver la chaine comprise entre les 2 balises
End Function
'Sub zzzz()
'Debug.Print RemplaceEspacesMultiples("&lt;ab&gt;ab &lt;balise&gt;un&lt;/balise&gt; deux&lt;/ab&gt;")
'End Sub
Sub LireFichierTexte()
Dim sFichier As String, sChaine As String, NumFichier As Integer
Close
sFichier = "c:\scees\1.txt"
n = FreeFile
Open sFichier For Input As #n
Do While Not EOF(n)
    Line Input #n, sChaine
    Debug.Print sChaine
    SearchGlobal sChaine
Loop
Close #NumFichier1
End Sub

Sub SearchGlobal(src As String)
    Dim ptrn, re, Match, Matches
    ptrn = "\w{2,}" '"\b\w{2,}\b" renvoie la même chose
    Set re = New RegExp
    With re
        .Pattern = ptrn: .IgnoreCase = False: .Global = True 'global pour rechercher toutes les occurences et pas seulement la première
    End With
    Set Matches = re.Execute(src)
    For Each Match In Matches
        Debug.Print Match.Value 'Match.FirstIndex
    Next
End Sub


</script:module>
</file>

<file path=Basic/VBAProject/References.xml><?xml version="1.0" encoding="utf-8"?>
<!DOCTYPE module  PUBLIC '-//OpenOffice.org//DTD OfficeDocument 1.0//EN'  'module.dtd'>
<script:module xmlns:script="http://openoffice.org/2000/script" script:name="References" script:language="StarBasic" script:moduleType="normal">Rem Attribute VBA_ModuleType=VBAModule
Option VBASupport 1
'Ce module traite les références entre les différents objets de l'enquête
'1) les masques contenant un appel à une donnée (proc = RefDatasInMasksAndControls)
'2) les masques contenant un appel à un contrôle (2 procs : RefControlsInMasks1 et RefControlsInMasks2)
'3) les contrôles qui utilisent une donnée (proc DatasReferencesInControls)
Sub RefDatasInMasksAndControls()
'Affiche en col. rc_Masks de la feuille RefData les noms des écrans dans lesquels sont référencées les données
'et en colonne rc_Conts les noms des contrôles dans lesquels sont référencées les données
'Affiche également en col. ec_DRef "Données référencées" de la feuille Ecrans la liste des données utilisées dans l'écran correspondant à la ligne
Dim oDoc As MSXML2.DOMDocument
'Préparation de la feuille RefData
Set shRef = Worksheets("RefData") 'feuille dans laquelle se trouvent les noms de champs en col. B et où on va copier en col. C les noms des écrans qui affichent le champ
shRef.Activate: Cells.Delete
Worksheets("Data").Columns(dc_Struc).Copy Destination:=Columns(rc_Struc)
Worksheets("Data").Columns(dc_Name).Copy Destination:=Columns(rc_Data)
Range("cols_refer").Copy
[a1].PasteSpecial Paste:=xlAll, Operation:=xlNone, SkipBlanks:=False, Transpose:=True
With Rows("1:1"): .VerticalAlignment = xlCenter: .WrapText = True: .Rows.AutoFit: End With
TypeColl
rep = chemenq &amp; "formMask\" &amp; collecTyp &amp; "\"  'contient un fichier .fmask par écran de saisie (cawi ou capi)
Set oMasks = Range(Worksheets("Ecrans").Cells(2, ec_Name), Worksheets("Ecrans").Cells(2, ec_Name).End(xlDown)) 'liste des noms d'écrans
Columns(rc_Data).Select

For Each e In oMasks 'on balaie chaque écran
    Set oDoc = New DOMDocument
    oDoc.async = False: oDoc.Load rep &amp; e.Value &amp; ".fmask"
    
    'Recherche du libellé de l'écran
    Set ecRoot = oDoc.selectSingleNode("/ecran")
    lib = ""
    On Error Resume Next
    lib = ecRoot.Attributes.getNamedItem("libelle").Text
    On Error GoTo 0
    e.Offset(0, ec_Lib - ec_Name).Value = lib
    
    For Each cle In Array("saisie", "affiche", "liste", "calendrier", "coche") 'il manque la boite de saisie rectangulaire ??
        For Each oRub In oDoc.selectNodes("//" &amp; cle)
            On Error Resume Next
            d = oRub.Attributes.getNamedItem("donnee").Text
            Set c = Selection.Find(What:=d, LookIn:=xlValues, After:=[B1], LookAt:=xlWhole, SearchOrder:=xlByRows, SearchDirection:=xlNext, MatchCase:=False)
            Set cu = c.Offset(0, rc_Masks - rc_Data)
            cu.Value = IIf(Len(cu) &gt; 0, cu.Value &amp; " | ", "") &amp; cle &amp; " " &amp; e
            Set drefs = e.Offset(0, ec_DRef - ec_Name)
            drefs.Value = drefs.Value &amp; " " &amp; d
            On Error GoTo 0
        Next
    Next cle
Next e
For Each cel In Columns(rc_Masks).SpecialCells(xlCellTypeConstants, 23) 'cellules non vides de la colonne
    If cel.Row &gt; 1 Then
        pos = InStr(cel.Value, " ")
        cel.Offset(0, rc_Util - rc_Masks) = Left(cel.Value, pos - 1)
        cel.Value = Right(cel.Value, Len(cel) - pos)
    End If
Next cel


'Pour chaque donnée on recherche son nom dans le contenu des contrôles et on met en colonne rc_Cont le nom des contrôles contenant le nom
'Idéalement il faudrait utiliser regexp pour repérer les noms de données uniquement en mots entiers
'sinon on retrouve également les données N-1 par exemple
For Each coq In Range(Cells(2, rc_Data), Cells(2, rc_Data).End(xlDown)).Cells
    conts = ""
    With Worksheets("Controls").Columns(cc_Content) 'on recherche dans le contenu des contrôles
        Set c = .Find(What:=coq.Value, After:=.Cells(1), LookIn:=xlValues, LookAt:=xlPart, SearchOrder:=xlByRows, SearchDirection:=xlNext, MatchCase:=False)
        If Not c Is Nothing Then
            If InStr(c, "calcul " &amp; coq.Value) = 0 Then
                premier = c.Address
                Do
                    If InStr(c, "calcul " &amp; coq.Value) = 0 Then
                        If Len(conts) &gt; 0 Then conts = conts &amp; " " &amp; c.Offset(0, cc_Name - cc_Content) Else conts = c.Offset(0, cc_Name - cc_Content)
                    End If
                    Set c = .FindNext(After:=c)
                Loop While Not c Is Nothing And c.Address &lt;&gt; premier
            End If
        End If
    End With
    coq.Offset(0, rc_Conts - rc_Data) = conts
Next coq

'Idéalement il faudrait utiliser regexp pour repérer "calcul NOMCTRL" avec un nombre indéterminé d'espaces entre calcul et NOMCTRL
For Each coq In Range(Cells(2, rc_Data), Cells(2, rc_Data).End(xlDown)).Cells
    conts = ""
    rech = "calcul " &amp; coq.Value
    With Worksheets("Controls").Columns(cc_Content) 'on recherche dans le contenu des contrôles
        Set c = .Find(What:=rech, After:=.Cells(1), LookIn:=xlValues, LookAt:=xlPart, SearchOrder:=xlByRows, SearchDirection:=xlNext, MatchCase:=False)
        If Not c Is Nothing Then
            premier = c.Address
            Do
                If Len(conts) &gt; 0 Then conts = conts &amp; " " &amp; c.Offset(0, cc_Name - cc_Content) Else conts = c.Offset(0, cc_Name - cc_Content)
                Set c = .FindNext(After:=c)
            Loop While Not c Is Nothing And c.Address &lt;&gt; premier
        End If
    End With
    coq.Offset(0, rc_Valor - rc_Data) = conts
Next coq
    
[a2].Select
Cells.EntireColumn.AutoFit
End Sub

Sub RefControlsInMasks1()
'Affiche en colonne cc_RowCall "Lignes des références" de la feuille Controls les numéros des lignes de la feuille Masks dans lesquels est appelé
'le contrôle correspondant à la ligne. Un lien permet d'accéder au premier appel rencontré.
'le premier défaut est qu'on ne peut pas rechercher (sauf à utiliser regexp) le nom du contrôle en tant que mot entier ce qui peut trouver TESTE au lieu de TEST
'le 2ème inconvénient par rapport à la proc RefControlsInMasks2 est qu'on ne peut pas récupérer facilement le type d'appel (coh, aff conts val)
'et donc on ne peut pas vérifier qu'il est cohérent avec le type du contrôle
'l'avantage est que cette proc renvoie le n° de ligne où l'appel est trouvé. On peut donc insérer un hyperlien, mais seulement sur la 1ère occurence
Sheets("Controls").Activate
Columns(cc_RowCall).Hyperlinks.Delete
Columns(cc_RowCall).ClearContents: Cells(1, cc_RowCall) = Range("cols_control").Cells(cc_RowCall)
For Each coq In Intersect(Range("2:65536"), ActiveSheet.UsedRange, Columns(cc_Name)).Cells
    ctrl = coq.Value: conts = ""
    With Worksheets("Masks").Columns(mc_Html)
        Set c = .Find(What:=ctrl, After:=.Cells(1), LookIn:=xlValues, LookAt:=xlPart, SearchOrder:=xlByRows, SearchDirection:=xlNext, MatchCase:=False)
        If Not c Is Nothing Then
            premier = c.Address: premiere = c.Address(False, False)
            Do
                If Len(conts) &gt; 0 Then conts = conts &amp; " " &amp; c.Row Else conts = c.Row
                Set c = .FindNext(After:=c)
            Loop While Not c Is Nothing And c.Address &lt;&gt; premier
        End If
    End With
    If Len(conts) &gt; 0 Then Sheets("Controls").Hyperlinks.Add Anchor:=coq.Offset(0, cc_RowCall - cc_Name), Address:="", _
        SubAddress:="Masks!" &amp; premier, TextToDisplay:="'" &amp; conts
Next
End Sub
Sub RefControlsInMasks2()
'Affiche en col. cc_ScreenCall "Écrans référençants (Copilot)" de la feuille Controls les noms des écrans dans lesquels sont référencés les contrôles
'la recherche se fait dans les fichiers *.fmask sur les mots-clés coherence, affichage et valorisation
'Affiche également en col. ec_CRef "Contrôles référencés" de la feuille Ecrans la liste des contrôles utilisés dans l'écran correspondant à la ligne
Dim oDoc As MSXML2.DOMDocument, oRub As IXMLDOMNode
TypeColl        'lit le type de collecte (capi ou cawi)
rep = chemenq &amp; "formMask\" &amp; collecTyp &amp; "\" 'contient un fichier .fmask par écran de saisie (cawi ou capi)
Worksheets("Controls").Activate 'feuille dans laquelle se trouvent les noms de contrôles en col. B et où on va copier en col. F les noms des écrans qui appellent le contrôle
Set oMasks = Range(Worksheets("Ecrans").Cells(2, ec_Name), Worksheets("Ecrans").Cells(65536, ec_Name).End(xlUp)) 'liste des noms d'écrans
Columns(cc_Name).Select
Columns(cc_ScreenCall).ClearContents: Cells(1, cc_ScreenCall) = Range("cols_control").Cells(cc_ScreenCall)
For Each e In oMasks 'on balaie chaque écran
    Set oDoc = New DOMDocument
    oDoc.async = False: oDoc.Load rep &amp; e.Value &amp; ".fmask"
''ATTENTION
'Vérifier que les zonesConditionnees qui ont des noms identiques à ceux des contrôles ne sont pas reconnus par erreur comme appelant le contrôle
'sinon risque de doublon ou de redondance

    For Each cle In Range("types_cont").Cells 'le type initialisation n'est jamais appelé mais ça n'a pas d'importance
        ctrls = ""
        For Each oRub In oDoc.selectNodes("//*[@" &amp; cle &amp; "]")
            d = oRub.Attributes.getNamedItem(cle).Text
            'on référence le contrôle dans l'écran (feuille Ecrans)
            If Len(d) &gt; 0 Then
                Set crefs = e.Offset(0, 1 + ec_DRef - ec_Name)
                crefs.Value = IIf(Len(crefs.Value) &gt; 0, crefs.Value &amp; " ", "") &amp; d
            End If
            'fin ajout
            If ctrls = "" Then ctrls = d Else ctrls = ctrls &amp; "," &amp; d
        Next
        uniques = ","
        For Each cnt In Split(ctrls, ",")
            If InStr(uniques, "," &amp; Trim(cnt)) = 0 Then uniques = uniques &amp; Trim(cnt) &amp; ","
        Next
        For Each one In Split(uniques, ",")
            If Len(one) &gt; 0 Then
                Set c = Selection.Find(What:=one, LookIn:=xlValues, After:=Selection.Cells(1), LookAt:=xlWhole, SearchOrder:=xlByRows, SearchDirection:=xlNext, MatchCase:=False)
                Set cc = c.Offset(0, cc_ScreenCall - cc_Name)
                last = Split(cc, " ")
                If Len(cc) &gt; 0 Then cc.Value = cc.Value &amp; " " &amp; e Else cc.Value = e
            End If
        Next one
    Next cle
Next e
Cells.EntireColumn.AutoFit
Columns(cc_Cmnt).ColumnWidth = 10
Columns(cc_RowCall).ColumnWidth = 10
Columns(cc_Content).ColumnWidth = 10
[a2].Select
End Sub
</script:module>
</file>

<file path=Basic/VBAProject/RefsCapi.xml><?xml version="1.0" encoding="utf-8"?>
<!DOCTYPE module  PUBLIC '-//OpenOffice.org//DTD OfficeDocument 1.0//EN'  'module.dtd'>
<script:module xmlns:script="http://openoffice.org/2000/script" script:name="RefsCapi" script:language="StarBasic" script:moduleType="normal">Rem Attribute VBA_ModuleType=VBAModule
Option VBASupport 1
'Capibara recense les références suivantes dans le dossier workspace\.metadata\.plugins\fr.gouv.agriculture.capibara.core\reference\
'a1) la liste des données utilisées dans les contrôles, les écrans et les pages (fichiers ICapibaraElement@ENQUETENAME@control|formmask|printmak@OBJNAME.references.txt)
'a2) la liste des contrôles utilisés dans les écrans (fichiers ICapibaraElement@ENQUETENAME@formmask@MASKNAME.references.txt)
'b1) la liste des contrôles, écrans et pages utilisant telle donnée (fichiers ICapibaraElement@ENQUETENAME@field@FIELDNAME.isReferencedBy.txt)
'b2) la liste des écrans appelant tel contrôle (fichiers ICapibaraElement@ENQUETENAME@control@CTRLNAME.isReferencedBy.txt)
'Ce module utilise les références b1) et b2) calculées par Capibara pour afficher :
'b1) les contrôles, masques et pages qui utilisent telle data par le traitement des fichiers ICapibaraElement@ENQUETENAME@field@FIELDNAME.isReferencedBy.txt
'b2) les masques qui appellent tel contrôle par le traitement des fichiers ICapibaraElement@ENQUETENAME@control@CTRLNAME.isReferencedBy.txt
'   apparemment seuls les contrôles appelés dans la balise &lt;ecran&gt; sont traités par Capibara

Sub RefDataCapi()
'b1) Ajoute dans les dernières colonnes de la feuille RefData la liste des objets référençant la donnée brute ou variable (selon le calcul fait par Capibara)
Set shRef = Worksheets("RefData"): shRef.Activate
p = Replace(Range("install_capi") &amp; "\workspace\.metadata\.plugins\fr.gouv.agriculture.capibara.core\reference\", "\\", "\")
pf = p &amp; "ICapibaraElement@" &amp; Range("nom_enquete") &amp; "@"
sfx = ".isReferencedBy.txt" 'pfx = "ICapibaraElement@" &amp; LCase(Range("nom_enquete"))
Set rgeData = Range(Cells(2, rc_Data), Cells(65536, rc_Data).End(xlUp))
For Each dta In Array("field", "variable") 'field=donnée brute
    Refs = Dir(pf &amp; dta &amp; "*" &amp; sfx) 'fichier qui liste les controles, écrans et pages contenant une référence à la donnée de type field ou variable
    While Refs &lt;&gt; ""
        arr = Split(Refs, "@"): fname = p &amp; Refs
        dname = Left(arr(3), Len(arr(3)) - Len(sfx)) 'nom de la donnée
        r = 1 + WorksheetFunction.Match(dname, rgeData, 0) 'n° de la ligne de la donnée
        Set oDoc = New DOMDocument
        oDoc.async = False: oDoc.Load fname
        For Each oRub In oDoc.selectNodes("/root/element/element/*")
            On Error Resume Next
            d = oRub.Attributes.getNamedItem("value").Text
            dd = Split(d, "@"): objType = dd(2): objName = dd(3)
            Select Case objType
                Case "printmask": col = rc_refPages
                Case "formmask": col = rc_refMasks
                Case "control": col = rc_refConts
                Case "FormList": col = rc_refQuests
            End Select
            If Len(Cells(r, col)) = 0 Then Cells(r, col) = objName Else Cells(r, col) = Cells(r, col) &amp; " " &amp; objName
        Next
        Refs = Dir 'on passe au fichier suivant
    Wend
Next dta
Columns(rc_refMasks).ColumnWidth = 12: Columns(rc_refConts).ColumnWidth = 12: Columns(rc_refPages).ColumnWidth = 12
End Sub

Sub RefContCapi()
'b2) Ajoute dans l'avant-dernière colonne de la feuille Controls la liste des écrans référençant la donnée (selon le calcul fait par Capibara)
'Pour le moment Capibara ne repère que les contrôles appelés dans la balise &lt;ecran&gt;, donc les balises &lt;cellule&gt; sont ignorées
Set shRef = Worksheets("Controls"): shRef.Activate
p = Replace(Range("install_capi") &amp; "\workspace\.metadata\.plugins\fr.gouv.agriculture.capibara.core\reference\", "\\", "\")
sfx = ".isReferencedBy.txt" 'pfx = "ICapibaraElement@" &amp; LCase(Range("nom_enquete"))
Refs = Dir(p &amp; "*control*" &amp; sfx) 'fichier qui liste les écrans contenant une référence au contrôle
Set rgeData = Range(Cells(2, cc_Name), Cells(65536, cc_Name).End(xlUp))
While Refs &lt;&gt; ""
    arr = Split(Refs, "@"): fname = p &amp; Refs
    If arr(1) = Range("nom_enquete") Then
        dname = Left(arr(3), Len(arr(3)) - Len(sfx)) 'nom de la donnée
        r = 1 + WorksheetFunction.Match(dname, rgeData, 0) 'n° de la ligne de la donnée
        Set oDoc = New DOMDocument
        oDoc.async = False: oDoc.Load fname
        For Each oRub In oDoc.selectNodes("/root/element/element/*")
            On Error Resume Next
            d = oRub.Attributes.getNamedItem("value").Text
            dd = Split(d, "@"): objName = dd(3)
            col = cc_refScreenCall
            If Len(Cells(r, col)) = 0 Then Cells(r, col) = objName Else Cells(r, col) = Cells(r, col) &amp; " " &amp; objName
        Next
    End If
    Refs = Dir 'on passe au fichier suivant
Wend
End Sub

</script:module>
</file>

<file path=Basic/VBAProject/SelectionDossierEtFichiers.xml><?xml version="1.0" encoding="utf-8"?>
<!DOCTYPE module  PUBLIC '-//OpenOffice.org//DTD OfficeDocument 1.0//EN'  'module.dtd'>
<script:module xmlns:script="http://openoffice.org/2000/script" script:name="SelectionDossierEtFichiers" script:language="StarBasic" script:moduleType="normal">Rem Attribute VBA_ModuleType=VBAModule
Option VBASupport 1
'Ce module contient des procédures - sous Excel 2000 ou sous Excel 2002+ - pour sélectionner un répertoire ou un/plusieurs fichiers
Const RETURNONLYFSDIRS = &amp;H1
Const NONEWFOLDERBUTTON = &amp;H200 'Supprime le bouton "Créer un nouveau dossier"
Const UAHINT = &amp;H100            'Ajoute un label d'aide en ligne
Private Sub DialogueDossier()
Set oShell = CreateObject("Shell.Application")
'Avec la méthode BrowseForFolder de l'objet Shell.Application :
'Set oFolder = oShell.BrowseForFolder(&amp;H0&amp;, "Choisir un répertoire", RETURNONLYFSDIRS + NONEWFOLDERBUTTON + UAHINT, "c:\")
'les constantes NONEWFOLDERBUTTON et UAHINT sont facultatives
'le dernier argument (facultatif) précise le dossier d'origine.
Set oFolder = oShell.BrowseForFolder(&amp;H0&amp;, "Choisir un répertoire", 0, "c:\")
If oFolder Is Nothing Then Debug.Print "Commande annulée", vbCritical Else Debug.Print oFolder.Self.Path
Set oFolder = Nothing: Set oShell = Nothing
End Sub
Private Sub toto()
'Crée une boite de dialogue de sélection de fichiers (Excel 2000)
ChDrive "B": ChDir "B:\" 'ChDrive est nécessaire si on change de disque (ChDir ne suffit pas)
fileToOpen = Application.GetOpenFilename(FileFilter:="Tous les fichiers (*.*),*.*", Title:="Vous pouvez choisir un ou plusieurs fichiers", MultiSelect:=True)
If IsArray(fileToOpen) Then
    For Each f In fileToOpen: Debug.Print f: Next f
Else
    Debug.Print "Commande annulée"
End If
End Sub

Private Sub DialogueFichiers()
'Crée une boite de dialogue de sélection de fichiers (Excel 2002+):
'Dim fd As FileDialog
'Set fd = Application.FileDialog(msoFileDialogFilePicker)
'fd.Show
'If fd.SelectedItems.Count &gt; 0 Then Debug.Print fd.SelectedItems(1)
'Set fd = Nothing
End Sub

Private Sub DialogueDossiers()
'Crée une boite de dialogue de sélection de dossiers (Excel 2002+):
'Dim fd As FileDialog
'Set fd = Application.FileDialog(msoFileDialogFolderPicker)
'fd.InitialFileName = "C:\"
'fd.Show
'If fd.SelectedItems.Count &gt; 0 Then Debug.Print fd.SelectedItems(1)
'Set fd = Nothing
End Sub

Private Sub CreateFolderAvecGestionErreur(sMonRep As String)
'On Error GoTo errCreate
'If Dir(sMonRep, vbDirectory) = "" Then MkDir sMonRep
'Exit Sub
'errCreate:
'   MsgBox "Erreur lors de la création du répertoire " &amp; sMonRep &amp; vbCrLf &amp; _
'   Err.Number &amp; " - " &amp; Err.Description, vbCritical, "ERREUR"
End Sub
'Sub CreateAfile()
'   Dim fso, MyFile
'   Set fso = CreateObject("Scripting.FileSystemObject")
'   Set MyFile = fso.CreateTextFile("c:\testfile.txt", True)
'   MyFile.WriteLine ("Ceci est la ligne 1.")
'   MyFile.WriteLine ("Ceci est la ligne 2.")
'   MyFile.Close
'End Sub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Private Sub Workbook_Open()
ThisWorkbook.Sheets("Params").Visible = False
ThisWorkbook.Sheets("Listes").Visible = False
Set c = Range("install_capi")
If Right(c.Formula, 1) &lt;&gt; "\" Then c.Formula = c.Formula &amp; "\"
End Sub
</script:module>
</file>

<file path=Basic/VBAProject/Treeviews.xml><?xml version="1.0" encoding="utf-8"?>
<!DOCTYPE module  PUBLIC '-//OpenOffice.org//DTD OfficeDocument 1.0//EN'  'module.dtd'>
<script:module xmlns:script="http://openoffice.org/2000/script" script:name="Treeviews" script:language="StarBasic" script:moduleType="normal">Rem Attribute VBA_ModuleType=VBAModule
Option VBASupport 1
Function fullPath(nFileToSearch As String, nPathToSearch As String)
'Renvoie le nom du premier fichier de nom nFileToSearch trouvé dans nPathToSearch
'Dans Capibara il ne devrait y avoir qu'un seul fichier trouvé
fullPath = ""
Set oFS = Application.FileSearch
With oFS
    .NewSearch: .Filename = nFileToSearch
    .LookIn = nPathToSearch
    .SearchSubFolders = True
    .Execute
    For Each ff In .FoundFiles
        tpath = Split(ff, "\")
        filen = tpath(UBound(tpath))
        If UCase(filen) = UCase(nFileToSearch) Then fullPath = ff
    Next
End With
End Function
Sub OuvreTreeview()
Dim asn As String
ac = ActiveCell.Column: asn = ActiveSheet.Name
ecran = False
If ac = cc_Name And asn = "Controls" Then 'un contrôle
    ext = ".metainfo.xml": spath = "control"
ElseIf (ac = ec_Name And asn = "Ecrans") Or (ac = mc_Name And asn = "Masks") Then 'un écran
    ext = ".fmask": spath = "formMask": ecran = True
ElseIf (ac = dc_Struc And asn = "Data") Or (ac = sc_Name And asn = "Structures") Then 'une structure
    ext = ".stru.xml": spath = "data"
ElseIf ac = dc_Name And asn = "Data" Then 'une donnée
    ext = ".field": spath = "data"
Else
    Exit Sub
End If
'ce serait plus efficace de calculer fifi par typ x ash
'fullPath ne se justifie que pour les contrôles puisqu'on trouve des contrôles dans plusieurs sous-dossiers
'et même dans ce cas la 1ère colonne (valorisation ou coherence etc.) fournit le type de contrôle et donc son chemin
Range("fichier_selected") = fullPath(ActiveCell.Value &amp; ext, chemenq &amp; spath)
Arborescence.Show (modal)
End Sub

Private Sub AfficheTreeview()
'demande de choisir un fichier xml puis l'ouvre dans un treeview
fileToOpen = Application.GetOpenFilename()
If fileToOpen &lt;&gt; False Then
    Range("fichier_selected") = fileToOpen
    Arborescence.Show (modal)
End If
End Sub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Arborescence"/>
  <library:element library:name="Ecrans"/>
  <library:element library:name="Modifier"/>
  <library:element library:name="ThisWorkbook"/>
  <library:element library:name="SelectionDossierEtFichiers"/>
  <library:element library:name="Feuil12"/>
  <library:element library:name="RefsCapi"/>
  <library:element library:name="Outils"/>
  <library:element library:name="References"/>
  <library:element library:name="Feuil4"/>
  <library:element library:name="LireEnquete"/>
  <library:element library:name="Treeviews"/>
  <library:element library:name="Feuil8"/>
</library:library>
</file>

<file path=Basic/script-lc.xml><?xml version="1.0" encoding="utf-8"?>
<!DOCTYPE libraries  PUBLIC '-//OpenOffice.org//DTD OfficeDocument 1.0//EN'  'libraries.dtd'>
<library:libraries xmlns:library="http://openoffice.org/2000/library" xmlns:xlink="http://www.w3.org/1999/xlink">
  <library:library library:name="VBAProject" library:link="false"/>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VBAProject/Arborescence.xml><?xml version="1.0" encoding="utf-8"?>
<!DOCTYPE window  PUBLIC '-//OpenOffice.org//DTD OfficeDocument 1.0//EN'  'dialog.dtd'>
<dlg:window xmlns:dlg="http://openoffice.org/2000/dialog" xmlns:script="http://openoffice.org/2000/script" dlg:style-id="0" dlg:id="Arborescence" dlg:left="0" dlg:top="0" dlg:width="587" dlg:height="328" dlg:closeable="true" dlg:moveable="true" dlg:title="Arborescence">
  <dlg:styles>
    <dlg:style dlg:style-id="0" dlg:background-color="0xece9d8"/>
  </dlg:styles>
</dlg:window>
</file>

<file path=Dialogs/VBAProject/dialog-lb.xml><?xml version="1.0" encoding="utf-8"?>
<!DOCTYPE library  PUBLIC '-//OpenOffice.org//DTD OfficeDocument 1.0//EN'  'library.dtd'>
<library:library xmlns:library="http://openoffice.org/2000/library" library:name="VBAProject" library:readonly="false" library:passwordprotected="false">
  <library:element library:name="Arborescence"/>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